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.886cm" svg:height="19.382cm" svg:x="9.101cm" svg:y="0.625cm">
            <draw:object draw:notify-on-update-of-ranges="Sheet1.B1:Sheet1.B1 Sheet1.B2:Sheet1.B1001 Sheet1.C1:Sheet1.C1 Sheet1.C2:Sheet1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ntervals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16" calcext:value-type="float">
            <text:p>1.6E-05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32" calcext:value-type="float">
            <text:p>3.2E-05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53" calcext:value-type="float">
            <text:p>5.3E-05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81" calcext:value-type="float">
            <text:p>8.1E-05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15" calcext:value-type="float">
            <text:p>0.000115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57" calcext:value-type="float">
            <text:p>0.000157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209" calcext:value-type="float">
            <text:p>0.000209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52" calcext:value-type="float">
            <text:p>0.000252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304" calcext:value-type="float">
            <text:p>0.000304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38" calcext:value-type="float">
            <text:p>0.00038</text:p>
          </table:table-cell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18" calcext:value-type="float">
            <text:p>0.00018</text:p>
          </table:table-cell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213" calcext:value-type="float">
            <text:p>0.000213</text:p>
          </table:table-cell>
          <table:table-cell table:number-columns-repeated="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239" calcext:value-type="float">
            <text:p>0.000239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275" calcext:value-type="float">
            <text:p>0.000275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314" calcext:value-type="float">
            <text:p>0.000314</text:p>
          </table:table-cell>
          <table:table-cell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353" calcext:value-type="float">
            <text:p>0.000353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93" calcext:value-type="float">
            <text:p>0.000393</text:p>
          </table:table-cell>
          <table:table-cell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53" calcext:value-type="float">
            <text:p>0.00053</text:p>
          </table:table-cell>
          <table:table-cell table:number-columns-repeated="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47" calcext:value-type="float">
            <text:p>0.00047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515" calcext:value-type="float">
            <text:p>0.000515</text:p>
          </table:table-cell>
          <table:table-cell table:number-columns-repeated="6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562" calcext:value-type="float">
            <text:p>0.000562</text:p>
          </table:table-cell>
          <table:table-cell table:number-columns-repeated="6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00615" calcext:value-type="float">
            <text:p>0.000615</text:p>
          </table:table-cell>
          <table:table-cell table:number-columns-repeated="6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664" calcext:value-type="float">
            <text:p>0.000664</text:p>
          </table:table-cell>
          <table:table-cell table:number-columns-repeated="6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739" calcext:value-type="float">
            <text:p>0.000739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8" calcext:value-type="float">
            <text:p>0.0008</text:p>
          </table:table-cell>
          <table:table-cell table:number-columns-repeated="6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9" calcext:value-type="float">
            <text:p>0.0009</text:p>
          </table:table-cell>
          <table:table-cell table:number-columns-repeated="6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925" calcext:value-type="float">
            <text:p>0.000925</text:p>
          </table:table-cell>
          <table:table-cell table:number-columns-repeated="6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988" calcext:value-type="float">
            <text:p>0.000988</text:p>
          </table:table-cell>
          <table:table-cell table:number-columns-repeated="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1103" calcext:value-type="float">
            <text:p>0.001103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1124" calcext:value-type="float">
            <text:p>0.001124</text:p>
          </table:table-cell>
          <table:table-cell table:number-columns-repeated="6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1203" calcext:value-type="float">
            <text:p>0.001203</text:p>
          </table:table-cell>
          <table:table-cell table:number-columns-repeated="6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1294" calcext:value-type="float">
            <text:p>0.001294</text:p>
          </table:table-cell>
          <table:table-cell table:number-columns-repeated="6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001407" calcext:value-type="float">
            <text:p>0.001407</text:p>
          </table:table-cell>
          <table:table-cell table:number-columns-repeated="6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1498" calcext:value-type="float">
            <text:p>0.001498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1496" calcext:value-type="float">
            <text:p>0.001496</text:p>
          </table:table-cell>
          <table:table-cell table:number-columns-repeated="6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1673" calcext:value-type="float">
            <text:p>0.001673</text:p>
          </table:table-cell>
          <table:table-cell table:number-columns-repeated="6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1815" calcext:value-type="float">
            <text:p>0.001815</text:p>
          </table:table-cell>
          <table:table-cell table:number-columns-repeated="6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1818" calcext:value-type="float">
            <text:p>0.001818</text:p>
          </table:table-cell>
          <table:table-cell table:number-columns-repeated="6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01889" calcext:value-type="float">
            <text:p>0.001889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.001956" calcext:value-type="float">
            <text:p>0.001956</text:p>
          </table:table-cell>
          <table:table-cell table:number-columns-repeated="6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2047" calcext:value-type="float">
            <text:p>0.002047</text:p>
          </table:table-cell>
          <table:table-cell table:number-columns-repeated="6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0.002156" calcext:value-type="float">
            <text:p>0.002156</text:p>
          </table:table-cell>
          <table:table-cell table:number-columns-repeated="6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002286" calcext:value-type="float">
            <text:p>0.002286</text:p>
          </table:table-cell>
          <table:table-cell table:number-columns-repeated="6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2426" calcext:value-type="float">
            <text:p>0.002426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.002595" calcext:value-type="float">
            <text:p>0.002595</text:p>
          </table:table-cell>
          <table:table-cell table:number-columns-repeated="6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2585" calcext:value-type="float">
            <text:p>0.002585</text:p>
          </table:table-cell>
          <table:table-cell table:number-columns-repeated="6"/>
        </table:table-row>
        <table:table-row table:style-name="ro2">
          <table:table-cell office:value-type="float" office:value="4700" calcext:value-type="float">
            <text:p>4700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2625" calcext:value-type="float">
            <text:p>0.002625</text:p>
          </table:table-cell>
          <table:table-cell/>
          <table:table-cell table:style-name="ce1" office:value-type="string" calcext:value-type="string">
            <text:p>Observation:</text:p>
          </table:table-cell>
          <table:table-cell/>
          <table:table-cell office:value-type="string" calcext:value-type="string">
            <text:p> <text:span text:style-name="T1">By looking at the above graph an observation can be drawn that merge sort is the fastest</text:span></text:p>
          </table:table-cell>
          <table:table-cell table:number-columns-repeated="2"/>
        </table:table-row>
        <table:table-row table:style-name="ro2">
          <table:table-cell office:value-type="float" office:value="4800" calcext:value-type="float">
            <text:p>4800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2836" calcext:value-type="float">
            <text:p>0.002836</text:p>
          </table:table-cell>
          <table:table-cell table:number-columns-repeated="3"/>
          <table:table-cell table:style-name="ce2" office:value-type="string" calcext:value-type="string">
            <text:p>of all the sorts and takes minimum time.</text:p>
          </table:table-cell>
          <table:table-cell table:style-name="ce2" table:number-columns-repeated="2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3008" calcext:value-type="float">
            <text:p>0.00300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003093" calcext:value-type="float">
            <text:p>0.003093</text:p>
          </table:table-cell>
          <table:table-cell table:number-columns-repeated="6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3159" calcext:value-type="float">
            <text:p>0.003159</text:p>
          </table:table-cell>
          <table:table-cell table:number-columns-repeated="6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3321" calcext:value-type="float">
            <text:p>0.003321</text:p>
          </table:table-cell>
          <table:table-cell table:number-columns-repeated="6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3397" calcext:value-type="float">
            <text:p>0.003397</text:p>
          </table:table-cell>
          <table:table-cell table:number-columns-repeated="6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3773" calcext:value-type="float">
            <text:p>0.003773</text:p>
          </table:table-cell>
          <table:table-cell table:number-columns-repeated="6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3642" calcext:value-type="float">
            <text:p>0.003642</text:p>
          </table:table-cell>
          <table:table-cell table:number-columns-repeated="6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3875" calcext:value-type="float">
            <text:p>0.003875</text:p>
          </table:table-cell>
          <table:table-cell table:number-columns-repeated="6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3945" calcext:value-type="float">
            <text:p>0.003945</text:p>
          </table:table-cell>
          <table:table-cell table:number-columns-repeated="6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3993" calcext:value-type="float">
            <text:p>0.003993</text:p>
          </table:table-cell>
          <table:table-cell table:number-columns-repeated="6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4157" calcext:value-type="float">
            <text:p>0.004157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0.004473" calcext:value-type="float">
            <text:p>0.004473</text:p>
          </table:table-cell>
          <table:table-cell table:number-columns-repeated="6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0.004546" calcext:value-type="float">
            <text:p>0.004546</text:p>
          </table:table-cell>
          <table:table-cell table:number-columns-repeated="6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4553" calcext:value-type="float">
            <text:p>0.004553</text:p>
          </table:table-cell>
          <table:table-cell table:number-columns-repeated="6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4691" calcext:value-type="float">
            <text:p>0.004691</text:p>
          </table:table-cell>
          <table:table-cell table:number-columns-repeated="6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04805" calcext:value-type="float">
            <text:p>0.004805</text:p>
          </table:table-cell>
          <table:table-cell table:number-columns-repeated="6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0.004955" calcext:value-type="float">
            <text:p>0.004955</text:p>
          </table:table-cell>
          <table:table-cell table:number-columns-repeated="6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05575" calcext:value-type="float">
            <text:p>0.005575</text:p>
          </table:table-cell>
          <table:table-cell table:number-columns-repeated="6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0.005363" calcext:value-type="float">
            <text:p>0.005363</text:p>
          </table:table-cell>
          <table:table-cell table:number-columns-repeated="6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000814" calcext:value-type="float">
            <text:p>0.000814</text:p>
          </table:table-cell>
          <table:table-cell office:value-type="float" office:value="0.005492" calcext:value-type="float">
            <text:p>0.005492</text:p>
          </table:table-cell>
          <table:table-cell table:number-columns-repeated="6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005636" calcext:value-type="float">
            <text:p>0.005636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5764" calcext:value-type="float">
            <text:p>0.005764</text:p>
          </table:table-cell>
          <table:table-cell table:number-columns-repeated="6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.00615" calcext:value-type="float">
            <text:p>0.00615</text:p>
          </table:table-cell>
          <table:table-cell table:number-columns-repeated="6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6245" calcext:value-type="float">
            <text:p>0.006245</text:p>
          </table:table-cell>
          <table:table-cell table:number-columns-repeated="6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006382" calcext:value-type="float">
            <text:p>0.006382</text:p>
          </table:table-cell>
          <table:table-cell table:number-columns-repeated="6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0.006422" calcext:value-type="float">
            <text:p>0.006422</text:p>
          </table:table-cell>
          <table:table-cell table:number-columns-repeated="6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6888" calcext:value-type="float">
            <text:p>0.006888</text:p>
          </table:table-cell>
          <table:table-cell table:number-columns-repeated="6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0.007056" calcext:value-type="float">
            <text:p>0.007056</text:p>
          </table:table-cell>
          <table:table-cell table:number-columns-repeated="6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7067" calcext:value-type="float">
            <text:p>0.007067</text:p>
          </table:table-cell>
          <table:table-cell table:number-columns-repeated="6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000927" calcext:value-type="float">
            <text:p>0.000927</text:p>
          </table:table-cell>
          <table:table-cell office:value-type="float" office:value="0.007181" calcext:value-type="float">
            <text:p>0.007181</text:p>
          </table:table-cell>
          <table:table-cell table:number-columns-repeated="6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07508" calcext:value-type="float">
            <text:p>0.007508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0985" calcext:value-type="float">
            <text:p>0.000985</text:p>
          </table:table-cell>
          <table:table-cell office:value-type="float" office:value="0.007675" calcext:value-type="float">
            <text:p>0.007675</text:p>
          </table:table-cell>
          <table:table-cell table:number-columns-repeated="6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0.007854" calcext:value-type="float">
            <text:p>0.007854</text:p>
          </table:table-cell>
          <table:table-cell table:number-columns-repeated="6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0812" calcext:value-type="float">
            <text:p>0.00812</text:p>
          </table:table-cell>
          <table:table-cell table:number-columns-repeated="6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8696" calcext:value-type="float">
            <text:p>0.008696</text:p>
          </table:table-cell>
          <table:table-cell table:number-columns-repeated="6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08473" calcext:value-type="float">
            <text:p>0.008473</text:p>
          </table:table-cell>
          <table:table-cell table:number-columns-repeated="6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.008719" calcext:value-type="float">
            <text:p>0.008719</text:p>
          </table:table-cell>
          <table:table-cell table:number-columns-repeated="6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.008809" calcext:value-type="float">
            <text:p>0.008809</text:p>
          </table:table-cell>
          <table:table-cell table:number-columns-repeated="6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008814" calcext:value-type="float">
            <text:p>0.008814</text:p>
          </table:table-cell>
          <table:table-cell table:number-columns-repeated="6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0.009414" calcext:value-type="float">
            <text:p>0.009414</text:p>
          </table:table-cell>
          <table:table-cell table:number-columns-repeated="6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0.009335" calcext:value-type="float">
            <text:p>0.009335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09596" calcext:value-type="float">
            <text:p>0.009596</text:p>
          </table:table-cell>
          <table:table-cell table:number-columns-repeated="6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009967" calcext:value-type="float">
            <text:p>0.009967</text:p>
          </table:table-cell>
          <table:table-cell table:number-columns-repeated="6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10118" calcext:value-type="float">
            <text:p>0.010118</text:p>
          </table:table-cell>
          <table:table-cell table:number-columns-repeated="6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10217" calcext:value-type="float">
            <text:p>0.010217</text:p>
          </table:table-cell>
          <table:table-cell table:number-columns-repeated="6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.010798" calcext:value-type="float">
            <text:p>0.010798</text:p>
          </table:table-cell>
          <table:table-cell table:number-columns-repeated="6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10558" calcext:value-type="float">
            <text:p>0.010558</text:p>
          </table:table-cell>
          <table:table-cell table:number-columns-repeated="6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01192" calcext:value-type="float">
            <text:p>0.001192</text:p>
          </table:table-cell>
          <table:table-cell office:value-type="float" office:value="0.010902" calcext:value-type="float">
            <text:p>0.010902</text:p>
          </table:table-cell>
          <table:table-cell table:number-columns-repeated="6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11301" calcext:value-type="float">
            <text:p>0.011301</text:p>
          </table:table-cell>
          <table:table-cell table:number-columns-repeated="6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11393" calcext:value-type="float">
            <text:p>0.011393</text:p>
          </table:table-cell>
          <table:table-cell table:number-columns-repeated="6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0.011823" calcext:value-type="float">
            <text:p>0.011823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11759" calcext:value-type="float">
            <text:p>0.011759</text:p>
          </table:table-cell>
          <table:table-cell table:number-columns-repeated="6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12421" calcext:value-type="float">
            <text:p>0.012421</text:p>
          </table:table-cell>
          <table:table-cell table:number-columns-repeated="6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0.001206" calcext:value-type="float">
            <text:p>0.001206</text:p>
          </table:table-cell>
          <table:table-cell office:value-type="float" office:value="0.012365" calcext:value-type="float">
            <text:p>0.012365</text:p>
          </table:table-cell>
          <table:table-cell table:number-columns-repeated="6"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12862" calcext:value-type="float">
            <text:p>0.012862</text:p>
          </table:table-cell>
          <table:table-cell table:number-columns-repeated="6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0.001271" calcext:value-type="float">
            <text:p>0.001271</text:p>
          </table:table-cell>
          <table:table-cell office:value-type="float" office:value="0.012792" calcext:value-type="float">
            <text:p>0.012792</text:p>
          </table:table-cell>
          <table:table-cell table:number-columns-repeated="6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001312" calcext:value-type="float">
            <text:p>0.001312</text:p>
          </table:table-cell>
          <table:table-cell office:value-type="float" office:value="0.013053" calcext:value-type="float">
            <text:p>0.013053</text:p>
          </table:table-cell>
          <table:table-cell table:number-columns-repeated="6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001266" calcext:value-type="float">
            <text:p>0.001266</text:p>
          </table:table-cell>
          <table:table-cell office:value-type="float" office:value="0.013349" calcext:value-type="float">
            <text:p>0.013349</text:p>
          </table:table-cell>
          <table:table-cell table:number-columns-repeated="6"/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.013488" calcext:value-type="float">
            <text:p>0.013488</text:p>
          </table:table-cell>
          <table:table-cell table:number-columns-repeated="6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0.001383" calcext:value-type="float">
            <text:p>0.001383</text:p>
          </table:table-cell>
          <table:table-cell office:value-type="float" office:value="0.013872" calcext:value-type="float">
            <text:p>0.013872</text:p>
          </table:table-cell>
          <table:table-cell table:number-columns-repeated="6"/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0.001333" calcext:value-type="float">
            <text:p>0.001333</text:p>
          </table:table-cell>
          <table:table-cell office:value-type="float" office:value="0.014" calcext:value-type="float">
            <text:p>0.014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1351" calcext:value-type="float">
            <text:p>0.001351</text:p>
          </table:table-cell>
          <table:table-cell office:value-type="float" office:value="0.014578" calcext:value-type="float">
            <text:p>0.014578</text:p>
          </table:table-cell>
          <table:table-cell table:number-columns-repeated="6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001334" calcext:value-type="float">
            <text:p>0.001334</text:p>
          </table:table-cell>
          <table:table-cell office:value-type="float" office:value="0.015081" calcext:value-type="float">
            <text:p>0.015081</text:p>
          </table:table-cell>
          <table:table-cell table:number-columns-repeated="6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14985" calcext:value-type="float">
            <text:p>0.014985</text:p>
          </table:table-cell>
          <table:table-cell table:number-columns-repeated="6"/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0.015158" calcext:value-type="float">
            <text:p>0.015158</text:p>
          </table:table-cell>
          <table:table-cell table:number-columns-repeated="6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0.001408" calcext:value-type="float">
            <text:p>0.001408</text:p>
          </table:table-cell>
          <table:table-cell office:value-type="float" office:value="0.015268" calcext:value-type="float">
            <text:p>0.015268</text:p>
          </table:table-cell>
          <table:table-cell table:number-columns-repeated="6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15848" calcext:value-type="float">
            <text:p>0.015848</text:p>
          </table:table-cell>
          <table:table-cell table:number-columns-repeated="6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0.015759" calcext:value-type="float">
            <text:p>0.015759</text:p>
          </table:table-cell>
          <table:table-cell table:number-columns-repeated="6"/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0.001423" calcext:value-type="float">
            <text:p>0.001423</text:p>
          </table:table-cell>
          <table:table-cell office:value-type="float" office:value="0.016436" calcext:value-type="float">
            <text:p>0.016436</text:p>
          </table:table-cell>
          <table:table-cell table:number-columns-repeated="6"/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0.016596" calcext:value-type="float">
            <text:p>0.016596</text:p>
          </table:table-cell>
          <table:table-cell table:number-columns-repeated="6"/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0.001423" calcext:value-type="float">
            <text:p>0.001423</text:p>
          </table:table-cell>
          <table:table-cell office:value-type="float" office:value="0.017206" calcext:value-type="float">
            <text:p>0.017206</text:p>
          </table:table-cell>
          <table:table-cell table:number-columns-repeated="6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1512" calcext:value-type="float">
            <text:p>0.001512</text:p>
          </table:table-cell>
          <table:table-cell office:value-type="float" office:value="0.017324" calcext:value-type="float">
            <text:p>0.017324</text:p>
          </table:table-cell>
          <table:table-cell table:number-columns-repeated="6"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17353" calcext:value-type="float">
            <text:p>0.017353</text:p>
          </table:table-cell>
          <table:table-cell table:number-columns-repeated="6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0.001454" calcext:value-type="float">
            <text:p>0.001454</text:p>
          </table:table-cell>
          <table:table-cell office:value-type="float" office:value="0.017921" calcext:value-type="float">
            <text:p>0.017921</text:p>
          </table:table-cell>
          <table:table-cell table:number-columns-repeated="6"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0.001504" calcext:value-type="float">
            <text:p>0.001504</text:p>
          </table:table-cell>
          <table:table-cell office:value-type="float" office:value="0.017834" calcext:value-type="float">
            <text:p>0.017834</text:p>
          </table:table-cell>
          <table:table-cell table:number-columns-repeated="6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0.001539" calcext:value-type="float">
            <text:p>0.001539</text:p>
          </table:table-cell>
          <table:table-cell office:value-type="float" office:value="0.018073" calcext:value-type="float">
            <text:p>0.018073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1534" calcext:value-type="float">
            <text:p>0.001534</text:p>
          </table:table-cell>
          <table:table-cell office:value-type="float" office:value="0.018549" calcext:value-type="float">
            <text:p>0.018549</text:p>
          </table:table-cell>
          <table:table-cell table:number-columns-repeated="6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1873" calcext:value-type="float">
            <text:p>0.01873</text:p>
          </table:table-cell>
          <table:table-cell table:number-columns-repeated="6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0.001659" calcext:value-type="float">
            <text:p>0.001659</text:p>
          </table:table-cell>
          <table:table-cell office:value-type="float" office:value="0.018964" calcext:value-type="float">
            <text:p>0.018964</text:p>
          </table:table-cell>
          <table:table-cell table:number-columns-repeated="6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19547" calcext:value-type="float">
            <text:p>0.019547</text:p>
          </table:table-cell>
          <table:table-cell table:number-columns-repeated="6"/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0.001581" calcext:value-type="float">
            <text:p>0.001581</text:p>
          </table:table-cell>
          <table:table-cell office:value-type="float" office:value="0.019646" calcext:value-type="float">
            <text:p>0.019646</text:p>
          </table:table-cell>
          <table:table-cell table:number-columns-repeated="6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1672" calcext:value-type="float">
            <text:p>0.001672</text:p>
          </table:table-cell>
          <table:table-cell office:value-type="float" office:value="0.020411" calcext:value-type="float">
            <text:p>0.020411</text:p>
          </table:table-cell>
          <table:table-cell table:number-columns-repeated="6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020743" calcext:value-type="float">
            <text:p>0.020743</text:p>
          </table:table-cell>
          <table:table-cell table:number-columns-repeated="6"/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0.001719" calcext:value-type="float">
            <text:p>0.001719</text:p>
          </table:table-cell>
          <table:table-cell office:value-type="float" office:value="0.020792" calcext:value-type="float">
            <text:p>0.020792</text:p>
          </table:table-cell>
          <table:table-cell table:number-columns-repeated="6"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0.001714" calcext:value-type="float">
            <text:p>0.001714</text:p>
          </table:table-cell>
          <table:table-cell office:value-type="float" office:value="0.022005" calcext:value-type="float">
            <text:p>0.022005</text:p>
          </table:table-cell>
          <table:table-cell table:number-columns-repeated="6"/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0.001704" calcext:value-type="float">
            <text:p>0.001704</text:p>
          </table:table-cell>
          <table:table-cell office:value-type="float" office:value="0.021482" calcext:value-type="float">
            <text:p>0.021482</text:p>
          </table:table-cell>
          <table:table-cell table:number-columns-repeated="6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22141" calcext:value-type="float">
            <text:p>0.022141</text:p>
          </table:table-cell>
          <table:table-cell table:number-columns-repeated="6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0.001726" calcext:value-type="float">
            <text:p>0.001726</text:p>
          </table:table-cell>
          <table:table-cell office:value-type="float" office:value="0.022312" calcext:value-type="float">
            <text:p>0.022312</text:p>
          </table:table-cell>
          <table:table-cell table:number-columns-repeated="6"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22554" calcext:value-type="float">
            <text:p>0.022554</text:p>
          </table:table-cell>
          <table:table-cell table:number-columns-repeated="6"/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0.001824" calcext:value-type="float">
            <text:p>0.001824</text:p>
          </table:table-cell>
          <table:table-cell office:value-type="float" office:value="0.023074" calcext:value-type="float">
            <text:p>0.023074</text:p>
          </table:table-cell>
          <table:table-cell table:number-columns-repeated="6"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0.001737" calcext:value-type="float">
            <text:p>0.001737</text:p>
          </table:table-cell>
          <table:table-cell office:value-type="float" office:value="0.023238" calcext:value-type="float">
            <text:p>0.023238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1809" calcext:value-type="float">
            <text:p>0.001809</text:p>
          </table:table-cell>
          <table:table-cell office:value-type="float" office:value="0.02362" calcext:value-type="float">
            <text:p>0.02362</text:p>
          </table:table-cell>
          <table:table-cell table:number-columns-repeated="6"/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0.001797" calcext:value-type="float">
            <text:p>0.001797</text:p>
          </table:table-cell>
          <table:table-cell office:value-type="float" office:value="0.024186" calcext:value-type="float">
            <text:p>0.024186</text:p>
          </table:table-cell>
          <table:table-cell table:number-columns-repeated="6"/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0.001766" calcext:value-type="float">
            <text:p>0.001766</text:p>
          </table:table-cell>
          <table:table-cell office:value-type="float" office:value="0.024101" calcext:value-type="float">
            <text:p>0.024101</text:p>
          </table:table-cell>
          <table:table-cell table:number-columns-repeated="6"/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24167" calcext:value-type="float">
            <text:p>0.024167</text:p>
          </table:table-cell>
          <table:table-cell table:number-columns-repeated="6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0.001762" calcext:value-type="float">
            <text:p>0.001762</text:p>
          </table:table-cell>
          <table:table-cell office:value-type="float" office:value="0.024433" calcext:value-type="float">
            <text:p>0.024433</text:p>
          </table:table-cell>
          <table:table-cell table:number-columns-repeated="6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001851" calcext:value-type="float">
            <text:p>0.001851</text:p>
          </table:table-cell>
          <table:table-cell office:value-type="float" office:value="0.024945" calcext:value-type="float">
            <text:p>0.024945</text:p>
          </table:table-cell>
          <table:table-cell table:number-columns-repeated="6"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0.001858" calcext:value-type="float">
            <text:p>0.001858</text:p>
          </table:table-cell>
          <table:table-cell office:value-type="float" office:value="0.024952" calcext:value-type="float">
            <text:p>0.024952</text:p>
          </table:table-cell>
          <table:table-cell table:number-columns-repeated="6"/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0.001856" calcext:value-type="float">
            <text:p>0.001856</text:p>
          </table:table-cell>
          <table:table-cell office:value-type="float" office:value="0.025439" calcext:value-type="float">
            <text:p>0.025439</text:p>
          </table:table-cell>
          <table:table-cell table:number-columns-repeated="6"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0.001797" calcext:value-type="float">
            <text:p>0.001797</text:p>
          </table:table-cell>
          <table:table-cell office:value-type="float" office:value="0.026056" calcext:value-type="float">
            <text:p>0.026056</text:p>
          </table:table-cell>
          <table:table-cell table:number-columns-repeated="6"/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0.026255" calcext:value-type="float">
            <text:p>0.026255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1824" calcext:value-type="float">
            <text:p>0.001824</text:p>
          </table:table-cell>
          <table:table-cell office:value-type="float" office:value="0.026804" calcext:value-type="float">
            <text:p>0.026804</text:p>
          </table:table-cell>
          <table:table-cell table:number-columns-repeated="6"/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0.001936" calcext:value-type="float">
            <text:p>0.001936</text:p>
          </table:table-cell>
          <table:table-cell office:value-type="float" office:value="0.027029" calcext:value-type="float">
            <text:p>0.027029</text:p>
          </table:table-cell>
          <table:table-cell table:number-columns-repeated="6"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0.001939" calcext:value-type="float">
            <text:p>0.001939</text:p>
          </table:table-cell>
          <table:table-cell office:value-type="float" office:value="0.02791" calcext:value-type="float">
            <text:p>0.02791</text:p>
          </table:table-cell>
          <table:table-cell table:number-columns-repeated="6"/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0.001914" calcext:value-type="float">
            <text:p>0.001914</text:p>
          </table:table-cell>
          <table:table-cell office:value-type="float" office:value="0.02836" calcext:value-type="float">
            <text:p>0.02836</text:p>
          </table:table-cell>
          <table:table-cell table:number-columns-repeated="6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.028422" calcext:value-type="float">
            <text:p>0.028422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028684" calcext:value-type="float">
            <text:p>0.028684</text:p>
          </table:table-cell>
          <table:table-cell table:number-columns-repeated="6"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0.001932" calcext:value-type="float">
            <text:p>0.001932</text:p>
          </table:table-cell>
          <table:table-cell office:value-type="float" office:value="0.029114" calcext:value-type="float">
            <text:p>0.029114</text:p>
          </table:table-cell>
          <table:table-cell table:number-columns-repeated="6"/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0.001909" calcext:value-type="float">
            <text:p>0.001909</text:p>
          </table:table-cell>
          <table:table-cell office:value-type="float" office:value="0.029093" calcext:value-type="float">
            <text:p>0.029093</text:p>
          </table:table-cell>
          <table:table-cell table:number-columns-repeated="6"/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29355" calcext:value-type="float">
            <text:p>0.029355</text:p>
          </table:table-cell>
          <table:table-cell table:number-columns-repeated="6"/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0.002012" calcext:value-type="float">
            <text:p>0.002012</text:p>
          </table:table-cell>
          <table:table-cell office:value-type="float" office:value="0.030073" calcext:value-type="float">
            <text:p>0.030073</text:p>
          </table:table-cell>
          <table:table-cell table:number-columns-repeated="6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1993" calcext:value-type="float">
            <text:p>0.001993</text:p>
          </table:table-cell>
          <table:table-cell office:value-type="float" office:value="0.030309" calcext:value-type="float">
            <text:p>0.030309</text:p>
          </table:table-cell>
          <table:table-cell table:number-columns-repeated="6"/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0.030526" calcext:value-type="float">
            <text:p>0.030526</text:p>
          </table:table-cell>
          <table:table-cell table:number-columns-repeated="6"/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0.001959" calcext:value-type="float">
            <text:p>0.001959</text:p>
          </table:table-cell>
          <table:table-cell office:value-type="float" office:value="0.031037" calcext:value-type="float">
            <text:p>0.031037</text:p>
          </table:table-cell>
          <table:table-cell table:number-columns-repeated="6"/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0.001968" calcext:value-type="float">
            <text:p>0.001968</text:p>
          </table:table-cell>
          <table:table-cell office:value-type="float" office:value="0.031406" calcext:value-type="float">
            <text:p>0.031406</text:p>
          </table:table-cell>
          <table:table-cell table:number-columns-repeated="6"/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0.002009" calcext:value-type="float">
            <text:p>0.002009</text:p>
          </table:table-cell>
          <table:table-cell office:value-type="float" office:value="0.032733" calcext:value-type="float">
            <text:p>0.032733</text:p>
          </table:table-cell>
          <table:table-cell table:number-columns-repeated="6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.033327" calcext:value-type="float">
            <text:p>0.033327</text:p>
          </table:table-cell>
          <table:table-cell table:number-columns-repeated="6"/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0.002118" calcext:value-type="float">
            <text:p>0.002118</text:p>
          </table:table-cell>
          <table:table-cell office:value-type="float" office:value="0.033102" calcext:value-type="float">
            <text:p>0.033102</text:p>
          </table:table-cell>
          <table:table-cell table:number-columns-repeated="6"/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0.002037" calcext:value-type="float">
            <text:p>0.002037</text:p>
          </table:table-cell>
          <table:table-cell office:value-type="float" office:value="0.033161" calcext:value-type="float">
            <text:p>0.033161</text:p>
          </table:table-cell>
          <table:table-cell table:number-columns-repeated="6"/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.033376" calcext:value-type="float">
            <text:p>0.033376</text:p>
          </table:table-cell>
          <table:table-cell table:number-columns-repeated="6"/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0.002127" calcext:value-type="float">
            <text:p>0.002127</text:p>
          </table:table-cell>
          <table:table-cell office:value-type="float" office:value="0.034087" calcext:value-type="float">
            <text:p>0.034087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2141" calcext:value-type="float">
            <text:p>0.002141</text:p>
          </table:table-cell>
          <table:table-cell office:value-type="float" office:value="0.034923" calcext:value-type="float">
            <text:p>0.034923</text:p>
          </table:table-cell>
          <table:table-cell table:number-columns-repeated="6"/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0.002165" calcext:value-type="float">
            <text:p>0.002165</text:p>
          </table:table-cell>
          <table:table-cell office:value-type="float" office:value="0.036151" calcext:value-type="float">
            <text:p>0.036151</text:p>
          </table:table-cell>
          <table:table-cell table:number-columns-repeated="6"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0.002173" calcext:value-type="float">
            <text:p>0.002173</text:p>
          </table:table-cell>
          <table:table-cell office:value-type="float" office:value="0.035606" calcext:value-type="float">
            <text:p>0.035606</text:p>
          </table:table-cell>
          <table:table-cell table:number-columns-repeated="6"/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0.002235" calcext:value-type="float">
            <text:p>0.002235</text:p>
          </table:table-cell>
          <table:table-cell office:value-type="float" office:value="0.035803" calcext:value-type="float">
            <text:p>0.035803</text:p>
          </table:table-cell>
          <table:table-cell table:number-columns-repeated="6"/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.03627" calcext:value-type="float">
            <text:p>0.03627</text:p>
          </table:table-cell>
          <table:table-cell table:number-columns-repeated="6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2227" calcext:value-type="float">
            <text:p>0.002227</text:p>
          </table:table-cell>
          <table:table-cell office:value-type="float" office:value="0.036191" calcext:value-type="float">
            <text:p>0.036191</text:p>
          </table:table-cell>
          <table:table-cell table:number-columns-repeated="6"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0.002214" calcext:value-type="float">
            <text:p>0.002214</text:p>
          </table:table-cell>
          <table:table-cell office:value-type="float" office:value="0.03648" calcext:value-type="float">
            <text:p>0.03648</text:p>
          </table:table-cell>
          <table:table-cell table:number-columns-repeated="6"/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36614" calcext:value-type="float">
            <text:p>0.036614</text:p>
          </table:table-cell>
          <table:table-cell table:number-columns-repeated="6"/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0.002194" calcext:value-type="float">
            <text:p>0.002194</text:p>
          </table:table-cell>
          <table:table-cell office:value-type="float" office:value="0.037645" calcext:value-type="float">
            <text:p>0.037645</text:p>
          </table:table-cell>
          <table:table-cell table:number-columns-repeated="6"/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0.002269" calcext:value-type="float">
            <text:p>0.002269</text:p>
          </table:table-cell>
          <table:table-cell office:value-type="float" office:value="0.037867" calcext:value-type="float">
            <text:p>0.037867</text:p>
          </table:table-cell>
          <table:table-cell table:number-columns-repeated="6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2219" calcext:value-type="float">
            <text:p>0.002219</text:p>
          </table:table-cell>
          <table:table-cell office:value-type="float" office:value="0.038226" calcext:value-type="float">
            <text:p>0.038226</text:p>
          </table:table-cell>
          <table:table-cell table:number-columns-repeated="6"/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0.002239" calcext:value-type="float">
            <text:p>0.002239</text:p>
          </table:table-cell>
          <table:table-cell office:value-type="float" office:value="0.038823" calcext:value-type="float">
            <text:p>0.038823</text:p>
          </table:table-cell>
          <table:table-cell table:number-columns-repeated="6"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0.03888" calcext:value-type="float">
            <text:p>0.03888</text:p>
          </table:table-cell>
          <table:table-cell table:number-columns-repeated="6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0.002307" calcext:value-type="float">
            <text:p>0.002307</text:p>
          </table:table-cell>
          <table:table-cell office:value-type="float" office:value="0.039795" calcext:value-type="float">
            <text:p>0.039795</text:p>
          </table:table-cell>
          <table:table-cell table:number-columns-repeated="6"/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0.002296" calcext:value-type="float">
            <text:p>0.002296</text:p>
          </table:table-cell>
          <table:table-cell office:value-type="float" office:value="0.040077" calcext:value-type="float">
            <text:p>0.040077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002261" calcext:value-type="float">
            <text:p>0.002261</text:p>
          </table:table-cell>
          <table:table-cell office:value-type="float" office:value="0.040601" calcext:value-type="float">
            <text:p>0.040601</text:p>
          </table:table-cell>
          <table:table-cell table:number-columns-repeated="6"/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0.002518" calcext:value-type="float">
            <text:p>0.002518</text:p>
          </table:table-cell>
          <table:table-cell office:value-type="float" office:value="0.040358" calcext:value-type="float">
            <text:p>0.040358</text:p>
          </table:table-cell>
          <table:table-cell table:number-columns-repeated="6"/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0.002334" calcext:value-type="float">
            <text:p>0.002334</text:p>
          </table:table-cell>
          <table:table-cell office:value-type="float" office:value="0.041479" calcext:value-type="float">
            <text:p>0.041479</text:p>
          </table:table-cell>
          <table:table-cell table:number-columns-repeated="6"/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.041538" calcext:value-type="float">
            <text:p>0.041538</text:p>
          </table:table-cell>
          <table:table-cell table:number-columns-repeated="6"/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42236" calcext:value-type="float">
            <text:p>0.042236</text:p>
          </table:table-cell>
          <table:table-cell table:number-columns-repeated="6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2555" calcext:value-type="float">
            <text:p>0.002555</text:p>
          </table:table-cell>
          <table:table-cell office:value-type="float" office:value="0.042667" calcext:value-type="float">
            <text:p>0.042667</text:p>
          </table:table-cell>
          <table:table-cell table:number-columns-repeated="6"/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0.002384" calcext:value-type="float">
            <text:p>0.002384</text:p>
          </table:table-cell>
          <table:table-cell office:value-type="float" office:value="0.042725" calcext:value-type="float">
            <text:p>0.042725</text:p>
          </table:table-cell>
          <table:table-cell table:number-columns-repeated="6"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0.002405" calcext:value-type="float">
            <text:p>0.002405</text:p>
          </table:table-cell>
          <table:table-cell office:value-type="float" office:value="0.043493" calcext:value-type="float">
            <text:p>0.043493</text:p>
          </table:table-cell>
          <table:table-cell table:number-columns-repeated="6"/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.044188" calcext:value-type="float">
            <text:p>0.044188</text:p>
          </table:table-cell>
          <table:table-cell table:number-columns-repeated="6"/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0.002487" calcext:value-type="float">
            <text:p>0.002487</text:p>
          </table:table-cell>
          <table:table-cell office:value-type="float" office:value="0.044221" calcext:value-type="float">
            <text:p>0.044221</text:p>
          </table:table-cell>
          <table:table-cell table:number-columns-repeated="6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002468" calcext:value-type="float">
            <text:p>0.002468</text:p>
          </table:table-cell>
          <table:table-cell office:value-type="float" office:value="0.045343" calcext:value-type="float">
            <text:p>0.045343</text:p>
          </table:table-cell>
          <table:table-cell table:number-columns-repeated="6"/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0.002474" calcext:value-type="float">
            <text:p>0.002474</text:p>
          </table:table-cell>
          <table:table-cell office:value-type="float" office:value="0.045064" calcext:value-type="float">
            <text:p>0.045064</text:p>
          </table:table-cell>
          <table:table-cell table:number-columns-repeated="6"/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0.002472" calcext:value-type="float">
            <text:p>0.002472</text:p>
          </table:table-cell>
          <table:table-cell office:value-type="float" office:value="0.045642" calcext:value-type="float">
            <text:p>0.045642</text:p>
          </table:table-cell>
          <table:table-cell table:number-columns-repeated="6"/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45821" calcext:value-type="float">
            <text:p>0.045821</text:p>
          </table:table-cell>
          <table:table-cell table:number-columns-repeated="6"/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0.002503" calcext:value-type="float">
            <text:p>0.002503</text:p>
          </table:table-cell>
          <table:table-cell office:value-type="float" office:value="0.046923" calcext:value-type="float">
            <text:p>0.046923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.046991" calcext:value-type="float">
            <text:p>0.046991</text:p>
          </table:table-cell>
          <table:table-cell table:number-columns-repeated="6"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0.002525" calcext:value-type="float">
            <text:p>0.002525</text:p>
          </table:table-cell>
          <table:table-cell office:value-type="float" office:value="0.047864" calcext:value-type="float">
            <text:p>0.047864</text:p>
          </table:table-cell>
          <table:table-cell table:number-columns-repeated="6"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048379" calcext:value-type="float">
            <text:p>0.048379</text:p>
          </table:table-cell>
          <table:table-cell table:number-columns-repeated="6"/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0.002491" calcext:value-type="float">
            <text:p>0.002491</text:p>
          </table:table-cell>
          <table:table-cell office:value-type="float" office:value="0.048762" calcext:value-type="float">
            <text:p>0.048762</text:p>
          </table:table-cell>
          <table:table-cell table:number-columns-repeated="6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0.002549" calcext:value-type="float">
            <text:p>0.002549</text:p>
          </table:table-cell>
          <table:table-cell office:value-type="float" office:value="0.049098" calcext:value-type="float">
            <text:p>0.049098</text:p>
          </table:table-cell>
          <table:table-cell table:number-columns-repeated="6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0.049498" calcext:value-type="float">
            <text:p>0.049498</text:p>
          </table:table-cell>
          <table:table-cell table:number-columns-repeated="6"/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0.002525" calcext:value-type="float">
            <text:p>0.002525</text:p>
          </table:table-cell>
          <table:table-cell office:value-type="float" office:value="0.049662" calcext:value-type="float">
            <text:p>0.049662</text:p>
          </table:table-cell>
          <table:table-cell table:number-columns-repeated="6"/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0.002543" calcext:value-type="float">
            <text:p>0.002543</text:p>
          </table:table-cell>
          <table:table-cell office:value-type="float" office:value="0.050307" calcext:value-type="float">
            <text:p>0.050307</text:p>
          </table:table-cell>
          <table:table-cell table:number-columns-repeated="6"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0.002619" calcext:value-type="float">
            <text:p>0.002619</text:p>
          </table:table-cell>
          <table:table-cell office:value-type="float" office:value="0.050633" calcext:value-type="float">
            <text:p>0.050633</text:p>
          </table:table-cell>
          <table:table-cell table:number-columns-repeated="6"/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0.002602" calcext:value-type="float">
            <text:p>0.002602</text:p>
          </table:table-cell>
          <table:table-cell office:value-type="float" office:value="0.051486" calcext:value-type="float">
            <text:p>0.051486</text:p>
          </table:table-cell>
          <table:table-cell table:number-columns-repeated="6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.051334" calcext:value-type="float">
            <text:p>0.051334</text:p>
          </table:table-cell>
          <table:table-cell table:number-columns-repeated="6"/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.052296" calcext:value-type="float">
            <text:p>0.052296</text:p>
          </table:table-cell>
          <table:table-cell table:number-columns-repeated="6"/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0.002918" calcext:value-type="float">
            <text:p>0.002918</text:p>
          </table:table-cell>
          <table:table-cell office:value-type="float" office:value="0.052432" calcext:value-type="float">
            <text:p>0.052432</text:p>
          </table:table-cell>
          <table:table-cell table:number-columns-repeated="6"/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.053483" calcext:value-type="float">
            <text:p>0.053483</text:p>
          </table:table-cell>
          <table:table-cell table:number-columns-repeated="6"/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0.002814" calcext:value-type="float">
            <text:p>0.002814</text:p>
          </table:table-cell>
          <table:table-cell office:value-type="float" office:value="0.054117" calcext:value-type="float">
            <text:p>0.054117</text:p>
          </table:table-cell>
          <table:table-cell table:number-columns-repeated="6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0.054724" calcext:value-type="float">
            <text:p>0.054724</text:p>
          </table:table-cell>
          <table:table-cell table:number-columns-repeated="6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0.002737" calcext:value-type="float">
            <text:p>0.002737</text:p>
          </table:table-cell>
          <table:table-cell office:value-type="float" office:value="0.054851" calcext:value-type="float">
            <text:p>0.054851</text:p>
          </table:table-cell>
          <table:table-cell table:number-columns-repeated="6"/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0.002763" calcext:value-type="float">
            <text:p>0.002763</text:p>
          </table:table-cell>
          <table:table-cell office:value-type="float" office:value="0.055215" calcext:value-type="float">
            <text:p>0.055215</text:p>
          </table:table-cell>
          <table:table-cell table:number-columns-repeated="6"/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0.002745" calcext:value-type="float">
            <text:p>0.002745</text:p>
          </table:table-cell>
          <table:table-cell office:value-type="float" office:value="0.055927" calcext:value-type="float">
            <text:p>0.055927</text:p>
          </table:table-cell>
          <table:table-cell table:number-columns-repeated="6"/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56467" calcext:value-type="float">
            <text:p>0.056467</text:p>
          </table:table-cell>
          <table:table-cell table:number-columns-repeated="6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056856" calcext:value-type="float">
            <text:p>0.056856</text:p>
          </table:table-cell>
          <table:table-cell table:number-columns-repeated="6"/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0.002755" calcext:value-type="float">
            <text:p>0.002755</text:p>
          </table:table-cell>
          <table:table-cell office:value-type="float" office:value="0.057726" calcext:value-type="float">
            <text:p>0.057726</text:p>
          </table:table-cell>
          <table:table-cell table:number-columns-repeated="6"/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0.002768" calcext:value-type="float">
            <text:p>0.002768</text:p>
          </table:table-cell>
          <table:table-cell office:value-type="float" office:value="0.058188" calcext:value-type="float">
            <text:p>0.058188</text:p>
          </table:table-cell>
          <table:table-cell table:number-columns-repeated="6"/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0.002818" calcext:value-type="float">
            <text:p>0.002818</text:p>
          </table:table-cell>
          <table:table-cell office:value-type="float" office:value="0.058409" calcext:value-type="float">
            <text:p>0.058409</text:p>
          </table:table-cell>
          <table:table-cell table:number-columns-repeated="6"/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0.002848" calcext:value-type="float">
            <text:p>0.002848</text:p>
          </table:table-cell>
          <table:table-cell office:value-type="float" office:value="0.059346" calcext:value-type="float">
            <text:p>0.059346</text:p>
          </table:table-cell>
          <table:table-cell table:number-columns-repeated="6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.059251" calcext:value-type="float">
            <text:p>0.059251</text:p>
          </table:table-cell>
          <table:table-cell table:number-columns-repeated="6"/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0.002813" calcext:value-type="float">
            <text:p>0.002813</text:p>
          </table:table-cell>
          <table:table-cell office:value-type="float" office:value="0.060021" calcext:value-type="float">
            <text:p>0.060021</text:p>
          </table:table-cell>
          <table:table-cell table:number-columns-repeated="6"/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0.002862" calcext:value-type="float">
            <text:p>0.002862</text:p>
          </table:table-cell>
          <table:table-cell office:value-type="float" office:value="0.060845" calcext:value-type="float">
            <text:p>0.060845</text:p>
          </table:table-cell>
          <table:table-cell table:number-columns-repeated="6"/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61257" calcext:value-type="float">
            <text:p>0.061257</text:p>
          </table:table-cell>
          <table:table-cell table:number-columns-repeated="6"/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0.002879" calcext:value-type="float">
            <text:p>0.002879</text:p>
          </table:table-cell>
          <table:table-cell office:value-type="float" office:value="0.061725" calcext:value-type="float">
            <text:p>0.061725</text:p>
          </table:table-cell>
          <table:table-cell table:number-columns-repeated="6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62412" calcext:value-type="float">
            <text:p>0.062412</text:p>
          </table:table-cell>
          <table:table-cell table:number-columns-repeated="6"/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0.002942" calcext:value-type="float">
            <text:p>0.002942</text:p>
          </table:table-cell>
          <table:table-cell office:value-type="float" office:value="0.062746" calcext:value-type="float">
            <text:p>0.062746</text:p>
          </table:table-cell>
          <table:table-cell table:number-columns-repeated="6"/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0.002884" calcext:value-type="float">
            <text:p>0.002884</text:p>
          </table:table-cell>
          <table:table-cell office:value-type="float" office:value="0.063112" calcext:value-type="float">
            <text:p>0.063112</text:p>
          </table:table-cell>
          <table:table-cell table:number-columns-repeated="6"/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64012" calcext:value-type="float">
            <text:p>0.064012</text:p>
          </table:table-cell>
          <table:table-cell table:number-columns-repeated="6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0.003001" calcext:value-type="float">
            <text:p>0.003001</text:p>
          </table:table-cell>
          <table:table-cell office:value-type="float" office:value="0.06462" calcext:value-type="float">
            <text:p>0.06462</text:p>
          </table:table-cell>
          <table:table-cell table:number-columns-repeated="6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0.002984" calcext:value-type="float">
            <text:p>0.002984</text:p>
          </table:table-cell>
          <table:table-cell office:value-type="float" office:value="0.064735" calcext:value-type="float">
            <text:p>0.064735</text:p>
          </table:table-cell>
          <table:table-cell table:number-columns-repeated="6"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.065639" calcext:value-type="float">
            <text:p>0.065639</text:p>
          </table:table-cell>
          <table:table-cell table:number-columns-repeated="6"/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0.002979" calcext:value-type="float">
            <text:p>0.002979</text:p>
          </table:table-cell>
          <table:table-cell office:value-type="float" office:value="0.068002" calcext:value-type="float">
            <text:p>0.068002</text:p>
          </table:table-cell>
          <table:table-cell table:number-columns-repeated="6"/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.067747" calcext:value-type="float">
            <text:p>0.067747</text:p>
          </table:table-cell>
          <table:table-cell table:number-columns-repeated="6"/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0.002996" calcext:value-type="float">
            <text:p>0.002996</text:p>
          </table:table-cell>
          <table:table-cell office:value-type="float" office:value="0.06782" calcext:value-type="float">
            <text:p>0.06782</text:p>
          </table:table-cell>
          <table:table-cell table:number-columns-repeated="6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0.068181" calcext:value-type="float">
            <text:p>0.068181</text:p>
          </table:table-cell>
          <table:table-cell table:number-columns-repeated="6"/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0.003045" calcext:value-type="float">
            <text:p>0.003045</text:p>
          </table:table-cell>
          <table:table-cell office:value-type="float" office:value="0.068396" calcext:value-type="float">
            <text:p>0.068396</text:p>
          </table:table-cell>
          <table:table-cell table:number-columns-repeated="6"/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0.003033" calcext:value-type="float">
            <text:p>0.003033</text:p>
          </table:table-cell>
          <table:table-cell office:value-type="float" office:value="0.072896" calcext:value-type="float">
            <text:p>0.072896</text:p>
          </table:table-cell>
          <table:table-cell table:number-columns-repeated="6"/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.069134" calcext:value-type="float">
            <text:p>0.069134</text:p>
          </table:table-cell>
          <table:table-cell table:number-columns-repeated="6"/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0.003013" calcext:value-type="float">
            <text:p>0.003013</text:p>
          </table:table-cell>
          <table:table-cell office:value-type="float" office:value="0.069754" calcext:value-type="float">
            <text:p>0.069754</text:p>
          </table:table-cell>
          <table:table-cell table:number-columns-repeated="6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.070472" calcext:value-type="float">
            <text:p>0.070472</text:p>
          </table:table-cell>
          <table:table-cell table:number-columns-repeated="6"/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0.003066" calcext:value-type="float">
            <text:p>0.003066</text:p>
          </table:table-cell>
          <table:table-cell office:value-type="float" office:value="0.070675" calcext:value-type="float">
            <text:p>0.070675</text:p>
          </table:table-cell>
          <table:table-cell table:number-columns-repeated="6"/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71575" calcext:value-type="float">
            <text:p>0.071575</text:p>
          </table:table-cell>
          <table:table-cell table:number-columns-repeated="6"/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72024" calcext:value-type="float">
            <text:p>0.072024</text:p>
          </table:table-cell>
          <table:table-cell table:number-columns-repeated="6"/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.074135" calcext:value-type="float">
            <text:p>0.074135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3376" calcext:value-type="float">
            <text:p>0.003376</text:p>
          </table:table-cell>
          <table:table-cell office:value-type="float" office:value="0.077037" calcext:value-type="float">
            <text:p>0.077037</text:p>
          </table:table-cell>
          <table:table-cell table:number-columns-repeated="6"/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0.003313" calcext:value-type="float">
            <text:p>0.003313</text:p>
          </table:table-cell>
          <table:table-cell office:value-type="float" office:value="0.077006" calcext:value-type="float">
            <text:p>0.077006</text:p>
          </table:table-cell>
          <table:table-cell table:number-columns-repeated="6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0.003396" calcext:value-type="float">
            <text:p>0.003396</text:p>
          </table:table-cell>
          <table:table-cell office:value-type="float" office:value="0.075308" calcext:value-type="float">
            <text:p>0.075308</text:p>
          </table:table-cell>
          <table:table-cell table:number-columns-repeated="6"/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75794" calcext:value-type="float">
            <text:p>0.075794</text:p>
          </table:table-cell>
          <table:table-cell table:number-columns-repeated="6"/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76107" calcext:value-type="float">
            <text:p>0.076107</text:p>
          </table:table-cell>
          <table:table-cell table:number-columns-repeated="6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0.076562" calcext:value-type="float">
            <text:p>0.076562</text:p>
          </table:table-cell>
          <table:table-cell table:number-columns-repeated="6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0.003201" calcext:value-type="float">
            <text:p>0.003201</text:p>
          </table:table-cell>
          <table:table-cell office:value-type="float" office:value="0.079503" calcext:value-type="float">
            <text:p>0.079503</text:p>
          </table:table-cell>
          <table:table-cell table:number-columns-repeated="6"/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0.003342" calcext:value-type="float">
            <text:p>0.003342</text:p>
          </table:table-cell>
          <table:table-cell office:value-type="float" office:value="0.078126" calcext:value-type="float">
            <text:p>0.078126</text:p>
          </table:table-cell>
          <table:table-cell table:number-columns-repeated="6"/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078517" calcext:value-type="float">
            <text:p>0.078517</text:p>
          </table:table-cell>
          <table:table-cell table:number-columns-repeated="6"/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78228" calcext:value-type="float">
            <text:p>0.078228</text:p>
          </table:table-cell>
          <table:table-cell table:number-columns-repeated="6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3284" calcext:value-type="float">
            <text:p>0.003284</text:p>
          </table:table-cell>
          <table:table-cell office:value-type="float" office:value="0.078975" calcext:value-type="float">
            <text:p>0.078975</text:p>
          </table:table-cell>
          <table:table-cell table:number-columns-repeated="6"/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0.079801" calcext:value-type="float">
            <text:p>0.079801</text:p>
          </table:table-cell>
          <table:table-cell table:number-columns-repeated="6"/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0.003316" calcext:value-type="float">
            <text:p>0.003316</text:p>
          </table:table-cell>
          <table:table-cell office:value-type="float" office:value="0.080373" calcext:value-type="float">
            <text:p>0.080373</text:p>
          </table:table-cell>
          <table:table-cell table:number-columns-repeated="6"/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0.003346" calcext:value-type="float">
            <text:p>0.003346</text:p>
          </table:table-cell>
          <table:table-cell office:value-type="float" office:value="0.081209" calcext:value-type="float">
            <text:p>0.081209</text:p>
          </table:table-cell>
          <table:table-cell table:number-columns-repeated="6"/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0.003335" calcext:value-type="float">
            <text:p>0.003335</text:p>
          </table:table-cell>
          <table:table-cell office:value-type="float" office:value="0.081557" calcext:value-type="float">
            <text:p>0.081557</text:p>
          </table:table-cell>
          <table:table-cell table:number-columns-repeated="6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0.003348" calcext:value-type="float">
            <text:p>0.003348</text:p>
          </table:table-cell>
          <table:table-cell office:value-type="float" office:value="0.082384" calcext:value-type="float">
            <text:p>0.082384</text:p>
          </table:table-cell>
          <table:table-cell table:number-columns-repeated="6"/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0.083027" calcext:value-type="float">
            <text:p>0.083027</text:p>
          </table:table-cell>
          <table:table-cell table:number-columns-repeated="6"/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0.003346" calcext:value-type="float">
            <text:p>0.003346</text:p>
          </table:table-cell>
          <table:table-cell office:value-type="float" office:value="0.083231" calcext:value-type="float">
            <text:p>0.083231</text:p>
          </table:table-cell>
          <table:table-cell table:number-columns-repeated="6"/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.083636" calcext:value-type="float">
            <text:p>0.083636</text:p>
          </table:table-cell>
          <table:table-cell table:number-columns-repeated="6"/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0.003404" calcext:value-type="float">
            <text:p>0.003404</text:p>
          </table:table-cell>
          <table:table-cell office:value-type="float" office:value="0.084931" calcext:value-type="float">
            <text:p>0.084931</text:p>
          </table:table-cell>
          <table:table-cell table:number-columns-repeated="6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3416" calcext:value-type="float">
            <text:p>0.003416</text:p>
          </table:table-cell>
          <table:table-cell office:value-type="float" office:value="0.084887" calcext:value-type="float">
            <text:p>0.084887</text:p>
          </table:table-cell>
          <table:table-cell table:number-columns-repeated="6"/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0.003427" calcext:value-type="float">
            <text:p>0.003427</text:p>
          </table:table-cell>
          <table:table-cell office:value-type="float" office:value="0.085743" calcext:value-type="float">
            <text:p>0.085743</text:p>
          </table:table-cell>
          <table:table-cell table:number-columns-repeated="6"/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86724" calcext:value-type="float">
            <text:p>0.086724</text:p>
          </table:table-cell>
          <table:table-cell table:number-columns-repeated="6"/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0.086671" calcext:value-type="float">
            <text:p>0.086671</text:p>
          </table:table-cell>
          <table:table-cell table:number-columns-repeated="6"/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087839" calcext:value-type="float">
            <text:p>0.087839</text:p>
          </table:table-cell>
          <table:table-cell table:number-columns-repeated="6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0.003503" calcext:value-type="float">
            <text:p>0.003503</text:p>
          </table:table-cell>
          <table:table-cell office:value-type="float" office:value="0.088514" calcext:value-type="float">
            <text:p>0.088514</text:p>
          </table:table-cell>
          <table:table-cell table:number-columns-repeated="6"/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0.089046" calcext:value-type="float">
            <text:p>0.089046</text:p>
          </table:table-cell>
          <table:table-cell table:number-columns-repeated="6"/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089534" calcext:value-type="float">
            <text:p>0.089534</text:p>
          </table:table-cell>
          <table:table-cell table:number-columns-repeated="6"/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91333" calcext:value-type="float">
            <text:p>0.091333</text:p>
          </table:table-cell>
          <table:table-cell table:number-columns-repeated="6"/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90742" calcext:value-type="float">
            <text:p>0.090742</text:p>
          </table:table-cell>
          <table:table-cell table:number-columns-repeated="6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9171" calcext:value-type="float">
            <text:p>0.09171</text:p>
          </table:table-cell>
          <table:table-cell table:number-columns-repeated="6"/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926" calcext:value-type="float">
            <text:p>0.0926</text:p>
          </table:table-cell>
          <table:table-cell table:number-columns-repeated="6"/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92892" calcext:value-type="float">
            <text:p>0.092892</text:p>
          </table:table-cell>
          <table:table-cell table:number-columns-repeated="6"/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.093666" calcext:value-type="float">
            <text:p>0.093666</text:p>
          </table:table-cell>
          <table:table-cell table:number-columns-repeated="6"/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94452" calcext:value-type="float">
            <text:p>0.094452</text:p>
          </table:table-cell>
          <table:table-cell table:number-columns-repeated="6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0.095311" calcext:value-type="float">
            <text:p>0.095311</text:p>
          </table:table-cell>
          <table:table-cell table:number-columns-repeated="6"/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95538" calcext:value-type="float">
            <text:p>0.095538</text:p>
          </table:table-cell>
          <table:table-cell table:number-columns-repeated="6"/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96111" calcext:value-type="float">
            <text:p>0.096111</text:p>
          </table:table-cell>
          <table:table-cell table:number-columns-repeated="6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9637" calcext:value-type="float">
            <text:p>0.09637</text:p>
          </table:table-cell>
          <table:table-cell table:number-columns-repeated="6"/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97177" calcext:value-type="float">
            <text:p>0.097177</text:p>
          </table:table-cell>
          <table:table-cell table:number-columns-repeated="6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098745" calcext:value-type="float">
            <text:p>0.098745</text:p>
          </table:table-cell>
          <table:table-cell table:number-columns-repeated="6"/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98723" calcext:value-type="float">
            <text:p>0.098723</text:p>
          </table:table-cell>
          <table:table-cell table:number-columns-repeated="6"/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98807" calcext:value-type="float">
            <text:p>0.098807</text:p>
          </table:table-cell>
          <table:table-cell table:number-columns-repeated="6"/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0.003715" calcext:value-type="float">
            <text:p>0.003715</text:p>
          </table:table-cell>
          <table:table-cell office:value-type="float" office:value="0.100285" calcext:value-type="float">
            <text:p>0.100285</text:p>
          </table:table-cell>
          <table:table-cell table:number-columns-repeated="6"/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100641" calcext:value-type="float">
            <text:p>0.100641</text:p>
          </table:table-cell>
          <table:table-cell table:number-columns-repeated="6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101943" calcext:value-type="float">
            <text:p>0.101943</text:p>
          </table:table-cell>
          <table:table-cell table:number-columns-repeated="6"/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102496" calcext:value-type="float">
            <text:p>0.102496</text:p>
          </table:table-cell>
          <table:table-cell table:number-columns-repeated="6"/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102407" calcext:value-type="float">
            <text:p>0.102407</text:p>
          </table:table-cell>
          <table:table-cell table:number-columns-repeated="6"/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103809" calcext:value-type="float">
            <text:p>0.103809</text:p>
          </table:table-cell>
          <table:table-cell table:number-columns-repeated="6"/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10384" calcext:value-type="float">
            <text:p>0.10384</text:p>
          </table:table-cell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105405" calcext:value-type="float">
            <text:p>0.105405</text:p>
          </table:table-cell>
          <table:table-cell table:number-columns-repeated="6"/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104989" calcext:value-type="float">
            <text:p>0.104989</text:p>
          </table:table-cell>
          <table:table-cell table:number-columns-repeated="6"/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106823" calcext:value-type="float">
            <text:p>0.106823</text:p>
          </table:table-cell>
          <table:table-cell table:number-columns-repeated="6"/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107278" calcext:value-type="float">
            <text:p>0.107278</text:p>
          </table:table-cell>
          <table:table-cell table:number-columns-repeated="6"/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108858" calcext:value-type="float">
            <text:p>0.108858</text:p>
          </table:table-cell>
          <table:table-cell table:number-columns-repeated="6"/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10858" calcext:value-type="float">
            <text:p>0.10858</text:p>
          </table:table-cell>
          <table:table-cell table:number-columns-repeated="6"/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109956" calcext:value-type="float">
            <text:p>0.109956</text:p>
          </table:table-cell>
          <table:table-cell table:number-columns-repeated="6"/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109961" calcext:value-type="float">
            <text:p>0.109961</text:p>
          </table:table-cell>
          <table:table-cell table:number-columns-repeated="6"/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111464" calcext:value-type="float">
            <text:p>0.111464</text:p>
          </table:table-cell>
          <table:table-cell table:number-columns-repeated="6"/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0.113726" calcext:value-type="float">
            <text:p>0.113726</text:p>
          </table:table-cell>
          <table:table-cell table:number-columns-repeated="6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.114564" calcext:value-type="float">
            <text:p>0.114564</text:p>
          </table:table-cell>
          <table:table-cell table:number-columns-repeated="6"/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0.112688" calcext:value-type="float">
            <text:p>0.112688</text:p>
          </table:table-cell>
          <table:table-cell table:number-columns-repeated="6"/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0.113025" calcext:value-type="float">
            <text:p>0.113025</text:p>
          </table:table-cell>
          <table:table-cell table:number-columns-repeated="6"/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113196" calcext:value-type="float">
            <text:p>0.113196</text:p>
          </table:table-cell>
          <table:table-cell table:number-columns-repeated="6"/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0.003996" calcext:value-type="float">
            <text:p>0.003996</text:p>
          </table:table-cell>
          <table:table-cell office:value-type="float" office:value="0.11468" calcext:value-type="float">
            <text:p>0.11468</text:p>
          </table:table-cell>
          <table:table-cell table:number-columns-repeated="6"/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0.003983" calcext:value-type="float">
            <text:p>0.003983</text:p>
          </table:table-cell>
          <table:table-cell office:value-type="float" office:value="0.11577" calcext:value-type="float">
            <text:p>0.11577</text:p>
          </table:table-cell>
          <table:table-cell table:number-columns-repeated="6"/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0.004014" calcext:value-type="float">
            <text:p>0.004014</text:p>
          </table:table-cell>
          <table:table-cell office:value-type="float" office:value="0.116464" calcext:value-type="float">
            <text:p>0.116464</text:p>
          </table:table-cell>
          <table:table-cell table:number-columns-repeated="6"/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0.117238" calcext:value-type="float">
            <text:p>0.117238</text:p>
          </table:table-cell>
          <table:table-cell table:number-columns-repeated="6"/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0.004011" calcext:value-type="float">
            <text:p>0.004011</text:p>
          </table:table-cell>
          <table:table-cell office:value-type="float" office:value="0.11658" calcext:value-type="float">
            <text:p>0.11658</text:p>
          </table:table-cell>
          <table:table-cell table:number-columns-repeated="6"/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0.004058" calcext:value-type="float">
            <text:p>0.004058</text:p>
          </table:table-cell>
          <table:table-cell office:value-type="float" office:value="0.117968" calcext:value-type="float">
            <text:p>0.117968</text:p>
          </table:table-cell>
          <table:table-cell table:number-columns-repeated="6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4032" calcext:value-type="float">
            <text:p>0.004032</text:p>
          </table:table-cell>
          <table:table-cell office:value-type="float" office:value="0.118885" calcext:value-type="float">
            <text:p>0.118885</text:p>
          </table:table-cell>
          <table:table-cell table:number-columns-repeated="6"/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120098" calcext:value-type="float">
            <text:p>0.120098</text:p>
          </table:table-cell>
          <table:table-cell table:number-columns-repeated="6"/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0.004081" calcext:value-type="float">
            <text:p>0.004081</text:p>
          </table:table-cell>
          <table:table-cell office:value-type="float" office:value="0.12092" calcext:value-type="float">
            <text:p>0.12092</text:p>
          </table:table-cell>
          <table:table-cell table:number-columns-repeated="6"/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12161" calcext:value-type="float">
            <text:p>0.12161</text:p>
          </table:table-cell>
          <table:table-cell table:number-columns-repeated="6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0.004106" calcext:value-type="float">
            <text:p>0.004106</text:p>
          </table:table-cell>
          <table:table-cell office:value-type="float" office:value="0.122159" calcext:value-type="float">
            <text:p>0.122159</text:p>
          </table:table-cell>
          <table:table-cell table:number-columns-repeated="6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004109" calcext:value-type="float">
            <text:p>0.004109</text:p>
          </table:table-cell>
          <table:table-cell office:value-type="float" office:value="0.122549" calcext:value-type="float">
            <text:p>0.122549</text:p>
          </table:table-cell>
          <table:table-cell table:number-columns-repeated="6"/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0.004104" calcext:value-type="float">
            <text:p>0.004104</text:p>
          </table:table-cell>
          <table:table-cell office:value-type="float" office:value="0.123792" calcext:value-type="float">
            <text:p>0.123792</text:p>
          </table:table-cell>
          <table:table-cell table:number-columns-repeated="6"/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12462" calcext:value-type="float">
            <text:p>0.12462</text:p>
          </table:table-cell>
          <table:table-cell table:number-columns-repeated="6"/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0.004128" calcext:value-type="float">
            <text:p>0.004128</text:p>
          </table:table-cell>
          <table:table-cell office:value-type="float" office:value="0.124595" calcext:value-type="float">
            <text:p>0.124595</text:p>
          </table:table-cell>
          <table:table-cell table:number-columns-repeated="6"/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0.004166" calcext:value-type="float">
            <text:p>0.004166</text:p>
          </table:table-cell>
          <table:table-cell office:value-type="float" office:value="0.125225" calcext:value-type="float">
            <text:p>0.125225</text:p>
          </table:table-cell>
          <table:table-cell table:number-columns-repeated="6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04145" calcext:value-type="float">
            <text:p>0.004145</text:p>
          </table:table-cell>
          <table:table-cell office:value-type="float" office:value="0.126703" calcext:value-type="float">
            <text:p>0.126703</text:p>
          </table:table-cell>
          <table:table-cell table:number-columns-repeated="6"/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0.004183" calcext:value-type="float">
            <text:p>0.004183</text:p>
          </table:table-cell>
          <table:table-cell office:value-type="float" office:value="0.126976" calcext:value-type="float">
            <text:p>0.126976</text:p>
          </table:table-cell>
          <table:table-cell table:number-columns-repeated="6"/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0.004193" calcext:value-type="float">
            <text:p>0.004193</text:p>
          </table:table-cell>
          <table:table-cell office:value-type="float" office:value="0.128356" calcext:value-type="float">
            <text:p>0.128356</text:p>
          </table:table-cell>
          <table:table-cell table:number-columns-repeated="6"/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0.004282" calcext:value-type="float">
            <text:p>0.004282</text:p>
          </table:table-cell>
          <table:table-cell office:value-type="float" office:value="0.128368" calcext:value-type="float">
            <text:p>0.128368</text:p>
          </table:table-cell>
          <table:table-cell table:number-columns-repeated="6"/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0.004254" calcext:value-type="float">
            <text:p>0.004254</text:p>
          </table:table-cell>
          <table:table-cell office:value-type="float" office:value="0.128661" calcext:value-type="float">
            <text:p>0.128661</text:p>
          </table:table-cell>
          <table:table-cell table:number-columns-repeated="6"/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0.004259" calcext:value-type="float">
            <text:p>0.004259</text:p>
          </table:table-cell>
          <table:table-cell office:value-type="float" office:value="0.129827" calcext:value-type="float">
            <text:p>0.129827</text:p>
          </table:table-cell>
          <table:table-cell table:number-columns-repeated="6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0.004246" calcext:value-type="float">
            <text:p>0.004246</text:p>
          </table:table-cell>
          <table:table-cell office:value-type="float" office:value="0.13175" calcext:value-type="float">
            <text:p>0.13175</text:p>
          </table:table-cell>
          <table:table-cell table:number-columns-repeated="6"/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0.004377" calcext:value-type="float">
            <text:p>0.004377</text:p>
          </table:table-cell>
          <table:table-cell office:value-type="float" office:value="0.13153" calcext:value-type="float">
            <text:p>0.13153</text:p>
          </table:table-cell>
          <table:table-cell table:number-columns-repeated="6"/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132596" calcext:value-type="float">
            <text:p>0.132596</text:p>
          </table:table-cell>
          <table:table-cell table:number-columns-repeated="6"/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0.004333" calcext:value-type="float">
            <text:p>0.004333</text:p>
          </table:table-cell>
          <table:table-cell office:value-type="float" office:value="0.13292" calcext:value-type="float">
            <text:p>0.13292</text:p>
          </table:table-cell>
          <table:table-cell table:number-columns-repeated="6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0.134066" calcext:value-type="float">
            <text:p>0.134066</text:p>
          </table:table-cell>
          <table:table-cell table:number-columns-repeated="6"/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13466" calcext:value-type="float">
            <text:p>0.13466</text:p>
          </table:table-cell>
          <table:table-cell table:number-columns-repeated="6"/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135726" calcext:value-type="float">
            <text:p>0.135726</text:p>
          </table:table-cell>
          <table:table-cell table:number-columns-repeated="6"/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0.004365" calcext:value-type="float">
            <text:p>0.004365</text:p>
          </table:table-cell>
          <table:table-cell office:value-type="float" office:value="0.138292" calcext:value-type="float">
            <text:p>0.138292</text:p>
          </table:table-cell>
          <table:table-cell table:number-columns-repeated="6"/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0.004445" calcext:value-type="float">
            <text:p>0.004445</text:p>
          </table:table-cell>
          <table:table-cell office:value-type="float" office:value="0.13971" calcext:value-type="float">
            <text:p>0.13971</text:p>
          </table:table-cell>
          <table:table-cell table:number-columns-repeated="6"/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0.004574" calcext:value-type="float">
            <text:p>0.004574</text:p>
          </table:table-cell>
          <table:table-cell office:value-type="float" office:value="0.138829" calcext:value-type="float">
            <text:p>0.138829</text:p>
          </table:table-cell>
          <table:table-cell table:number-columns-repeated="6"/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0.004453" calcext:value-type="float">
            <text:p>0.004453</text:p>
          </table:table-cell>
          <table:table-cell office:value-type="float" office:value="0.138604" calcext:value-type="float">
            <text:p>0.138604</text:p>
          </table:table-cell>
          <table:table-cell table:number-columns-repeated="6"/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0.004438" calcext:value-type="float">
            <text:p>0.004438</text:p>
          </table:table-cell>
          <table:table-cell office:value-type="float" office:value="0.141311" calcext:value-type="float">
            <text:p>0.141311</text:p>
          </table:table-cell>
          <table:table-cell table:number-columns-repeated="6"/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0.004527" calcext:value-type="float">
            <text:p>0.004527</text:p>
          </table:table-cell>
          <table:table-cell office:value-type="float" office:value="0.141231" calcext:value-type="float">
            <text:p>0.141231</text:p>
          </table:table-cell>
          <table:table-cell table:number-columns-repeated="6"/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0.004493" calcext:value-type="float">
            <text:p>0.004493</text:p>
          </table:table-cell>
          <table:table-cell office:value-type="float" office:value="0.142185" calcext:value-type="float">
            <text:p>0.142185</text:p>
          </table:table-cell>
          <table:table-cell table:number-columns-repeated="6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4496" calcext:value-type="float">
            <text:p>0.004496</text:p>
          </table:table-cell>
          <table:table-cell office:value-type="float" office:value="0.143183" calcext:value-type="float">
            <text:p>0.143183</text:p>
          </table:table-cell>
          <table:table-cell table:number-columns-repeated="6"/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0.004513" calcext:value-type="float">
            <text:p>0.004513</text:p>
          </table:table-cell>
          <table:table-cell office:value-type="float" office:value="0.142955" calcext:value-type="float">
            <text:p>0.142955</text:p>
          </table:table-cell>
          <table:table-cell table:number-columns-repeated="6"/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0.004511" calcext:value-type="float">
            <text:p>0.004511</text:p>
          </table:table-cell>
          <table:table-cell office:value-type="float" office:value="0.144093" calcext:value-type="float">
            <text:p>0.144093</text:p>
          </table:table-cell>
          <table:table-cell table:number-columns-repeated="6"/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0.004512" calcext:value-type="float">
            <text:p>0.004512</text:p>
          </table:table-cell>
          <table:table-cell office:value-type="float" office:value="0.144434" calcext:value-type="float">
            <text:p>0.144434</text:p>
          </table:table-cell>
          <table:table-cell table:number-columns-repeated="6"/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145701" calcext:value-type="float">
            <text:p>0.145701</text:p>
          </table:table-cell>
          <table:table-cell table:number-columns-repeated="6"/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0.004587" calcext:value-type="float">
            <text:p>0.004587</text:p>
          </table:table-cell>
          <table:table-cell office:value-type="float" office:value="0.145915" calcext:value-type="float">
            <text:p>0.145915</text:p>
          </table:table-cell>
          <table:table-cell table:number-columns-repeated="6"/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0.004575" calcext:value-type="float">
            <text:p>0.004575</text:p>
          </table:table-cell>
          <table:table-cell office:value-type="float" office:value="0.146506" calcext:value-type="float">
            <text:p>0.146506</text:p>
          </table:table-cell>
          <table:table-cell table:number-columns-repeated="6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148137" calcext:value-type="float">
            <text:p>0.148137</text:p>
          </table:table-cell>
          <table:table-cell table:number-columns-repeated="6"/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0.004581" calcext:value-type="float">
            <text:p>0.004581</text:p>
          </table:table-cell>
          <table:table-cell office:value-type="float" office:value="0.148109" calcext:value-type="float">
            <text:p>0.148109</text:p>
          </table:table-cell>
          <table:table-cell table:number-columns-repeated="6"/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0.004626" calcext:value-type="float">
            <text:p>0.004626</text:p>
          </table:table-cell>
          <table:table-cell office:value-type="float" office:value="0.149162" calcext:value-type="float">
            <text:p>0.149162</text:p>
          </table:table-cell>
          <table:table-cell table:number-columns-repeated="6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4678" calcext:value-type="float">
            <text:p>0.004678</text:p>
          </table:table-cell>
          <table:table-cell office:value-type="float" office:value="0.150158" calcext:value-type="float">
            <text:p>0.150158</text:p>
          </table:table-cell>
          <table:table-cell table:number-columns-repeated="6"/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0.004626" calcext:value-type="float">
            <text:p>0.004626</text:p>
          </table:table-cell>
          <table:table-cell office:value-type="float" office:value="0.152267" calcext:value-type="float">
            <text:p>0.152267</text:p>
          </table:table-cell>
          <table:table-cell table:number-columns-repeated="6"/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0.004631" calcext:value-type="float">
            <text:p>0.004631</text:p>
          </table:table-cell>
          <table:table-cell office:value-type="float" office:value="0.151469" calcext:value-type="float">
            <text:p>0.151469</text:p>
          </table:table-cell>
          <table:table-cell table:number-columns-repeated="6"/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0.004687" calcext:value-type="float">
            <text:p>0.004687</text:p>
          </table:table-cell>
          <table:table-cell office:value-type="float" office:value="0.15252" calcext:value-type="float">
            <text:p>0.15252</text:p>
          </table:table-cell>
          <table:table-cell table:number-columns-repeated="6"/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15329" calcext:value-type="float">
            <text:p>0.15329</text:p>
          </table:table-cell>
          <table:table-cell table:number-columns-repeated="6"/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0.004693" calcext:value-type="float">
            <text:p>0.004693</text:p>
          </table:table-cell>
          <table:table-cell office:value-type="float" office:value="0.155319" calcext:value-type="float">
            <text:p>0.155319</text:p>
          </table:table-cell>
          <table:table-cell table:number-columns-repeated="6"/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0.004661" calcext:value-type="float">
            <text:p>0.004661</text:p>
          </table:table-cell>
          <table:table-cell office:value-type="float" office:value="0.154613" calcext:value-type="float">
            <text:p>0.154613</text:p>
          </table:table-cell>
          <table:table-cell table:number-columns-repeated="6"/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55789" calcext:value-type="float">
            <text:p>0.155789</text:p>
          </table:table-cell>
          <table:table-cell table:number-columns-repeated="6"/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0.004698" calcext:value-type="float">
            <text:p>0.004698</text:p>
          </table:table-cell>
          <table:table-cell office:value-type="float" office:value="0.15702" calcext:value-type="float">
            <text:p>0.15702</text:p>
          </table:table-cell>
          <table:table-cell table:number-columns-repeated="6"/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0.004676" calcext:value-type="float">
            <text:p>0.004676</text:p>
          </table:table-cell>
          <table:table-cell office:value-type="float" office:value="0.157767" calcext:value-type="float">
            <text:p>0.157767</text:p>
          </table:table-cell>
          <table:table-cell table:number-columns-repeated="6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4777" calcext:value-type="float">
            <text:p>0.004777</text:p>
          </table:table-cell>
          <table:table-cell office:value-type="float" office:value="0.158765" calcext:value-type="float">
            <text:p>0.158765</text:p>
          </table:table-cell>
          <table:table-cell table:number-columns-repeated="6"/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0.004745" calcext:value-type="float">
            <text:p>0.004745</text:p>
          </table:table-cell>
          <table:table-cell office:value-type="float" office:value="0.159476" calcext:value-type="float">
            <text:p>0.159476</text:p>
          </table:table-cell>
          <table:table-cell table:number-columns-repeated="6"/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0.004775" calcext:value-type="float">
            <text:p>0.004775</text:p>
          </table:table-cell>
          <table:table-cell office:value-type="float" office:value="0.16113" calcext:value-type="float">
            <text:p>0.16113</text:p>
          </table:table-cell>
          <table:table-cell table:number-columns-repeated="6"/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0.161589" calcext:value-type="float">
            <text:p>0.161589</text:p>
          </table:table-cell>
          <table:table-cell table:number-columns-repeated="6"/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0.004798" calcext:value-type="float">
            <text:p>0.004798</text:p>
          </table:table-cell>
          <table:table-cell office:value-type="float" office:value="0.161149" calcext:value-type="float">
            <text:p>0.161149</text:p>
          </table:table-cell>
          <table:table-cell table:number-columns-repeated="6"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0.004808" calcext:value-type="float">
            <text:p>0.004808</text:p>
          </table:table-cell>
          <table:table-cell office:value-type="float" office:value="0.163366" calcext:value-type="float">
            <text:p>0.163366</text:p>
          </table:table-cell>
          <table:table-cell table:number-columns-repeated="6"/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0.004868" calcext:value-type="float">
            <text:p>0.004868</text:p>
          </table:table-cell>
          <table:table-cell office:value-type="float" office:value="0.166272" calcext:value-type="float">
            <text:p>0.166272</text:p>
          </table:table-cell>
          <table:table-cell table:number-columns-repeated="6"/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0.004856" calcext:value-type="float">
            <text:p>0.004856</text:p>
          </table:table-cell>
          <table:table-cell office:value-type="float" office:value="0.165629" calcext:value-type="float">
            <text:p>0.165629</text:p>
          </table:table-cell>
          <table:table-cell table:number-columns-repeated="6"/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0.004848" calcext:value-type="float">
            <text:p>0.004848</text:p>
          </table:table-cell>
          <table:table-cell office:value-type="float" office:value="0.166985" calcext:value-type="float">
            <text:p>0.166985</text:p>
          </table:table-cell>
          <table:table-cell table:number-columns-repeated="6"/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0.004862" calcext:value-type="float">
            <text:p>0.004862</text:p>
          </table:table-cell>
          <table:table-cell office:value-type="float" office:value="0.165821" calcext:value-type="float">
            <text:p>0.165821</text:p>
          </table:table-cell>
          <table:table-cell table:number-columns-repeated="6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04859" calcext:value-type="float">
            <text:p>0.004859</text:p>
          </table:table-cell>
          <table:table-cell office:value-type="float" office:value="0.167823" calcext:value-type="float">
            <text:p>0.167823</text:p>
          </table:table-cell>
          <table:table-cell table:number-columns-repeated="6"/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0.004933" calcext:value-type="float">
            <text:p>0.004933</text:p>
          </table:table-cell>
          <table:table-cell office:value-type="float" office:value="0.167849" calcext:value-type="float">
            <text:p>0.167849</text:p>
          </table:table-cell>
          <table:table-cell table:number-columns-repeated="6"/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0.004946" calcext:value-type="float">
            <text:p>0.004946</text:p>
          </table:table-cell>
          <table:table-cell office:value-type="float" office:value="0.167903" calcext:value-type="float">
            <text:p>0.167903</text:p>
          </table:table-cell>
          <table:table-cell table:number-columns-repeated="6"/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0.004932" calcext:value-type="float">
            <text:p>0.004932</text:p>
          </table:table-cell>
          <table:table-cell office:value-type="float" office:value="0.16975" calcext:value-type="float">
            <text:p>0.16975</text:p>
          </table:table-cell>
          <table:table-cell table:number-columns-repeated="6"/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0.005055" calcext:value-type="float">
            <text:p>0.005055</text:p>
          </table:table-cell>
          <table:table-cell office:value-type="float" office:value="0.170123" calcext:value-type="float">
            <text:p>0.170123</text:p>
          </table:table-cell>
          <table:table-cell table:number-columns-repeated="6"/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0.005078" calcext:value-type="float">
            <text:p>0.005078</text:p>
          </table:table-cell>
          <table:table-cell office:value-type="float" office:value="0.171496" calcext:value-type="float">
            <text:p>0.171496</text:p>
          </table:table-cell>
          <table:table-cell table:number-columns-repeated="6"/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0.004974" calcext:value-type="float">
            <text:p>0.004974</text:p>
          </table:table-cell>
          <table:table-cell office:value-type="float" office:value="0.172047" calcext:value-type="float">
            <text:p>0.172047</text:p>
          </table:table-cell>
          <table:table-cell table:number-columns-repeated="6"/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0.004984" calcext:value-type="float">
            <text:p>0.004984</text:p>
          </table:table-cell>
          <table:table-cell office:value-type="float" office:value="0.174127" calcext:value-type="float">
            <text:p>0.174127</text:p>
          </table:table-cell>
          <table:table-cell table:number-columns-repeated="6"/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173851" calcext:value-type="float">
            <text:p>0.173851</text:p>
          </table:table-cell>
          <table:table-cell table:number-columns-repeated="6"/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0.005001" calcext:value-type="float">
            <text:p>0.005001</text:p>
          </table:table-cell>
          <table:table-cell office:value-type="float" office:value="0.175195" calcext:value-type="float">
            <text:p>0.175195</text:p>
          </table:table-cell>
          <table:table-cell table:number-columns-repeated="6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05047" calcext:value-type="float">
            <text:p>0.005047</text:p>
          </table:table-cell>
          <table:table-cell office:value-type="float" office:value="0.176992" calcext:value-type="float">
            <text:p>0.176992</text:p>
          </table:table-cell>
          <table:table-cell table:number-columns-repeated="6"/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0.005043" calcext:value-type="float">
            <text:p>0.005043</text:p>
          </table:table-cell>
          <table:table-cell office:value-type="float" office:value="0.176561" calcext:value-type="float">
            <text:p>0.176561</text:p>
          </table:table-cell>
          <table:table-cell table:number-columns-repeated="6"/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0.005055" calcext:value-type="float">
            <text:p>0.005055</text:p>
          </table:table-cell>
          <table:table-cell office:value-type="float" office:value="0.177898" calcext:value-type="float">
            <text:p>0.177898</text:p>
          </table:table-cell>
          <table:table-cell table:number-columns-repeated="6"/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0.005063" calcext:value-type="float">
            <text:p>0.005063</text:p>
          </table:table-cell>
          <table:table-cell office:value-type="float" office:value="0.178306" calcext:value-type="float">
            <text:p>0.178306</text:p>
          </table:table-cell>
          <table:table-cell table:number-columns-repeated="6"/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0.005073" calcext:value-type="float">
            <text:p>0.005073</text:p>
          </table:table-cell>
          <table:table-cell office:value-type="float" office:value="0.179005" calcext:value-type="float">
            <text:p>0.179005</text:p>
          </table:table-cell>
          <table:table-cell table:number-columns-repeated="6"/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0.005058" calcext:value-type="float">
            <text:p>0.005058</text:p>
          </table:table-cell>
          <table:table-cell office:value-type="float" office:value="0.179778" calcext:value-type="float">
            <text:p>0.179778</text:p>
          </table:table-cell>
          <table:table-cell table:number-columns-repeated="6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82217" calcext:value-type="float">
            <text:p>0.182217</text:p>
          </table:table-cell>
          <table:table-cell table:number-columns-repeated="6"/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0.005117" calcext:value-type="float">
            <text:p>0.005117</text:p>
          </table:table-cell>
          <table:table-cell office:value-type="float" office:value="0.18357" calcext:value-type="float">
            <text:p>0.18357</text:p>
          </table:table-cell>
          <table:table-cell table:number-columns-repeated="6"/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0.005098" calcext:value-type="float">
            <text:p>0.005098</text:p>
          </table:table-cell>
          <table:table-cell office:value-type="float" office:value="0.183542" calcext:value-type="float">
            <text:p>0.183542</text:p>
          </table:table-cell>
          <table:table-cell table:number-columns-repeated="6"/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0.005113" calcext:value-type="float">
            <text:p>0.005113</text:p>
          </table:table-cell>
          <table:table-cell office:value-type="float" office:value="0.183986" calcext:value-type="float">
            <text:p>0.183986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0.185784" calcext:value-type="float">
            <text:p>0.185784</text:p>
          </table:table-cell>
          <table:table-cell table:number-columns-repeated="6"/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185697" calcext:value-type="float">
            <text:p>0.185697</text:p>
          </table:table-cell>
          <table:table-cell table:number-columns-repeated="6"/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188761" calcext:value-type="float">
            <text:p>0.188761</text:p>
          </table:table-cell>
          <table:table-cell table:number-columns-repeated="6"/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0.005202" calcext:value-type="float">
            <text:p>0.005202</text:p>
          </table:table-cell>
          <table:table-cell office:value-type="float" office:value="0.188645" calcext:value-type="float">
            <text:p>0.188645</text:p>
          </table:table-cell>
          <table:table-cell table:number-columns-repeated="6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188524" calcext:value-type="float">
            <text:p>0.188524</text:p>
          </table:table-cell>
          <table:table-cell table:number-columns-repeated="6"/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0.005221" calcext:value-type="float">
            <text:p>0.005221</text:p>
          </table:table-cell>
          <table:table-cell office:value-type="float" office:value="0.190721" calcext:value-type="float">
            <text:p>0.190721</text:p>
          </table:table-cell>
          <table:table-cell table:number-columns-repeated="6"/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0.005211" calcext:value-type="float">
            <text:p>0.005211</text:p>
          </table:table-cell>
          <table:table-cell office:value-type="float" office:value="0.190981" calcext:value-type="float">
            <text:p>0.190981</text:p>
          </table:table-cell>
          <table:table-cell table:number-columns-repeated="6"/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0.005201" calcext:value-type="float">
            <text:p>0.005201</text:p>
          </table:table-cell>
          <table:table-cell office:value-type="float" office:value="0.191649" calcext:value-type="float">
            <text:p>0.191649</text:p>
          </table:table-cell>
          <table:table-cell table:number-columns-repeated="6"/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0.193529" calcext:value-type="float">
            <text:p>0.193529</text:p>
          </table:table-cell>
          <table:table-cell table:number-columns-repeated="6"/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0.005182" calcext:value-type="float">
            <text:p>0.005182</text:p>
          </table:table-cell>
          <table:table-cell office:value-type="float" office:value="0.193736" calcext:value-type="float">
            <text:p>0.193736</text:p>
          </table:table-cell>
          <table:table-cell table:number-columns-repeated="6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05197" calcext:value-type="float">
            <text:p>0.005197</text:p>
          </table:table-cell>
          <table:table-cell office:value-type="float" office:value="0.194105" calcext:value-type="float">
            <text:p>0.194105</text:p>
          </table:table-cell>
          <table:table-cell table:number-columns-repeated="6"/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0.005245" calcext:value-type="float">
            <text:p>0.005245</text:p>
          </table:table-cell>
          <table:table-cell office:value-type="float" office:value="0.196119" calcext:value-type="float">
            <text:p>0.196119</text:p>
          </table:table-cell>
          <table:table-cell table:number-columns-repeated="6"/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0.005241" calcext:value-type="float">
            <text:p>0.005241</text:p>
          </table:table-cell>
          <table:table-cell office:value-type="float" office:value="0.197206" calcext:value-type="float">
            <text:p>0.197206</text:p>
          </table:table-cell>
          <table:table-cell table:number-columns-repeated="6"/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0.005294" calcext:value-type="float">
            <text:p>0.005294</text:p>
          </table:table-cell>
          <table:table-cell office:value-type="float" office:value="0.198758" calcext:value-type="float">
            <text:p>0.198758</text:p>
          </table:table-cell>
          <table:table-cell table:number-columns-repeated="6"/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0.197764" calcext:value-type="float">
            <text:p>0.197764</text:p>
          </table:table-cell>
          <table:table-cell table:number-columns-repeated="6"/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0.005294" calcext:value-type="float">
            <text:p>0.005294</text:p>
          </table:table-cell>
          <table:table-cell office:value-type="float" office:value="0.1996" calcext:value-type="float">
            <text:p>0.1996</text:p>
          </table:table-cell>
          <table:table-cell table:number-columns-repeated="6"/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0.005319" calcext:value-type="float">
            <text:p>0.005319</text:p>
          </table:table-cell>
          <table:table-cell office:value-type="float" office:value="0.1999" calcext:value-type="float">
            <text:p>0.1999</text:p>
          </table:table-cell>
          <table:table-cell table:number-columns-repeated="6"/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0.005339" calcext:value-type="float">
            <text:p>0.005339</text:p>
          </table:table-cell>
          <table:table-cell office:value-type="float" office:value="0.200477" calcext:value-type="float">
            <text:p>0.200477</text:p>
          </table:table-cell>
          <table:table-cell table:number-columns-repeated="6"/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0.005353" calcext:value-type="float">
            <text:p>0.005353</text:p>
          </table:table-cell>
          <table:table-cell office:value-type="float" office:value="0.202284" calcext:value-type="float">
            <text:p>0.202284</text:p>
          </table:table-cell>
          <table:table-cell table:number-columns-repeated="6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0.005424" calcext:value-type="float">
            <text:p>0.005424</text:p>
          </table:table-cell>
          <table:table-cell office:value-type="float" office:value="0.202917" calcext:value-type="float">
            <text:p>0.202917</text:p>
          </table:table-cell>
          <table:table-cell table:number-columns-repeated="6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05517" calcext:value-type="float">
            <text:p>0.005517</text:p>
          </table:table-cell>
          <table:table-cell office:value-type="float" office:value="0.20328" calcext:value-type="float">
            <text:p>0.20328</text:p>
          </table:table-cell>
          <table:table-cell table:number-columns-repeated="6"/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0.005403" calcext:value-type="float">
            <text:p>0.005403</text:p>
          </table:table-cell>
          <table:table-cell office:value-type="float" office:value="0.205014" calcext:value-type="float">
            <text:p>0.205014</text:p>
          </table:table-cell>
          <table:table-cell table:number-columns-repeated="6"/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0.005477" calcext:value-type="float">
            <text:p>0.005477</text:p>
          </table:table-cell>
          <table:table-cell office:value-type="float" office:value="0.205315" calcext:value-type="float">
            <text:p>0.205315</text:p>
          </table:table-cell>
          <table:table-cell table:number-columns-repeated="6"/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0.206729" calcext:value-type="float">
            <text:p>0.206729</text:p>
          </table:table-cell>
          <table:table-cell table:number-columns-repeated="6"/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0.005447" calcext:value-type="float">
            <text:p>0.005447</text:p>
          </table:table-cell>
          <table:table-cell office:value-type="float" office:value="0.207852" calcext:value-type="float">
            <text:p>0.207852</text:p>
          </table:table-cell>
          <table:table-cell table:number-columns-repeated="6"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0.005491" calcext:value-type="float">
            <text:p>0.005491</text:p>
          </table:table-cell>
          <table:table-cell office:value-type="float" office:value="0.208161" calcext:value-type="float">
            <text:p>0.208161</text:p>
          </table:table-cell>
          <table:table-cell table:number-columns-repeated="6"/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0.005483" calcext:value-type="float">
            <text:p>0.005483</text:p>
          </table:table-cell>
          <table:table-cell office:value-type="float" office:value="0.20955" calcext:value-type="float">
            <text:p>0.20955</text:p>
          </table:table-cell>
          <table:table-cell table:number-columns-repeated="6"/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0.005628" calcext:value-type="float">
            <text:p>0.005628</text:p>
          </table:table-cell>
          <table:table-cell office:value-type="float" office:value="0.210686" calcext:value-type="float">
            <text:p>0.210686</text:p>
          </table:table-cell>
          <table:table-cell table:number-columns-repeated="6"/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0.005579" calcext:value-type="float">
            <text:p>0.005579</text:p>
          </table:table-cell>
          <table:table-cell office:value-type="float" office:value="0.211583" calcext:value-type="float">
            <text:p>0.211583</text:p>
          </table:table-cell>
          <table:table-cell table:number-columns-repeated="6"/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0.005525" calcext:value-type="float">
            <text:p>0.005525</text:p>
          </table:table-cell>
          <table:table-cell office:value-type="float" office:value="0.214084" calcext:value-type="float">
            <text:p>0.214084</text:p>
          </table:table-cell>
          <table:table-cell table:number-columns-repeated="6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05667" calcext:value-type="float">
            <text:p>0.005667</text:p>
          </table:table-cell>
          <table:table-cell office:value-type="float" office:value="0.218704" calcext:value-type="float">
            <text:p>0.218704</text:p>
          </table:table-cell>
          <table:table-cell table:number-columns-repeated="6"/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0.005679" calcext:value-type="float">
            <text:p>0.005679</text:p>
          </table:table-cell>
          <table:table-cell office:value-type="float" office:value="0.216158" calcext:value-type="float">
            <text:p>0.216158</text:p>
          </table:table-cell>
          <table:table-cell table:number-columns-repeated="6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0.005573" calcext:value-type="float">
            <text:p>0.005573</text:p>
          </table:table-cell>
          <table:table-cell office:value-type="float" office:value="0.217551" calcext:value-type="float">
            <text:p>0.217551</text:p>
          </table:table-cell>
          <table:table-cell table:number-columns-repeated="6"/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0.005586" calcext:value-type="float">
            <text:p>0.005586</text:p>
          </table:table-cell>
          <table:table-cell office:value-type="float" office:value="0.21793" calcext:value-type="float">
            <text:p>0.21793</text:p>
          </table:table-cell>
          <table:table-cell table:number-columns-repeated="6"/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0.005626" calcext:value-type="float">
            <text:p>0.005626</text:p>
          </table:table-cell>
          <table:table-cell office:value-type="float" office:value="0.221113" calcext:value-type="float">
            <text:p>0.221113</text:p>
          </table:table-cell>
          <table:table-cell table:number-columns-repeated="6"/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0.005804" calcext:value-type="float">
            <text:p>0.005804</text:p>
          </table:table-cell>
          <table:table-cell office:value-type="float" office:value="0.221573" calcext:value-type="float">
            <text:p>0.221573</text:p>
          </table:table-cell>
          <table:table-cell table:number-columns-repeated="6"/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0.005656" calcext:value-type="float">
            <text:p>0.005656</text:p>
          </table:table-cell>
          <table:table-cell office:value-type="float" office:value="0.220919" calcext:value-type="float">
            <text:p>0.220919</text:p>
          </table:table-cell>
          <table:table-cell table:number-columns-repeated="6"/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220106" calcext:value-type="float">
            <text:p>0.220106</text:p>
          </table:table-cell>
          <table:table-cell table:number-columns-repeated="6"/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0.005695" calcext:value-type="float">
            <text:p>0.005695</text:p>
          </table:table-cell>
          <table:table-cell office:value-type="float" office:value="0.221594" calcext:value-type="float">
            <text:p>0.221594</text:p>
          </table:table-cell>
          <table:table-cell table:number-columns-repeated="6"/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0.005707" calcext:value-type="float">
            <text:p>0.005707</text:p>
          </table:table-cell>
          <table:table-cell office:value-type="float" office:value="0.222371" calcext:value-type="float">
            <text:p>0.222371</text:p>
          </table:table-cell>
          <table:table-cell table:number-columns-repeated="6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05701" calcext:value-type="float">
            <text:p>0.005701</text:p>
          </table:table-cell>
          <table:table-cell office:value-type="float" office:value="0.224154" calcext:value-type="float">
            <text:p>0.224154</text:p>
          </table:table-cell>
          <table:table-cell table:number-columns-repeated="6"/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0.005818" calcext:value-type="float">
            <text:p>0.005818</text:p>
          </table:table-cell>
          <table:table-cell office:value-type="float" office:value="0.225002" calcext:value-type="float">
            <text:p>0.225002</text:p>
          </table:table-cell>
          <table:table-cell table:number-columns-repeated="6"/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224989" calcext:value-type="float">
            <text:p>0.224989</text:p>
          </table:table-cell>
          <table:table-cell table:number-columns-repeated="6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0.005735" calcext:value-type="float">
            <text:p>0.005735</text:p>
          </table:table-cell>
          <table:table-cell office:value-type="float" office:value="0.227589" calcext:value-type="float">
            <text:p>0.227589</text:p>
          </table:table-cell>
          <table:table-cell table:number-columns-repeated="6"/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0.005763" calcext:value-type="float">
            <text:p>0.005763</text:p>
          </table:table-cell>
          <table:table-cell office:value-type="float" office:value="0.227292" calcext:value-type="float">
            <text:p>0.227292</text:p>
          </table:table-cell>
          <table:table-cell table:number-columns-repeated="6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0.005748" calcext:value-type="float">
            <text:p>0.005748</text:p>
          </table:table-cell>
          <table:table-cell office:value-type="float" office:value="0.227831" calcext:value-type="float">
            <text:p>0.227831</text:p>
          </table:table-cell>
          <table:table-cell table:number-columns-repeated="6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0.005814" calcext:value-type="float">
            <text:p>0.005814</text:p>
          </table:table-cell>
          <table:table-cell office:value-type="float" office:value="0.230398" calcext:value-type="float">
            <text:p>0.230398</text:p>
          </table:table-cell>
          <table:table-cell table:number-columns-repeated="6"/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0.005846" calcext:value-type="float">
            <text:p>0.005846</text:p>
          </table:table-cell>
          <table:table-cell office:value-type="float" office:value="0.23124" calcext:value-type="float">
            <text:p>0.23124</text:p>
          </table:table-cell>
          <table:table-cell table:number-columns-repeated="6"/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0.231524" calcext:value-type="float">
            <text:p>0.231524</text:p>
          </table:table-cell>
          <table:table-cell table:number-columns-repeated="6"/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0.005801" calcext:value-type="float">
            <text:p>0.005801</text:p>
          </table:table-cell>
          <table:table-cell office:value-type="float" office:value="0.232632" calcext:value-type="float">
            <text:p>0.232632</text:p>
          </table:table-cell>
          <table:table-cell table:number-columns-repeated="6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5853" calcext:value-type="float">
            <text:p>0.005853</text:p>
          </table:table-cell>
          <table:table-cell office:value-type="float" office:value="0.233655" calcext:value-type="float">
            <text:p>0.233655</text:p>
          </table:table-cell>
          <table:table-cell table:number-columns-repeated="6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234693" calcext:value-type="float">
            <text:p>0.234693</text:p>
          </table:table-cell>
          <table:table-cell table:number-columns-repeated="6"/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0.005866" calcext:value-type="float">
            <text:p>0.005866</text:p>
          </table:table-cell>
          <table:table-cell office:value-type="float" office:value="0.236767" calcext:value-type="float">
            <text:p>0.236767</text:p>
          </table:table-cell>
          <table:table-cell table:number-columns-repeated="6"/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0.005856" calcext:value-type="float">
            <text:p>0.005856</text:p>
          </table:table-cell>
          <table:table-cell office:value-type="float" office:value="0.237684" calcext:value-type="float">
            <text:p>0.237684</text:p>
          </table:table-cell>
          <table:table-cell table:number-columns-repeated="6"/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0.005889" calcext:value-type="float">
            <text:p>0.005889</text:p>
          </table:table-cell>
          <table:table-cell office:value-type="float" office:value="0.238222" calcext:value-type="float">
            <text:p>0.238222</text:p>
          </table:table-cell>
          <table:table-cell table:number-columns-repeated="6"/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0.005869" calcext:value-type="float">
            <text:p>0.005869</text:p>
          </table:table-cell>
          <table:table-cell office:value-type="float" office:value="0.2382" calcext:value-type="float">
            <text:p>0.2382</text:p>
          </table:table-cell>
          <table:table-cell table:number-columns-repeated="6"/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0.005883" calcext:value-type="float">
            <text:p>0.005883</text:p>
          </table:table-cell>
          <table:table-cell office:value-type="float" office:value="0.239695" calcext:value-type="float">
            <text:p>0.239695</text:p>
          </table:table-cell>
          <table:table-cell table:number-columns-repeated="6"/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0.005943" calcext:value-type="float">
            <text:p>0.005943</text:p>
          </table:table-cell>
          <table:table-cell office:value-type="float" office:value="0.242235" calcext:value-type="float">
            <text:p>0.242235</text:p>
          </table:table-cell>
          <table:table-cell table:number-columns-repeated="6"/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0.005929" calcext:value-type="float">
            <text:p>0.005929</text:p>
          </table:table-cell>
          <table:table-cell office:value-type="float" office:value="0.243408" calcext:value-type="float">
            <text:p>0.243408</text:p>
          </table:table-cell>
          <table:table-cell table:number-columns-repeated="6"/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247923" calcext:value-type="float">
            <text:p>0.247923</text:p>
          </table:table-cell>
          <table:table-cell table:number-columns-repeated="6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06465" calcext:value-type="float">
            <text:p>0.006465</text:p>
          </table:table-cell>
          <table:table-cell office:value-type="float" office:value="0.251254" calcext:value-type="float">
            <text:p>0.251254</text:p>
          </table:table-cell>
          <table:table-cell table:number-columns-repeated="6"/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0.006197" calcext:value-type="float">
            <text:p>0.006197</text:p>
          </table:table-cell>
          <table:table-cell office:value-type="float" office:value="0.254882" calcext:value-type="float">
            <text:p>0.254882</text:p>
          </table:table-cell>
          <table:table-cell table:number-columns-repeated="6"/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0.006224" calcext:value-type="float">
            <text:p>0.006224</text:p>
          </table:table-cell>
          <table:table-cell office:value-type="float" office:value="0.249837" calcext:value-type="float">
            <text:p>0.249837</text:p>
          </table:table-cell>
          <table:table-cell table:number-columns-repeated="6"/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0.006063" calcext:value-type="float">
            <text:p>0.006063</text:p>
          </table:table-cell>
          <table:table-cell office:value-type="float" office:value="0.250611" calcext:value-type="float">
            <text:p>0.250611</text:p>
          </table:table-cell>
          <table:table-cell table:number-columns-repeated="6"/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0.006006" calcext:value-type="float">
            <text:p>0.006006</text:p>
          </table:table-cell>
          <table:table-cell office:value-type="float" office:value="0.247131" calcext:value-type="float">
            <text:p>0.247131</text:p>
          </table:table-cell>
          <table:table-cell table:number-columns-repeated="6"/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0.006035" calcext:value-type="float">
            <text:p>0.006035</text:p>
          </table:table-cell>
          <table:table-cell office:value-type="float" office:value="0.250233" calcext:value-type="float">
            <text:p>0.250233</text:p>
          </table:table-cell>
          <table:table-cell table:number-columns-repeated="6"/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0.006059" calcext:value-type="float">
            <text:p>0.006059</text:p>
          </table:table-cell>
          <table:table-cell office:value-type="float" office:value="0.250871" calcext:value-type="float">
            <text:p>0.250871</text:p>
          </table:table-cell>
          <table:table-cell table:number-columns-repeated="6"/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0.006041" calcext:value-type="float">
            <text:p>0.006041</text:p>
          </table:table-cell>
          <table:table-cell office:value-type="float" office:value="0.251727" calcext:value-type="float">
            <text:p>0.251727</text:p>
          </table:table-cell>
          <table:table-cell table:number-columns-repeated="6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0.006116" calcext:value-type="float">
            <text:p>0.006116</text:p>
          </table:table-cell>
          <table:table-cell office:value-type="float" office:value="0.252323" calcext:value-type="float">
            <text:p>0.252323</text:p>
          </table:table-cell>
          <table:table-cell table:number-columns-repeated="6"/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0.006086" calcext:value-type="float">
            <text:p>0.006086</text:p>
          </table:table-cell>
          <table:table-cell office:value-type="float" office:value="0.253624" calcext:value-type="float">
            <text:p>0.253624</text:p>
          </table:table-cell>
          <table:table-cell table:number-columns-repeated="6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06074" calcext:value-type="float">
            <text:p>0.006074</text:p>
          </table:table-cell>
          <table:table-cell office:value-type="float" office:value="0.256081" calcext:value-type="float">
            <text:p>0.256081</text:p>
          </table:table-cell>
          <table:table-cell table:number-columns-repeated="6"/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0.006087" calcext:value-type="float">
            <text:p>0.006087</text:p>
          </table:table-cell>
          <table:table-cell office:value-type="float" office:value="0.255058" calcext:value-type="float">
            <text:p>0.255058</text:p>
          </table:table-cell>
          <table:table-cell table:number-columns-repeated="6"/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0.006231" calcext:value-type="float">
            <text:p>0.006231</text:p>
          </table:table-cell>
          <table:table-cell office:value-type="float" office:value="0.257274" calcext:value-type="float">
            <text:p>0.257274</text:p>
          </table:table-cell>
          <table:table-cell table:number-columns-repeated="6"/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0.006122" calcext:value-type="float">
            <text:p>0.006122</text:p>
          </table:table-cell>
          <table:table-cell office:value-type="float" office:value="0.257298" calcext:value-type="float">
            <text:p>0.257298</text:p>
          </table:table-cell>
          <table:table-cell table:number-columns-repeated="6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259428" calcext:value-type="float">
            <text:p>0.259428</text:p>
          </table:table-cell>
          <table:table-cell table:number-columns-repeated="6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0.006153" calcext:value-type="float">
            <text:p>0.006153</text:p>
          </table:table-cell>
          <table:table-cell office:value-type="float" office:value="0.259818" calcext:value-type="float">
            <text:p>0.259818</text:p>
          </table:table-cell>
          <table:table-cell table:number-columns-repeated="6"/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0.006145" calcext:value-type="float">
            <text:p>0.006145</text:p>
          </table:table-cell>
          <table:table-cell office:value-type="float" office:value="0.260476" calcext:value-type="float">
            <text:p>0.260476</text:p>
          </table:table-cell>
          <table:table-cell table:number-columns-repeated="6"/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0.006183" calcext:value-type="float">
            <text:p>0.006183</text:p>
          </table:table-cell>
          <table:table-cell office:value-type="float" office:value="0.261461" calcext:value-type="float">
            <text:p>0.261461</text:p>
          </table:table-cell>
          <table:table-cell table:number-columns-repeated="6"/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0.006158" calcext:value-type="float">
            <text:p>0.006158</text:p>
          </table:table-cell>
          <table:table-cell office:value-type="float" office:value="0.263632" calcext:value-type="float">
            <text:p>0.263632</text:p>
          </table:table-cell>
          <table:table-cell table:number-columns-repeated="6"/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267959" calcext:value-type="float">
            <text:p>0.267959</text:p>
          </table:table-cell>
          <table:table-cell table:number-columns-repeated="6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6361" calcext:value-type="float">
            <text:p>0.006361</text:p>
          </table:table-cell>
          <table:table-cell office:value-type="float" office:value="0.273803" calcext:value-type="float">
            <text:p>0.273803</text:p>
          </table:table-cell>
          <table:table-cell table:number-columns-repeated="6"/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0.006482" calcext:value-type="float">
            <text:p>0.006482</text:p>
          </table:table-cell>
          <table:table-cell office:value-type="float" office:value="0.272158" calcext:value-type="float">
            <text:p>0.272158</text:p>
          </table:table-cell>
          <table:table-cell table:number-columns-repeated="6"/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0.006472" calcext:value-type="float">
            <text:p>0.006472</text:p>
          </table:table-cell>
          <table:table-cell office:value-type="float" office:value="0.269073" calcext:value-type="float">
            <text:p>0.269073</text:p>
          </table:table-cell>
          <table:table-cell table:number-columns-repeated="6"/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0.006361" calcext:value-type="float">
            <text:p>0.006361</text:p>
          </table:table-cell>
          <table:table-cell office:value-type="float" office:value="0.283648" calcext:value-type="float">
            <text:p>0.283648</text:p>
          </table:table-cell>
          <table:table-cell table:number-columns-repeated="6"/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0.282174" calcext:value-type="float">
            <text:p>0.282174</text:p>
          </table:table-cell>
          <table:table-cell table:number-columns-repeated="6"/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0.006493" calcext:value-type="float">
            <text:p>0.006493</text:p>
          </table:table-cell>
          <table:table-cell office:value-type="float" office:value="0.27825" calcext:value-type="float">
            <text:p>0.27825</text:p>
          </table:table-cell>
          <table:table-cell table:number-columns-repeated="6"/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275944" calcext:value-type="float">
            <text:p>0.275944</text:p>
          </table:table-cell>
          <table:table-cell table:number-columns-repeated="6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0.006521" calcext:value-type="float">
            <text:p>0.006521</text:p>
          </table:table-cell>
          <table:table-cell office:value-type="float" office:value="0.288523" calcext:value-type="float">
            <text:p>0.288523</text:p>
          </table:table-cell>
          <table:table-cell table:number-columns-repeated="6"/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0.006872" calcext:value-type="float">
            <text:p>0.006872</text:p>
          </table:table-cell>
          <table:table-cell office:value-type="float" office:value="0.290044" calcext:value-type="float">
            <text:p>0.290044</text:p>
          </table:table-cell>
          <table:table-cell table:number-columns-repeated="6"/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0.28192" calcext:value-type="float">
            <text:p>0.28192</text:p>
          </table:table-cell>
          <table:table-cell table:number-columns-repeated="6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06463" calcext:value-type="float">
            <text:p>0.006463</text:p>
          </table:table-cell>
          <table:table-cell office:value-type="float" office:value="0.281289" calcext:value-type="float">
            <text:p>0.281289</text:p>
          </table:table-cell>
          <table:table-cell table:number-columns-repeated="6"/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0.006429" calcext:value-type="float">
            <text:p>0.006429</text:p>
          </table:table-cell>
          <table:table-cell office:value-type="float" office:value="0.282628" calcext:value-type="float">
            <text:p>0.282628</text:p>
          </table:table-cell>
          <table:table-cell table:number-columns-repeated="6"/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280135" calcext:value-type="float">
            <text:p>0.280135</text:p>
          </table:table-cell>
          <table:table-cell table:number-columns-repeated="6"/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0.006314" calcext:value-type="float">
            <text:p>0.006314</text:p>
          </table:table-cell>
          <table:table-cell office:value-type="float" office:value="0.281803" calcext:value-type="float">
            <text:p>0.281803</text:p>
          </table:table-cell>
          <table:table-cell table:number-columns-repeated="6"/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0.006425" calcext:value-type="float">
            <text:p>0.006425</text:p>
          </table:table-cell>
          <table:table-cell office:value-type="float" office:value="0.280892" calcext:value-type="float">
            <text:p>0.280892</text:p>
          </table:table-cell>
          <table:table-cell table:number-columns-repeated="6"/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0.006376" calcext:value-type="float">
            <text:p>0.006376</text:p>
          </table:table-cell>
          <table:table-cell office:value-type="float" office:value="0.283318" calcext:value-type="float">
            <text:p>0.283318</text:p>
          </table:table-cell>
          <table:table-cell table:number-columns-repeated="6"/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0.006443" calcext:value-type="float">
            <text:p>0.006443</text:p>
          </table:table-cell>
          <table:table-cell office:value-type="float" office:value="0.284458" calcext:value-type="float">
            <text:p>0.284458</text:p>
          </table:table-cell>
          <table:table-cell table:number-columns-repeated="6"/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0.006431" calcext:value-type="float">
            <text:p>0.006431</text:p>
          </table:table-cell>
          <table:table-cell office:value-type="float" office:value="0.284951" calcext:value-type="float">
            <text:p>0.284951</text:p>
          </table:table-cell>
          <table:table-cell table:number-columns-repeated="6"/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0.006837" calcext:value-type="float">
            <text:p>0.006837</text:p>
          </table:table-cell>
          <table:table-cell office:value-type="float" office:value="0.286079" calcext:value-type="float">
            <text:p>0.286079</text:p>
          </table:table-cell>
          <table:table-cell table:number-columns-repeated="6"/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0.006479" calcext:value-type="float">
            <text:p>0.006479</text:p>
          </table:table-cell>
          <table:table-cell office:value-type="float" office:value="0.287261" calcext:value-type="float">
            <text:p>0.287261</text:p>
          </table:table-cell>
          <table:table-cell table:number-columns-repeated="6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6573" calcext:value-type="float">
            <text:p>0.006573</text:p>
          </table:table-cell>
          <table:table-cell office:value-type="float" office:value="0.287364" calcext:value-type="float">
            <text:p>0.287364</text:p>
          </table:table-cell>
          <table:table-cell table:number-columns-repeated="6"/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289874" calcext:value-type="float">
            <text:p>0.289874</text:p>
          </table:table-cell>
          <table:table-cell table:number-columns-repeated="6"/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0.289946" calcext:value-type="float">
            <text:p>0.289946</text:p>
          </table:table-cell>
          <table:table-cell table:number-columns-repeated="6"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0.006557" calcext:value-type="float">
            <text:p>0.006557</text:p>
          </table:table-cell>
          <table:table-cell office:value-type="float" office:value="0.292314" calcext:value-type="float">
            <text:p>0.292314</text:p>
          </table:table-cell>
          <table:table-cell table:number-columns-repeated="6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0.006594" calcext:value-type="float">
            <text:p>0.006594</text:p>
          </table:table-cell>
          <table:table-cell office:value-type="float" office:value="0.292122" calcext:value-type="float">
            <text:p>0.292122</text:p>
          </table:table-cell>
          <table:table-cell table:number-columns-repeated="6"/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293968" calcext:value-type="float">
            <text:p>0.293968</text:p>
          </table:table-cell>
          <table:table-cell table:number-columns-repeated="6"/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0.006622" calcext:value-type="float">
            <text:p>0.006622</text:p>
          </table:table-cell>
          <table:table-cell office:value-type="float" office:value="0.29547" calcext:value-type="float">
            <text:p>0.29547</text:p>
          </table:table-cell>
          <table:table-cell table:number-columns-repeated="6"/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0.006749" calcext:value-type="float">
            <text:p>0.006749</text:p>
          </table:table-cell>
          <table:table-cell office:value-type="float" office:value="0.296525" calcext:value-type="float">
            <text:p>0.296525</text:p>
          </table:table-cell>
          <table:table-cell table:number-columns-repeated="6"/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0.006664" calcext:value-type="float">
            <text:p>0.006664</text:p>
          </table:table-cell>
          <table:table-cell office:value-type="float" office:value="0.297748" calcext:value-type="float">
            <text:p>0.297748</text:p>
          </table:table-cell>
          <table:table-cell table:number-columns-repeated="6"/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0.006668" calcext:value-type="float">
            <text:p>0.006668</text:p>
          </table:table-cell>
          <table:table-cell office:value-type="float" office:value="0.299861" calcext:value-type="float">
            <text:p>0.299861</text:p>
          </table:table-cell>
          <table:table-cell table:number-columns-repeated="6"/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06734" calcext:value-type="float">
            <text:p>0.006734</text:p>
          </table:table-cell>
          <table:table-cell office:value-type="float" office:value="0.299906" calcext:value-type="float">
            <text:p>0.299906</text:p>
          </table:table-cell>
          <table:table-cell table:number-columns-repeated="6"/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303816" calcext:value-type="float">
            <text:p>0.303816</text:p>
          </table:table-cell>
          <table:table-cell table:number-columns-repeated="6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0.006804" calcext:value-type="float">
            <text:p>0.006804</text:p>
          </table:table-cell>
          <table:table-cell office:value-type="float" office:value="0.301754" calcext:value-type="float">
            <text:p>0.301754</text:p>
          </table:table-cell>
          <table:table-cell table:number-columns-repeated="6"/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0.006755" calcext:value-type="float">
            <text:p>0.006755</text:p>
          </table:table-cell>
          <table:table-cell office:value-type="float" office:value="0.302893" calcext:value-type="float">
            <text:p>0.302893</text:p>
          </table:table-cell>
          <table:table-cell table:number-columns-repeated="6"/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0.006694" calcext:value-type="float">
            <text:p>0.006694</text:p>
          </table:table-cell>
          <table:table-cell office:value-type="float" office:value="0.303909" calcext:value-type="float">
            <text:p>0.303909</text:p>
          </table:table-cell>
          <table:table-cell table:number-columns-repeated="6"/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0.006726" calcext:value-type="float">
            <text:p>0.006726</text:p>
          </table:table-cell>
          <table:table-cell office:value-type="float" office:value="0.30582" calcext:value-type="float">
            <text:p>0.30582</text:p>
          </table:table-cell>
          <table:table-cell table:number-columns-repeated="6"/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0.006764" calcext:value-type="float">
            <text:p>0.006764</text:p>
          </table:table-cell>
          <table:table-cell office:value-type="float" office:value="0.306247" calcext:value-type="float">
            <text:p>0.306247</text:p>
          </table:table-cell>
          <table:table-cell table:number-columns-repeated="6"/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0.006886" calcext:value-type="float">
            <text:p>0.006886</text:p>
          </table:table-cell>
          <table:table-cell office:value-type="float" office:value="0.315208" calcext:value-type="float">
            <text:p>0.315208</text:p>
          </table:table-cell>
          <table:table-cell table:number-columns-repeated="6"/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0.006898" calcext:value-type="float">
            <text:p>0.006898</text:p>
          </table:table-cell>
          <table:table-cell office:value-type="float" office:value="0.309277" calcext:value-type="float">
            <text:p>0.309277</text:p>
          </table:table-cell>
          <table:table-cell table:number-columns-repeated="6"/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0.006753" calcext:value-type="float">
            <text:p>0.006753</text:p>
          </table:table-cell>
          <table:table-cell office:value-type="float" office:value="0.310008" calcext:value-type="float">
            <text:p>0.310008</text:p>
          </table:table-cell>
          <table:table-cell table:number-columns-repeated="6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06794" calcext:value-type="float">
            <text:p>0.006794</text:p>
          </table:table-cell>
          <table:table-cell office:value-type="float" office:value="0.312268" calcext:value-type="float">
            <text:p>0.312268</text:p>
          </table:table-cell>
          <table:table-cell table:number-columns-repeated="6"/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0.006813" calcext:value-type="float">
            <text:p>0.006813</text:p>
          </table:table-cell>
          <table:table-cell office:value-type="float" office:value="0.31319" calcext:value-type="float">
            <text:p>0.31319</text:p>
          </table:table-cell>
          <table:table-cell table:number-columns-repeated="6"/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0.006793" calcext:value-type="float">
            <text:p>0.006793</text:p>
          </table:table-cell>
          <table:table-cell office:value-type="float" office:value="0.313004" calcext:value-type="float">
            <text:p>0.313004</text:p>
          </table:table-cell>
          <table:table-cell table:number-columns-repeated="6"/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0.006971" calcext:value-type="float">
            <text:p>0.006971</text:p>
          </table:table-cell>
          <table:table-cell office:value-type="float" office:value="0.314483" calcext:value-type="float">
            <text:p>0.314483</text:p>
          </table:table-cell>
          <table:table-cell table:number-columns-repeated="6"/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0.006832" calcext:value-type="float">
            <text:p>0.006832</text:p>
          </table:table-cell>
          <table:table-cell office:value-type="float" office:value="0.316078" calcext:value-type="float">
            <text:p>0.316078</text:p>
          </table:table-cell>
          <table:table-cell table:number-columns-repeated="6"/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0.006845" calcext:value-type="float">
            <text:p>0.006845</text:p>
          </table:table-cell>
          <table:table-cell office:value-type="float" office:value="0.317763" calcext:value-type="float">
            <text:p>0.317763</text:p>
          </table:table-cell>
          <table:table-cell table:number-columns-repeated="6"/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0.006913" calcext:value-type="float">
            <text:p>0.006913</text:p>
          </table:table-cell>
          <table:table-cell office:value-type="float" office:value="0.317911" calcext:value-type="float">
            <text:p>0.317911</text:p>
          </table:table-cell>
          <table:table-cell table:number-columns-repeated="6"/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0.006868" calcext:value-type="float">
            <text:p>0.006868</text:p>
          </table:table-cell>
          <table:table-cell office:value-type="float" office:value="0.322216" calcext:value-type="float">
            <text:p>0.322216</text:p>
          </table:table-cell>
          <table:table-cell table:number-columns-repeated="6"/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0.006956" calcext:value-type="float">
            <text:p>0.006956</text:p>
          </table:table-cell>
          <table:table-cell office:value-type="float" office:value="0.321837" calcext:value-type="float">
            <text:p>0.321837</text:p>
          </table:table-cell>
          <table:table-cell table:number-columns-repeated="6"/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0.007056" calcext:value-type="float">
            <text:p>0.007056</text:p>
          </table:table-cell>
          <table:table-cell office:value-type="float" office:value="0.322635" calcext:value-type="float">
            <text:p>0.322635</text:p>
          </table:table-cell>
          <table:table-cell table:number-columns-repeated="6"/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06902" calcext:value-type="float">
            <text:p>0.006902</text:p>
          </table:table-cell>
          <table:table-cell office:value-type="float" office:value="0.322916" calcext:value-type="float">
            <text:p>0.322916</text:p>
          </table:table-cell>
          <table:table-cell table:number-columns-repeated="6"/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0.006899" calcext:value-type="float">
            <text:p>0.006899</text:p>
          </table:table-cell>
          <table:table-cell office:value-type="float" office:value="0.324688" calcext:value-type="float">
            <text:p>0.324688</text:p>
          </table:table-cell>
          <table:table-cell table:number-columns-repeated="6"/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0.006926" calcext:value-type="float">
            <text:p>0.006926</text:p>
          </table:table-cell>
          <table:table-cell office:value-type="float" office:value="0.325223" calcext:value-type="float">
            <text:p>0.325223</text:p>
          </table:table-cell>
          <table:table-cell table:number-columns-repeated="6"/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0.006909" calcext:value-type="float">
            <text:p>0.006909</text:p>
          </table:table-cell>
          <table:table-cell office:value-type="float" office:value="0.328015" calcext:value-type="float">
            <text:p>0.328015</text:p>
          </table:table-cell>
          <table:table-cell table:number-columns-repeated="6"/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0.006945" calcext:value-type="float">
            <text:p>0.006945</text:p>
          </table:table-cell>
          <table:table-cell office:value-type="float" office:value="0.328657" calcext:value-type="float">
            <text:p>0.328657</text:p>
          </table:table-cell>
          <table:table-cell table:number-columns-repeated="6"/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0.32937" calcext:value-type="float">
            <text:p>0.32937</text:p>
          </table:table-cell>
          <table:table-cell table:number-columns-repeated="6"/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330895" calcext:value-type="float">
            <text:p>0.330895</text:p>
          </table:table-cell>
          <table:table-cell table:number-columns-repeated="6"/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0.007014" calcext:value-type="float">
            <text:p>0.007014</text:p>
          </table:table-cell>
          <table:table-cell office:value-type="float" office:value="0.333904" calcext:value-type="float">
            <text:p>0.333904</text:p>
          </table:table-cell>
          <table:table-cell table:number-columns-repeated="6"/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0.334154" calcext:value-type="float">
            <text:p>0.334154</text:p>
          </table:table-cell>
          <table:table-cell table:number-columns-repeated="6"/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0.007058" calcext:value-type="float">
            <text:p>0.007058</text:p>
          </table:table-cell>
          <table:table-cell office:value-type="float" office:value="0.333683" calcext:value-type="float">
            <text:p>0.333683</text:p>
          </table:table-cell>
          <table:table-cell table:number-columns-repeated="6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07095" calcext:value-type="float">
            <text:p>0.007095</text:p>
          </table:table-cell>
          <table:table-cell office:value-type="float" office:value="0.336176" calcext:value-type="float">
            <text:p>0.336176</text:p>
          </table:table-cell>
          <table:table-cell table:number-columns-repeated="6"/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0.007095" calcext:value-type="float">
            <text:p>0.007095</text:p>
          </table:table-cell>
          <table:table-cell office:value-type="float" office:value="0.337015" calcext:value-type="float">
            <text:p>0.337015</text:p>
          </table:table-cell>
          <table:table-cell table:number-columns-repeated="6"/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0.007274" calcext:value-type="float">
            <text:p>0.007274</text:p>
          </table:table-cell>
          <table:table-cell office:value-type="float" office:value="0.338247" calcext:value-type="float">
            <text:p>0.338247</text:p>
          </table:table-cell>
          <table:table-cell table:number-columns-repeated="6"/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0.007232" calcext:value-type="float">
            <text:p>0.007232</text:p>
          </table:table-cell>
          <table:table-cell office:value-type="float" office:value="0.33965" calcext:value-type="float">
            <text:p>0.33965</text:p>
          </table:table-cell>
          <table:table-cell table:number-columns-repeated="6"/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0.34048" calcext:value-type="float">
            <text:p>0.34048</text:p>
          </table:table-cell>
          <table:table-cell table:number-columns-repeated="6"/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0.007142" calcext:value-type="float">
            <text:p>0.007142</text:p>
          </table:table-cell>
          <table:table-cell office:value-type="float" office:value="0.342905" calcext:value-type="float">
            <text:p>0.342905</text:p>
          </table:table-cell>
          <table:table-cell table:number-columns-repeated="6"/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0.00713" calcext:value-type="float">
            <text:p>0.00713</text:p>
          </table:table-cell>
          <table:table-cell office:value-type="float" office:value="0.342711" calcext:value-type="float">
            <text:p>0.342711</text:p>
          </table:table-cell>
          <table:table-cell table:number-columns-repeated="6"/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0.007139" calcext:value-type="float">
            <text:p>0.007139</text:p>
          </table:table-cell>
          <table:table-cell office:value-type="float" office:value="0.345083" calcext:value-type="float">
            <text:p>0.345083</text:p>
          </table:table-cell>
          <table:table-cell table:number-columns-repeated="6"/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0.007217" calcext:value-type="float">
            <text:p>0.007217</text:p>
          </table:table-cell>
          <table:table-cell office:value-type="float" office:value="0.345992" calcext:value-type="float">
            <text:p>0.345992</text:p>
          </table:table-cell>
          <table:table-cell table:number-columns-repeated="6"/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0.346328" calcext:value-type="float">
            <text:p>0.346328</text:p>
          </table:table-cell>
          <table:table-cell table:number-columns-repeated="6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7263" calcext:value-type="float">
            <text:p>0.007263</text:p>
          </table:table-cell>
          <table:table-cell office:value-type="float" office:value="0.348297" calcext:value-type="float">
            <text:p>0.348297</text:p>
          </table:table-cell>
          <table:table-cell table:number-columns-repeated="6"/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0.007206" calcext:value-type="float">
            <text:p>0.007206</text:p>
          </table:table-cell>
          <table:table-cell office:value-type="float" office:value="0.348794" calcext:value-type="float">
            <text:p>0.348794</text:p>
          </table:table-cell>
          <table:table-cell table:number-columns-repeated="6"/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0.351476" calcext:value-type="float">
            <text:p>0.351476</text:p>
          </table:table-cell>
          <table:table-cell table:number-columns-repeated="6"/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0.007257" calcext:value-type="float">
            <text:p>0.007257</text:p>
          </table:table-cell>
          <table:table-cell office:value-type="float" office:value="0.351947" calcext:value-type="float">
            <text:p>0.351947</text:p>
          </table:table-cell>
          <table:table-cell table:number-columns-repeated="6"/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0.007291" calcext:value-type="float">
            <text:p>0.007291</text:p>
          </table:table-cell>
          <table:table-cell office:value-type="float" office:value="0.353295" calcext:value-type="float">
            <text:p>0.353295</text:p>
          </table:table-cell>
          <table:table-cell table:number-columns-repeated="6"/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0.007353" calcext:value-type="float">
            <text:p>0.007353</text:p>
          </table:table-cell>
          <table:table-cell office:value-type="float" office:value="0.35415" calcext:value-type="float">
            <text:p>0.35415</text:p>
          </table:table-cell>
          <table:table-cell table:number-columns-repeated="6"/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355704" calcext:value-type="float">
            <text:p>0.355704</text:p>
          </table:table-cell>
          <table:table-cell table:number-columns-repeated="6"/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0.007289" calcext:value-type="float">
            <text:p>0.007289</text:p>
          </table:table-cell>
          <table:table-cell office:value-type="float" office:value="0.357712" calcext:value-type="float">
            <text:p>0.357712</text:p>
          </table:table-cell>
          <table:table-cell table:number-columns-repeated="6"/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0.007309" calcext:value-type="float">
            <text:p>0.007309</text:p>
          </table:table-cell>
          <table:table-cell office:value-type="float" office:value="0.358214" calcext:value-type="float">
            <text:p>0.358214</text:p>
          </table:table-cell>
          <table:table-cell table:number-columns-repeated="6"/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0.007321" calcext:value-type="float">
            <text:p>0.007321</text:p>
          </table:table-cell>
          <table:table-cell office:value-type="float" office:value="0.360165" calcext:value-type="float">
            <text:p>0.360165</text:p>
          </table:table-cell>
          <table:table-cell table:number-columns-repeated="6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07333" calcext:value-type="float">
            <text:p>0.007333</text:p>
          </table:table-cell>
          <table:table-cell office:value-type="float" office:value="0.360177" calcext:value-type="float">
            <text:p>0.360177</text:p>
          </table:table-cell>
          <table:table-cell table:number-columns-repeated="6"/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0.007356" calcext:value-type="float">
            <text:p>0.007356</text:p>
          </table:table-cell>
          <table:table-cell office:value-type="float" office:value="0.361287" calcext:value-type="float">
            <text:p>0.361287</text:p>
          </table:table-cell>
          <table:table-cell table:number-columns-repeated="6"/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0.007333" calcext:value-type="float">
            <text:p>0.007333</text:p>
          </table:table-cell>
          <table:table-cell office:value-type="float" office:value="0.363538" calcext:value-type="float">
            <text:p>0.363538</text:p>
          </table:table-cell>
          <table:table-cell table:number-columns-repeated="6"/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0.007346" calcext:value-type="float">
            <text:p>0.007346</text:p>
          </table:table-cell>
          <table:table-cell office:value-type="float" office:value="0.365073" calcext:value-type="float">
            <text:p>0.365073</text:p>
          </table:table-cell>
          <table:table-cell table:number-columns-repeated="6"/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0.007342" calcext:value-type="float">
            <text:p>0.007342</text:p>
          </table:table-cell>
          <table:table-cell office:value-type="float" office:value="0.365744" calcext:value-type="float">
            <text:p>0.365744</text:p>
          </table:table-cell>
          <table:table-cell table:number-columns-repeated="6"/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0.007371" calcext:value-type="float">
            <text:p>0.007371</text:p>
          </table:table-cell>
          <table:table-cell office:value-type="float" office:value="0.368348" calcext:value-type="float">
            <text:p>0.368348</text:p>
          </table:table-cell>
          <table:table-cell table:number-columns-repeated="6"/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0.007436" calcext:value-type="float">
            <text:p>0.007436</text:p>
          </table:table-cell>
          <table:table-cell office:value-type="float" office:value="0.368586" calcext:value-type="float">
            <text:p>0.368586</text:p>
          </table:table-cell>
          <table:table-cell table:number-columns-repeated="6"/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0.370752" calcext:value-type="float">
            <text:p>0.370752</text:p>
          </table:table-cell>
          <table:table-cell table:number-columns-repeated="6"/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0.007367" calcext:value-type="float">
            <text:p>0.007367</text:p>
          </table:table-cell>
          <table:table-cell office:value-type="float" office:value="0.371675" calcext:value-type="float">
            <text:p>0.371675</text:p>
          </table:table-cell>
          <table:table-cell table:number-columns-repeated="6"/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0.007384" calcext:value-type="float">
            <text:p>0.007384</text:p>
          </table:table-cell>
          <table:table-cell office:value-type="float" office:value="0.372195" calcext:value-type="float">
            <text:p>0.372195</text:p>
          </table:table-cell>
          <table:table-cell table:number-columns-repeated="6"/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0.375043" calcext:value-type="float">
            <text:p>0.375043</text:p>
          </table:table-cell>
          <table:table-cell table:number-columns-repeated="6"/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0.007419" calcext:value-type="float">
            <text:p>0.007419</text:p>
          </table:table-cell>
          <table:table-cell office:value-type="float" office:value="0.375533" calcext:value-type="float">
            <text:p>0.375533</text:p>
          </table:table-cell>
          <table:table-cell table:number-columns-repeated="6"/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0.007404" calcext:value-type="float">
            <text:p>0.007404</text:p>
          </table:table-cell>
          <table:table-cell office:value-type="float" office:value="0.376488" calcext:value-type="float">
            <text:p>0.376488</text:p>
          </table:table-cell>
          <table:table-cell table:number-columns-repeated="6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0.007397" calcext:value-type="float">
            <text:p>0.007397</text:p>
          </table:table-cell>
          <table:table-cell office:value-type="float" office:value="0.37761" calcext:value-type="float">
            <text:p>0.37761</text:p>
          </table:table-cell>
          <table:table-cell table:number-columns-repeated="6"/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0.378514" calcext:value-type="float">
            <text:p>0.378514</text:p>
          </table:table-cell>
          <table:table-cell table:number-columns-repeated="6"/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0.379914" calcext:value-type="float">
            <text:p>0.379914</text:p>
          </table:table-cell>
          <table:table-cell table:number-columns-repeated="6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382184" calcext:value-type="float">
            <text:p>0.382184</text:p>
          </table:table-cell>
          <table:table-cell table:number-columns-repeated="6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0.007502" calcext:value-type="float">
            <text:p>0.007502</text:p>
          </table:table-cell>
          <table:table-cell office:value-type="float" office:value="0.383285" calcext:value-type="float">
            <text:p>0.383285</text:p>
          </table:table-cell>
          <table:table-cell table:number-columns-repeated="6"/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0.387979" calcext:value-type="float">
            <text:p>0.387979</text:p>
          </table:table-cell>
          <table:table-cell table:number-columns-repeated="6"/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0.007908" calcext:value-type="float">
            <text:p>0.007908</text:p>
          </table:table-cell>
          <table:table-cell office:value-type="float" office:value="0.390332" calcext:value-type="float">
            <text:p>0.390332</text:p>
          </table:table-cell>
          <table:table-cell table:number-columns-repeated="6"/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07573" calcext:value-type="float">
            <text:p>0.007573</text:p>
          </table:table-cell>
          <table:table-cell office:value-type="float" office:value="0.387233" calcext:value-type="float">
            <text:p>0.387233</text:p>
          </table:table-cell>
          <table:table-cell table:number-columns-repeated="6"/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0.007544" calcext:value-type="float">
            <text:p>0.007544</text:p>
          </table:table-cell>
          <table:table-cell office:value-type="float" office:value="0.388577" calcext:value-type="float">
            <text:p>0.388577</text:p>
          </table:table-cell>
          <table:table-cell table:number-columns-repeated="6"/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0.007567" calcext:value-type="float">
            <text:p>0.007567</text:p>
          </table:table-cell>
          <table:table-cell office:value-type="float" office:value="0.389268" calcext:value-type="float">
            <text:p>0.389268</text:p>
          </table:table-cell>
          <table:table-cell table:number-columns-repeated="6"/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0.007606" calcext:value-type="float">
            <text:p>0.007606</text:p>
          </table:table-cell>
          <table:table-cell office:value-type="float" office:value="0.3907" calcext:value-type="float">
            <text:p>0.3907</text:p>
          </table:table-cell>
          <table:table-cell table:number-columns-repeated="6"/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0.007786" calcext:value-type="float">
            <text:p>0.007786</text:p>
          </table:table-cell>
          <table:table-cell office:value-type="float" office:value="0.393668" calcext:value-type="float">
            <text:p>0.393668</text:p>
          </table:table-cell>
          <table:table-cell table:number-columns-repeated="6"/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397576" calcext:value-type="float">
            <text:p>0.397576</text:p>
          </table:table-cell>
          <table:table-cell table:number-columns-repeated="6"/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0.007784" calcext:value-type="float">
            <text:p>0.007784</text:p>
          </table:table-cell>
          <table:table-cell office:value-type="float" office:value="0.400964" calcext:value-type="float">
            <text:p>0.400964</text:p>
          </table:table-cell>
          <table:table-cell table:number-columns-repeated="6"/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0.007683" calcext:value-type="float">
            <text:p>0.007683</text:p>
          </table:table-cell>
          <table:table-cell office:value-type="float" office:value="0.40091" calcext:value-type="float">
            <text:p>0.40091</text:p>
          </table:table-cell>
          <table:table-cell table:number-columns-repeated="6"/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0.007972" calcext:value-type="float">
            <text:p>0.007972</text:p>
          </table:table-cell>
          <table:table-cell office:value-type="float" office:value="0.404309" calcext:value-type="float">
            <text:p>0.404309</text:p>
          </table:table-cell>
          <table:table-cell table:number-columns-repeated="6"/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0.007865" calcext:value-type="float">
            <text:p>0.007865</text:p>
          </table:table-cell>
          <table:table-cell office:value-type="float" office:value="0.405321" calcext:value-type="float">
            <text:p>0.405321</text:p>
          </table:table-cell>
          <table:table-cell table:number-columns-repeated="6"/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07743" calcext:value-type="float">
            <text:p>0.007743</text:p>
          </table:table-cell>
          <table:table-cell office:value-type="float" office:value="0.401951" calcext:value-type="float">
            <text:p>0.401951</text:p>
          </table:table-cell>
          <table:table-cell table:number-columns-repeated="6"/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0.007783" calcext:value-type="float">
            <text:p>0.007783</text:p>
          </table:table-cell>
          <table:table-cell office:value-type="float" office:value="0.403653" calcext:value-type="float">
            <text:p>0.403653</text:p>
          </table:table-cell>
          <table:table-cell table:number-columns-repeated="6"/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0.403362" calcext:value-type="float">
            <text:p>0.403362</text:p>
          </table:table-cell>
          <table:table-cell table:number-columns-repeated="6"/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404687" calcext:value-type="float">
            <text:p>0.404687</text:p>
          </table:table-cell>
          <table:table-cell table:number-columns-repeated="6"/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0.007789" calcext:value-type="float">
            <text:p>0.007789</text:p>
          </table:table-cell>
          <table:table-cell office:value-type="float" office:value="0.404785" calcext:value-type="float">
            <text:p>0.404785</text:p>
          </table:table-cell>
          <table:table-cell table:number-columns-repeated="6"/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0.007788" calcext:value-type="float">
            <text:p>0.007788</text:p>
          </table:table-cell>
          <table:table-cell office:value-type="float" office:value="0.408298" calcext:value-type="float">
            <text:p>0.408298</text:p>
          </table:table-cell>
          <table:table-cell table:number-columns-repeated="6"/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0.007843" calcext:value-type="float">
            <text:p>0.007843</text:p>
          </table:table-cell>
          <table:table-cell office:value-type="float" office:value="0.40963" calcext:value-type="float">
            <text:p>0.40963</text:p>
          </table:table-cell>
          <table:table-cell table:number-columns-repeated="6"/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0.007839" calcext:value-type="float">
            <text:p>0.007839</text:p>
          </table:table-cell>
          <table:table-cell office:value-type="float" office:value="0.409453" calcext:value-type="float">
            <text:p>0.409453</text:p>
          </table:table-cell>
          <table:table-cell table:number-columns-repeated="6"/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0.007852" calcext:value-type="float">
            <text:p>0.007852</text:p>
          </table:table-cell>
          <table:table-cell office:value-type="float" office:value="0.411276" calcext:value-type="float">
            <text:p>0.411276</text:p>
          </table:table-cell>
          <table:table-cell table:number-columns-repeated="6"/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413188" calcext:value-type="float">
            <text:p>0.413188</text:p>
          </table:table-cell>
          <table:table-cell table:number-columns-repeated="6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7936" calcext:value-type="float">
            <text:p>0.007936</text:p>
          </table:table-cell>
          <table:table-cell office:value-type="float" office:value="0.419098" calcext:value-type="float">
            <text:p>0.419098</text:p>
          </table:table-cell>
          <table:table-cell table:number-columns-repeated="6"/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0.008144" calcext:value-type="float">
            <text:p>0.008144</text:p>
          </table:table-cell>
          <table:table-cell office:value-type="float" office:value="0.416126" calcext:value-type="float">
            <text:p>0.416126</text:p>
          </table:table-cell>
          <table:table-cell table:number-columns-repeated="6"/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0.007925" calcext:value-type="float">
            <text:p>0.007925</text:p>
          </table:table-cell>
          <table:table-cell office:value-type="float" office:value="0.416843" calcext:value-type="float">
            <text:p>0.416843</text:p>
          </table:table-cell>
          <table:table-cell table:number-columns-repeated="6"/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0.007936" calcext:value-type="float">
            <text:p>0.007936</text:p>
          </table:table-cell>
          <table:table-cell office:value-type="float" office:value="0.41802" calcext:value-type="float">
            <text:p>0.41802</text:p>
          </table:table-cell>
          <table:table-cell table:number-columns-repeated="6"/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0.007969" calcext:value-type="float">
            <text:p>0.007969</text:p>
          </table:table-cell>
          <table:table-cell office:value-type="float" office:value="0.418939" calcext:value-type="float">
            <text:p>0.418939</text:p>
          </table:table-cell>
          <table:table-cell table:number-columns-repeated="6"/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0.422739" calcext:value-type="float">
            <text:p>0.422739</text:p>
          </table:table-cell>
          <table:table-cell table:number-columns-repeated="6"/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0.008001" calcext:value-type="float">
            <text:p>0.008001</text:p>
          </table:table-cell>
          <table:table-cell office:value-type="float" office:value="0.422959" calcext:value-type="float">
            <text:p>0.422959</text:p>
          </table:table-cell>
          <table:table-cell table:number-columns-repeated="6"/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424272" calcext:value-type="float">
            <text:p>0.424272</text:p>
          </table:table-cell>
          <table:table-cell table:number-columns-repeated="6"/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0.008076" calcext:value-type="float">
            <text:p>0.008076</text:p>
          </table:table-cell>
          <table:table-cell office:value-type="float" office:value="0.424478" calcext:value-type="float">
            <text:p>0.424478</text:p>
          </table:table-cell>
          <table:table-cell table:number-columns-repeated="6"/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0.008021" calcext:value-type="float">
            <text:p>0.008021</text:p>
          </table:table-cell>
          <table:table-cell office:value-type="float" office:value="0.426495" calcext:value-type="float">
            <text:p>0.426495</text:p>
          </table:table-cell>
          <table:table-cell table:number-columns-repeated="6"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08004" calcext:value-type="float">
            <text:p>0.008004</text:p>
          </table:table-cell>
          <table:table-cell office:value-type="float" office:value="0.427585" calcext:value-type="float">
            <text:p>0.427585</text:p>
          </table:table-cell>
          <table:table-cell table:number-columns-repeated="6"/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0.00804" calcext:value-type="float">
            <text:p>0.00804</text:p>
          </table:table-cell>
          <table:table-cell office:value-type="float" office:value="0.428264" calcext:value-type="float">
            <text:p>0.428264</text:p>
          </table:table-cell>
          <table:table-cell table:number-columns-repeated="6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0.008054" calcext:value-type="float">
            <text:p>0.008054</text:p>
          </table:table-cell>
          <table:table-cell office:value-type="float" office:value="0.431587" calcext:value-type="float">
            <text:p>0.431587</text:p>
          </table:table-cell>
          <table:table-cell table:number-columns-repeated="6"/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0.433425" calcext:value-type="float">
            <text:p>0.433425</text:p>
          </table:table-cell>
          <table:table-cell table:number-columns-repeated="6"/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0.008073" calcext:value-type="float">
            <text:p>0.008073</text:p>
          </table:table-cell>
          <table:table-cell office:value-type="float" office:value="0.436194" calcext:value-type="float">
            <text:p>0.436194</text:p>
          </table:table-cell>
          <table:table-cell table:number-columns-repeated="6"/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436512" calcext:value-type="float">
            <text:p>0.436512</text:p>
          </table:table-cell>
          <table:table-cell table:number-columns-repeated="6"/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0.443711" calcext:value-type="float">
            <text:p>0.443711</text:p>
          </table:table-cell>
          <table:table-cell table:number-columns-repeated="6"/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0.008202" calcext:value-type="float">
            <text:p>0.008202</text:p>
          </table:table-cell>
          <table:table-cell office:value-type="float" office:value="0.438816" calcext:value-type="float">
            <text:p>0.438816</text:p>
          </table:table-cell>
          <table:table-cell table:number-columns-repeated="6"/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0.438524" calcext:value-type="float">
            <text:p>0.438524</text:p>
          </table:table-cell>
          <table:table-cell table:number-columns-repeated="6"/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0.008183" calcext:value-type="float">
            <text:p>0.008183</text:p>
          </table:table-cell>
          <table:table-cell office:value-type="float" office:value="0.440103" calcext:value-type="float">
            <text:p>0.440103</text:p>
          </table:table-cell>
          <table:table-cell table:number-columns-repeated="6"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0.441695" calcext:value-type="float">
            <text:p>0.441695</text:p>
          </table:table-cell>
          <table:table-cell table:number-columns-repeated="6"/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0.008169" calcext:value-type="float">
            <text:p>0.008169</text:p>
          </table:table-cell>
          <table:table-cell office:value-type="float" office:value="0.442741" calcext:value-type="float">
            <text:p>0.442741</text:p>
          </table:table-cell>
          <table:table-cell table:number-columns-repeated="6"/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0.008151" calcext:value-type="float">
            <text:p>0.008151</text:p>
          </table:table-cell>
          <table:table-cell office:value-type="float" office:value="0.444164" calcext:value-type="float">
            <text:p>0.444164</text:p>
          </table:table-cell>
          <table:table-cell table:number-columns-repeated="6"/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0.445876" calcext:value-type="float">
            <text:p>0.445876</text:p>
          </table:table-cell>
          <table:table-cell table:number-columns-repeated="6"/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0.008213" calcext:value-type="float">
            <text:p>0.008213</text:p>
          </table:table-cell>
          <table:table-cell office:value-type="float" office:value="0.448575" calcext:value-type="float">
            <text:p>0.448575</text:p>
          </table:table-cell>
          <table:table-cell table:number-columns-repeated="6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44988" calcext:value-type="float">
            <text:p>0.44988</text:p>
          </table:table-cell>
          <table:table-cell table:number-columns-repeated="6"/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0.008247" calcext:value-type="float">
            <text:p>0.008247</text:p>
          </table:table-cell>
          <table:table-cell office:value-type="float" office:value="0.449405" calcext:value-type="float">
            <text:p>0.449405</text:p>
          </table:table-cell>
          <table:table-cell table:number-columns-repeated="6"/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0.008233" calcext:value-type="float">
            <text:p>0.008233</text:p>
          </table:table-cell>
          <table:table-cell office:value-type="float" office:value="0.452942" calcext:value-type="float">
            <text:p>0.452942</text:p>
          </table:table-cell>
          <table:table-cell table:number-columns-repeated="6"/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0.008253" calcext:value-type="float">
            <text:p>0.008253</text:p>
          </table:table-cell>
          <table:table-cell office:value-type="float" office:value="0.454138" calcext:value-type="float">
            <text:p>0.454138</text:p>
          </table:table-cell>
          <table:table-cell table:number-columns-repeated="6"/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0.008253" calcext:value-type="float">
            <text:p>0.008253</text:p>
          </table:table-cell>
          <table:table-cell office:value-type="float" office:value="0.454723" calcext:value-type="float">
            <text:p>0.454723</text:p>
          </table:table-cell>
          <table:table-cell table:number-columns-repeated="6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08301" calcext:value-type="float">
            <text:p>0.008301</text:p>
          </table:table-cell>
          <table:table-cell office:value-type="float" office:value="0.456562" calcext:value-type="float">
            <text:p>0.456562</text:p>
          </table:table-cell>
          <table:table-cell table:number-columns-repeated="6"/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458317" calcext:value-type="float">
            <text:p>0.458317</text:p>
          </table:table-cell>
          <table:table-cell table:number-columns-repeated="6"/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0.008271" calcext:value-type="float">
            <text:p>0.008271</text:p>
          </table:table-cell>
          <table:table-cell office:value-type="float" office:value="0.45931" calcext:value-type="float">
            <text:p>0.45931</text:p>
          </table:table-cell>
          <table:table-cell table:number-columns-repeated="6"/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0.008366" calcext:value-type="float">
            <text:p>0.008366</text:p>
          </table:table-cell>
          <table:table-cell office:value-type="float" office:value="0.46053" calcext:value-type="float">
            <text:p>0.46053</text:p>
          </table:table-cell>
          <table:table-cell table:number-columns-repeated="6"/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0.008355" calcext:value-type="float">
            <text:p>0.008355</text:p>
          </table:table-cell>
          <table:table-cell office:value-type="float" office:value="0.463305" calcext:value-type="float">
            <text:p>0.463305</text:p>
          </table:table-cell>
          <table:table-cell table:number-columns-repeated="6"/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0.008306" calcext:value-type="float">
            <text:p>0.008306</text:p>
          </table:table-cell>
          <table:table-cell office:value-type="float" office:value="0.462577" calcext:value-type="float">
            <text:p>0.462577</text:p>
          </table:table-cell>
          <table:table-cell table:number-columns-repeated="6"/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0.008326" calcext:value-type="float">
            <text:p>0.008326</text:p>
          </table:table-cell>
          <table:table-cell office:value-type="float" office:value="0.46561" calcext:value-type="float">
            <text:p>0.46561</text:p>
          </table:table-cell>
          <table:table-cell table:number-columns-repeated="6"/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0.008354" calcext:value-type="float">
            <text:p>0.008354</text:p>
          </table:table-cell>
          <table:table-cell office:value-type="float" office:value="0.466244" calcext:value-type="float">
            <text:p>0.466244</text:p>
          </table:table-cell>
          <table:table-cell table:number-columns-repeated="6"/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0.008352" calcext:value-type="float">
            <text:p>0.008352</text:p>
          </table:table-cell>
          <table:table-cell office:value-type="float" office:value="0.467979" calcext:value-type="float">
            <text:p>0.467979</text:p>
          </table:table-cell>
          <table:table-cell table:number-columns-repeated="6"/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0.008413" calcext:value-type="float">
            <text:p>0.008413</text:p>
          </table:table-cell>
          <table:table-cell office:value-type="float" office:value="0.46869" calcext:value-type="float">
            <text:p>0.46869</text:p>
          </table:table-cell>
          <table:table-cell table:number-columns-repeated="6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08362" calcext:value-type="float">
            <text:p>0.008362</text:p>
          </table:table-cell>
          <table:table-cell office:value-type="float" office:value="0.472331" calcext:value-type="float">
            <text:p>0.472331</text:p>
          </table:table-cell>
          <table:table-cell table:number-columns-repeated="6"/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0.008373" calcext:value-type="float">
            <text:p>0.008373</text:p>
          </table:table-cell>
          <table:table-cell office:value-type="float" office:value="0.472565" calcext:value-type="float">
            <text:p>0.472565</text:p>
          </table:table-cell>
          <table:table-cell table:number-columns-repeated="6"/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0.008404" calcext:value-type="float">
            <text:p>0.008404</text:p>
          </table:table-cell>
          <table:table-cell office:value-type="float" office:value="0.473888" calcext:value-type="float">
            <text:p>0.473888</text:p>
          </table:table-cell>
          <table:table-cell table:number-columns-repeated="6"/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0.008468" calcext:value-type="float">
            <text:p>0.008468</text:p>
          </table:table-cell>
          <table:table-cell office:value-type="float" office:value="0.475496" calcext:value-type="float">
            <text:p>0.475496</text:p>
          </table:table-cell>
          <table:table-cell table:number-columns-repeated="6"/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0.008405" calcext:value-type="float">
            <text:p>0.008405</text:p>
          </table:table-cell>
          <table:table-cell office:value-type="float" office:value="0.47598" calcext:value-type="float">
            <text:p>0.47598</text:p>
          </table:table-cell>
          <table:table-cell table:number-columns-repeated="6"/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0.008435" calcext:value-type="float">
            <text:p>0.008435</text:p>
          </table:table-cell>
          <table:table-cell office:value-type="float" office:value="0.477379" calcext:value-type="float">
            <text:p>0.477379</text:p>
          </table:table-cell>
          <table:table-cell table:number-columns-repeated="6"/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0.008456" calcext:value-type="float">
            <text:p>0.008456</text:p>
          </table:table-cell>
          <table:table-cell office:value-type="float" office:value="0.484403" calcext:value-type="float">
            <text:p>0.484403</text:p>
          </table:table-cell>
          <table:table-cell table:number-columns-repeated="6"/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0.008505" calcext:value-type="float">
            <text:p>0.008505</text:p>
          </table:table-cell>
          <table:table-cell office:value-type="float" office:value="0.481238" calcext:value-type="float">
            <text:p>0.481238</text:p>
          </table:table-cell>
          <table:table-cell table:number-columns-repeated="6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48285" calcext:value-type="float">
            <text:p>0.48285</text:p>
          </table:table-cell>
          <table:table-cell table:number-columns-repeated="6"/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0.008461" calcext:value-type="float">
            <text:p>0.008461</text:p>
          </table:table-cell>
          <table:table-cell office:value-type="float" office:value="0.483587" calcext:value-type="float">
            <text:p>0.483587</text:p>
          </table:table-cell>
          <table:table-cell table:number-columns-repeated="6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8743" calcext:value-type="float">
            <text:p>0.008743</text:p>
          </table:table-cell>
          <table:table-cell office:value-type="float" office:value="0.485044" calcext:value-type="float">
            <text:p>0.485044</text:p>
          </table:table-cell>
          <table:table-cell table:number-columns-repeated="6"/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487013" calcext:value-type="float">
            <text:p>0.487013</text:p>
          </table:table-cell>
          <table:table-cell table:number-columns-repeated="6"/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0.008518" calcext:value-type="float">
            <text:p>0.008518</text:p>
          </table:table-cell>
          <table:table-cell office:value-type="float" office:value="0.489128" calcext:value-type="float">
            <text:p>0.489128</text:p>
          </table:table-cell>
          <table:table-cell table:number-columns-repeated="6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0.008541" calcext:value-type="float">
            <text:p>0.008541</text:p>
          </table:table-cell>
          <table:table-cell office:value-type="float" office:value="0.489571" calcext:value-type="float">
            <text:p>0.489571</text:p>
          </table:table-cell>
          <table:table-cell table:number-columns-repeated="6"/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0.008487" calcext:value-type="float">
            <text:p>0.008487</text:p>
          </table:table-cell>
          <table:table-cell office:value-type="float" office:value="0.491646" calcext:value-type="float">
            <text:p>0.491646</text:p>
          </table:table-cell>
          <table:table-cell table:number-columns-repeated="6"/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0.008532" calcext:value-type="float">
            <text:p>0.008532</text:p>
          </table:table-cell>
          <table:table-cell office:value-type="float" office:value="0.492453" calcext:value-type="float">
            <text:p>0.492453</text:p>
          </table:table-cell>
          <table:table-cell table:number-columns-repeated="6"/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0.008723" calcext:value-type="float">
            <text:p>0.008723</text:p>
          </table:table-cell>
          <table:table-cell office:value-type="float" office:value="0.494501" calcext:value-type="float">
            <text:p>0.494501</text:p>
          </table:table-cell>
          <table:table-cell table:number-columns-repeated="6"/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0.008755" calcext:value-type="float">
            <text:p>0.008755</text:p>
          </table:table-cell>
          <table:table-cell office:value-type="float" office:value="0.495713" calcext:value-type="float">
            <text:p>0.495713</text:p>
          </table:table-cell>
          <table:table-cell table:number-columns-repeated="6"/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0.008627" calcext:value-type="float">
            <text:p>0.008627</text:p>
          </table:table-cell>
          <table:table-cell office:value-type="float" office:value="0.497385" calcext:value-type="float">
            <text:p>0.497385</text:p>
          </table:table-cell>
          <table:table-cell table:number-columns-repeated="6"/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0.008702" calcext:value-type="float">
            <text:p>0.008702</text:p>
          </table:table-cell>
          <table:table-cell office:value-type="float" office:value="0.499265" calcext:value-type="float">
            <text:p>0.499265</text:p>
          </table:table-cell>
          <table:table-cell table:number-columns-repeated="6"/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08642" calcext:value-type="float">
            <text:p>0.008642</text:p>
          </table:table-cell>
          <table:table-cell office:value-type="float" office:value="0.500919" calcext:value-type="float">
            <text:p>0.500919</text:p>
          </table:table-cell>
          <table:table-cell table:number-columns-repeated="6"/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0.008625" calcext:value-type="float">
            <text:p>0.008625</text:p>
          </table:table-cell>
          <table:table-cell office:value-type="float" office:value="0.50267" calcext:value-type="float">
            <text:p>0.50267</text:p>
          </table:table-cell>
          <table:table-cell table:number-columns-repeated="6"/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0.008654" calcext:value-type="float">
            <text:p>0.008654</text:p>
          </table:table-cell>
          <table:table-cell office:value-type="float" office:value="0.503908" calcext:value-type="float">
            <text:p>0.503908</text:p>
          </table:table-cell>
          <table:table-cell table:number-columns-repeated="6"/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0.008722" calcext:value-type="float">
            <text:p>0.008722</text:p>
          </table:table-cell>
          <table:table-cell office:value-type="float" office:value="0.505442" calcext:value-type="float">
            <text:p>0.505442</text:p>
          </table:table-cell>
          <table:table-cell table:number-columns-repeated="6"/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0.008692" calcext:value-type="float">
            <text:p>0.008692</text:p>
          </table:table-cell>
          <table:table-cell office:value-type="float" office:value="0.506284" calcext:value-type="float">
            <text:p>0.506284</text:p>
          </table:table-cell>
          <table:table-cell table:number-columns-repeated="6"/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0.008697" calcext:value-type="float">
            <text:p>0.008697</text:p>
          </table:table-cell>
          <table:table-cell office:value-type="float" office:value="0.509428" calcext:value-type="float">
            <text:p>0.509428</text:p>
          </table:table-cell>
          <table:table-cell table:number-columns-repeated="6"/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0.008762" calcext:value-type="float">
            <text:p>0.008762</text:p>
          </table:table-cell>
          <table:table-cell office:value-type="float" office:value="0.511866" calcext:value-type="float">
            <text:p>0.511866</text:p>
          </table:table-cell>
          <table:table-cell table:number-columns-repeated="6"/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0.008735" calcext:value-type="float">
            <text:p>0.008735</text:p>
          </table:table-cell>
          <table:table-cell office:value-type="float" office:value="0.511948" calcext:value-type="float">
            <text:p>0.511948</text:p>
          </table:table-cell>
          <table:table-cell table:number-columns-repeated="6"/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0.008762" calcext:value-type="float">
            <text:p>0.008762</text:p>
          </table:table-cell>
          <table:table-cell office:value-type="float" office:value="0.514134" calcext:value-type="float">
            <text:p>0.514134</text:p>
          </table:table-cell>
          <table:table-cell table:number-columns-repeated="6"/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0.008801" calcext:value-type="float">
            <text:p>0.008801</text:p>
          </table:table-cell>
          <table:table-cell office:value-type="float" office:value="0.51452" calcext:value-type="float">
            <text:p>0.51452</text:p>
          </table:table-cell>
          <table:table-cell table:number-columns-repeated="6"/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09062" calcext:value-type="float">
            <text:p>0.009062</text:p>
          </table:table-cell>
          <table:table-cell office:value-type="float" office:value="0.517955" calcext:value-type="float">
            <text:p>0.517955</text:p>
          </table:table-cell>
          <table:table-cell table:number-columns-repeated="6"/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0.008818" calcext:value-type="float">
            <text:p>0.008818</text:p>
          </table:table-cell>
          <table:table-cell office:value-type="float" office:value="0.516343" calcext:value-type="float">
            <text:p>0.516343</text:p>
          </table:table-cell>
          <table:table-cell table:number-columns-repeated="6"/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0.008919" calcext:value-type="float">
            <text:p>0.008919</text:p>
          </table:table-cell>
          <table:table-cell office:value-type="float" office:value="0.518309" calcext:value-type="float">
            <text:p>0.518309</text:p>
          </table:table-cell>
          <table:table-cell table:number-columns-repeated="6"/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0.008975" calcext:value-type="float">
            <text:p>0.008975</text:p>
          </table:table-cell>
          <table:table-cell office:value-type="float" office:value="0.520501" calcext:value-type="float">
            <text:p>0.520501</text:p>
          </table:table-cell>
          <table:table-cell table:number-columns-repeated="6"/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0.008847" calcext:value-type="float">
            <text:p>0.008847</text:p>
          </table:table-cell>
          <table:table-cell office:value-type="float" office:value="0.528064" calcext:value-type="float">
            <text:p>0.528064</text:p>
          </table:table-cell>
          <table:table-cell table:number-columns-repeated="6"/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0.008895" calcext:value-type="float">
            <text:p>0.008895</text:p>
          </table:table-cell>
          <table:table-cell office:value-type="float" office:value="0.534406" calcext:value-type="float">
            <text:p>0.534406</text:p>
          </table:table-cell>
          <table:table-cell table:number-columns-repeated="6"/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0.009403" calcext:value-type="float">
            <text:p>0.009403</text:p>
          </table:table-cell>
          <table:table-cell office:value-type="float" office:value="0.531616" calcext:value-type="float">
            <text:p>0.531616</text:p>
          </table:table-cell>
          <table:table-cell table:number-columns-repeated="6"/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0.009045" calcext:value-type="float">
            <text:p>0.009045</text:p>
          </table:table-cell>
          <table:table-cell office:value-type="float" office:value="0.542034" calcext:value-type="float">
            <text:p>0.542034</text:p>
          </table:table-cell>
          <table:table-cell table:number-columns-repeated="6"/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0.009042" calcext:value-type="float">
            <text:p>0.009042</text:p>
          </table:table-cell>
          <table:table-cell office:value-type="float" office:value="0.549638" calcext:value-type="float">
            <text:p>0.549638</text:p>
          </table:table-cell>
          <table:table-cell table:number-columns-repeated="6"/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536597" calcext:value-type="float">
            <text:p>0.536597</text:p>
          </table:table-cell>
          <table:table-cell table:number-columns-repeated="6"/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09003" calcext:value-type="float">
            <text:p>0.009003</text:p>
          </table:table-cell>
          <table:table-cell office:value-type="float" office:value="0.531321" calcext:value-type="float">
            <text:p>0.531321</text:p>
          </table:table-cell>
          <table:table-cell table:number-columns-repeated="6"/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0.009073" calcext:value-type="float">
            <text:p>0.009073</text:p>
          </table:table-cell>
          <table:table-cell office:value-type="float" office:value="0.544533" calcext:value-type="float">
            <text:p>0.544533</text:p>
          </table:table-cell>
          <table:table-cell table:number-columns-repeated="6"/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0.009606" calcext:value-type="float">
            <text:p>0.009606</text:p>
          </table:table-cell>
          <table:table-cell office:value-type="float" office:value="0.55407" calcext:value-type="float">
            <text:p>0.55407</text:p>
          </table:table-cell>
          <table:table-cell table:number-columns-repeated="6"/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0.009041" calcext:value-type="float">
            <text:p>0.009041</text:p>
          </table:table-cell>
          <table:table-cell office:value-type="float" office:value="0.538142" calcext:value-type="float">
            <text:p>0.538142</text:p>
          </table:table-cell>
          <table:table-cell table:number-columns-repeated="6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0.009182" calcext:value-type="float">
            <text:p>0.009182</text:p>
          </table:table-cell>
          <table:table-cell office:value-type="float" office:value="0.539938" calcext:value-type="float">
            <text:p>0.539938</text:p>
          </table:table-cell>
          <table:table-cell table:number-columns-repeated="6"/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0.009089" calcext:value-type="float">
            <text:p>0.009089</text:p>
          </table:table-cell>
          <table:table-cell office:value-type="float" office:value="0.53889" calcext:value-type="float">
            <text:p>0.53889</text:p>
          </table:table-cell>
          <table:table-cell table:number-columns-repeated="6"/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0.009066" calcext:value-type="float">
            <text:p>0.009066</text:p>
          </table:table-cell>
          <table:table-cell office:value-type="float" office:value="0.540119" calcext:value-type="float">
            <text:p>0.540119</text:p>
          </table:table-cell>
          <table:table-cell table:number-columns-repeated="6"/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0.555847" calcext:value-type="float">
            <text:p>0.555847</text:p>
          </table:table-cell>
          <table:table-cell table:number-columns-repeated="6"/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0.009613" calcext:value-type="float">
            <text:p>0.009613</text:p>
          </table:table-cell>
          <table:table-cell office:value-type="float" office:value="0.555336" calcext:value-type="float">
            <text:p>0.555336</text:p>
          </table:table-cell>
          <table:table-cell table:number-columns-repeated="6"/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0.009296" calcext:value-type="float">
            <text:p>0.009296</text:p>
          </table:table-cell>
          <table:table-cell office:value-type="float" office:value="0.550148" calcext:value-type="float">
            <text:p>0.550148</text:p>
          </table:table-cell>
          <table:table-cell table:number-columns-repeated="6"/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09226" calcext:value-type="float">
            <text:p>0.009226</text:p>
          </table:table-cell>
          <table:table-cell office:value-type="float" office:value="0.549392" calcext:value-type="float">
            <text:p>0.549392</text:p>
          </table:table-cell>
          <table:table-cell table:number-columns-repeated="6"/>
        </table:table-row>
        <table:table-row table:style-name="ro1">
          <table:table-cell office:value-type="float" office:value="69100" calcext:value-type="float">
            <text:p>69100</text:p>
          </table:table-cell>
          <table:table-cell office:value-type="float" office:value="0.009188" calcext:value-type="float">
            <text:p>0.009188</text:p>
          </table:table-cell>
          <table:table-cell office:value-type="float" office:value="0.547193" calcext:value-type="float">
            <text:p>0.547193</text:p>
          </table:table-cell>
          <table:table-cell table:number-columns-repeated="6"/>
        </table:table-row>
        <table:table-row table:style-name="ro1">
          <table:table-cell office:value-type="float" office:value="69200" calcext:value-type="float">
            <text:p>69200</text:p>
          </table:table-cell>
          <table:table-cell office:value-type="float" office:value="0.009192" calcext:value-type="float">
            <text:p>0.009192</text:p>
          </table:table-cell>
          <table:table-cell office:value-type="float" office:value="0.568331" calcext:value-type="float">
            <text:p>0.568331</text:p>
          </table:table-cell>
          <table:table-cell table:number-columns-repeated="6"/>
        </table:table-row>
        <table:table-row table:style-name="ro1">
          <table:table-cell office:value-type="float" office:value="69300" calcext:value-type="float">
            <text:p>69300</text:p>
          </table:table-cell>
          <table:table-cell office:value-type="float" office:value="0.009564" calcext:value-type="float">
            <text:p>0.009564</text:p>
          </table:table-cell>
          <table:table-cell office:value-type="float" office:value="0.56091" calcext:value-type="float">
            <text:p>0.56091</text:p>
          </table:table-cell>
          <table:table-cell table:number-columns-repeated="6"/>
        </table:table-row>
        <table:table-row table:style-name="ro1">
          <table:table-cell office:value-type="float" office:value="69400" calcext:value-type="float">
            <text:p>69400</text:p>
          </table:table-cell>
          <table:table-cell office:value-type="float" office:value="0.009333" calcext:value-type="float">
            <text:p>0.009333</text:p>
          </table:table-cell>
          <table:table-cell office:value-type="float" office:value="0.56599" calcext:value-type="float">
            <text:p>0.56599</text:p>
          </table:table-cell>
          <table:table-cell table:number-columns-repeated="6"/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0.009239" calcext:value-type="float">
            <text:p>0.009239</text:p>
          </table:table-cell>
          <table:table-cell office:value-type="float" office:value="0.556893" calcext:value-type="float">
            <text:p>0.556893</text:p>
          </table:table-cell>
          <table:table-cell table:number-columns-repeated="6"/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0.009619" calcext:value-type="float">
            <text:p>0.009619</text:p>
          </table:table-cell>
          <table:table-cell office:value-type="float" office:value="0.569465" calcext:value-type="float">
            <text:p>0.569465</text:p>
          </table:table-cell>
          <table:table-cell table:number-columns-repeated="6"/>
        </table:table-row>
        <table:table-row table:style-name="ro1">
          <table:table-cell office:value-type="float" office:value="69700" calcext:value-type="float">
            <text:p>6970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569914" calcext:value-type="float">
            <text:p>0.569914</text:p>
          </table:table-cell>
          <table:table-cell table:number-columns-repeated="6"/>
        </table:table-row>
        <table:table-row table:style-name="ro1">
          <table:table-cell office:value-type="float" office:value="69800" calcext:value-type="float">
            <text:p>69800</text:p>
          </table:table-cell>
          <table:table-cell office:value-type="float" office:value="0.009625" calcext:value-type="float">
            <text:p>0.009625</text:p>
          </table:table-cell>
          <table:table-cell office:value-type="float" office:value="0.566068" calcext:value-type="float">
            <text:p>0.566068</text:p>
          </table:table-cell>
          <table:table-cell table:number-columns-repeated="6"/>
        </table:table-row>
        <table:table-row table:style-name="ro1">
          <table:table-cell office:value-type="float" office:value="69900" calcext:value-type="float">
            <text:p>69900</text:p>
          </table:table-cell>
          <table:table-cell office:value-type="float" office:value="0.009424" calcext:value-type="float">
            <text:p>0.009424</text:p>
          </table:table-cell>
          <table:table-cell office:value-type="float" office:value="0.563469" calcext:value-type="float">
            <text:p>0.563469</text:p>
          </table:table-cell>
          <table:table-cell table:number-columns-repeated="6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9248" calcext:value-type="float">
            <text:p>0.009248</text:p>
          </table:table-cell>
          <table:table-cell office:value-type="float" office:value="0.5629" calcext:value-type="float">
            <text:p>0.5629</text:p>
          </table:table-cell>
          <table:table-cell table:number-columns-repeated="6"/>
        </table:table-row>
        <table:table-row table:style-name="ro1">
          <table:table-cell office:value-type="float" office:value="70100" calcext:value-type="float">
            <text:p>70100</text:p>
          </table:table-cell>
          <table:table-cell office:value-type="float" office:value="0.009277" calcext:value-type="float">
            <text:p>0.009277</text:p>
          </table:table-cell>
          <table:table-cell office:value-type="float" office:value="0.563021" calcext:value-type="float">
            <text:p>0.563021</text:p>
          </table:table-cell>
          <table:table-cell table:number-columns-repeated="6"/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0.009341" calcext:value-type="float">
            <text:p>0.009341</text:p>
          </table:table-cell>
          <table:table-cell office:value-type="float" office:value="0.570185" calcext:value-type="float">
            <text:p>0.570185</text:p>
          </table:table-cell>
          <table:table-cell table:number-columns-repeated="6"/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0.009329" calcext:value-type="float">
            <text:p>0.009329</text:p>
          </table:table-cell>
          <table:table-cell office:value-type="float" office:value="0.569044" calcext:value-type="float">
            <text:p>0.569044</text:p>
          </table:table-cell>
          <table:table-cell table:number-columns-repeated="6"/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0.009368" calcext:value-type="float">
            <text:p>0.009368</text:p>
          </table:table-cell>
          <table:table-cell office:value-type="float" office:value="0.568486" calcext:value-type="float">
            <text:p>0.568486</text:p>
          </table:table-cell>
          <table:table-cell table:number-columns-repeated="6"/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0.009379" calcext:value-type="float">
            <text:p>0.009379</text:p>
          </table:table-cell>
          <table:table-cell office:value-type="float" office:value="0.569781" calcext:value-type="float">
            <text:p>0.569781</text:p>
          </table:table-cell>
          <table:table-cell table:number-columns-repeated="6"/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0.009407" calcext:value-type="float">
            <text:p>0.009407</text:p>
          </table:table-cell>
          <table:table-cell office:value-type="float" office:value="0.572597" calcext:value-type="float">
            <text:p>0.572597</text:p>
          </table:table-cell>
          <table:table-cell table:number-columns-repeated="6"/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0.009381" calcext:value-type="float">
            <text:p>0.009381</text:p>
          </table:table-cell>
          <table:table-cell office:value-type="float" office:value="0.573212" calcext:value-type="float">
            <text:p>0.573212</text:p>
          </table:table-cell>
          <table:table-cell table:number-columns-repeated="6"/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574959" calcext:value-type="float">
            <text:p>0.574959</text:p>
          </table:table-cell>
          <table:table-cell table:number-columns-repeated="6"/>
        </table:table-row>
        <table:table-row table:style-name="ro1">
          <table:table-cell office:value-type="float" office:value="70900" calcext:value-type="float">
            <text:p>70900</text:p>
          </table:table-cell>
          <table:table-cell office:value-type="float" office:value="0.009418" calcext:value-type="float">
            <text:p>0.009418</text:p>
          </table:table-cell>
          <table:table-cell office:value-type="float" office:value="0.577225" calcext:value-type="float">
            <text:p>0.577225</text:p>
          </table:table-cell>
          <table:table-cell table:number-columns-repeated="6"/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09441" calcext:value-type="float">
            <text:p>0.009441</text:p>
          </table:table-cell>
          <table:table-cell office:value-type="float" office:value="0.578848" calcext:value-type="float">
            <text:p>0.578848</text:p>
          </table:table-cell>
          <table:table-cell table:number-columns-repeated="6"/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0.009433" calcext:value-type="float">
            <text:p>0.009433</text:p>
          </table:table-cell>
          <table:table-cell office:value-type="float" office:value="0.58254" calcext:value-type="float">
            <text:p>0.58254</text:p>
          </table:table-cell>
          <table:table-cell table:number-columns-repeated="6"/>
        </table:table-row>
        <table:table-row table:style-name="ro1">
          <table:table-cell office:value-type="float" office:value="71200" calcext:value-type="float">
            <text:p>71200</text:p>
          </table:table-cell>
          <table:table-cell office:value-type="float" office:value="0.009515" calcext:value-type="float">
            <text:p>0.009515</text:p>
          </table:table-cell>
          <table:table-cell office:value-type="float" office:value="0.579694" calcext:value-type="float">
            <text:p>0.579694</text:p>
          </table:table-cell>
          <table:table-cell table:number-columns-repeated="6"/>
        </table:table-row>
        <table:table-row table:style-name="ro1">
          <table:table-cell office:value-type="float" office:value="71300" calcext:value-type="float">
            <text:p>71300</text:p>
          </table:table-cell>
          <table:table-cell office:value-type="float" office:value="0.009515" calcext:value-type="float">
            <text:p>0.009515</text:p>
          </table:table-cell>
          <table:table-cell office:value-type="float" office:value="0.586427" calcext:value-type="float">
            <text:p>0.586427</text:p>
          </table:table-cell>
          <table:table-cell table:number-columns-repeated="6"/>
        </table:table-row>
        <table:table-row table:style-name="ro1">
          <table:table-cell office:value-type="float" office:value="71400" calcext:value-type="float">
            <text:p>71400</text:p>
          </table:table-cell>
          <table:table-cell office:value-type="float" office:value="0.009741" calcext:value-type="float">
            <text:p>0.009741</text:p>
          </table:table-cell>
          <table:table-cell office:value-type="float" office:value="0.608065" calcext:value-type="float">
            <text:p>0.608065</text:p>
          </table:table-cell>
          <table:table-cell table:number-columns-repeated="6"/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0.60292" calcext:value-type="float">
            <text:p>0.60292</text:p>
          </table:table-cell>
          <table:table-cell table:number-columns-repeated="6"/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0.009728" calcext:value-type="float">
            <text:p>0.009728</text:p>
          </table:table-cell>
          <table:table-cell office:value-type="float" office:value="0.591127" calcext:value-type="float">
            <text:p>0.591127</text:p>
          </table:table-cell>
          <table:table-cell table:number-columns-repeated="6"/>
        </table:table-row>
        <table:table-row table:style-name="ro1">
          <table:table-cell office:value-type="float" office:value="71700" calcext:value-type="float">
            <text:p>71700</text:p>
          </table:table-cell>
          <table:table-cell office:value-type="float" office:value="0.009582" calcext:value-type="float">
            <text:p>0.009582</text:p>
          </table:table-cell>
          <table:table-cell office:value-type="float" office:value="0.591348" calcext:value-type="float">
            <text:p>0.591348</text:p>
          </table:table-cell>
          <table:table-cell table:number-columns-repeated="6"/>
        </table:table-row>
        <table:table-row table:style-name="ro1">
          <table:table-cell office:value-type="float" office:value="71800" calcext:value-type="float">
            <text:p>71800</text:p>
          </table:table-cell>
          <table:table-cell office:value-type="float" office:value="0.009661" calcext:value-type="float">
            <text:p>0.009661</text:p>
          </table:table-cell>
          <table:table-cell office:value-type="float" office:value="0.592257" calcext:value-type="float">
            <text:p>0.592257</text:p>
          </table:table-cell>
          <table:table-cell table:number-columns-repeated="6"/>
        </table:table-row>
        <table:table-row table:style-name="ro1">
          <table:table-cell office:value-type="float" office:value="71900" calcext:value-type="float">
            <text:p>71900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595346" calcext:value-type="float">
            <text:p>0.595346</text:p>
          </table:table-cell>
          <table:table-cell table:number-columns-repeated="6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09579" calcext:value-type="float">
            <text:p>0.009579</text:p>
          </table:table-cell>
          <table:table-cell office:value-type="float" office:value="0.597915" calcext:value-type="float">
            <text:p>0.597915</text:p>
          </table:table-cell>
          <table:table-cell table:number-columns-repeated="6"/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float" office:value="0.009591" calcext:value-type="float">
            <text:p>0.009591</text:p>
          </table:table-cell>
          <table:table-cell office:value-type="float" office:value="0.597172" calcext:value-type="float">
            <text:p>0.597172</text:p>
          </table:table-cell>
          <table:table-cell table:number-columns-repeated="6"/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float" office:value="0.009671" calcext:value-type="float">
            <text:p>0.009671</text:p>
          </table:table-cell>
          <table:table-cell office:value-type="float" office:value="0.600484" calcext:value-type="float">
            <text:p>0.600484</text:p>
          </table:table-cell>
          <table:table-cell table:number-columns-repeated="6"/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0.009638" calcext:value-type="float">
            <text:p>0.009638</text:p>
          </table:table-cell>
          <table:table-cell office:value-type="float" office:value="0.603133" calcext:value-type="float">
            <text:p>0.603133</text:p>
          </table:table-cell>
          <table:table-cell table:number-columns-repeated="6"/>
        </table:table-row>
        <table:table-row table:style-name="ro1">
          <table:table-cell office:value-type="float" office:value="72400" calcext:value-type="float">
            <text:p>72400</text:p>
          </table:table-cell>
          <table:table-cell office:value-type="float" office:value="0.009613" calcext:value-type="float">
            <text:p>0.009613</text:p>
          </table:table-cell>
          <table:table-cell office:value-type="float" office:value="0.603747" calcext:value-type="float">
            <text:p>0.603747</text:p>
          </table:table-cell>
          <table:table-cell table:number-columns-repeated="6"/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0.009645" calcext:value-type="float">
            <text:p>0.009645</text:p>
          </table:table-cell>
          <table:table-cell office:value-type="float" office:value="0.604895" calcext:value-type="float">
            <text:p>0.604895</text:p>
          </table:table-cell>
          <table:table-cell table:number-columns-repeated="6"/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0.009713" calcext:value-type="float">
            <text:p>0.009713</text:p>
          </table:table-cell>
          <table:table-cell office:value-type="float" office:value="0.605382" calcext:value-type="float">
            <text:p>0.605382</text:p>
          </table:table-cell>
          <table:table-cell table:number-columns-repeated="6"/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float" office:value="0.009668" calcext:value-type="float">
            <text:p>0.009668</text:p>
          </table:table-cell>
          <table:table-cell office:value-type="float" office:value="0.60913" calcext:value-type="float">
            <text:p>0.60913</text:p>
          </table:table-cell>
          <table:table-cell table:number-columns-repeated="6"/>
        </table:table-row>
        <table:table-row table:style-name="ro1">
          <table:table-cell office:value-type="float" office:value="72800" calcext:value-type="float">
            <text:p>72800</text:p>
          </table:table-cell>
          <table:table-cell office:value-type="float" office:value="0.009737" calcext:value-type="float">
            <text:p>0.009737</text:p>
          </table:table-cell>
          <table:table-cell office:value-type="float" office:value="0.610422" calcext:value-type="float">
            <text:p>0.610422</text:p>
          </table:table-cell>
          <table:table-cell table:number-columns-repeated="6"/>
        </table:table-row>
        <table:table-row table:style-name="ro1">
          <table:table-cell office:value-type="float" office:value="72900" calcext:value-type="float">
            <text:p>72900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610027" calcext:value-type="float">
            <text:p>0.610027</text:p>
          </table:table-cell>
          <table:table-cell table:number-columns-repeated="6"/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09761" calcext:value-type="float">
            <text:p>0.009761</text:p>
          </table:table-cell>
          <table:table-cell office:value-type="float" office:value="0.611515" calcext:value-type="float">
            <text:p>0.611515</text:p>
          </table:table-cell>
          <table:table-cell table:number-columns-repeated="6"/>
        </table:table-row>
        <table:table-row table:style-name="ro1">
          <table:table-cell office:value-type="float" office:value="73100" calcext:value-type="float">
            <text:p>73100</text:p>
          </table:table-cell>
          <table:table-cell office:value-type="float" office:value="0.010106" calcext:value-type="float">
            <text:p>0.010106</text:p>
          </table:table-cell>
          <table:table-cell office:value-type="float" office:value="0.619351" calcext:value-type="float">
            <text:p>0.619351</text:p>
          </table:table-cell>
          <table:table-cell table:number-columns-repeated="6"/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638802" calcext:value-type="float">
            <text:p>0.638802</text:p>
          </table:table-cell>
          <table:table-cell table:number-columns-repeated="6"/>
        </table:table-row>
        <table:table-row table:style-name="ro1">
          <table:table-cell office:value-type="float" office:value="73300" calcext:value-type="float">
            <text:p>73300</text:p>
          </table:table-cell>
          <table:table-cell office:value-type="float" office:value="0.009894" calcext:value-type="float">
            <text:p>0.009894</text:p>
          </table:table-cell>
          <table:table-cell office:value-type="float" office:value="0.617181" calcext:value-type="float">
            <text:p>0.617181</text:p>
          </table:table-cell>
          <table:table-cell table:number-columns-repeated="6"/>
        </table:table-row>
        <table:table-row table:style-name="ro1">
          <table:table-cell office:value-type="float" office:value="73400" calcext:value-type="float">
            <text:p>73400</text:p>
          </table:table-cell>
          <table:table-cell office:value-type="float" office:value="0.009746" calcext:value-type="float">
            <text:p>0.009746</text:p>
          </table:table-cell>
          <table:table-cell office:value-type="float" office:value="0.618269" calcext:value-type="float">
            <text:p>0.618269</text:p>
          </table:table-cell>
          <table:table-cell table:number-columns-repeated="6"/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620825" calcext:value-type="float">
            <text:p>0.620825</text:p>
          </table:table-cell>
          <table:table-cell table:number-columns-repeated="6"/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0.009724" calcext:value-type="float">
            <text:p>0.009724</text:p>
          </table:table-cell>
          <table:table-cell office:value-type="float" office:value="0.620725" calcext:value-type="float">
            <text:p>0.620725</text:p>
          </table:table-cell>
          <table:table-cell table:number-columns-repeated="6"/>
        </table:table-row>
        <table:table-row table:style-name="ro1">
          <table:table-cell office:value-type="float" office:value="73700" calcext:value-type="float">
            <text:p>73700</text:p>
          </table:table-cell>
          <table:table-cell office:value-type="float" office:value="0.009741" calcext:value-type="float">
            <text:p>0.009741</text:p>
          </table:table-cell>
          <table:table-cell office:value-type="float" office:value="0.622421" calcext:value-type="float">
            <text:p>0.622421</text:p>
          </table:table-cell>
          <table:table-cell table:number-columns-repeated="6"/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0.009739" calcext:value-type="float">
            <text:p>0.009739</text:p>
          </table:table-cell>
          <table:table-cell office:value-type="float" office:value="0.623616" calcext:value-type="float">
            <text:p>0.623616</text:p>
          </table:table-cell>
          <table:table-cell table:number-columns-repeated="6"/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625633" calcext:value-type="float">
            <text:p>0.625633</text:p>
          </table:table-cell>
          <table:table-cell table:number-columns-repeated="6"/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09777" calcext:value-type="float">
            <text:p>0.009777</text:p>
          </table:table-cell>
          <table:table-cell office:value-type="float" office:value="0.628649" calcext:value-type="float">
            <text:p>0.628649</text:p>
          </table:table-cell>
          <table:table-cell table:number-columns-repeated="6"/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0.009834" calcext:value-type="float">
            <text:p>0.009834</text:p>
          </table:table-cell>
          <table:table-cell office:value-type="float" office:value="0.62919" calcext:value-type="float">
            <text:p>0.62919</text:p>
          </table:table-cell>
          <table:table-cell table:number-columns-repeated="6"/>
        </table:table-row>
        <table:table-row table:style-name="ro1">
          <table:table-cell office:value-type="float" office:value="74200" calcext:value-type="float">
            <text:p>74200</text:p>
          </table:table-cell>
          <table:table-cell office:value-type="float" office:value="0.009933" calcext:value-type="float">
            <text:p>0.009933</text:p>
          </table:table-cell>
          <table:table-cell office:value-type="float" office:value="0.630776" calcext:value-type="float">
            <text:p>0.630776</text:p>
          </table:table-cell>
          <table:table-cell table:number-columns-repeated="6"/>
        </table:table-row>
        <table:table-row table:style-name="ro1">
          <table:table-cell office:value-type="float" office:value="74300" calcext:value-type="float">
            <text:p>74300</text:p>
          </table:table-cell>
          <table:table-cell office:value-type="float" office:value="0.009873" calcext:value-type="float">
            <text:p>0.009873</text:p>
          </table:table-cell>
          <table:table-cell office:value-type="float" office:value="0.632901" calcext:value-type="float">
            <text:p>0.632901</text:p>
          </table:table-cell>
          <table:table-cell table:number-columns-repeated="6"/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0.638266" calcext:value-type="float">
            <text:p>0.638266</text:p>
          </table:table-cell>
          <table:table-cell table:number-columns-repeated="6"/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0.010118" calcext:value-type="float">
            <text:p>0.010118</text:p>
          </table:table-cell>
          <table:table-cell office:value-type="float" office:value="0.638572" calcext:value-type="float">
            <text:p>0.638572</text:p>
          </table:table-cell>
          <table:table-cell table:number-columns-repeated="6"/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0.010001" calcext:value-type="float">
            <text:p>0.010001</text:p>
          </table:table-cell>
          <table:table-cell office:value-type="float" office:value="0.639353" calcext:value-type="float">
            <text:p>0.639353</text:p>
          </table:table-cell>
          <table:table-cell table:number-columns-repeated="6"/>
        </table:table-row>
        <table:table-row table:style-name="ro1">
          <table:table-cell office:value-type="float" office:value="74700" calcext:value-type="float">
            <text:p>74700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639589" calcext:value-type="float">
            <text:p>0.639589</text:p>
          </table:table-cell>
          <table:table-cell table:number-columns-repeated="6"/>
        </table:table-row>
        <table:table-row table:style-name="ro1">
          <table:table-cell office:value-type="float" office:value="74800" calcext:value-type="float">
            <text:p>74800</text:p>
          </table:table-cell>
          <table:table-cell office:value-type="float" office:value="0.010004" calcext:value-type="float">
            <text:p>0.010004</text:p>
          </table:table-cell>
          <table:table-cell office:value-type="float" office:value="0.643209" calcext:value-type="float">
            <text:p>0.643209</text:p>
          </table:table-cell>
          <table:table-cell table:number-columns-repeated="6"/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0.009971" calcext:value-type="float">
            <text:p>0.009971</text:p>
          </table:table-cell>
          <table:table-cell office:value-type="float" office:value="0.643088" calcext:value-type="float">
            <text:p>0.643088</text:p>
          </table:table-cell>
          <table:table-cell table:number-columns-repeated="6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10042" calcext:value-type="float">
            <text:p>0.010042</text:p>
          </table:table-cell>
          <table:table-cell office:value-type="float" office:value="0.646251" calcext:value-type="float">
            <text:p>0.646251</text:p>
          </table:table-cell>
          <table:table-cell table:number-columns-repeated="6"/>
        </table:table-row>
        <table:table-row table:style-name="ro1">
          <table:table-cell office:value-type="float" office:value="75100" calcext:value-type="float">
            <text:p>75100</text:p>
          </table:table-cell>
          <table:table-cell office:value-type="float" office:value="0.010065" calcext:value-type="float">
            <text:p>0.010065</text:p>
          </table:table-cell>
          <table:table-cell office:value-type="float" office:value="0.649817" calcext:value-type="float">
            <text:p>0.649817</text:p>
          </table:table-cell>
          <table:table-cell table:number-columns-repeated="6"/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0.010047" calcext:value-type="float">
            <text:p>0.010047</text:p>
          </table:table-cell>
          <table:table-cell office:value-type="float" office:value="0.648291" calcext:value-type="float">
            <text:p>0.648291</text:p>
          </table:table-cell>
          <table:table-cell table:number-columns-repeated="6"/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0.010396" calcext:value-type="float">
            <text:p>0.010396</text:p>
          </table:table-cell>
          <table:table-cell office:value-type="float" office:value="0.649616" calcext:value-type="float">
            <text:p>0.649616</text:p>
          </table:table-cell>
          <table:table-cell table:number-columns-repeated="6"/>
        </table:table-row>
        <table:table-row table:style-name="ro1">
          <table:table-cell office:value-type="float" office:value="75400" calcext:value-type="float">
            <text:p>75400</text:p>
          </table:table-cell>
          <table:table-cell office:value-type="float" office:value="0.010047" calcext:value-type="float">
            <text:p>0.010047</text:p>
          </table:table-cell>
          <table:table-cell office:value-type="float" office:value="0.651868" calcext:value-type="float">
            <text:p>0.651868</text:p>
          </table:table-cell>
          <table:table-cell table:number-columns-repeated="6"/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0.010051" calcext:value-type="float">
            <text:p>0.010051</text:p>
          </table:table-cell>
          <table:table-cell office:value-type="float" office:value="0.652281" calcext:value-type="float">
            <text:p>0.652281</text:p>
          </table:table-cell>
          <table:table-cell table:number-columns-repeated="6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0.010067" calcext:value-type="float">
            <text:p>0.010067</text:p>
          </table:table-cell>
          <table:table-cell office:value-type="float" office:value="0.653375" calcext:value-type="float">
            <text:p>0.653375</text:p>
          </table:table-cell>
          <table:table-cell table:number-columns-repeated="6"/>
        </table:table-row>
        <table:table-row table:style-name="ro1">
          <table:table-cell office:value-type="float" office:value="75700" calcext:value-type="float">
            <text:p>75700</text:p>
          </table:table-cell>
          <table:table-cell office:value-type="float" office:value="0.010102" calcext:value-type="float">
            <text:p>0.010102</text:p>
          </table:table-cell>
          <table:table-cell office:value-type="float" office:value="0.65736" calcext:value-type="float">
            <text:p>0.65736</text:p>
          </table:table-cell>
          <table:table-cell table:number-columns-repeated="6"/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float" office:value="0.010151" calcext:value-type="float">
            <text:p>0.010151</text:p>
          </table:table-cell>
          <table:table-cell office:value-type="float" office:value="0.659171" calcext:value-type="float">
            <text:p>0.659171</text:p>
          </table:table-cell>
          <table:table-cell table:number-columns-repeated="6"/>
        </table:table-row>
        <table:table-row table:style-name="ro1">
          <table:table-cell office:value-type="float" office:value="75900" calcext:value-type="float">
            <text:p>75900</text:p>
          </table:table-cell>
          <table:table-cell office:value-type="float" office:value="0.010195" calcext:value-type="float">
            <text:p>0.010195</text:p>
          </table:table-cell>
          <table:table-cell office:value-type="float" office:value="0.660925" calcext:value-type="float">
            <text:p>0.660925</text:p>
          </table:table-cell>
          <table:table-cell table:number-columns-repeated="6"/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10259" calcext:value-type="float">
            <text:p>0.010259</text:p>
          </table:table-cell>
          <table:table-cell office:value-type="float" office:value="0.662184" calcext:value-type="float">
            <text:p>0.662184</text:p>
          </table:table-cell>
          <table:table-cell table:number-columns-repeated="6"/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float" office:value="0.010325" calcext:value-type="float">
            <text:p>0.010325</text:p>
          </table:table-cell>
          <table:table-cell office:value-type="float" office:value="0.663647" calcext:value-type="float">
            <text:p>0.663647</text:p>
          </table:table-cell>
          <table:table-cell table:number-columns-repeated="6"/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float" office:value="0.010178" calcext:value-type="float">
            <text:p>0.010178</text:p>
          </table:table-cell>
          <table:table-cell office:value-type="float" office:value="0.664265" calcext:value-type="float">
            <text:p>0.664265</text:p>
          </table:table-cell>
          <table:table-cell table:number-columns-repeated="6"/>
        </table:table-row>
        <table:table-row table:style-name="ro1">
          <table:table-cell office:value-type="float" office:value="76300" calcext:value-type="float">
            <text:p>76300</text:p>
          </table:table-cell>
          <table:table-cell office:value-type="float" office:value="0.010404" calcext:value-type="float">
            <text:p>0.010404</text:p>
          </table:table-cell>
          <table:table-cell office:value-type="float" office:value="0.666939" calcext:value-type="float">
            <text:p>0.666939</text:p>
          </table:table-cell>
          <table:table-cell table:number-columns-repeated="6"/>
        </table:table-row>
        <table:table-row table:style-name="ro1">
          <table:table-cell office:value-type="float" office:value="76400" calcext:value-type="float">
            <text:p>76400</text:p>
          </table:table-cell>
          <table:table-cell office:value-type="float" office:value="0.010257" calcext:value-type="float">
            <text:p>0.010257</text:p>
          </table:table-cell>
          <table:table-cell office:value-type="float" office:value="0.667696" calcext:value-type="float">
            <text:p>0.667696</text:p>
          </table:table-cell>
          <table:table-cell table:number-columns-repeated="6"/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0.010222" calcext:value-type="float">
            <text:p>0.010222</text:p>
          </table:table-cell>
          <table:table-cell office:value-type="float" office:value="0.668764" calcext:value-type="float">
            <text:p>0.668764</text:p>
          </table:table-cell>
          <table:table-cell table:number-columns-repeated="6"/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0.010508" calcext:value-type="float">
            <text:p>0.010508</text:p>
          </table:table-cell>
          <table:table-cell office:value-type="float" office:value="0.671359" calcext:value-type="float">
            <text:p>0.671359</text:p>
          </table:table-cell>
          <table:table-cell table:number-columns-repeated="6"/>
        </table:table-row>
        <table:table-row table:style-name="ro1">
          <table:table-cell office:value-type="float" office:value="76700" calcext:value-type="float">
            <text:p>76700</text:p>
          </table:table-cell>
          <table:table-cell office:value-type="float" office:value="0.010274" calcext:value-type="float">
            <text:p>0.010274</text:p>
          </table:table-cell>
          <table:table-cell office:value-type="float" office:value="0.672788" calcext:value-type="float">
            <text:p>0.672788</text:p>
          </table:table-cell>
          <table:table-cell table:number-columns-repeated="6"/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0.010294" calcext:value-type="float">
            <text:p>0.010294</text:p>
          </table:table-cell>
          <table:table-cell office:value-type="float" office:value="0.676071" calcext:value-type="float">
            <text:p>0.676071</text:p>
          </table:table-cell>
          <table:table-cell table:number-columns-repeated="6"/>
        </table:table-row>
        <table:table-row table:style-name="ro1">
          <table:table-cell office:value-type="float" office:value="76900" calcext:value-type="float">
            <text:p>76900</text:p>
          </table:table-cell>
          <table:table-cell office:value-type="float" office:value="0.010342" calcext:value-type="float">
            <text:p>0.010342</text:p>
          </table:table-cell>
          <table:table-cell office:value-type="float" office:value="0.679063" calcext:value-type="float">
            <text:p>0.679063</text:p>
          </table:table-cell>
          <table:table-cell table:number-columns-repeated="6"/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10326" calcext:value-type="float">
            <text:p>0.010326</text:p>
          </table:table-cell>
          <table:table-cell office:value-type="float" office:value="0.677204" calcext:value-type="float">
            <text:p>0.677204</text:p>
          </table:table-cell>
          <table:table-cell table:number-columns-repeated="6"/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0.01033" calcext:value-type="float">
            <text:p>0.01033</text:p>
          </table:table-cell>
          <table:table-cell office:value-type="float" office:value="0.679664" calcext:value-type="float">
            <text:p>0.679664</text:p>
          </table:table-cell>
          <table:table-cell table:number-columns-repeated="6"/>
        </table:table-row>
        <table:table-row table:style-name="ro1">
          <table:table-cell office:value-type="float" office:value="77200" calcext:value-type="float">
            <text:p>77200</text:p>
          </table:table-cell>
          <table:table-cell office:value-type="float" office:value="0.010336" calcext:value-type="float">
            <text:p>0.010336</text:p>
          </table:table-cell>
          <table:table-cell office:value-type="float" office:value="0.681689" calcext:value-type="float">
            <text:p>0.681689</text:p>
          </table:table-cell>
          <table:table-cell table:number-columns-repeated="6"/>
        </table:table-row>
        <table:table-row table:style-name="ro1">
          <table:table-cell office:value-type="float" office:value="77300" calcext:value-type="float">
            <text:p>77300</text:p>
          </table:table-cell>
          <table:table-cell office:value-type="float" office:value="0.010339" calcext:value-type="float">
            <text:p>0.010339</text:p>
          </table:table-cell>
          <table:table-cell office:value-type="float" office:value="0.687932" calcext:value-type="float">
            <text:p>0.687932</text:p>
          </table:table-cell>
          <table:table-cell table:number-columns-repeated="6"/>
        </table:table-row>
        <table:table-row table:style-name="ro1">
          <table:table-cell office:value-type="float" office:value="77400" calcext:value-type="float">
            <text:p>77400</text:p>
          </table:table-cell>
          <table:table-cell office:value-type="float" office:value="0.010393" calcext:value-type="float">
            <text:p>0.010393</text:p>
          </table:table-cell>
          <table:table-cell office:value-type="float" office:value="0.68664" calcext:value-type="float">
            <text:p>0.68664</text:p>
          </table:table-cell>
          <table:table-cell table:number-columns-repeated="6"/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0.010489" calcext:value-type="float">
            <text:p>0.010489</text:p>
          </table:table-cell>
          <table:table-cell office:value-type="float" office:value="0.687555" calcext:value-type="float">
            <text:p>0.687555</text:p>
          </table:table-cell>
          <table:table-cell table:number-columns-repeated="6"/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0.010393" calcext:value-type="float">
            <text:p>0.010393</text:p>
          </table:table-cell>
          <table:table-cell office:value-type="float" office:value="0.690499" calcext:value-type="float">
            <text:p>0.690499</text:p>
          </table:table-cell>
          <table:table-cell table:number-columns-repeated="6"/>
        </table:table-row>
        <table:table-row table:style-name="ro1">
          <table:table-cell office:value-type="float" office:value="77700" calcext:value-type="float">
            <text:p>77700</text:p>
          </table:table-cell>
          <table:table-cell office:value-type="float" office:value="0.010473" calcext:value-type="float">
            <text:p>0.010473</text:p>
          </table:table-cell>
          <table:table-cell office:value-type="float" office:value="0.689952" calcext:value-type="float">
            <text:p>0.689952</text:p>
          </table:table-cell>
          <table:table-cell table:number-columns-repeated="6"/>
        </table:table-row>
        <table:table-row table:style-name="ro1">
          <table:table-cell office:value-type="float" office:value="77800" calcext:value-type="float">
            <text:p>77800</text:p>
          </table:table-cell>
          <table:table-cell office:value-type="float" office:value="0.010416" calcext:value-type="float">
            <text:p>0.010416</text:p>
          </table:table-cell>
          <table:table-cell office:value-type="float" office:value="0.692847" calcext:value-type="float">
            <text:p>0.692847</text:p>
          </table:table-cell>
          <table:table-cell table:number-columns-repeated="6"/>
        </table:table-row>
        <table:table-row table:style-name="ro1">
          <table:table-cell office:value-type="float" office:value="77900" calcext:value-type="float">
            <text:p>77900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693727" calcext:value-type="float">
            <text:p>0.693727</text:p>
          </table:table-cell>
          <table:table-cell table:number-columns-repeated="6"/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10487" calcext:value-type="float">
            <text:p>0.010487</text:p>
          </table:table-cell>
          <table:table-cell office:value-type="float" office:value="0.702822" calcext:value-type="float">
            <text:p>0.702822</text:p>
          </table:table-cell>
          <table:table-cell table:number-columns-repeated="6"/>
        </table:table-row>
        <table:table-row table:style-name="ro1">
          <table:table-cell office:value-type="float" office:value="78100" calcext:value-type="float">
            <text:p>78100</text:p>
          </table:table-cell>
          <table:table-cell office:value-type="float" office:value="0.010538" calcext:value-type="float">
            <text:p>0.010538</text:p>
          </table:table-cell>
          <table:table-cell office:value-type="float" office:value="0.700358" calcext:value-type="float">
            <text:p>0.700358</text:p>
          </table:table-cell>
          <table:table-cell table:number-columns-repeated="6"/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float" office:value="0.010644" calcext:value-type="float">
            <text:p>0.010644</text:p>
          </table:table-cell>
          <table:table-cell office:value-type="float" office:value="0.712174" calcext:value-type="float">
            <text:p>0.712174</text:p>
          </table:table-cell>
          <table:table-cell table:number-columns-repeated="6"/>
        </table:table-row>
        <table:table-row table:style-name="ro1">
          <table:table-cell office:value-type="float" office:value="78300" calcext:value-type="float">
            <text:p>78300</text:p>
          </table:table-cell>
          <table:table-cell office:value-type="float" office:value="0.010732" calcext:value-type="float">
            <text:p>0.010732</text:p>
          </table:table-cell>
          <table:table-cell office:value-type="float" office:value="0.715429" calcext:value-type="float">
            <text:p>0.715429</text:p>
          </table:table-cell>
          <table:table-cell table:number-columns-repeated="6"/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0.010621" calcext:value-type="float">
            <text:p>0.010621</text:p>
          </table:table-cell>
          <table:table-cell office:value-type="float" office:value="0.704337" calcext:value-type="float">
            <text:p>0.704337</text:p>
          </table:table-cell>
          <table:table-cell table:number-columns-repeated="6"/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0.010598" calcext:value-type="float">
            <text:p>0.010598</text:p>
          </table:table-cell>
          <table:table-cell office:value-type="float" office:value="0.708319" calcext:value-type="float">
            <text:p>0.708319</text:p>
          </table:table-cell>
          <table:table-cell table:number-columns-repeated="6"/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0.010823" calcext:value-type="float">
            <text:p>0.010823</text:p>
          </table:table-cell>
          <table:table-cell office:value-type="float" office:value="0.707462" calcext:value-type="float">
            <text:p>0.707462</text:p>
          </table:table-cell>
          <table:table-cell table:number-columns-repeated="6"/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0.010809" calcext:value-type="float">
            <text:p>0.010809</text:p>
          </table:table-cell>
          <table:table-cell office:value-type="float" office:value="0.710165" calcext:value-type="float">
            <text:p>0.710165</text:p>
          </table:table-cell>
          <table:table-cell table:number-columns-repeated="6"/>
        </table:table-row>
        <table:table-row table:style-name="ro1">
          <table:table-cell office:value-type="float" office:value="78800" calcext:value-type="float">
            <text:p>78800</text:p>
          </table:table-cell>
          <table:table-cell office:value-type="float" office:value="0.010658" calcext:value-type="float">
            <text:p>0.010658</text:p>
          </table:table-cell>
          <table:table-cell office:value-type="float" office:value="0.710534" calcext:value-type="float">
            <text:p>0.710534</text:p>
          </table:table-cell>
          <table:table-cell table:number-columns-repeated="6"/>
        </table:table-row>
        <table:table-row table:style-name="ro1">
          <table:table-cell office:value-type="float" office:value="78900" calcext:value-type="float">
            <text:p>78900</text:p>
          </table:table-cell>
          <table:table-cell office:value-type="float" office:value="0.010622" calcext:value-type="float">
            <text:p>0.010622</text:p>
          </table:table-cell>
          <table:table-cell office:value-type="float" office:value="0.711253" calcext:value-type="float">
            <text:p>0.711253</text:p>
          </table:table-cell>
          <table:table-cell table:number-columns-repeated="6"/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10657" calcext:value-type="float">
            <text:p>0.010657</text:p>
          </table:table-cell>
          <table:table-cell office:value-type="float" office:value="0.727395" calcext:value-type="float">
            <text:p>0.727395</text:p>
          </table:table-cell>
          <table:table-cell table:number-columns-repeated="6"/>
        </table:table-row>
        <table:table-row table:style-name="ro1">
          <table:table-cell office:value-type="float" office:value="79100" calcext:value-type="float">
            <text:p>79100</text:p>
          </table:table-cell>
          <table:table-cell office:value-type="float" office:value="0.010613" calcext:value-type="float">
            <text:p>0.010613</text:p>
          </table:table-cell>
          <table:table-cell office:value-type="float" office:value="0.727182" calcext:value-type="float">
            <text:p>0.727182</text:p>
          </table:table-cell>
          <table:table-cell table:number-columns-repeated="6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741669" calcext:value-type="float">
            <text:p>0.741669</text:p>
          </table:table-cell>
          <table:table-cell table:number-columns-repeated="6"/>
        </table:table-row>
        <table:table-row table:style-name="ro1">
          <table:table-cell office:value-type="float" office:value="79300" calcext:value-type="float">
            <text:p>79300</text:p>
          </table:table-cell>
          <table:table-cell office:value-type="float" office:value="0.011198" calcext:value-type="float">
            <text:p>0.011198</text:p>
          </table:table-cell>
          <table:table-cell office:value-type="float" office:value="0.720858" calcext:value-type="float">
            <text:p>0.720858</text:p>
          </table:table-cell>
          <table:table-cell table:number-columns-repeated="6"/>
        </table:table-row>
        <table:table-row table:style-name="ro1">
          <table:table-cell office:value-type="float" office:value="79400" calcext:value-type="float">
            <text:p>79400</text:p>
          </table:table-cell>
          <table:table-cell office:value-type="float" office:value="0.010936" calcext:value-type="float">
            <text:p>0.010936</text:p>
          </table:table-cell>
          <table:table-cell office:value-type="float" office:value="0.725715" calcext:value-type="float">
            <text:p>0.725715</text:p>
          </table:table-cell>
          <table:table-cell table:number-columns-repeated="6"/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0.010924" calcext:value-type="float">
            <text:p>0.010924</text:p>
          </table:table-cell>
          <table:table-cell office:value-type="float" office:value="0.723007" calcext:value-type="float">
            <text:p>0.723007</text:p>
          </table:table-cell>
          <table:table-cell table:number-columns-repeated="6"/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0.010734" calcext:value-type="float">
            <text:p>0.010734</text:p>
          </table:table-cell>
          <table:table-cell office:value-type="float" office:value="0.723518" calcext:value-type="float">
            <text:p>0.723518</text:p>
          </table:table-cell>
          <table:table-cell table:number-columns-repeated="6"/>
        </table:table-row>
        <table:table-row table:style-name="ro1">
          <table:table-cell office:value-type="float" office:value="79700" calcext:value-type="float">
            <text:p>79700</text:p>
          </table:table-cell>
          <table:table-cell office:value-type="float" office:value="0.010711" calcext:value-type="float">
            <text:p>0.010711</text:p>
          </table:table-cell>
          <table:table-cell office:value-type="float" office:value="0.727018" calcext:value-type="float">
            <text:p>0.727018</text:p>
          </table:table-cell>
          <table:table-cell table:number-columns-repeated="6"/>
        </table:table-row>
        <table:table-row table:style-name="ro1">
          <table:table-cell office:value-type="float" office:value="79800" calcext:value-type="float">
            <text:p>79800</text:p>
          </table:table-cell>
          <table:table-cell office:value-type="float" office:value="0.010786" calcext:value-type="float">
            <text:p>0.010786</text:p>
          </table:table-cell>
          <table:table-cell office:value-type="float" office:value="0.72754" calcext:value-type="float">
            <text:p>0.72754</text:p>
          </table:table-cell>
          <table:table-cell table:number-columns-repeated="6"/>
        </table:table-row>
        <table:table-row table:style-name="ro1">
          <table:table-cell office:value-type="float" office:value="79900" calcext:value-type="float">
            <text:p>79900</text:p>
          </table:table-cell>
          <table:table-cell office:value-type="float" office:value="0.010847" calcext:value-type="float">
            <text:p>0.010847</text:p>
          </table:table-cell>
          <table:table-cell office:value-type="float" office:value="0.731876" calcext:value-type="float">
            <text:p>0.731876</text:p>
          </table:table-cell>
          <table:table-cell table:number-columns-repeated="6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10831" calcext:value-type="float">
            <text:p>0.010831</text:p>
          </table:table-cell>
          <table:table-cell office:value-type="float" office:value="0.73197" calcext:value-type="float">
            <text:p>0.73197</text:p>
          </table:table-cell>
          <table:table-cell table:number-columns-repeated="6"/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0.01077" calcext:value-type="float">
            <text:p>0.01077</text:p>
          </table:table-cell>
          <table:table-cell office:value-type="float" office:value="0.737565" calcext:value-type="float">
            <text:p>0.737565</text:p>
          </table:table-cell>
          <table:table-cell table:number-columns-repeated="6"/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float" office:value="0.011239" calcext:value-type="float">
            <text:p>0.011239</text:p>
          </table:table-cell>
          <table:table-cell office:value-type="float" office:value="0.735982" calcext:value-type="float">
            <text:p>0.735982</text:p>
          </table:table-cell>
          <table:table-cell table:number-columns-repeated="6"/>
        </table:table-row>
        <table:table-row table:style-name="ro1">
          <table:table-cell office:value-type="float" office:value="80300" calcext:value-type="float">
            <text:p>80300</text:p>
          </table:table-cell>
          <table:table-cell office:value-type="float" office:value="0.010795" calcext:value-type="float">
            <text:p>0.010795</text:p>
          </table:table-cell>
          <table:table-cell office:value-type="float" office:value="0.73669" calcext:value-type="float">
            <text:p>0.73669</text:p>
          </table:table-cell>
          <table:table-cell table:number-columns-repeated="6"/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float" office:value="0.010792" calcext:value-type="float">
            <text:p>0.010792</text:p>
          </table:table-cell>
          <table:table-cell office:value-type="float" office:value="0.74001" calcext:value-type="float">
            <text:p>0.74001</text:p>
          </table:table-cell>
          <table:table-cell table:number-columns-repeated="6"/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0.743963" calcext:value-type="float">
            <text:p>0.743963</text:p>
          </table:table-cell>
          <table:table-cell table:number-columns-repeated="6"/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0.010797" calcext:value-type="float">
            <text:p>0.010797</text:p>
          </table:table-cell>
          <table:table-cell office:value-type="float" office:value="0.744534" calcext:value-type="float">
            <text:p>0.744534</text:p>
          </table:table-cell>
          <table:table-cell table:number-columns-repeated="6"/>
        </table:table-row>
        <table:table-row table:style-name="ro1">
          <table:table-cell office:value-type="float" office:value="80700" calcext:value-type="float">
            <text:p>80700</text:p>
          </table:table-cell>
          <table:table-cell office:value-type="float" office:value="0.010819" calcext:value-type="float">
            <text:p>0.010819</text:p>
          </table:table-cell>
          <table:table-cell office:value-type="float" office:value="0.745202" calcext:value-type="float">
            <text:p>0.745202</text:p>
          </table:table-cell>
          <table:table-cell table:number-columns-repeated="6"/>
        </table:table-row>
        <table:table-row table:style-name="ro1">
          <table:table-cell office:value-type="float" office:value="80800" calcext:value-type="float">
            <text:p>80800</text:p>
          </table:table-cell>
          <table:table-cell office:value-type="float" office:value="0.010827" calcext:value-type="float">
            <text:p>0.010827</text:p>
          </table:table-cell>
          <table:table-cell office:value-type="float" office:value="0.746145" calcext:value-type="float">
            <text:p>0.746145</text:p>
          </table:table-cell>
          <table:table-cell table:number-columns-repeated="6"/>
        </table:table-row>
        <table:table-row table:style-name="ro1">
          <table:table-cell office:value-type="float" office:value="80900" calcext:value-type="float">
            <text:p>80900</text:p>
          </table:table-cell>
          <table:table-cell office:value-type="float" office:value="0.010907" calcext:value-type="float">
            <text:p>0.010907</text:p>
          </table:table-cell>
          <table:table-cell office:value-type="float" office:value="0.747807" calcext:value-type="float">
            <text:p>0.747807</text:p>
          </table:table-cell>
          <table:table-cell table:number-columns-repeated="6"/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0.750817" calcext:value-type="float">
            <text:p>0.750817</text:p>
          </table:table-cell>
          <table:table-cell table:number-columns-repeated="6"/>
        </table:table-row>
        <table:table-row table:style-name="ro1">
          <table:table-cell office:value-type="float" office:value="81100" calcext:value-type="float">
            <text:p>81100</text:p>
          </table:table-cell>
          <table:table-cell office:value-type="float" office:value="0.010902" calcext:value-type="float">
            <text:p>0.010902</text:p>
          </table:table-cell>
          <table:table-cell office:value-type="float" office:value="0.751646" calcext:value-type="float">
            <text:p>0.751646</text:p>
          </table:table-cell>
          <table:table-cell table:number-columns-repeated="6"/>
        </table:table-row>
        <table:table-row table:style-name="ro1">
          <table:table-cell office:value-type="float" office:value="81200" calcext:value-type="float">
            <text:p>81200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757488" calcext:value-type="float">
            <text:p>0.757488</text:p>
          </table:table-cell>
          <table:table-cell table:number-columns-repeated="6"/>
        </table:table-row>
        <table:table-row table:style-name="ro1">
          <table:table-cell office:value-type="float" office:value="81300" calcext:value-type="float">
            <text:p>81300</text:p>
          </table:table-cell>
          <table:table-cell office:value-type="float" office:value="0.010876" calcext:value-type="float">
            <text:p>0.010876</text:p>
          </table:table-cell>
          <table:table-cell office:value-type="float" office:value="0.755279" calcext:value-type="float">
            <text:p>0.755279</text:p>
          </table:table-cell>
          <table:table-cell table:number-columns-repeated="6"/>
        </table:table-row>
        <table:table-row table:style-name="ro1">
          <table:table-cell office:value-type="float" office:value="81400" calcext:value-type="float">
            <text:p>81400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761462" calcext:value-type="float">
            <text:p>0.761462</text:p>
          </table:table-cell>
          <table:table-cell table:number-columns-repeated="6"/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760028" calcext:value-type="float">
            <text:p>0.760028</text:p>
          </table:table-cell>
          <table:table-cell table:number-columns-repeated="6"/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0.010909" calcext:value-type="float">
            <text:p>0.010909</text:p>
          </table:table-cell>
          <table:table-cell office:value-type="float" office:value="0.762293" calcext:value-type="float">
            <text:p>0.762293</text:p>
          </table:table-cell>
          <table:table-cell table:number-columns-repeated="6"/>
        </table:table-row>
        <table:table-row table:style-name="ro1">
          <table:table-cell office:value-type="float" office:value="81700" calcext:value-type="float">
            <text:p>81700</text:p>
          </table:table-cell>
          <table:table-cell office:value-type="float" office:value="0.010922" calcext:value-type="float">
            <text:p>0.010922</text:p>
          </table:table-cell>
          <table:table-cell office:value-type="float" office:value="0.76345" calcext:value-type="float">
            <text:p>0.76345</text:p>
          </table:table-cell>
          <table:table-cell table:number-columns-repeated="6"/>
        </table:table-row>
        <table:table-row table:style-name="ro1">
          <table:table-cell office:value-type="float" office:value="81800" calcext:value-type="float">
            <text:p>81800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765336" calcext:value-type="float">
            <text:p>0.765336</text:p>
          </table:table-cell>
          <table:table-cell table:number-columns-repeated="6"/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766495" calcext:value-type="float">
            <text:p>0.766495</text:p>
          </table:table-cell>
          <table:table-cell table:number-columns-repeated="6"/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10982" calcext:value-type="float">
            <text:p>0.010982</text:p>
          </table:table-cell>
          <table:table-cell office:value-type="float" office:value="0.771285" calcext:value-type="float">
            <text:p>0.771285</text:p>
          </table:table-cell>
          <table:table-cell table:number-columns-repeated="6"/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0.010969" calcext:value-type="float">
            <text:p>0.010969</text:p>
          </table:table-cell>
          <table:table-cell office:value-type="float" office:value="0.769806" calcext:value-type="float">
            <text:p>0.769806</text:p>
          </table:table-cell>
          <table:table-cell table:number-columns-repeated="6"/>
        </table:table-row>
        <table:table-row table:style-name="ro1">
          <table:table-cell office:value-type="float" office:value="82200" calcext:value-type="float">
            <text:p>82200</text:p>
          </table:table-cell>
          <table:table-cell office:value-type="float" office:value="0.011093" calcext:value-type="float">
            <text:p>0.011093</text:p>
          </table:table-cell>
          <table:table-cell office:value-type="float" office:value="0.771644" calcext:value-type="float">
            <text:p>0.771644</text:p>
          </table:table-cell>
          <table:table-cell table:number-columns-repeated="6"/>
        </table:table-row>
        <table:table-row table:style-name="ro1">
          <table:table-cell office:value-type="float" office:value="82300" calcext:value-type="float">
            <text:p>82300</text:p>
          </table:table-cell>
          <table:table-cell office:value-type="float" office:value="0.010988" calcext:value-type="float">
            <text:p>0.010988</text:p>
          </table:table-cell>
          <table:table-cell office:value-type="float" office:value="0.783801" calcext:value-type="float">
            <text:p>0.783801</text:p>
          </table:table-cell>
          <table:table-cell table:number-columns-repeated="6"/>
        </table:table-row>
        <table:table-row table:style-name="ro1">
          <table:table-cell office:value-type="float" office:value="82400" calcext:value-type="float">
            <text:p>82400</text:p>
          </table:table-cell>
          <table:table-cell office:value-type="float" office:value="0.011102" calcext:value-type="float">
            <text:p>0.011102</text:p>
          </table:table-cell>
          <table:table-cell office:value-type="float" office:value="0.785309" calcext:value-type="float">
            <text:p>0.785309</text:p>
          </table:table-cell>
          <table:table-cell table:number-columns-repeated="6"/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0.011057" calcext:value-type="float">
            <text:p>0.011057</text:p>
          </table:table-cell>
          <table:table-cell office:value-type="float" office:value="0.811426" calcext:value-type="float">
            <text:p>0.811426</text:p>
          </table:table-cell>
          <table:table-cell table:number-columns-repeated="6"/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0.011247" calcext:value-type="float">
            <text:p>0.011247</text:p>
          </table:table-cell>
          <table:table-cell office:value-type="float" office:value="0.789417" calcext:value-type="float">
            <text:p>0.789417</text:p>
          </table:table-cell>
          <table:table-cell table:number-columns-repeated="6"/>
        </table:table-row>
        <table:table-row table:style-name="ro1">
          <table:table-cell office:value-type="float" office:value="82700" calcext:value-type="float">
            <text:p>82700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791013" calcext:value-type="float">
            <text:p>0.791013</text:p>
          </table:table-cell>
          <table:table-cell table:number-columns-repeated="6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0.011125" calcext:value-type="float">
            <text:p>0.011125</text:p>
          </table:table-cell>
          <table:table-cell office:value-type="float" office:value="0.784416" calcext:value-type="float">
            <text:p>0.784416</text:p>
          </table:table-cell>
          <table:table-cell table:number-columns-repeated="6"/>
        </table:table-row>
        <table:table-row table:style-name="ro1">
          <table:table-cell office:value-type="float" office:value="82900" calcext:value-type="float">
            <text:p>82900</text:p>
          </table:table-cell>
          <table:table-cell office:value-type="float" office:value="0.011557" calcext:value-type="float">
            <text:p>0.011557</text:p>
          </table:table-cell>
          <table:table-cell office:value-type="float" office:value="0.790002" calcext:value-type="float">
            <text:p>0.790002</text:p>
          </table:table-cell>
          <table:table-cell table:number-columns-repeated="6"/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11266" calcext:value-type="float">
            <text:p>0.011266</text:p>
          </table:table-cell>
          <table:table-cell office:value-type="float" office:value="0.79194" calcext:value-type="float">
            <text:p>0.79194</text:p>
          </table:table-cell>
          <table:table-cell table:number-columns-repeated="6"/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0.011156" calcext:value-type="float">
            <text:p>0.011156</text:p>
          </table:table-cell>
          <table:table-cell office:value-type="float" office:value="0.789229" calcext:value-type="float">
            <text:p>0.789229</text:p>
          </table:table-cell>
          <table:table-cell table:number-columns-repeated="6"/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0.011276" calcext:value-type="float">
            <text:p>0.011276</text:p>
          </table:table-cell>
          <table:table-cell office:value-type="float" office:value="0.795115" calcext:value-type="float">
            <text:p>0.795115</text:p>
          </table:table-cell>
          <table:table-cell table:number-columns-repeated="6"/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float" office:value="0.011477" calcext:value-type="float">
            <text:p>0.011477</text:p>
          </table:table-cell>
          <table:table-cell office:value-type="float" office:value="0.817634" calcext:value-type="float">
            <text:p>0.817634</text:p>
          </table:table-cell>
          <table:table-cell table:number-columns-repeated="6"/>
        </table:table-row>
        <table:table-row table:style-name="ro1">
          <table:table-cell office:value-type="float" office:value="83400" calcext:value-type="float">
            <text:p>83400</text:p>
          </table:table-cell>
          <table:table-cell office:value-type="float" office:value="0.011862" calcext:value-type="float">
            <text:p>0.011862</text:p>
          </table:table-cell>
          <table:table-cell office:value-type="float" office:value="0.797254" calcext:value-type="float">
            <text:p>0.797254</text:p>
          </table:table-cell>
          <table:table-cell table:number-columns-repeated="6"/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0.011556" calcext:value-type="float">
            <text:p>0.011556</text:p>
          </table:table-cell>
          <table:table-cell office:value-type="float" office:value="0.797604" calcext:value-type="float">
            <text:p>0.797604</text:p>
          </table:table-cell>
          <table:table-cell table:number-columns-repeated="6"/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0.011212" calcext:value-type="float">
            <text:p>0.011212</text:p>
          </table:table-cell>
          <table:table-cell office:value-type="float" office:value="0.802591" calcext:value-type="float">
            <text:p>0.802591</text:p>
          </table:table-cell>
          <table:table-cell table:number-columns-repeated="6"/>
        </table:table-row>
        <table:table-row table:style-name="ro1">
          <table:table-cell office:value-type="float" office:value="83700" calcext:value-type="float">
            <text:p>83700</text:p>
          </table:table-cell>
          <table:table-cell office:value-type="float" office:value="0.011407" calcext:value-type="float">
            <text:p>0.011407</text:p>
          </table:table-cell>
          <table:table-cell office:value-type="float" office:value="0.829713" calcext:value-type="float">
            <text:p>0.829713</text:p>
          </table:table-cell>
          <table:table-cell table:number-columns-repeated="6"/>
        </table:table-row>
        <table:table-row table:style-name="ro1">
          <table:table-cell office:value-type="float" office:value="83800" calcext:value-type="float">
            <text:p>83800</text:p>
          </table:table-cell>
          <table:table-cell office:value-type="float" office:value="0.011502" calcext:value-type="float">
            <text:p>0.011502</text:p>
          </table:table-cell>
          <table:table-cell office:value-type="float" office:value="0.818328" calcext:value-type="float">
            <text:p>0.818328</text:p>
          </table:table-cell>
          <table:table-cell table:number-columns-repeated="6"/>
        </table:table-row>
        <table:table-row table:style-name="ro1">
          <table:table-cell office:value-type="float" office:value="83900" calcext:value-type="float">
            <text:p>83900</text:p>
          </table:table-cell>
          <table:table-cell office:value-type="float" office:value="0.011283" calcext:value-type="float">
            <text:p>0.011283</text:p>
          </table:table-cell>
          <table:table-cell office:value-type="float" office:value="0.806055" calcext:value-type="float">
            <text:p>0.806055</text:p>
          </table:table-cell>
          <table:table-cell table:number-columns-repeated="6"/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11561" calcext:value-type="float">
            <text:p>0.011561</text:p>
          </table:table-cell>
          <table:table-cell office:value-type="float" office:value="0.808305" calcext:value-type="float">
            <text:p>0.808305</text:p>
          </table:table-cell>
          <table:table-cell table:number-columns-repeated="6"/>
        </table:table-row>
        <table:table-row table:style-name="ro1">
          <table:table-cell office:value-type="float" office:value="84100" calcext:value-type="float">
            <text:p>84100</text:p>
          </table:table-cell>
          <table:table-cell office:value-type="float" office:value="0.011458" calcext:value-type="float">
            <text:p>0.011458</text:p>
          </table:table-cell>
          <table:table-cell office:value-type="float" office:value="0.841807" calcext:value-type="float">
            <text:p>0.841807</text:p>
          </table:table-cell>
          <table:table-cell table:number-columns-repeated="6"/>
        </table:table-row>
        <table:table-row table:style-name="ro1">
          <table:table-cell office:value-type="float" office:value="84200" calcext:value-type="float">
            <text:p>84200</text:p>
          </table:table-cell>
          <table:table-cell office:value-type="float" office:value="0.011878" calcext:value-type="float">
            <text:p>0.011878</text:p>
          </table:table-cell>
          <table:table-cell office:value-type="float" office:value="0.82514" calcext:value-type="float">
            <text:p>0.82514</text:p>
          </table:table-cell>
          <table:table-cell table:number-columns-repeated="6"/>
        </table:table-row>
        <table:table-row table:style-name="ro1">
          <table:table-cell office:value-type="float" office:value="84300" calcext:value-type="float">
            <text:p>84300</text:p>
          </table:table-cell>
          <table:table-cell office:value-type="float" office:value="0.011644" calcext:value-type="float">
            <text:p>0.011644</text:p>
          </table:table-cell>
          <table:table-cell office:value-type="float" office:value="0.827664" calcext:value-type="float">
            <text:p>0.827664</text:p>
          </table:table-cell>
          <table:table-cell table:number-columns-repeated="6"/>
        </table:table-row>
        <table:table-row table:style-name="ro1">
          <table:table-cell office:value-type="float" office:value="84400" calcext:value-type="float">
            <text:p>84400</text:p>
          </table:table-cell>
          <table:table-cell office:value-type="float" office:value="0.011394" calcext:value-type="float">
            <text:p>0.011394</text:p>
          </table:table-cell>
          <table:table-cell office:value-type="float" office:value="0.82197" calcext:value-type="float">
            <text:p>0.82197</text:p>
          </table:table-cell>
          <table:table-cell table:number-columns-repeated="6"/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0.011648" calcext:value-type="float">
            <text:p>0.011648</text:p>
          </table:table-cell>
          <table:table-cell office:value-type="float" office:value="0.828998" calcext:value-type="float">
            <text:p>0.828998</text:p>
          </table:table-cell>
          <table:table-cell table:number-columns-repeated="6"/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0.011655" calcext:value-type="float">
            <text:p>0.011655</text:p>
          </table:table-cell>
          <table:table-cell office:value-type="float" office:value="0.842224" calcext:value-type="float">
            <text:p>0.842224</text:p>
          </table:table-cell>
          <table:table-cell table:number-columns-repeated="6"/>
        </table:table-row>
        <table:table-row table:style-name="ro1">
          <table:table-cell office:value-type="float" office:value="84700" calcext:value-type="float">
            <text:p>84700</text:p>
          </table:table-cell>
          <table:table-cell office:value-type="float" office:value="0.011843" calcext:value-type="float">
            <text:p>0.011843</text:p>
          </table:table-cell>
          <table:table-cell office:value-type="float" office:value="0.84884" calcext:value-type="float">
            <text:p>0.84884</text:p>
          </table:table-cell>
          <table:table-cell table:number-columns-repeated="6"/>
        </table:table-row>
        <table:table-row table:style-name="ro1">
          <table:table-cell office:value-type="float" office:value="84800" calcext:value-type="float">
            <text:p>84800</text:p>
          </table:table-cell>
          <table:table-cell office:value-type="float" office:value="0.012269" calcext:value-type="float">
            <text:p>0.012269</text:p>
          </table:table-cell>
          <table:table-cell office:value-type="float" office:value="0.846661" calcext:value-type="float">
            <text:p>0.846661</text:p>
          </table:table-cell>
          <table:table-cell table:number-columns-repeated="6"/>
        </table:table-row>
        <table:table-row table:style-name="ro1">
          <table:table-cell office:value-type="float" office:value="84900" calcext:value-type="float">
            <text:p>84900</text:p>
          </table:table-cell>
          <table:table-cell office:value-type="float" office:value="0.011607" calcext:value-type="float">
            <text:p>0.011607</text:p>
          </table:table-cell>
          <table:table-cell office:value-type="float" office:value="0.843103" calcext:value-type="float">
            <text:p>0.843103</text:p>
          </table:table-cell>
          <table:table-cell table:number-columns-repeated="6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835211" calcext:value-type="float">
            <text:p>0.835211</text:p>
          </table:table-cell>
          <table:table-cell table:number-columns-repeated="6"/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0.011514" calcext:value-type="float">
            <text:p>0.011514</text:p>
          </table:table-cell>
          <table:table-cell office:value-type="float" office:value="0.830183" calcext:value-type="float">
            <text:p>0.830183</text:p>
          </table:table-cell>
          <table:table-cell table:number-columns-repeated="6"/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float" office:value="0.01189" calcext:value-type="float">
            <text:p>0.01189</text:p>
          </table:table-cell>
          <table:table-cell office:value-type="float" office:value="0.836802" calcext:value-type="float">
            <text:p>0.836802</text:p>
          </table:table-cell>
          <table:table-cell table:number-columns-repeated="6"/>
        </table:table-row>
        <table:table-row table:style-name="ro1">
          <table:table-cell office:value-type="float" office:value="85300" calcext:value-type="float">
            <text:p>85300</text:p>
          </table:table-cell>
          <table:table-cell office:value-type="float" office:value="0.012139" calcext:value-type="float">
            <text:p>0.012139</text:p>
          </table:table-cell>
          <table:table-cell office:value-type="float" office:value="0.838891" calcext:value-type="float">
            <text:p>0.838891</text:p>
          </table:table-cell>
          <table:table-cell table:number-columns-repeated="6"/>
        </table:table-row>
        <table:table-row table:style-name="ro1">
          <table:table-cell office:value-type="float" office:value="85400" calcext:value-type="float">
            <text:p>85400</text:p>
          </table:table-cell>
          <table:table-cell office:value-type="float" office:value="0.011532" calcext:value-type="float">
            <text:p>0.011532</text:p>
          </table:table-cell>
          <table:table-cell office:value-type="float" office:value="0.835246" calcext:value-type="float">
            <text:p>0.835246</text:p>
          </table:table-cell>
          <table:table-cell table:number-columns-repeated="6"/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0.011613" calcext:value-type="float">
            <text:p>0.011613</text:p>
          </table:table-cell>
          <table:table-cell office:value-type="float" office:value="0.838525" calcext:value-type="float">
            <text:p>0.838525</text:p>
          </table:table-cell>
          <table:table-cell table:number-columns-repeated="6"/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0.011641" calcext:value-type="float">
            <text:p>0.011641</text:p>
          </table:table-cell>
          <table:table-cell office:value-type="float" office:value="0.839904" calcext:value-type="float">
            <text:p>0.839904</text:p>
          </table:table-cell>
          <table:table-cell table:number-columns-repeated="6"/>
        </table:table-row>
        <table:table-row table:style-name="ro1">
          <table:table-cell office:value-type="float" office:value="85700" calcext:value-type="float">
            <text:p>85700</text:p>
          </table:table-cell>
          <table:table-cell office:value-type="float" office:value="0.011645" calcext:value-type="float">
            <text:p>0.011645</text:p>
          </table:table-cell>
          <table:table-cell office:value-type="float" office:value="0.841247" calcext:value-type="float">
            <text:p>0.841247</text:p>
          </table:table-cell>
          <table:table-cell table:number-columns-repeated="6"/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0.011639" calcext:value-type="float">
            <text:p>0.011639</text:p>
          </table:table-cell>
          <table:table-cell office:value-type="float" office:value="0.8667" calcext:value-type="float">
            <text:p>0.8667</text:p>
          </table:table-cell>
          <table:table-cell table:number-columns-repeated="6"/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0.012077" calcext:value-type="float">
            <text:p>0.012077</text:p>
          </table:table-cell>
          <table:table-cell office:value-type="float" office:value="0.875549" calcext:value-type="float">
            <text:p>0.875549</text:p>
          </table:table-cell>
          <table:table-cell table:number-columns-repeated="6"/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12186" calcext:value-type="float">
            <text:p>0.012186</text:p>
          </table:table-cell>
          <table:table-cell office:value-type="float" office:value="0.879654" calcext:value-type="float">
            <text:p>0.879654</text:p>
          </table:table-cell>
          <table:table-cell table:number-columns-repeated="6"/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0.012016" calcext:value-type="float">
            <text:p>0.012016</text:p>
          </table:table-cell>
          <table:table-cell office:value-type="float" office:value="0.859695" calcext:value-type="float">
            <text:p>0.859695</text:p>
          </table:table-cell>
          <table:table-cell table:number-columns-repeated="6"/>
        </table:table-row>
        <table:table-row table:style-name="ro1">
          <table:table-cell office:value-type="float" office:value="86200" calcext:value-type="float">
            <text:p>86200</text:p>
          </table:table-cell>
          <table:table-cell office:value-type="float" office:value="0.011653" calcext:value-type="float">
            <text:p>0.011653</text:p>
          </table:table-cell>
          <table:table-cell office:value-type="float" office:value="0.861354" calcext:value-type="float">
            <text:p>0.861354</text:p>
          </table:table-cell>
          <table:table-cell table:number-columns-repeated="6"/>
        </table:table-row>
        <table:table-row table:style-name="ro1">
          <table:table-cell office:value-type="float" office:value="86300" calcext:value-type="float">
            <text:p>86300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890169" calcext:value-type="float">
            <text:p>0.890169</text:p>
          </table:table-cell>
          <table:table-cell table:number-columns-repeated="6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0.012017" calcext:value-type="float">
            <text:p>0.012017</text:p>
          </table:table-cell>
          <table:table-cell office:value-type="float" office:value="0.874076" calcext:value-type="float">
            <text:p>0.874076</text:p>
          </table:table-cell>
          <table:table-cell table:number-columns-repeated="6"/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0.012278" calcext:value-type="float">
            <text:p>0.012278</text:p>
          </table:table-cell>
          <table:table-cell office:value-type="float" office:value="0.870507" calcext:value-type="float">
            <text:p>0.870507</text:p>
          </table:table-cell>
          <table:table-cell table:number-columns-repeated="6"/>
        </table:table-row>
        <table:table-row table:style-name="ro1">
          <table:table-cell office:value-type="float" office:value="86600" calcext:value-type="float">
            <text:p>86600</text:p>
          </table:table-cell>
          <table:table-cell office:value-type="float" office:value="0.011806" calcext:value-type="float">
            <text:p>0.011806</text:p>
          </table:table-cell>
          <table:table-cell office:value-type="float" office:value="0.894822" calcext:value-type="float">
            <text:p>0.894822</text:p>
          </table:table-cell>
          <table:table-cell table:number-columns-repeated="6"/>
        </table:table-row>
        <table:table-row table:style-name="ro1">
          <table:table-cell office:value-type="float" office:value="86700" calcext:value-type="float">
            <text:p>86700</text:p>
          </table:table-cell>
          <table:table-cell office:value-type="float" office:value="0.011835" calcext:value-type="float">
            <text:p>0.011835</text:p>
          </table:table-cell>
          <table:table-cell office:value-type="float" office:value="0.870016" calcext:value-type="float">
            <text:p>0.870016</text:p>
          </table:table-cell>
          <table:table-cell table:number-columns-repeated="6"/>
        </table:table-row>
        <table:table-row table:style-name="ro1">
          <table:table-cell office:value-type="float" office:value="86800" calcext:value-type="float">
            <text:p>86800</text:p>
          </table:table-cell>
          <table:table-cell office:value-type="float" office:value="0.011806" calcext:value-type="float">
            <text:p>0.011806</text:p>
          </table:table-cell>
          <table:table-cell office:value-type="float" office:value="0.874789" calcext:value-type="float">
            <text:p>0.874789</text:p>
          </table:table-cell>
          <table:table-cell table:number-columns-repeated="6"/>
        </table:table-row>
        <table:table-row table:style-name="ro1">
          <table:table-cell office:value-type="float" office:value="86900" calcext:value-type="float">
            <text:p>86900</text:p>
          </table:table-cell>
          <table:table-cell office:value-type="float" office:value="0.012038" calcext:value-type="float">
            <text:p>0.012038</text:p>
          </table:table-cell>
          <table:table-cell office:value-type="float" office:value="0.86561" calcext:value-type="float">
            <text:p>0.86561</text:p>
          </table:table-cell>
          <table:table-cell table:number-columns-repeated="6"/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11908" calcext:value-type="float">
            <text:p>0.011908</text:p>
          </table:table-cell>
          <table:table-cell office:value-type="float" office:value="0.866641" calcext:value-type="float">
            <text:p>0.866641</text:p>
          </table:table-cell>
          <table:table-cell table:number-columns-repeated="6"/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0.011819" calcext:value-type="float">
            <text:p>0.011819</text:p>
          </table:table-cell>
          <table:table-cell office:value-type="float" office:value="0.865638" calcext:value-type="float">
            <text:p>0.865638</text:p>
          </table:table-cell>
          <table:table-cell table:number-columns-repeated="6"/>
        </table:table-row>
        <table:table-row table:style-name="ro1">
          <table:table-cell office:value-type="float" office:value="87200" calcext:value-type="float">
            <text:p>87200</text:p>
          </table:table-cell>
          <table:table-cell office:value-type="float" office:value="0.012035" calcext:value-type="float">
            <text:p>0.012035</text:p>
          </table:table-cell>
          <table:table-cell office:value-type="float" office:value="0.869914" calcext:value-type="float">
            <text:p>0.869914</text:p>
          </table:table-cell>
          <table:table-cell table:number-columns-repeated="6"/>
        </table:table-row>
        <table:table-row table:style-name="ro1">
          <table:table-cell office:value-type="float" office:value="87300" calcext:value-type="float">
            <text:p>87300</text:p>
          </table:table-cell>
          <table:table-cell office:value-type="float" office:value="0.012284" calcext:value-type="float">
            <text:p>0.012284</text:p>
          </table:table-cell>
          <table:table-cell office:value-type="float" office:value="0.872931" calcext:value-type="float">
            <text:p>0.872931</text:p>
          </table:table-cell>
          <table:table-cell table:number-columns-repeated="6"/>
        </table:table-row>
        <table:table-row table:style-name="ro1">
          <table:table-cell office:value-type="float" office:value="87400" calcext:value-type="float">
            <text:p>87400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881848" calcext:value-type="float">
            <text:p>0.881848</text:p>
          </table:table-cell>
          <table:table-cell table:number-columns-repeated="6"/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0.012424" calcext:value-type="float">
            <text:p>0.012424</text:p>
          </table:table-cell>
          <table:table-cell office:value-type="float" office:value="0.906995" calcext:value-type="float">
            <text:p>0.906995</text:p>
          </table:table-cell>
          <table:table-cell table:number-columns-repeated="6"/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0.012358" calcext:value-type="float">
            <text:p>0.012358</text:p>
          </table:table-cell>
          <table:table-cell office:value-type="float" office:value="0.896428" calcext:value-type="float">
            <text:p>0.896428</text:p>
          </table:table-cell>
          <table:table-cell table:number-columns-repeated="6"/>
        </table:table-row>
        <table:table-row table:style-name="ro1">
          <table:table-cell office:value-type="float" office:value="87700" calcext:value-type="float">
            <text:p>87700</text:p>
          </table:table-cell>
          <table:table-cell office:value-type="float" office:value="0.011949" calcext:value-type="float">
            <text:p>0.011949</text:p>
          </table:table-cell>
          <table:table-cell office:value-type="float" office:value="0.892708" calcext:value-type="float">
            <text:p>0.892708</text:p>
          </table:table-cell>
          <table:table-cell table:number-columns-repeated="6"/>
        </table:table-row>
        <table:table-row table:style-name="ro1">
          <table:table-cell office:value-type="float" office:value="87800" calcext:value-type="float">
            <text:p>87800</text:p>
          </table:table-cell>
          <table:table-cell office:value-type="float" office:value="0.012167" calcext:value-type="float">
            <text:p>0.012167</text:p>
          </table:table-cell>
          <table:table-cell office:value-type="float" office:value="0.905733" calcext:value-type="float">
            <text:p>0.905733</text:p>
          </table:table-cell>
          <table:table-cell table:number-columns-repeated="6"/>
        </table:table-row>
        <table:table-row table:style-name="ro1">
          <table:table-cell office:value-type="float" office:value="87900" calcext:value-type="float">
            <text:p>87900</text:p>
          </table:table-cell>
          <table:table-cell office:value-type="float" office:value="0.012337" calcext:value-type="float">
            <text:p>0.012337</text:p>
          </table:table-cell>
          <table:table-cell office:value-type="float" office:value="0.902356" calcext:value-type="float">
            <text:p>0.902356</text:p>
          </table:table-cell>
          <table:table-cell table:number-columns-repeated="6"/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13081" calcext:value-type="float">
            <text:p>0.013081</text:p>
          </table:table-cell>
          <table:table-cell office:value-type="float" office:value="0.920199" calcext:value-type="float">
            <text:p>0.920199</text:p>
          </table:table-cell>
          <table:table-cell table:number-columns-repeated="6"/>
        </table:table-row>
        <table:table-row table:style-name="ro1">
          <table:table-cell office:value-type="float" office:value="88100" calcext:value-type="float">
            <text:p>88100</text:p>
          </table:table-cell>
          <table:table-cell office:value-type="float" office:value="0.012545" calcext:value-type="float">
            <text:p>0.012545</text:p>
          </table:table-cell>
          <table:table-cell office:value-type="float" office:value="0.908645" calcext:value-type="float">
            <text:p>0.908645</text:p>
          </table:table-cell>
          <table:table-cell table:number-columns-repeated="6"/>
        </table:table-row>
        <table:table-row table:style-name="ro1">
          <table:table-cell office:value-type="float" office:value="88200" calcext:value-type="float">
            <text:p>88200</text:p>
          </table:table-cell>
          <table:table-cell office:value-type="float" office:value="0.012445" calcext:value-type="float">
            <text:p>0.012445</text:p>
          </table:table-cell>
          <table:table-cell office:value-type="float" office:value="0.901319" calcext:value-type="float">
            <text:p>0.901319</text:p>
          </table:table-cell>
          <table:table-cell table:number-columns-repeated="6"/>
        </table:table-row>
        <table:table-row table:style-name="ro1">
          <table:table-cell office:value-type="float" office:value="88300" calcext:value-type="float">
            <text:p>88300</text:p>
          </table:table-cell>
          <table:table-cell office:value-type="float" office:value="0.012277" calcext:value-type="float">
            <text:p>0.012277</text:p>
          </table:table-cell>
          <table:table-cell office:value-type="float" office:value="0.917203" calcext:value-type="float">
            <text:p>0.917203</text:p>
          </table:table-cell>
          <table:table-cell table:number-columns-repeated="6"/>
        </table:table-row>
        <table:table-row table:style-name="ro1">
          <table:table-cell office:value-type="float" office:value="88400" calcext:value-type="float">
            <text:p>88400</text:p>
          </table:table-cell>
          <table:table-cell office:value-type="float" office:value="0.012363" calcext:value-type="float">
            <text:p>0.012363</text:p>
          </table:table-cell>
          <table:table-cell office:value-type="float" office:value="0.921173" calcext:value-type="float">
            <text:p>0.921173</text:p>
          </table:table-cell>
          <table:table-cell table:number-columns-repeated="6"/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0.012357" calcext:value-type="float">
            <text:p>0.012357</text:p>
          </table:table-cell>
          <table:table-cell office:value-type="float" office:value="0.918996" calcext:value-type="float">
            <text:p>0.918996</text:p>
          </table:table-cell>
          <table:table-cell table:number-columns-repeated="6"/>
        </table:table-row>
        <table:table-row table:style-name="ro1">
          <table:table-cell office:value-type="float" office:value="88600" calcext:value-type="float">
            <text:p>88600</text:p>
          </table:table-cell>
          <table:table-cell office:value-type="float" office:value="0.012476" calcext:value-type="float">
            <text:p>0.012476</text:p>
          </table:table-cell>
          <table:table-cell office:value-type="float" office:value="0.923425" calcext:value-type="float">
            <text:p>0.923425</text:p>
          </table:table-cell>
          <table:table-cell table:number-columns-repeated="6"/>
        </table:table-row>
        <table:table-row table:style-name="ro1">
          <table:table-cell office:value-type="float" office:value="88700" calcext:value-type="float">
            <text:p>88700</text:p>
          </table:table-cell>
          <table:table-cell office:value-type="float" office:value="0.012135" calcext:value-type="float">
            <text:p>0.012135</text:p>
          </table:table-cell>
          <table:table-cell office:value-type="float" office:value="0.921195" calcext:value-type="float">
            <text:p>0.921195</text:p>
          </table:table-cell>
          <table:table-cell table:number-columns-repeated="6"/>
        </table:table-row>
        <table:table-row table:style-name="ro1">
          <table:table-cell office:value-type="float" office:value="88800" calcext:value-type="float">
            <text:p>88800</text:p>
          </table:table-cell>
          <table:table-cell office:value-type="float" office:value="0.012055" calcext:value-type="float">
            <text:p>0.012055</text:p>
          </table:table-cell>
          <table:table-cell office:value-type="float" office:value="0.917875" calcext:value-type="float">
            <text:p>0.917875</text:p>
          </table:table-cell>
          <table:table-cell table:number-columns-repeated="6"/>
        </table:table-row>
        <table:table-row table:style-name="ro1">
          <table:table-cell office:value-type="float" office:value="88900" calcext:value-type="float">
            <text:p>88900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907521" calcext:value-type="float">
            <text:p>0.907521</text:p>
          </table:table-cell>
          <table:table-cell table:number-columns-repeated="6"/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12485" calcext:value-type="float">
            <text:p>0.012485</text:p>
          </table:table-cell>
          <table:table-cell office:value-type="float" office:value="0.917909" calcext:value-type="float">
            <text:p>0.917909</text:p>
          </table:table-cell>
          <table:table-cell table:number-columns-repeated="6"/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0.012372" calcext:value-type="float">
            <text:p>0.012372</text:p>
          </table:table-cell>
          <table:table-cell office:value-type="float" office:value="0.926627" calcext:value-type="float">
            <text:p>0.926627</text:p>
          </table:table-cell>
          <table:table-cell table:number-columns-repeated="6"/>
        </table:table-row>
        <table:table-row table:style-name="ro1">
          <table:table-cell office:value-type="float" office:value="89200" calcext:value-type="float">
            <text:p>89200</text:p>
          </table:table-cell>
          <table:table-cell office:value-type="float" office:value="0.012597" calcext:value-type="float">
            <text:p>0.012597</text:p>
          </table:table-cell>
          <table:table-cell office:value-type="float" office:value="0.932151" calcext:value-type="float">
            <text:p>0.932151</text:p>
          </table:table-cell>
          <table:table-cell table:number-columns-repeated="6"/>
        </table:table-row>
        <table:table-row table:style-name="ro1">
          <table:table-cell office:value-type="float" office:value="89300" calcext:value-type="float">
            <text:p>89300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925317" calcext:value-type="float">
            <text:p>0.925317</text:p>
          </table:table-cell>
          <table:table-cell table:number-columns-repeated="6"/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0.012495" calcext:value-type="float">
            <text:p>0.012495</text:p>
          </table:table-cell>
          <table:table-cell office:value-type="float" office:value="0.927847" calcext:value-type="float">
            <text:p>0.927847</text:p>
          </table:table-cell>
          <table:table-cell table:number-columns-repeated="6"/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0.012859" calcext:value-type="float">
            <text:p>0.012859</text:p>
          </table:table-cell>
          <table:table-cell office:value-type="float" office:value="0.954256" calcext:value-type="float">
            <text:p>0.954256</text:p>
          </table:table-cell>
          <table:table-cell table:number-columns-repeated="6"/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0.012643" calcext:value-type="float">
            <text:p>0.012643</text:p>
          </table:table-cell>
          <table:table-cell office:value-type="float" office:value="0.931921" calcext:value-type="float">
            <text:p>0.931921</text:p>
          </table:table-cell>
          <table:table-cell table:number-columns-repeated="6"/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0.012349" calcext:value-type="float">
            <text:p>0.012349</text:p>
          </table:table-cell>
          <table:table-cell office:value-type="float" office:value="0.954247" calcext:value-type="float">
            <text:p>0.954247</text:p>
          </table:table-cell>
          <table:table-cell table:number-columns-repeated="6"/>
        </table:table-row>
        <table:table-row table:style-name="ro1">
          <table:table-cell office:value-type="float" office:value="89800" calcext:value-type="float">
            <text:p>89800</text:p>
          </table:table-cell>
          <table:table-cell office:value-type="float" office:value="0.012377" calcext:value-type="float">
            <text:p>0.012377</text:p>
          </table:table-cell>
          <table:table-cell office:value-type="float" office:value="0.937282" calcext:value-type="float">
            <text:p>0.937282</text:p>
          </table:table-cell>
          <table:table-cell table:number-columns-repeated="6"/>
        </table:table-row>
        <table:table-row table:style-name="ro1">
          <table:table-cell office:value-type="float" office:value="89900" calcext:value-type="float">
            <text:p>89900</text:p>
          </table:table-cell>
          <table:table-cell office:value-type="float" office:value="0.012463" calcext:value-type="float">
            <text:p>0.012463</text:p>
          </table:table-cell>
          <table:table-cell office:value-type="float" office:value="0.934773" calcext:value-type="float">
            <text:p>0.934773</text:p>
          </table:table-cell>
          <table:table-cell table:number-columns-repeated="6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12407" calcext:value-type="float">
            <text:p>0.012407</text:p>
          </table:table-cell>
          <table:table-cell office:value-type="float" office:value="0.943944" calcext:value-type="float">
            <text:p>0.943944</text:p>
          </table:table-cell>
          <table:table-cell table:number-columns-repeated="6"/>
        </table:table-row>
        <table:table-row table:style-name="ro1">
          <table:table-cell office:value-type="float" office:value="90100" calcext:value-type="float">
            <text:p>90100</text:p>
          </table:table-cell>
          <table:table-cell office:value-type="float" office:value="0.012362" calcext:value-type="float">
            <text:p>0.012362</text:p>
          </table:table-cell>
          <table:table-cell office:value-type="float" office:value="0.931593" calcext:value-type="float">
            <text:p>0.931593</text:p>
          </table:table-cell>
          <table:table-cell table:number-columns-repeated="6"/>
        </table:table-row>
        <table:table-row table:style-name="ro1">
          <table:table-cell office:value-type="float" office:value="90200" calcext:value-type="float">
            <text:p>90200</text:p>
          </table:table-cell>
          <table:table-cell office:value-type="float" office:value="0.012715" calcext:value-type="float">
            <text:p>0.012715</text:p>
          </table:table-cell>
          <table:table-cell office:value-type="float" office:value="0.956823" calcext:value-type="float">
            <text:p>0.956823</text:p>
          </table:table-cell>
          <table:table-cell table:number-columns-repeated="6"/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952126" calcext:value-type="float">
            <text:p>0.952126</text:p>
          </table:table-cell>
          <table:table-cell table:number-columns-repeated="6"/>
        </table:table-row>
        <table:table-row table:style-name="ro1">
          <table:table-cell office:value-type="float" office:value="90400" calcext:value-type="float">
            <text:p>90400</text:p>
          </table:table-cell>
          <table:table-cell office:value-type="float" office:value="0.012934" calcext:value-type="float">
            <text:p>0.012934</text:p>
          </table:table-cell>
          <table:table-cell office:value-type="float" office:value="0.964403" calcext:value-type="float">
            <text:p>0.964403</text:p>
          </table:table-cell>
          <table:table-cell table:number-columns-repeated="6"/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0.012646" calcext:value-type="float">
            <text:p>0.012646</text:p>
          </table:table-cell>
          <table:table-cell office:value-type="float" office:value="0.965948" calcext:value-type="float">
            <text:p>0.965948</text:p>
          </table:table-cell>
          <table:table-cell table:number-columns-repeated="6"/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0.012453" calcext:value-type="float">
            <text:p>0.012453</text:p>
          </table:table-cell>
          <table:table-cell office:value-type="float" office:value="0.958563" calcext:value-type="float">
            <text:p>0.958563</text:p>
          </table:table-cell>
          <table:table-cell table:number-columns-repeated="6"/>
        </table:table-row>
        <table:table-row table:style-name="ro1">
          <table:table-cell office:value-type="float" office:value="90700" calcext:value-type="float">
            <text:p>90700</text:p>
          </table:table-cell>
          <table:table-cell office:value-type="float" office:value="0.013128" calcext:value-type="float">
            <text:p>0.013128</text:p>
          </table:table-cell>
          <table:table-cell office:value-type="float" office:value="0.953936" calcext:value-type="float">
            <text:p>0.953936</text:p>
          </table:table-cell>
          <table:table-cell table:number-columns-repeated="6"/>
        </table:table-row>
        <table:table-row table:style-name="ro1">
          <table:table-cell office:value-type="float" office:value="90800" calcext:value-type="float">
            <text:p>90800</text:p>
          </table:table-cell>
          <table:table-cell office:value-type="float" office:value="0.012463" calcext:value-type="float">
            <text:p>0.012463</text:p>
          </table:table-cell>
          <table:table-cell office:value-type="float" office:value="0.948712" calcext:value-type="float">
            <text:p>0.948712</text:p>
          </table:table-cell>
          <table:table-cell table:number-columns-repeated="6"/>
        </table:table-row>
        <table:table-row table:style-name="ro1">
          <table:table-cell office:value-type="float" office:value="90900" calcext:value-type="float">
            <text:p>90900</text:p>
          </table:table-cell>
          <table:table-cell office:value-type="float" office:value="0.012539" calcext:value-type="float">
            <text:p>0.012539</text:p>
          </table:table-cell>
          <table:table-cell office:value-type="float" office:value="0.941072" calcext:value-type="float">
            <text:p>0.941072</text:p>
          </table:table-cell>
          <table:table-cell table:number-columns-repeated="6"/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12554" calcext:value-type="float">
            <text:p>0.012554</text:p>
          </table:table-cell>
          <table:table-cell office:value-type="float" office:value="0.943535" calcext:value-type="float">
            <text:p>0.943535</text:p>
          </table:table-cell>
          <table:table-cell table:number-columns-repeated="6"/>
        </table:table-row>
        <table:table-row table:style-name="ro1">
          <table:table-cell office:value-type="float" office:value="91100" calcext:value-type="float">
            <text:p>91100</text:p>
          </table:table-cell>
          <table:table-cell office:value-type="float" office:value="0.012653" calcext:value-type="float">
            <text:p>0.012653</text:p>
          </table:table-cell>
          <table:table-cell office:value-type="float" office:value="0.945191" calcext:value-type="float">
            <text:p>0.945191</text:p>
          </table:table-cell>
          <table:table-cell table:number-columns-repeated="6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float" office:value="0.012423" calcext:value-type="float">
            <text:p>0.012423</text:p>
          </table:table-cell>
          <table:table-cell office:value-type="float" office:value="0.94903" calcext:value-type="float">
            <text:p>0.94903</text:p>
          </table:table-cell>
          <table:table-cell table:number-columns-repeated="6"/>
        </table:table-row>
        <table:table-row table:style-name="ro1">
          <table:table-cell office:value-type="float" office:value="91300" calcext:value-type="float">
            <text:p>91300</text:p>
          </table:table-cell>
          <table:table-cell office:value-type="float" office:value="0.012487" calcext:value-type="float">
            <text:p>0.012487</text:p>
          </table:table-cell>
          <table:table-cell office:value-type="float" office:value="0.978799" calcext:value-type="float">
            <text:p>0.978799</text:p>
          </table:table-cell>
          <table:table-cell table:number-columns-repeated="6"/>
        </table:table-row>
        <table:table-row table:style-name="ro1">
          <table:table-cell office:value-type="float" office:value="91400" calcext:value-type="float">
            <text:p>91400</text:p>
          </table:table-cell>
          <table:table-cell office:value-type="float" office:value="0.013193" calcext:value-type="float">
            <text:p>0.013193</text:p>
          </table:table-cell>
          <table:table-cell office:value-type="float" office:value="0.967843" calcext:value-type="float">
            <text:p>0.967843</text:p>
          </table:table-cell>
          <table:table-cell table:number-columns-repeated="6"/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0.013129" calcext:value-type="float">
            <text:p>0.013129</text:p>
          </table:table-cell>
          <table:table-cell office:value-type="float" office:value="0.986942" calcext:value-type="float">
            <text:p>0.986942</text:p>
          </table:table-cell>
          <table:table-cell table:number-columns-repeated="6"/>
        </table:table-row>
        <table:table-row table:style-name="ro1">
          <table:table-cell office:value-type="float" office:value="91600" calcext:value-type="float">
            <text:p>91600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959167" calcext:value-type="float">
            <text:p>0.959167</text:p>
          </table:table-cell>
          <table:table-cell table:number-columns-repeated="6"/>
        </table:table-row>
        <table:table-row table:style-name="ro1">
          <table:table-cell office:value-type="float" office:value="91700" calcext:value-type="float">
            <text:p>91700</text:p>
          </table:table-cell>
          <table:table-cell office:value-type="float" office:value="0.012608" calcext:value-type="float">
            <text:p>0.012608</text:p>
          </table:table-cell>
          <table:table-cell office:value-type="float" office:value="0.959553" calcext:value-type="float">
            <text:p>0.959553</text:p>
          </table:table-cell>
          <table:table-cell table:number-columns-repeated="6"/>
        </table:table-row>
        <table:table-row table:style-name="ro1">
          <table:table-cell office:value-type="float" office:value="91800" calcext:value-type="float">
            <text:p>91800</text:p>
          </table:table-cell>
          <table:table-cell office:value-type="float" office:value="0.012729" calcext:value-type="float">
            <text:p>0.012729</text:p>
          </table:table-cell>
          <table:table-cell office:value-type="float" office:value="0.986219" calcext:value-type="float">
            <text:p>0.986219</text:p>
          </table:table-cell>
          <table:table-cell table:number-columns-repeated="6"/>
        </table:table-row>
        <table:table-row table:style-name="ro1">
          <table:table-cell office:value-type="float" office:value="91900" calcext:value-type="float">
            <text:p>91900</text:p>
          </table:table-cell>
          <table:table-cell office:value-type="float" office:value="0.012463" calcext:value-type="float">
            <text:p>0.012463</text:p>
          </table:table-cell>
          <table:table-cell office:value-type="float" office:value="0.964385" calcext:value-type="float">
            <text:p>0.964385</text:p>
          </table:table-cell>
          <table:table-cell table:number-columns-repeated="6"/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12602" calcext:value-type="float">
            <text:p>0.012602</text:p>
          </table:table-cell>
          <table:table-cell office:value-type="float" office:value="0.965824" calcext:value-type="float">
            <text:p>0.965824</text:p>
          </table:table-cell>
          <table:table-cell table:number-columns-repeated="6"/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float" office:value="0.012772" calcext:value-type="float">
            <text:p>0.012772</text:p>
          </table:table-cell>
          <table:table-cell office:value-type="float" office:value="0.969754" calcext:value-type="float">
            <text:p>0.969754</text:p>
          </table:table-cell>
          <table:table-cell table:number-columns-repeated="6"/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float" office:value="0.012538" calcext:value-type="float">
            <text:p>0.012538</text:p>
          </table:table-cell>
          <table:table-cell office:value-type="float" office:value="0.97069" calcext:value-type="float">
            <text:p>0.97069</text:p>
          </table:table-cell>
          <table:table-cell table:number-columns-repeated="6"/>
        </table:table-row>
        <table:table-row table:style-name="ro1">
          <table:table-cell office:value-type="float" office:value="92300" calcext:value-type="float">
            <text:p>92300</text:p>
          </table:table-cell>
          <table:table-cell office:value-type="float" office:value="0.012829" calcext:value-type="float">
            <text:p>0.012829</text:p>
          </table:table-cell>
          <table:table-cell office:value-type="float" office:value="0.97162" calcext:value-type="float">
            <text:p>0.97162</text:p>
          </table:table-cell>
          <table:table-cell table:number-columns-repeated="6"/>
        </table:table-row>
        <table:table-row table:style-name="ro1">
          <table:table-cell office:value-type="float" office:value="92400" calcext:value-type="float">
            <text:p>92400</text:p>
          </table:table-cell>
          <table:table-cell office:value-type="float" office:value="0.012737" calcext:value-type="float">
            <text:p>0.012737</text:p>
          </table:table-cell>
          <table:table-cell office:value-type="float" office:value="0.972739" calcext:value-type="float">
            <text:p>0.972739</text:p>
          </table:table-cell>
          <table:table-cell table:number-columns-repeated="6"/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974023" calcext:value-type="float">
            <text:p>0.974023</text:p>
          </table:table-cell>
          <table:table-cell table:number-columns-repeated="6"/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0.012585" calcext:value-type="float">
            <text:p>0.012585</text:p>
          </table:table-cell>
          <table:table-cell office:value-type="float" office:value="0.981084" calcext:value-type="float">
            <text:p>0.981084</text:p>
          </table:table-cell>
          <table:table-cell table:number-columns-repeated="6"/>
        </table:table-row>
        <table:table-row table:style-name="ro1">
          <table:table-cell office:value-type="float" office:value="92700" calcext:value-type="float">
            <text:p>92700</text:p>
          </table:table-cell>
          <table:table-cell office:value-type="float" office:value="0.012601" calcext:value-type="float">
            <text:p>0.012601</text:p>
          </table:table-cell>
          <table:table-cell office:value-type="float" office:value="0.979969" calcext:value-type="float">
            <text:p>0.979969</text:p>
          </table:table-cell>
          <table:table-cell table:number-columns-repeated="6"/>
        </table:table-row>
        <table:table-row table:style-name="ro1">
          <table:table-cell office:value-type="float" office:value="92800" calcext:value-type="float">
            <text:p>92800</text:p>
          </table:table-cell>
          <table:table-cell office:value-type="float" office:value="0.012796" calcext:value-type="float">
            <text:p>0.012796</text:p>
          </table:table-cell>
          <table:table-cell office:value-type="float" office:value="1.017618" calcext:value-type="float">
            <text:p>1.017618</text:p>
          </table:table-cell>
          <table:table-cell table:number-columns-repeated="6"/>
        </table:table-row>
        <table:table-row table:style-name="ro1">
          <table:table-cell office:value-type="float" office:value="92900" calcext:value-type="float">
            <text:p>92900</text:p>
          </table:table-cell>
          <table:table-cell office:value-type="float" office:value="0.013551" calcext:value-type="float">
            <text:p>0.013551</text:p>
          </table:table-cell>
          <table:table-cell office:value-type="float" office:value="1.026051" calcext:value-type="float">
            <text:p>1.026051</text:p>
          </table:table-cell>
          <table:table-cell table:number-columns-repeated="6"/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13498" calcext:value-type="float">
            <text:p>0.013498</text:p>
          </table:table-cell>
          <table:table-cell office:value-type="float" office:value="0.993391" calcext:value-type="float">
            <text:p>0.993391</text:p>
          </table:table-cell>
          <table:table-cell table:number-columns-repeated="6"/>
        </table:table-row>
        <table:table-row table:style-name="ro1">
          <table:table-cell office:value-type="float" office:value="93100" calcext:value-type="float">
            <text:p>93100</text:p>
          </table:table-cell>
          <table:table-cell office:value-type="float" office:value="0.012801" calcext:value-type="float">
            <text:p>0.012801</text:p>
          </table:table-cell>
          <table:table-cell office:value-type="float" office:value="1.008956" calcext:value-type="float">
            <text:p>1.008956</text:p>
          </table:table-cell>
          <table:table-cell table:number-columns-repeated="6"/>
        </table:table-row>
        <table:table-row table:style-name="ro1">
          <table:table-cell office:value-type="float" office:value="93200" calcext:value-type="float">
            <text:p>93200</text:p>
          </table:table-cell>
          <table:table-cell office:value-type="float" office:value="0.013049" calcext:value-type="float">
            <text:p>0.013049</text:p>
          </table:table-cell>
          <table:table-cell office:value-type="float" office:value="1.010112" calcext:value-type="float">
            <text:p>1.010112</text:p>
          </table:table-cell>
          <table:table-cell table:number-columns-repeated="6"/>
        </table:table-row>
        <table:table-row table:style-name="ro1">
          <table:table-cell office:value-type="float" office:value="93300" calcext:value-type="float">
            <text:p>93300</text:p>
          </table:table-cell>
          <table:table-cell office:value-type="float" office:value="0.012767" calcext:value-type="float">
            <text:p>0.012767</text:p>
          </table:table-cell>
          <table:table-cell office:value-type="float" office:value="0.993186" calcext:value-type="float">
            <text:p>0.993186</text:p>
          </table:table-cell>
          <table:table-cell table:number-columns-repeated="6"/>
        </table:table-row>
        <table:table-row table:style-name="ro1">
          <table:table-cell office:value-type="float" office:value="93400" calcext:value-type="float">
            <text:p>93400</text:p>
          </table:table-cell>
          <table:table-cell office:value-type="float" office:value="0.012912" calcext:value-type="float">
            <text:p>0.012912</text:p>
          </table:table-cell>
          <table:table-cell office:value-type="float" office:value="0.994693" calcext:value-type="float">
            <text:p>0.994693</text:p>
          </table:table-cell>
          <table:table-cell table:number-columns-repeated="6"/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0.013032" calcext:value-type="float">
            <text:p>0.013032</text:p>
          </table:table-cell>
          <table:table-cell office:value-type="float" office:value="1.014555" calcext:value-type="float">
            <text:p>1.014555</text:p>
          </table:table-cell>
          <table:table-cell table:number-columns-repeated="6"/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1.0457" calcext:value-type="float">
            <text:p>1.0457</text:p>
          </table:table-cell>
          <table:table-cell table:number-columns-repeated="6"/>
        </table:table-row>
        <table:table-row table:style-name="ro1">
          <table:table-cell office:value-type="float" office:value="93700" calcext:value-type="float">
            <text:p>93700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1.038703" calcext:value-type="float">
            <text:p>1.038703</text:p>
          </table:table-cell>
          <table:table-cell table:number-columns-repeated="6"/>
        </table:table-row>
        <table:table-row table:style-name="ro1">
          <table:table-cell office:value-type="float" office:value="93800" calcext:value-type="float">
            <text:p>93800</text:p>
          </table:table-cell>
          <table:table-cell office:value-type="float" office:value="0.012947" calcext:value-type="float">
            <text:p>0.012947</text:p>
          </table:table-cell>
          <table:table-cell office:value-type="float" office:value="1.011632" calcext:value-type="float">
            <text:p>1.011632</text:p>
          </table:table-cell>
          <table:table-cell table:number-columns-repeated="6"/>
        </table:table-row>
        <table:table-row table:style-name="ro1">
          <table:table-cell office:value-type="float" office:value="93900" calcext:value-type="float">
            <text:p>93900</text:p>
          </table:table-cell>
          <table:table-cell office:value-type="float" office:value="0.012971" calcext:value-type="float">
            <text:p>0.012971</text:p>
          </table:table-cell>
          <table:table-cell office:value-type="float" office:value="1.041755" calcext:value-type="float">
            <text:p>1.041755</text:p>
          </table:table-cell>
          <table:table-cell table:number-columns-repeated="6"/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14454" calcext:value-type="float">
            <text:p>0.014454</text:p>
          </table:table-cell>
          <table:table-cell office:value-type="float" office:value="1.030086" calcext:value-type="float">
            <text:p>1.030086</text:p>
          </table:table-cell>
          <table:table-cell table:number-columns-repeated="6"/>
        </table:table-row>
        <table:table-row table:style-name="ro1">
          <table:table-cell office:value-type="float" office:value="94100" calcext:value-type="float">
            <text:p>94100</text:p>
          </table:table-cell>
          <table:table-cell office:value-type="float" office:value="0.013063" calcext:value-type="float">
            <text:p>0.013063</text:p>
          </table:table-cell>
          <table:table-cell office:value-type="float" office:value="1.021599" calcext:value-type="float">
            <text:p>1.021599</text:p>
          </table:table-cell>
          <table:table-cell table:number-columns-repeated="6"/>
        </table:table-row>
        <table:table-row table:style-name="ro1">
          <table:table-cell office:value-type="float" office:value="94200" calcext:value-type="float">
            <text:p>94200</text:p>
          </table:table-cell>
          <table:table-cell office:value-type="float" office:value="0.012974" calcext:value-type="float">
            <text:p>0.012974</text:p>
          </table:table-cell>
          <table:table-cell office:value-type="float" office:value="1.014702" calcext:value-type="float">
            <text:p>1.014702</text:p>
          </table:table-cell>
          <table:table-cell table:number-columns-repeated="6"/>
        </table:table-row>
        <table:table-row table:style-name="ro1">
          <table:table-cell office:value-type="float" office:value="94300" calcext:value-type="float">
            <text:p>94300</text:p>
          </table:table-cell>
          <table:table-cell office:value-type="float" office:value="0.012995" calcext:value-type="float">
            <text:p>0.012995</text:p>
          </table:table-cell>
          <table:table-cell office:value-type="float" office:value="1.013153" calcext:value-type="float">
            <text:p>1.013153</text:p>
          </table:table-cell>
          <table:table-cell table:number-columns-repeated="6"/>
        </table:table-row>
        <table:table-row table:style-name="ro1">
          <table:table-cell office:value-type="float" office:value="94400" calcext:value-type="float">
            <text:p>94400</text:p>
          </table:table-cell>
          <table:table-cell office:value-type="float" office:value="0.012985" calcext:value-type="float">
            <text:p>0.012985</text:p>
          </table:table-cell>
          <table:table-cell office:value-type="float" office:value="1.01395" calcext:value-type="float">
            <text:p>1.01395</text:p>
          </table:table-cell>
          <table:table-cell table:number-columns-repeated="6"/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0.013082" calcext:value-type="float">
            <text:p>0.013082</text:p>
          </table:table-cell>
          <table:table-cell office:value-type="float" office:value="1.019713" calcext:value-type="float">
            <text:p>1.019713</text:p>
          </table:table-cell>
          <table:table-cell table:number-columns-repeated="6"/>
        </table:table-row>
        <table:table-row table:style-name="ro1">
          <table:table-cell office:value-type="float" office:value="94600" calcext:value-type="float">
            <text:p>94600</text:p>
          </table:table-cell>
          <table:table-cell office:value-type="float" office:value="0.012953" calcext:value-type="float">
            <text:p>0.012953</text:p>
          </table:table-cell>
          <table:table-cell office:value-type="float" office:value="1.023136" calcext:value-type="float">
            <text:p>1.023136</text:p>
          </table:table-cell>
          <table:table-cell table:number-columns-repeated="6"/>
        </table:table-row>
        <table:table-row table:style-name="ro1">
          <table:table-cell office:value-type="float" office:value="94700" calcext:value-type="float">
            <text:p>94700</text:p>
          </table:table-cell>
          <table:table-cell office:value-type="float" office:value="0.012921" calcext:value-type="float">
            <text:p>0.012921</text:p>
          </table:table-cell>
          <table:table-cell office:value-type="float" office:value="1.026638" calcext:value-type="float">
            <text:p>1.026638</text:p>
          </table:table-cell>
          <table:table-cell table:number-columns-repeated="6"/>
        </table:table-row>
        <table:table-row table:style-name="ro1">
          <table:table-cell office:value-type="float" office:value="94800" calcext:value-type="float">
            <text:p>94800</text:p>
          </table:table-cell>
          <table:table-cell office:value-type="float" office:value="0.012916" calcext:value-type="float">
            <text:p>0.012916</text:p>
          </table:table-cell>
          <table:table-cell office:value-type="float" office:value="1.029334" calcext:value-type="float">
            <text:p>1.029334</text:p>
          </table:table-cell>
          <table:table-cell table:number-columns-repeated="6"/>
        </table:table-row>
        <table:table-row table:style-name="ro1">
          <table:table-cell office:value-type="float" office:value="94900" calcext:value-type="float">
            <text:p>94900</text:p>
          </table:table-cell>
          <table:table-cell office:value-type="float" office:value="0.012957" calcext:value-type="float">
            <text:p>0.012957</text:p>
          </table:table-cell>
          <table:table-cell office:value-type="float" office:value="1.032397" calcext:value-type="float">
            <text:p>1.032397</text:p>
          </table:table-cell>
          <table:table-cell table:number-columns-repeated="6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12992" calcext:value-type="float">
            <text:p>0.012992</text:p>
          </table:table-cell>
          <table:table-cell office:value-type="float" office:value="1.036721" calcext:value-type="float">
            <text:p>1.036721</text:p>
          </table:table-cell>
          <table:table-cell table:number-columns-repeated="6"/>
        </table:table-row>
        <table:table-row table:style-name="ro1">
          <table:table-cell office:value-type="float" office:value="95100" calcext:value-type="float">
            <text:p>95100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1.038367" calcext:value-type="float">
            <text:p>1.038367</text:p>
          </table:table-cell>
          <table:table-cell table:number-columns-repeated="6"/>
        </table:table-row>
        <table:table-row table:style-name="ro1">
          <table:table-cell office:value-type="float" office:value="95200" calcext:value-type="float">
            <text:p>95200</text:p>
          </table:table-cell>
          <table:table-cell office:value-type="float" office:value="0.013157" calcext:value-type="float">
            <text:p>0.013157</text:p>
          </table:table-cell>
          <table:table-cell office:value-type="float" office:value="1.046642" calcext:value-type="float">
            <text:p>1.046642</text:p>
          </table:table-cell>
          <table:table-cell table:number-columns-repeated="6"/>
        </table:table-row>
        <table:table-row table:style-name="ro1">
          <table:table-cell office:value-type="float" office:value="95300" calcext:value-type="float">
            <text:p>95300</text:p>
          </table:table-cell>
          <table:table-cell office:value-type="float" office:value="0.013196" calcext:value-type="float">
            <text:p>0.013196</text:p>
          </table:table-cell>
          <table:table-cell office:value-type="float" office:value="1.052626" calcext:value-type="float">
            <text:p>1.052626</text:p>
          </table:table-cell>
          <table:table-cell table:number-columns-repeated="6"/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float" office:value="0.013065" calcext:value-type="float">
            <text:p>0.013065</text:p>
          </table:table-cell>
          <table:table-cell office:value-type="float" office:value="1.038614" calcext:value-type="float">
            <text:p>1.038614</text:p>
          </table:table-cell>
          <table:table-cell table:number-columns-repeated="6"/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0.012967" calcext:value-type="float">
            <text:p>0.012967</text:p>
          </table:table-cell>
          <table:table-cell office:value-type="float" office:value="1.036304" calcext:value-type="float">
            <text:p>1.036304</text:p>
          </table:table-cell>
          <table:table-cell table:number-columns-repeated="6"/>
        </table:table-row>
        <table:table-row table:style-name="ro1">
          <table:table-cell office:value-type="float" office:value="95600" calcext:value-type="float">
            <text:p>95600</text:p>
          </table:table-cell>
          <table:table-cell office:value-type="float" office:value="0.013221" calcext:value-type="float">
            <text:p>0.013221</text:p>
          </table:table-cell>
          <table:table-cell office:value-type="float" office:value="1.040453" calcext:value-type="float">
            <text:p>1.040453</text:p>
          </table:table-cell>
          <table:table-cell table:number-columns-repeated="6"/>
        </table:table-row>
        <table:table-row table:style-name="ro1">
          <table:table-cell office:value-type="float" office:value="95700" calcext:value-type="float">
            <text:p>95700</text:p>
          </table:table-cell>
          <table:table-cell office:value-type="float" office:value="0.013185" calcext:value-type="float">
            <text:p>0.013185</text:p>
          </table:table-cell>
          <table:table-cell office:value-type="float" office:value="1.041034" calcext:value-type="float">
            <text:p>1.041034</text:p>
          </table:table-cell>
          <table:table-cell table:number-columns-repeated="6"/>
        </table:table-row>
        <table:table-row table:style-name="ro1">
          <table:table-cell office:value-type="float" office:value="95800" calcext:value-type="float">
            <text:p>95800</text:p>
          </table:table-cell>
          <table:table-cell office:value-type="float" office:value="0.012978" calcext:value-type="float">
            <text:p>0.012978</text:p>
          </table:table-cell>
          <table:table-cell office:value-type="float" office:value="1.04344" calcext:value-type="float">
            <text:p>1.04344</text:p>
          </table:table-cell>
          <table:table-cell table:number-columns-repeated="6"/>
        </table:table-row>
        <table:table-row table:style-name="ro1">
          <table:table-cell office:value-type="float" office:value="95900" calcext:value-type="float">
            <text:p>95900</text:p>
          </table:table-cell>
          <table:table-cell office:value-type="float" office:value="0.013001" calcext:value-type="float">
            <text:p>0.013001</text:p>
          </table:table-cell>
          <table:table-cell office:value-type="float" office:value="1.043288" calcext:value-type="float">
            <text:p>1.043288</text:p>
          </table:table-cell>
          <table:table-cell table:number-columns-repeated="6"/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13412" calcext:value-type="float">
            <text:p>0.013412</text:p>
          </table:table-cell>
          <table:table-cell office:value-type="float" office:value="1.05383" calcext:value-type="float">
            <text:p>1.05383</text:p>
          </table:table-cell>
          <table:table-cell table:number-columns-repeated="6"/>
        </table:table-row>
        <table:table-row table:style-name="ro1">
          <table:table-cell office:value-type="float" office:value="96100" calcext:value-type="float">
            <text:p>96100</text:p>
          </table:table-cell>
          <table:table-cell office:value-type="float" office:value="0.013125" calcext:value-type="float">
            <text:p>0.013125</text:p>
          </table:table-cell>
          <table:table-cell office:value-type="float" office:value="1.050745" calcext:value-type="float">
            <text:p>1.050745</text:p>
          </table:table-cell>
          <table:table-cell table:number-columns-repeated="6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float" office:value="0.013054" calcext:value-type="float">
            <text:p>0.013054</text:p>
          </table:table-cell>
          <table:table-cell office:value-type="float" office:value="1.054602" calcext:value-type="float">
            <text:p>1.054602</text:p>
          </table:table-cell>
          <table:table-cell table:number-columns-repeated="6"/>
        </table:table-row>
        <table:table-row table:style-name="ro1">
          <table:table-cell office:value-type="float" office:value="96300" calcext:value-type="float">
            <text:p>96300</text:p>
          </table:table-cell>
          <table:table-cell office:value-type="float" office:value="0.013251" calcext:value-type="float">
            <text:p>0.013251</text:p>
          </table:table-cell>
          <table:table-cell office:value-type="float" office:value="1.056878" calcext:value-type="float">
            <text:p>1.056878</text:p>
          </table:table-cell>
          <table:table-cell table:number-columns-repeated="6"/>
        </table:table-row>
        <table:table-row table:style-name="ro1">
          <table:table-cell office:value-type="float" office:value="96400" calcext:value-type="float">
            <text:p>96400</text:p>
          </table:table-cell>
          <table:table-cell office:value-type="float" office:value="0.013077" calcext:value-type="float">
            <text:p>0.013077</text:p>
          </table:table-cell>
          <table:table-cell office:value-type="float" office:value="1.056072" calcext:value-type="float">
            <text:p>1.056072</text:p>
          </table:table-cell>
          <table:table-cell table:number-columns-repeated="6"/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0.013093" calcext:value-type="float">
            <text:p>0.013093</text:p>
          </table:table-cell>
          <table:table-cell office:value-type="float" office:value="1.059402" calcext:value-type="float">
            <text:p>1.059402</text:p>
          </table:table-cell>
          <table:table-cell table:number-columns-repeated="6"/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0.013159" calcext:value-type="float">
            <text:p>0.013159</text:p>
          </table:table-cell>
          <table:table-cell office:value-type="float" office:value="1.062232" calcext:value-type="float">
            <text:p>1.062232</text:p>
          </table:table-cell>
          <table:table-cell table:number-columns-repeated="6"/>
        </table:table-row>
        <table:table-row table:style-name="ro1">
          <table:table-cell office:value-type="float" office:value="96700" calcext:value-type="float">
            <text:p>96700</text:p>
          </table:table-cell>
          <table:table-cell office:value-type="float" office:value="0.013193" calcext:value-type="float">
            <text:p>0.013193</text:p>
          </table:table-cell>
          <table:table-cell office:value-type="float" office:value="1.069369" calcext:value-type="float">
            <text:p>1.069369</text:p>
          </table:table-cell>
          <table:table-cell table:number-columns-repeated="6"/>
        </table:table-row>
        <table:table-row table:style-name="ro1">
          <table:table-cell office:value-type="float" office:value="96800" calcext:value-type="float">
            <text:p>96800</text:p>
          </table:table-cell>
          <table:table-cell office:value-type="float" office:value="0.0137" calcext:value-type="float">
            <text:p>0.0137</text:p>
          </table:table-cell>
          <table:table-cell office:value-type="float" office:value="1.068897" calcext:value-type="float">
            <text:p>1.068897</text:p>
          </table:table-cell>
          <table:table-cell table:number-columns-repeated="6"/>
        </table:table-row>
        <table:table-row table:style-name="ro1">
          <table:table-cell office:value-type="float" office:value="96900" calcext:value-type="float">
            <text:p>96900</text:p>
          </table:table-cell>
          <table:table-cell office:value-type="float" office:value="0.013303" calcext:value-type="float">
            <text:p>0.013303</text:p>
          </table:table-cell>
          <table:table-cell office:value-type="float" office:value="1.067133" calcext:value-type="float">
            <text:p>1.067133</text:p>
          </table:table-cell>
          <table:table-cell table:number-columns-repeated="6"/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13265" calcext:value-type="float">
            <text:p>0.013265</text:p>
          </table:table-cell>
          <table:table-cell office:value-type="float" office:value="1.067072" calcext:value-type="float">
            <text:p>1.067072</text:p>
          </table:table-cell>
          <table:table-cell table:number-columns-repeated="6"/>
        </table:table-row>
        <table:table-row table:style-name="ro1">
          <table:table-cell office:value-type="float" office:value="97100" calcext:value-type="float">
            <text:p>97100</text:p>
          </table:table-cell>
          <table:table-cell office:value-type="float" office:value="0.013287" calcext:value-type="float">
            <text:p>0.013287</text:p>
          </table:table-cell>
          <table:table-cell office:value-type="float" office:value="1.073548" calcext:value-type="float">
            <text:p>1.073548</text:p>
          </table:table-cell>
          <table:table-cell table:number-columns-repeated="6"/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0.013431" calcext:value-type="float">
            <text:p>0.013431</text:p>
          </table:table-cell>
          <table:table-cell office:value-type="float" office:value="1.071302" calcext:value-type="float">
            <text:p>1.071302</text:p>
          </table:table-cell>
          <table:table-cell table:number-columns-repeated="6"/>
        </table:table-row>
        <table:table-row table:style-name="ro1">
          <table:table-cell office:value-type="float" office:value="97300" calcext:value-type="float">
            <text:p>97300</text:p>
          </table:table-cell>
          <table:table-cell office:value-type="float" office:value="0.013877" calcext:value-type="float">
            <text:p>0.013877</text:p>
          </table:table-cell>
          <table:table-cell office:value-type="float" office:value="1.075315" calcext:value-type="float">
            <text:p>1.075315</text:p>
          </table:table-cell>
          <table:table-cell table:number-columns-repeated="6"/>
        </table:table-row>
        <table:table-row table:style-name="ro1">
          <table:table-cell office:value-type="float" office:value="97400" calcext:value-type="float">
            <text:p>97400</text:p>
          </table:table-cell>
          <table:table-cell office:value-type="float" office:value="0.013356" calcext:value-type="float">
            <text:p>0.013356</text:p>
          </table:table-cell>
          <table:table-cell office:value-type="float" office:value="1.080324" calcext:value-type="float">
            <text:p>1.080324</text:p>
          </table:table-cell>
          <table:table-cell table:number-columns-repeated="6"/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1.079535" calcext:value-type="float">
            <text:p>1.079535</text:p>
          </table:table-cell>
          <table:table-cell table:number-columns-repeated="6"/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0.013197" calcext:value-type="float">
            <text:p>0.013197</text:p>
          </table:table-cell>
          <table:table-cell office:value-type="float" office:value="1.092866" calcext:value-type="float">
            <text:p>1.092866</text:p>
          </table:table-cell>
          <table:table-cell table:number-columns-repeated="6"/>
        </table:table-row>
        <table:table-row table:style-name="ro1">
          <table:table-cell office:value-type="float" office:value="97700" calcext:value-type="float">
            <text:p>97700</text:p>
          </table:table-cell>
          <table:table-cell office:value-type="float" office:value="0.013332" calcext:value-type="float">
            <text:p>0.013332</text:p>
          </table:table-cell>
          <table:table-cell office:value-type="float" office:value="1.094041" calcext:value-type="float">
            <text:p>1.094041</text:p>
          </table:table-cell>
          <table:table-cell table:number-columns-repeated="6"/>
        </table:table-row>
        <table:table-row table:style-name="ro1">
          <table:table-cell office:value-type="float" office:value="97800" calcext:value-type="float">
            <text:p>97800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1.085321" calcext:value-type="float">
            <text:p>1.085321</text:p>
          </table:table-cell>
          <table:table-cell table:number-columns-repeated="6"/>
        </table:table-row>
        <table:table-row table:style-name="ro1">
          <table:table-cell office:value-type="float" office:value="97900" calcext:value-type="float">
            <text:p>97900</text:p>
          </table:table-cell>
          <table:table-cell office:value-type="float" office:value="0.013328" calcext:value-type="float">
            <text:p>0.013328</text:p>
          </table:table-cell>
          <table:table-cell office:value-type="float" office:value="1.08712" calcext:value-type="float">
            <text:p>1.08712</text:p>
          </table:table-cell>
          <table:table-cell table:number-columns-repeated="6"/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13514" calcext:value-type="float">
            <text:p>0.013514</text:p>
          </table:table-cell>
          <table:table-cell office:value-type="float" office:value="1.090975" calcext:value-type="float">
            <text:p>1.090975</text:p>
          </table:table-cell>
          <table:table-cell table:number-columns-repeated="6"/>
        </table:table-row>
        <table:table-row table:style-name="ro1">
          <table:table-cell office:value-type="float" office:value="98100" calcext:value-type="float">
            <text:p>98100</text:p>
          </table:table-cell>
          <table:table-cell office:value-type="float" office:value="0.013382" calcext:value-type="float">
            <text:p>0.013382</text:p>
          </table:table-cell>
          <table:table-cell office:value-type="float" office:value="1.090431" calcext:value-type="float">
            <text:p>1.090431</text:p>
          </table:table-cell>
          <table:table-cell table:number-columns-repeated="6"/>
        </table:table-row>
        <table:table-row table:style-name="ro1">
          <table:table-cell office:value-type="float" office:value="98200" calcext:value-type="float">
            <text:p>98200</text:p>
          </table:table-cell>
          <table:table-cell office:value-type="float" office:value="0.013399" calcext:value-type="float">
            <text:p>0.013399</text:p>
          </table:table-cell>
          <table:table-cell office:value-type="float" office:value="1.097388" calcext:value-type="float">
            <text:p>1.097388</text:p>
          </table:table-cell>
          <table:table-cell table:number-columns-repeated="6"/>
        </table:table-row>
        <table:table-row table:style-name="ro1">
          <table:table-cell office:value-type="float" office:value="98300" calcext:value-type="float">
            <text:p>98300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1.109939" calcext:value-type="float">
            <text:p>1.109939</text:p>
          </table:table-cell>
          <table:table-cell table:number-columns-repeated="6"/>
        </table:table-row>
        <table:table-row table:style-name="ro1">
          <table:table-cell office:value-type="float" office:value="98400" calcext:value-type="float">
            <text:p>98400</text:p>
          </table:table-cell>
          <table:table-cell office:value-type="float" office:value="0.013363" calcext:value-type="float">
            <text:p>0.013363</text:p>
          </table:table-cell>
          <table:table-cell office:value-type="float" office:value="1.113801" calcext:value-type="float">
            <text:p>1.113801</text:p>
          </table:table-cell>
          <table:table-cell table:number-columns-repeated="6"/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0.013621" calcext:value-type="float">
            <text:p>0.013621</text:p>
          </table:table-cell>
          <table:table-cell office:value-type="float" office:value="1.145948" calcext:value-type="float">
            <text:p>1.145948</text:p>
          </table:table-cell>
          <table:table-cell table:number-columns-repeated="6"/>
        </table:table-row>
        <table:table-row table:style-name="ro1">
          <table:table-cell office:value-type="float" office:value="98600" calcext:value-type="float">
            <text:p>98600</text:p>
          </table:table-cell>
          <table:table-cell office:value-type="float" office:value="0.013857" calcext:value-type="float">
            <text:p>0.013857</text:p>
          </table:table-cell>
          <table:table-cell office:value-type="float" office:value="1.10234" calcext:value-type="float">
            <text:p>1.10234</text:p>
          </table:table-cell>
          <table:table-cell table:number-columns-repeated="6"/>
        </table:table-row>
        <table:table-row table:style-name="ro1">
          <table:table-cell office:value-type="float" office:value="98700" calcext:value-type="float">
            <text:p>98700</text:p>
          </table:table-cell>
          <table:table-cell office:value-type="float" office:value="0.013597" calcext:value-type="float">
            <text:p>0.013597</text:p>
          </table:table-cell>
          <table:table-cell office:value-type="float" office:value="1.109935" calcext:value-type="float">
            <text:p>1.109935</text:p>
          </table:table-cell>
          <table:table-cell table:number-columns-repeated="6"/>
        </table:table-row>
        <table:table-row table:style-name="ro1">
          <table:table-cell office:value-type="float" office:value="98800" calcext:value-type="float">
            <text:p>98800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1.132781" calcext:value-type="float">
            <text:p>1.132781</text:p>
          </table:table-cell>
          <table:table-cell table:number-columns-repeated="6"/>
        </table:table-row>
        <table:table-row table:style-name="ro1">
          <table:table-cell office:value-type="float" office:value="98900" calcext:value-type="float">
            <text:p>98900</text:p>
          </table:table-cell>
          <table:table-cell office:value-type="float" office:value="0.013928" calcext:value-type="float">
            <text:p>0.013928</text:p>
          </table:table-cell>
          <table:table-cell office:value-type="float" office:value="1.127387" calcext:value-type="float">
            <text:p>1.127387</text:p>
          </table:table-cell>
          <table:table-cell table:number-columns-repeated="6"/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13421" calcext:value-type="float">
            <text:p>0.013421</text:p>
          </table:table-cell>
          <table:table-cell office:value-type="float" office:value="1.113445" calcext:value-type="float">
            <text:p>1.113445</text:p>
          </table:table-cell>
          <table:table-cell table:number-columns-repeated="6"/>
        </table:table-row>
        <table:table-row table:style-name="ro1">
          <table:table-cell office:value-type="float" office:value="99100" calcext:value-type="float">
            <text:p>99100</text:p>
          </table:table-cell>
          <table:table-cell office:value-type="float" office:value="0.013877" calcext:value-type="float">
            <text:p>0.013877</text:p>
          </table:table-cell>
          <table:table-cell office:value-type="float" office:value="1.13079" calcext:value-type="float">
            <text:p>1.13079</text:p>
          </table:table-cell>
          <table:table-cell table:number-columns-repeated="6"/>
        </table:table-row>
        <table:table-row table:style-name="ro1">
          <table:table-cell office:value-type="float" office:value="99200" calcext:value-type="float">
            <text:p>99200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1.113475" calcext:value-type="float">
            <text:p>1.113475</text:p>
          </table:table-cell>
          <table:table-cell table:number-columns-repeated="6"/>
        </table:table-row>
        <table:table-row table:style-name="ro1">
          <table:table-cell office:value-type="float" office:value="99300" calcext:value-type="float">
            <text:p>99300</text:p>
          </table:table-cell>
          <table:table-cell office:value-type="float" office:value="0.013604" calcext:value-type="float">
            <text:p>0.013604</text:p>
          </table:table-cell>
          <table:table-cell office:value-type="float" office:value="1.129132" calcext:value-type="float">
            <text:p>1.129132</text:p>
          </table:table-cell>
          <table:table-cell table:number-columns-repeated="6"/>
        </table:table-row>
        <table:table-row table:style-name="ro1">
          <table:table-cell office:value-type="float" office:value="99400" calcext:value-type="float">
            <text:p>99400</text:p>
          </table:table-cell>
          <table:table-cell office:value-type="float" office:value="0.013591" calcext:value-type="float">
            <text:p>0.013591</text:p>
          </table:table-cell>
          <table:table-cell office:value-type="float" office:value="1.142815" calcext:value-type="float">
            <text:p>1.142815</text:p>
          </table:table-cell>
          <table:table-cell table:number-columns-repeated="6"/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1.167973" calcext:value-type="float">
            <text:p>1.167973</text:p>
          </table:table-cell>
          <table:table-cell table:number-columns-repeated="6"/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0.014719" calcext:value-type="float">
            <text:p>0.014719</text:p>
          </table:table-cell>
          <table:table-cell office:value-type="float" office:value="1.144395" calcext:value-type="float">
            <text:p>1.144395</text:p>
          </table:table-cell>
          <table:table-cell table:number-columns-repeated="6"/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0.013569" calcext:value-type="float">
            <text:p>0.013569</text:p>
          </table:table-cell>
          <table:table-cell office:value-type="float" office:value="1.125548" calcext:value-type="float">
            <text:p>1.125548</text:p>
          </table:table-cell>
          <table:table-cell table:number-columns-repeated="6"/>
        </table:table-row>
        <table:table-row table:style-name="ro1">
          <table:table-cell office:value-type="float" office:value="99800" calcext:value-type="float">
            <text:p>99800</text:p>
          </table:table-cell>
          <table:table-cell office:value-type="float" office:value="0.013777" calcext:value-type="float">
            <text:p>0.013777</text:p>
          </table:table-cell>
          <table:table-cell office:value-type="float" office:value="1.12788" calcext:value-type="float">
            <text:p>1.12788</text:p>
          </table:table-cell>
          <table:table-cell table:number-columns-repeated="6"/>
        </table:table-row>
        <table:table-row table:style-name="ro1">
          <table:table-cell office:value-type="float" office:value="99900" calcext:value-type="float">
            <text:p>99900</text:p>
          </table:table-cell>
          <table:table-cell office:value-type="float" office:value="0.013707" calcext:value-type="float">
            <text:p>0.013707</text:p>
          </table:table-cell>
          <table:table-cell office:value-type="float" office:value="1.128605" calcext:value-type="float">
            <text:p>1.128605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4002" calcext:value-type="float">
            <text:p>0.014002</text:p>
          </table:table-cell>
          <table:table-cell office:value-type="float" office:value="1.133469" calcext:value-type="float">
            <text:p>1.1334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3:15:15.099876987</meta:creation-date>
    <dc:date>2023-02-13T13:21:36.504791230</dc:date>
    <meta:editing-duration>PT6M19S</meta:editing-duration>
    <meta:editing-cycles>4</meta:editing-cycles>
    <meta:generator>LibreOffice/6.4.7.2$Linux_X86_64 LibreOffice_project/40$Build-2</meta:generator>
    <meta:document-statistic meta:table-count="1" meta:cell-count="300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887cm" svg:height="19.383cm" xlink:href=".." xlink:type="simple" chart:class="chart:line" chart:style-name="ch1">
        <chart:legend chart:legend-position="end" svg:x="28.85cm" svg:y="9.143cm" style:legend-expansion="high" chart:style-name="ch2"/>
        <chart:plot-area chart:style-name="ch3" table:cell-range-address="Sheet1.B1:Sheet1.C1001" chart:data-source-has-labels="row" svg:x="0.637cm" svg:y="0.387cm" svg:width="27.576cm" svg:height="18.609cm">
          <chartooo:coordinate-region svg:x="1.364cm" svg:y="0.387cm" svg:width="26.849cm" svg:height="17.4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01" chart:label-cell-address="Sheet1.B1:Sheet1.B1" chart:class="chart:line">
            <chart:data-point chart:repeated="1000"/>
          </chart:series>
          <chart:series chart:style-name="ch7" chart:values-cell-range-address="Sheet1.C2:Sheet1.C1001" chart:label-cell-address="Sheet1.C1:Sheet1.C1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Sheet1.B1:Sheet1.B1</svg:desc>
                </draw:g>
              </table:table-cell>
              <table:table-cell office:value-type="string">
                <text:p>Quick Sor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3">
                <text:p>0.00003</text:p>
                <draw:g>
                  <svg:desc>Sheet1.B2:Sheet1.B1001</svg:desc>
                </draw:g>
              </table:table-cell>
              <table:table-cell office:value-type="float" office:value="0.000016">
                <text:p>0.000016</text:p>
                <draw:g>
                  <svg:desc>Sheet1.C2:Sheet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">
                <text:p>0.000052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59">
                <text:p>0.000159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1">
                <text:p>0.00021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34">
                <text:p>0.000234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63">
                <text:p>0.000263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51">
                <text:p>0.000251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86">
                <text:p>0.000186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314">
                <text:p>0.000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09">
                <text:p>0.000209</text:p>
              </table:table-cell>
              <table:table-cell office:value-type="float" office:value="0.000353">
                <text:p>0.000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2">
                <text:p>0.00022</text:p>
              </table:table-cell>
              <table:table-cell office:value-type="float" office:value="0.000393">
                <text:p>0.000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29">
                <text:p>0.000229</text:p>
              </table:table-cell>
              <table:table-cell office:value-type="float" office:value="0.00053">
                <text:p>0.00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27">
                <text:p>0.000227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34">
                <text:p>0.000234</text:p>
              </table:table-cell>
              <table:table-cell office:value-type="float" office:value="0.000515">
                <text:p>0.0005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94">
                <text:p>0.000294</text:p>
              </table:table-cell>
              <table:table-cell office:value-type="float" office:value="0.000562">
                <text:p>0.000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57">
                <text:p>0.000257</text:p>
              </table:table-cell>
              <table:table-cell office:value-type="float" office:value="0.000615">
                <text:p>0.0006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04">
                <text:p>0.000304</text:p>
              </table:table-cell>
              <table:table-cell office:value-type="float" office:value="0.000664">
                <text:p>0.000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81">
                <text:p>0.000281</text:p>
              </table:table-cell>
              <table:table-cell office:value-type="float" office:value="0.000739">
                <text:p>0.0007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83">
                <text:p>0.000283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94">
                <text:p>0.000294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31">
                <text:p>0.00031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322">
                <text:p>0.000322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34">
                <text:p>0.000334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344">
                <text:p>0.000344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55">
                <text:p>0.000355</text:p>
              </table:table-cell>
              <table:table-cell office:value-type="float" office:value="0.001203">
                <text:p>0.0012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383">
                <text:p>0.000383</text:p>
              </table:table-cell>
              <table:table-cell office:value-type="float" office:value="0.001294">
                <text:p>0.001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88">
                <text:p>0.000388</text:p>
              </table:table-cell>
              <table:table-cell office:value-type="float" office:value="0.001407">
                <text:p>0.001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402">
                <text:p>0.000402</text:p>
              </table:table-cell>
              <table:table-cell office:value-type="float" office:value="0.001498">
                <text:p>0.0014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408">
                <text:p>0.000408</text:p>
              </table:table-cell>
              <table:table-cell office:value-type="float" office:value="0.001496">
                <text:p>0.001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414">
                <text:p>0.000414</text:p>
              </table:table-cell>
              <table:table-cell office:value-type="float" office:value="0.001673">
                <text:p>0.001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435">
                <text:p>0.000435</text:p>
              </table:table-cell>
              <table:table-cell office:value-type="float" office:value="0.001815">
                <text:p>0.001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442">
                <text:p>0.000442</text:p>
              </table:table-cell>
              <table:table-cell office:value-type="float" office:value="0.001818">
                <text:p>0.0018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54">
                <text:p>0.000454</text:p>
              </table:table-cell>
              <table:table-cell office:value-type="float" office:value="0.001889">
                <text:p>0.001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463">
                <text:p>0.000463</text:p>
              </table:table-cell>
              <table:table-cell office:value-type="float" office:value="0.001956">
                <text:p>0.0019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472">
                <text:p>0.000472</text:p>
              </table:table-cell>
              <table:table-cell office:value-type="float" office:value="0.002047">
                <text:p>0.0020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488">
                <text:p>0.000488</text:p>
              </table:table-cell>
              <table:table-cell office:value-type="float" office:value="0.002156">
                <text:p>0.0021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534">
                <text:p>0.000534</text:p>
              </table:table-cell>
              <table:table-cell office:value-type="float" office:value="0.002286">
                <text:p>0.002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519">
                <text:p>0.000519</text:p>
              </table:table-cell>
              <table:table-cell office:value-type="float" office:value="0.002426">
                <text:p>0.0024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548">
                <text:p>0.000548</text:p>
              </table:table-cell>
              <table:table-cell office:value-type="float" office:value="0.002595">
                <text:p>0.0025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576">
                <text:p>0.000576</text:p>
              </table:table-cell>
              <table:table-cell office:value-type="float" office:value="0.002585">
                <text:p>0.0025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552">
                <text:p>0.000552</text:p>
              </table:table-cell>
              <table:table-cell office:value-type="float" office:value="0.002625">
                <text:p>0.002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583">
                <text:p>0.000583</text:p>
              </table:table-cell>
              <table:table-cell office:value-type="float" office:value="0.002836">
                <text:p>0.002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578">
                <text:p>0.000578</text:p>
              </table:table-cell>
              <table:table-cell office:value-type="float" office:value="0.003008">
                <text:p>0.0030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589">
                <text:p>0.000589</text:p>
              </table:table-cell>
              <table:table-cell office:value-type="float" office:value="0.003093">
                <text:p>0.0030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92">
                <text:p>0.000592</text:p>
              </table:table-cell>
              <table:table-cell office:value-type="float" office:value="0.003159">
                <text:p>0.003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645">
                <text:p>0.000645</text:p>
              </table:table-cell>
              <table:table-cell office:value-type="float" office:value="0.003321">
                <text:p>0.003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621">
                <text:p>0.000621</text:p>
              </table:table-cell>
              <table:table-cell office:value-type="float" office:value="0.003397">
                <text:p>0.003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664">
                <text:p>0.000664</text:p>
              </table:table-cell>
              <table:table-cell office:value-type="float" office:value="0.003773">
                <text:p>0.003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649">
                <text:p>0.000649</text:p>
              </table:table-cell>
              <table:table-cell office:value-type="float" office:value="0.003642">
                <text:p>0.0036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665">
                <text:p>0.000665</text:p>
              </table:table-cell>
              <table:table-cell office:value-type="float" office:value="0.003875">
                <text:p>0.003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711">
                <text:p>0.000711</text:p>
              </table:table-cell>
              <table:table-cell office:value-type="float" office:value="0.003945">
                <text:p>0.003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681">
                <text:p>0.000681</text:p>
              </table:table-cell>
              <table:table-cell office:value-type="float" office:value="0.003993">
                <text:p>0.0039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692">
                <text:p>0.000692</text:p>
              </table:table-cell>
              <table:table-cell office:value-type="float" office:value="0.004157">
                <text:p>0.0041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732">
                <text:p>0.000732</text:p>
              </table:table-cell>
              <table:table-cell office:value-type="float" office:value="0.004473">
                <text:p>0.0044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777">
                <text:p>0.000777</text:p>
              </table:table-cell>
              <table:table-cell office:value-type="float" office:value="0.004546">
                <text:p>0.004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73">
                <text:p>0.00073</text:p>
              </table:table-cell>
              <table:table-cell office:value-type="float" office:value="0.004553">
                <text:p>0.0045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744">
                <text:p>0.000744</text:p>
              </table:table-cell>
              <table:table-cell office:value-type="float" office:value="0.004691">
                <text:p>0.0046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759">
                <text:p>0.000759</text:p>
              </table:table-cell>
              <table:table-cell office:value-type="float" office:value="0.004805">
                <text:p>0.0048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772">
                <text:p>0.000772</text:p>
              </table:table-cell>
              <table:table-cell office:value-type="float" office:value="0.004955">
                <text:p>0.0049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801">
                <text:p>0.000801</text:p>
              </table:table-cell>
              <table:table-cell office:value-type="float" office:value="0.005575">
                <text:p>0.0055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791">
                <text:p>0.000791</text:p>
              </table:table-cell>
              <table:table-cell office:value-type="float" office:value="0.005363">
                <text:p>0.005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814">
                <text:p>0.000814</text:p>
              </table:table-cell>
              <table:table-cell office:value-type="float" office:value="0.005492">
                <text:p>0.0054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819">
                <text:p>0.000819</text:p>
              </table:table-cell>
              <table:table-cell office:value-type="float" office:value="0.005636">
                <text:p>0.0056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828">
                <text:p>0.000828</text:p>
              </table:table-cell>
              <table:table-cell office:value-type="float" office:value="0.005764">
                <text:p>0.0057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954">
                <text:p>0.000954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883">
                <text:p>0.000883</text:p>
              </table:table-cell>
              <table:table-cell office:value-type="float" office:value="0.006245">
                <text:p>0.006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863">
                <text:p>0.000863</text:p>
              </table:table-cell>
              <table:table-cell office:value-type="float" office:value="0.006382">
                <text:p>0.0063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881">
                <text:p>0.000881</text:p>
              </table:table-cell>
              <table:table-cell office:value-type="float" office:value="0.006422">
                <text:p>0.0064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892">
                <text:p>0.000892</text:p>
              </table:table-cell>
              <table:table-cell office:value-type="float" office:value="0.006888">
                <text:p>0.0068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908">
                <text:p>0.000908</text:p>
              </table:table-cell>
              <table:table-cell office:value-type="float" office:value="0.007056">
                <text:p>0.0070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918">
                <text:p>0.000918</text:p>
              </table:table-cell>
              <table:table-cell office:value-type="float" office:value="0.007067">
                <text:p>0.0070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927">
                <text:p>0.000927</text:p>
              </table:table-cell>
              <table:table-cell office:value-type="float" office:value="0.007181">
                <text:p>0.0071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026">
                <text:p>0.001026</text:p>
              </table:table-cell>
              <table:table-cell office:value-type="float" office:value="0.007508">
                <text:p>0.0075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985">
                <text:p>0.000985</text:p>
              </table:table-cell>
              <table:table-cell office:value-type="float" office:value="0.007675">
                <text:p>0.0076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958">
                <text:p>0.000958</text:p>
              </table:table-cell>
              <table:table-cell office:value-type="float" office:value="0.007854">
                <text:p>0.0078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016">
                <text:p>0.001016</text:p>
              </table:table-cell>
              <table:table-cell office:value-type="float" office:value="0.00812">
                <text:p>0.00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97">
                <text:p>0.00097</text:p>
              </table:table-cell>
              <table:table-cell office:value-type="float" office:value="0.008696">
                <text:p>0.0086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016">
                <text:p>0.001016</text:p>
              </table:table-cell>
              <table:table-cell office:value-type="float" office:value="0.008473">
                <text:p>0.008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048">
                <text:p>0.001048</text:p>
              </table:table-cell>
              <table:table-cell office:value-type="float" office:value="0.008719">
                <text:p>0.0087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049">
                <text:p>0.001049</text:p>
              </table:table-cell>
              <table:table-cell office:value-type="float" office:value="0.008809">
                <text:p>0.008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103">
                <text:p>0.001103</text:p>
              </table:table-cell>
              <table:table-cell office:value-type="float" office:value="0.008814">
                <text:p>0.0088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061">
                <text:p>0.001061</text:p>
              </table:table-cell>
              <table:table-cell office:value-type="float" office:value="0.009414">
                <text:p>0.0094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058">
                <text:p>0.001058</text:p>
              </table:table-cell>
              <table:table-cell office:value-type="float" office:value="0.009335">
                <text:p>0.009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085">
                <text:p>0.001085</text:p>
              </table:table-cell>
              <table:table-cell office:value-type="float" office:value="0.009596">
                <text:p>0.0095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095">
                <text:p>0.001095</text:p>
              </table:table-cell>
              <table:table-cell office:value-type="float" office:value="0.009967">
                <text:p>0.0099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195">
                <text:p>0.001195</text:p>
              </table:table-cell>
              <table:table-cell office:value-type="float" office:value="0.010118">
                <text:p>0.0101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114">
                <text:p>0.001114</text:p>
              </table:table-cell>
              <table:table-cell office:value-type="float" office:value="0.010217">
                <text:p>0.0102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164">
                <text:p>0.001164</text:p>
              </table:table-cell>
              <table:table-cell office:value-type="float" office:value="0.010798">
                <text:p>0.0107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198">
                <text:p>0.001198</text:p>
              </table:table-cell>
              <table:table-cell office:value-type="float" office:value="0.010558">
                <text:p>0.0105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192">
                <text:p>0.001192</text:p>
              </table:table-cell>
              <table:table-cell office:value-type="float" office:value="0.010902">
                <text:p>0.0109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179">
                <text:p>0.001179</text:p>
              </table:table-cell>
              <table:table-cell office:value-type="float" office:value="0.011301">
                <text:p>0.0113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167">
                <text:p>0.001167</text:p>
              </table:table-cell>
              <table:table-cell office:value-type="float" office:value="0.011393">
                <text:p>0.0113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182">
                <text:p>0.001182</text:p>
              </table:table-cell>
              <table:table-cell office:value-type="float" office:value="0.011823">
                <text:p>0.0118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21">
                <text:p>0.00121</text:p>
              </table:table-cell>
              <table:table-cell office:value-type="float" office:value="0.011759">
                <text:p>0.0117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249">
                <text:p>0.001249</text:p>
              </table:table-cell>
              <table:table-cell office:value-type="float" office:value="0.012421">
                <text:p>0.0124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206">
                <text:p>0.001206</text:p>
              </table:table-cell>
              <table:table-cell office:value-type="float" office:value="0.012365">
                <text:p>0.0123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27">
                <text:p>0.00127</text:p>
              </table:table-cell>
              <table:table-cell office:value-type="float" office:value="0.012862">
                <text:p>0.0128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271">
                <text:p>0.001271</text:p>
              </table:table-cell>
              <table:table-cell office:value-type="float" office:value="0.012792">
                <text:p>0.0127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312">
                <text:p>0.001312</text:p>
              </table:table-cell>
              <table:table-cell office:value-type="float" office:value="0.013053">
                <text:p>0.0130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266">
                <text:p>0.001266</text:p>
              </table:table-cell>
              <table:table-cell office:value-type="float" office:value="0.013349">
                <text:p>0.0133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295">
                <text:p>0.001295</text:p>
              </table:table-cell>
              <table:table-cell office:value-type="float" office:value="0.013488">
                <text:p>0.013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383">
                <text:p>0.001383</text:p>
              </table:table-cell>
              <table:table-cell office:value-type="float" office:value="0.013872">
                <text:p>0.0138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333">
                <text:p>0.00133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351">
                <text:p>0.001351</text:p>
              </table:table-cell>
              <table:table-cell office:value-type="float" office:value="0.014578">
                <text:p>0.0145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334">
                <text:p>0.001334</text:p>
              </table:table-cell>
              <table:table-cell office:value-type="float" office:value="0.015081">
                <text:p>0.0150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415">
                <text:p>0.001415</text:p>
              </table:table-cell>
              <table:table-cell office:value-type="float" office:value="0.014985">
                <text:p>0.0149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402">
                <text:p>0.001402</text:p>
              </table:table-cell>
              <table:table-cell office:value-type="float" office:value="0.015158">
                <text:p>0.0151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408">
                <text:p>0.001408</text:p>
              </table:table-cell>
              <table:table-cell office:value-type="float" office:value="0.015268">
                <text:p>0.0152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38">
                <text:p>0.00138</text:p>
              </table:table-cell>
              <table:table-cell office:value-type="float" office:value="0.015848">
                <text:p>0.0158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426">
                <text:p>0.001426</text:p>
              </table:table-cell>
              <table:table-cell office:value-type="float" office:value="0.015759">
                <text:p>0.0157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423">
                <text:p>0.001423</text:p>
              </table:table-cell>
              <table:table-cell office:value-type="float" office:value="0.016436">
                <text:p>0.0164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417">
                <text:p>0.001417</text:p>
              </table:table-cell>
              <table:table-cell office:value-type="float" office:value="0.016596">
                <text:p>0.0165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423">
                <text:p>0.001423</text:p>
              </table:table-cell>
              <table:table-cell office:value-type="float" office:value="0.017206">
                <text:p>0.0172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512">
                <text:p>0.001512</text:p>
              </table:table-cell>
              <table:table-cell office:value-type="float" office:value="0.017324">
                <text:p>0.0173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49">
                <text:p>0.00149</text:p>
              </table:table-cell>
              <table:table-cell office:value-type="float" office:value="0.017353">
                <text:p>0.0173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454">
                <text:p>0.001454</text:p>
              </table:table-cell>
              <table:table-cell office:value-type="float" office:value="0.017921">
                <text:p>0.017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504">
                <text:p>0.001504</text:p>
              </table:table-cell>
              <table:table-cell office:value-type="float" office:value="0.017834">
                <text:p>0.0178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539">
                <text:p>0.001539</text:p>
              </table:table-cell>
              <table:table-cell office:value-type="float" office:value="0.018073">
                <text:p>0.0180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534">
                <text:p>0.001534</text:p>
              </table:table-cell>
              <table:table-cell office:value-type="float" office:value="0.018549">
                <text:p>0.0185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595">
                <text:p>0.001595</text:p>
              </table:table-cell>
              <table:table-cell office:value-type="float" office:value="0.01873">
                <text:p>0.018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659">
                <text:p>0.001659</text:p>
              </table:table-cell>
              <table:table-cell office:value-type="float" office:value="0.018964">
                <text:p>0.0189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54">
                <text:p>0.00154</text:p>
              </table:table-cell>
              <table:table-cell office:value-type="float" office:value="0.019547">
                <text:p>0.0195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581">
                <text:p>0.001581</text:p>
              </table:table-cell>
              <table:table-cell office:value-type="float" office:value="0.019646">
                <text:p>0.0196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672">
                <text:p>0.001672</text:p>
              </table:table-cell>
              <table:table-cell office:value-type="float" office:value="0.020411">
                <text:p>0.0204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759">
                <text:p>0.001759</text:p>
              </table:table-cell>
              <table:table-cell office:value-type="float" office:value="0.020743">
                <text:p>0.0207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719">
                <text:p>0.001719</text:p>
              </table:table-cell>
              <table:table-cell office:value-type="float" office:value="0.020792">
                <text:p>0.0207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714">
                <text:p>0.001714</text:p>
              </table:table-cell>
              <table:table-cell office:value-type="float" office:value="0.022005">
                <text:p>0.0220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704">
                <text:p>0.001704</text:p>
              </table:table-cell>
              <table:table-cell office:value-type="float" office:value="0.021482">
                <text:p>0.0214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75">
                <text:p>0.00175</text:p>
              </table:table-cell>
              <table:table-cell office:value-type="float" office:value="0.022141">
                <text:p>0.0221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726">
                <text:p>0.001726</text:p>
              </table:table-cell>
              <table:table-cell office:value-type="float" office:value="0.022312">
                <text:p>0.0223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72">
                <text:p>0.00172</text:p>
              </table:table-cell>
              <table:table-cell office:value-type="float" office:value="0.022554">
                <text:p>0.0225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824">
                <text:p>0.001824</text:p>
              </table:table-cell>
              <table:table-cell office:value-type="float" office:value="0.023074">
                <text:p>0.0230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737">
                <text:p>0.001737</text:p>
              </table:table-cell>
              <table:table-cell office:value-type="float" office:value="0.023238">
                <text:p>0.0232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809">
                <text:p>0.001809</text:p>
              </table:table-cell>
              <table:table-cell office:value-type="float" office:value="0.02362">
                <text:p>0.023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797">
                <text:p>0.001797</text:p>
              </table:table-cell>
              <table:table-cell office:value-type="float" office:value="0.024186">
                <text:p>0.0241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766">
                <text:p>0.001766</text:p>
              </table:table-cell>
              <table:table-cell office:value-type="float" office:value="0.024101">
                <text:p>0.0241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72">
                <text:p>0.00172</text:p>
              </table:table-cell>
              <table:table-cell office:value-type="float" office:value="0.024167">
                <text:p>0.0241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762">
                <text:p>0.001762</text:p>
              </table:table-cell>
              <table:table-cell office:value-type="float" office:value="0.024433">
                <text:p>0.0244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851">
                <text:p>0.001851</text:p>
              </table:table-cell>
              <table:table-cell office:value-type="float" office:value="0.024945">
                <text:p>0.0249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858">
                <text:p>0.001858</text:p>
              </table:table-cell>
              <table:table-cell office:value-type="float" office:value="0.024952">
                <text:p>0.0249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856">
                <text:p>0.001856</text:p>
              </table:table-cell>
              <table:table-cell office:value-type="float" office:value="0.025439">
                <text:p>0.0254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797">
                <text:p>0.001797</text:p>
              </table:table-cell>
              <table:table-cell office:value-type="float" office:value="0.026056">
                <text:p>0.0260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807">
                <text:p>0.001807</text:p>
              </table:table-cell>
              <table:table-cell office:value-type="float" office:value="0.026255">
                <text:p>0.0262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824">
                <text:p>0.001824</text:p>
              </table:table-cell>
              <table:table-cell office:value-type="float" office:value="0.026804">
                <text:p>0.0268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936">
                <text:p>0.001936</text:p>
              </table:table-cell>
              <table:table-cell office:value-type="float" office:value="0.027029">
                <text:p>0.0270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939">
                <text:p>0.001939</text:p>
              </table:table-cell>
              <table:table-cell office:value-type="float" office:value="0.02791">
                <text:p>0.027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914">
                <text:p>0.001914</text:p>
              </table:table-cell>
              <table:table-cell office:value-type="float" office:value="0.02836">
                <text:p>0.02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965">
                <text:p>0.001965</text:p>
              </table:table-cell>
              <table:table-cell office:value-type="float" office:value="0.028422">
                <text:p>0.0284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974">
                <text:p>0.001974</text:p>
              </table:table-cell>
              <table:table-cell office:value-type="float" office:value="0.028684">
                <text:p>0.0286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932">
                <text:p>0.001932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909">
                <text:p>0.001909</text:p>
              </table:table-cell>
              <table:table-cell office:value-type="float" office:value="0.029093">
                <text:p>0.029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98">
                <text:p>0.00198</text:p>
              </table:table-cell>
              <table:table-cell office:value-type="float" office:value="0.029355">
                <text:p>0.0293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012">
                <text:p>0.002012</text:p>
              </table:table-cell>
              <table:table-cell office:value-type="float" office:value="0.030073">
                <text:p>0.0300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993">
                <text:p>0.001993</text:p>
              </table:table-cell>
              <table:table-cell office:value-type="float" office:value="0.030309">
                <text:p>0.0303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966">
                <text:p>0.001966</text:p>
              </table:table-cell>
              <table:table-cell office:value-type="float" office:value="0.030526">
                <text:p>0.0305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959">
                <text:p>0.001959</text:p>
              </table:table-cell>
              <table:table-cell office:value-type="float" office:value="0.031037">
                <text:p>0.0310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968">
                <text:p>0.001968</text:p>
              </table:table-cell>
              <table:table-cell office:value-type="float" office:value="0.031406">
                <text:p>0.0314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2009">
                <text:p>0.002009</text:p>
              </table:table-cell>
              <table:table-cell office:value-type="float" office:value="0.032733">
                <text:p>0.0327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051">
                <text:p>0.002051</text:p>
              </table:table-cell>
              <table:table-cell office:value-type="float" office:value="0.033327">
                <text:p>0.0333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118">
                <text:p>0.002118</text:p>
              </table:table-cell>
              <table:table-cell office:value-type="float" office:value="0.033102">
                <text:p>0.0331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037">
                <text:p>0.002037</text:p>
              </table:table-cell>
              <table:table-cell office:value-type="float" office:value="0.033161">
                <text:p>0.0331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051">
                <text:p>0.002051</text:p>
              </table:table-cell>
              <table:table-cell office:value-type="float" office:value="0.033376">
                <text:p>0.033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127">
                <text:p>0.002127</text:p>
              </table:table-cell>
              <table:table-cell office:value-type="float" office:value="0.034087">
                <text:p>0.0340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141">
                <text:p>0.002141</text:p>
              </table:table-cell>
              <table:table-cell office:value-type="float" office:value="0.034923">
                <text:p>0.0349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165">
                <text:p>0.002165</text:p>
              </table:table-cell>
              <table:table-cell office:value-type="float" office:value="0.036151">
                <text:p>0.0361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173">
                <text:p>0.002173</text:p>
              </table:table-cell>
              <table:table-cell office:value-type="float" office:value="0.035606">
                <text:p>0.0356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235">
                <text:p>0.002235</text:p>
              </table:table-cell>
              <table:table-cell office:value-type="float" office:value="0.035803">
                <text:p>0.0358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133">
                <text:p>0.002133</text:p>
              </table:table-cell>
              <table:table-cell office:value-type="float" office:value="0.03627">
                <text:p>0.036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227">
                <text:p>0.002227</text:p>
              </table:table-cell>
              <table:table-cell office:value-type="float" office:value="0.036191">
                <text:p>0.0361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214">
                <text:p>0.002214</text:p>
              </table:table-cell>
              <table:table-cell office:value-type="float" office:value="0.03648">
                <text:p>0.036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229">
                <text:p>0.00229</text:p>
              </table:table-cell>
              <table:table-cell office:value-type="float" office:value="0.036614">
                <text:p>0.0366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2194">
                <text:p>0.002194</text:p>
              </table:table-cell>
              <table:table-cell office:value-type="float" office:value="0.037645">
                <text:p>0.0376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269">
                <text:p>0.002269</text:p>
              </table:table-cell>
              <table:table-cell office:value-type="float" office:value="0.037867">
                <text:p>0.0378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219">
                <text:p>0.002219</text:p>
              </table:table-cell>
              <table:table-cell office:value-type="float" office:value="0.038226">
                <text:p>0.0382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2239">
                <text:p>0.002239</text:p>
              </table:table-cell>
              <table:table-cell office:value-type="float" office:value="0.038823">
                <text:p>0.0388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2299">
                <text:p>0.002299</text:p>
              </table:table-cell>
              <table:table-cell office:value-type="float" office:value="0.03888">
                <text:p>0.038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307">
                <text:p>0.002307</text:p>
              </table:table-cell>
              <table:table-cell office:value-type="float" office:value="0.039795">
                <text:p>0.0397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296">
                <text:p>0.002296</text:p>
              </table:table-cell>
              <table:table-cell office:value-type="float" office:value="0.040077">
                <text:p>0.0400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261">
                <text:p>0.002261</text:p>
              </table:table-cell>
              <table:table-cell office:value-type="float" office:value="0.040601">
                <text:p>0.0406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518">
                <text:p>0.002518</text:p>
              </table:table-cell>
              <table:table-cell office:value-type="float" office:value="0.040358">
                <text:p>0.0403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334">
                <text:p>0.002334</text:p>
              </table:table-cell>
              <table:table-cell office:value-type="float" office:value="0.041479">
                <text:p>0.0414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404">
                <text:p>0.002404</text:p>
              </table:table-cell>
              <table:table-cell office:value-type="float" office:value="0.041538">
                <text:p>0.0415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374">
                <text:p>0.002374</text:p>
              </table:table-cell>
              <table:table-cell office:value-type="float" office:value="0.042236">
                <text:p>0.0422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2555">
                <text:p>0.002555</text:p>
              </table:table-cell>
              <table:table-cell office:value-type="float" office:value="0.042667">
                <text:p>0.042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384">
                <text:p>0.002384</text:p>
              </table:table-cell>
              <table:table-cell office:value-type="float" office:value="0.042725">
                <text:p>0.0427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405">
                <text:p>0.002405</text:p>
              </table:table-cell>
              <table:table-cell office:value-type="float" office:value="0.043493">
                <text:p>0.0434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389">
                <text:p>0.002389</text:p>
              </table:table-cell>
              <table:table-cell office:value-type="float" office:value="0.044188">
                <text:p>0.0441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2487">
                <text:p>0.002487</text:p>
              </table:table-cell>
              <table:table-cell office:value-type="float" office:value="0.044221">
                <text:p>0.0442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468">
                <text:p>0.002468</text:p>
              </table:table-cell>
              <table:table-cell office:value-type="float" office:value="0.045343">
                <text:p>0.0453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474">
                <text:p>0.002474</text:p>
              </table:table-cell>
              <table:table-cell office:value-type="float" office:value="0.045064">
                <text:p>0.0450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472">
                <text:p>0.002472</text:p>
              </table:table-cell>
              <table:table-cell office:value-type="float" office:value="0.045642">
                <text:p>0.0456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475">
                <text:p>0.002475</text:p>
              </table:table-cell>
              <table:table-cell office:value-type="float" office:value="0.045821">
                <text:p>0.0458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503">
                <text:p>0.002503</text:p>
              </table:table-cell>
              <table:table-cell office:value-type="float" office:value="0.046923">
                <text:p>0.0469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495">
                <text:p>0.002495</text:p>
              </table:table-cell>
              <table:table-cell office:value-type="float" office:value="0.046991">
                <text:p>0.046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525">
                <text:p>0.002525</text:p>
              </table:table-cell>
              <table:table-cell office:value-type="float" office:value="0.047864">
                <text:p>0.0478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481">
                <text:p>0.002481</text:p>
              </table:table-cell>
              <table:table-cell office:value-type="float" office:value="0.048379">
                <text:p>0.0483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2491">
                <text:p>0.002491</text:p>
              </table:table-cell>
              <table:table-cell office:value-type="float" office:value="0.048762">
                <text:p>0.0487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549">
                <text:p>0.002549</text:p>
              </table:table-cell>
              <table:table-cell office:value-type="float" office:value="0.049098">
                <text:p>0.0490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551">
                <text:p>0.002551</text:p>
              </table:table-cell>
              <table:table-cell office:value-type="float" office:value="0.049498">
                <text:p>0.0494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2525">
                <text:p>0.002525</text:p>
              </table:table-cell>
              <table:table-cell office:value-type="float" office:value="0.049662">
                <text:p>0.0496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543">
                <text:p>0.002543</text:p>
              </table:table-cell>
              <table:table-cell office:value-type="float" office:value="0.050307">
                <text:p>0.0503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619">
                <text:p>0.002619</text:p>
              </table:table-cell>
              <table:table-cell office:value-type="float" office:value="0.050633">
                <text:p>0.0506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2602">
                <text:p>0.002602</text:p>
              </table:table-cell>
              <table:table-cell office:value-type="float" office:value="0.051486">
                <text:p>0.0514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773">
                <text:p>0.002773</text:p>
              </table:table-cell>
              <table:table-cell office:value-type="float" office:value="0.051334">
                <text:p>0.0513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2643">
                <text:p>0.002643</text:p>
              </table:table-cell>
              <table:table-cell office:value-type="float" office:value="0.052296">
                <text:p>0.0522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918">
                <text:p>0.002918</text:p>
              </table:table-cell>
              <table:table-cell office:value-type="float" office:value="0.052432">
                <text:p>0.0524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2676">
                <text:p>0.002676</text:p>
              </table:table-cell>
              <table:table-cell office:value-type="float" office:value="0.053483">
                <text:p>0.0534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2814">
                <text:p>0.002814</text:p>
              </table:table-cell>
              <table:table-cell office:value-type="float" office:value="0.054117">
                <text:p>0.054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695">
                <text:p>0.002695</text:p>
              </table:table-cell>
              <table:table-cell office:value-type="float" office:value="0.054724">
                <text:p>0.0547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737">
                <text:p>0.002737</text:p>
              </table:table-cell>
              <table:table-cell office:value-type="float" office:value="0.054851">
                <text:p>0.0548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763">
                <text:p>0.002763</text:p>
              </table:table-cell>
              <table:table-cell office:value-type="float" office:value="0.055215">
                <text:p>0.0552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745">
                <text:p>0.002745</text:p>
              </table:table-cell>
              <table:table-cell office:value-type="float" office:value="0.055927">
                <text:p>0.0559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2754">
                <text:p>0.002754</text:p>
              </table:table-cell>
              <table:table-cell office:value-type="float" office:value="0.056467">
                <text:p>0.0564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741">
                <text:p>0.002741</text:p>
              </table:table-cell>
              <table:table-cell office:value-type="float" office:value="0.056856">
                <text:p>0.0568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2755">
                <text:p>0.002755</text:p>
              </table:table-cell>
              <table:table-cell office:value-type="float" office:value="0.057726">
                <text:p>0.0577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2768">
                <text:p>0.002768</text:p>
              </table:table-cell>
              <table:table-cell office:value-type="float" office:value="0.058188">
                <text:p>0.0581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2818">
                <text:p>0.002818</text:p>
              </table:table-cell>
              <table:table-cell office:value-type="float" office:value="0.058409">
                <text:p>0.0584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2848">
                <text:p>0.002848</text:p>
              </table:table-cell>
              <table:table-cell office:value-type="float" office:value="0.059346">
                <text:p>0.0593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2941">
                <text:p>0.002941</text:p>
              </table:table-cell>
              <table:table-cell office:value-type="float" office:value="0.059251">
                <text:p>0.0592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813">
                <text:p>0.002813</text:p>
              </table:table-cell>
              <table:table-cell office:value-type="float" office:value="0.060021">
                <text:p>0.0600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2862">
                <text:p>0.002862</text:p>
              </table:table-cell>
              <table:table-cell office:value-type="float" office:value="0.060845">
                <text:p>0.0608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89">
                <text:p>0.00289</text:p>
              </table:table-cell>
              <table:table-cell office:value-type="float" office:value="0.061257">
                <text:p>0.0612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2879">
                <text:p>0.002879</text:p>
              </table:table-cell>
              <table:table-cell office:value-type="float" office:value="0.061725">
                <text:p>0.0617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864">
                <text:p>0.002864</text:p>
              </table:table-cell>
              <table:table-cell office:value-type="float" office:value="0.062412">
                <text:p>0.0624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942">
                <text:p>0.002942</text:p>
              </table:table-cell>
              <table:table-cell office:value-type="float" office:value="0.062746">
                <text:p>0.062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884">
                <text:p>0.002884</text:p>
              </table:table-cell>
              <table:table-cell office:value-type="float" office:value="0.063112">
                <text:p>0.0631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2933">
                <text:p>0.002933</text:p>
              </table:table-cell>
              <table:table-cell office:value-type="float" office:value="0.064012">
                <text:p>0.0640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3001">
                <text:p>0.003001</text:p>
              </table:table-cell>
              <table:table-cell office:value-type="float" office:value="0.06462">
                <text:p>0.064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984">
                <text:p>0.002984</text:p>
              </table:table-cell>
              <table:table-cell office:value-type="float" office:value="0.064735">
                <text:p>0.0647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2967">
                <text:p>0.002967</text:p>
              </table:table-cell>
              <table:table-cell office:value-type="float" office:value="0.065639">
                <text:p>0.0656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2979">
                <text:p>0.002979</text:p>
              </table:table-cell>
              <table:table-cell office:value-type="float" office:value="0.068002">
                <text:p>0.0680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3213">
                <text:p>0.003213</text:p>
              </table:table-cell>
              <table:table-cell office:value-type="float" office:value="0.067747">
                <text:p>0.0677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2996">
                <text:p>0.002996</text:p>
              </table:table-cell>
              <table:table-cell office:value-type="float" office:value="0.06782">
                <text:p>0.067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977">
                <text:p>0.002977</text:p>
              </table:table-cell>
              <table:table-cell office:value-type="float" office:value="0.068181">
                <text:p>0.0681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3045">
                <text:p>0.003045</text:p>
              </table:table-cell>
              <table:table-cell office:value-type="float" office:value="0.068396">
                <text:p>0.0683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3033">
                <text:p>0.003033</text:p>
              </table:table-cell>
              <table:table-cell office:value-type="float" office:value="0.072896">
                <text:p>0.0728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3133">
                <text:p>0.003133</text:p>
              </table:table-cell>
              <table:table-cell office:value-type="float" office:value="0.069134">
                <text:p>0.0691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3013">
                <text:p>0.003013</text:p>
              </table:table-cell>
              <table:table-cell office:value-type="float" office:value="0.069754">
                <text:p>0.0697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3133">
                <text:p>0.003133</text:p>
              </table:table-cell>
              <table:table-cell office:value-type="float" office:value="0.070472">
                <text:p>0.0704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3066">
                <text:p>0.003066</text:p>
              </table:table-cell>
              <table:table-cell office:value-type="float" office:value="0.070675">
                <text:p>0.0706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3082">
                <text:p>0.003082</text:p>
              </table:table-cell>
              <table:table-cell office:value-type="float" office:value="0.071575">
                <text:p>0.0715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3078">
                <text:p>0.003078</text:p>
              </table:table-cell>
              <table:table-cell office:value-type="float" office:value="0.072024">
                <text:p>0.0720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3133">
                <text:p>0.003133</text:p>
              </table:table-cell>
              <table:table-cell office:value-type="float" office:value="0.074135">
                <text:p>0.0741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3376">
                <text:p>0.003376</text:p>
              </table:table-cell>
              <table:table-cell office:value-type="float" office:value="0.077037">
                <text:p>0.0770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3313">
                <text:p>0.003313</text:p>
              </table:table-cell>
              <table:table-cell office:value-type="float" office:value="0.077006">
                <text:p>0.0770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3396">
                <text:p>0.003396</text:p>
              </table:table-cell>
              <table:table-cell office:value-type="float" office:value="0.075308">
                <text:p>0.0753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3267">
                <text:p>0.003267</text:p>
              </table:table-cell>
              <table:table-cell office:value-type="float" office:value="0.075794">
                <text:p>0.0757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318">
                <text:p>0.00318</text:p>
              </table:table-cell>
              <table:table-cell office:value-type="float" office:value="0.076107">
                <text:p>0.0761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3191">
                <text:p>0.003191</text:p>
              </table:table-cell>
              <table:table-cell office:value-type="float" office:value="0.076562">
                <text:p>0.0765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3201">
                <text:p>0.003201</text:p>
              </table:table-cell>
              <table:table-cell office:value-type="float" office:value="0.079503">
                <text:p>0.0795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3342">
                <text:p>0.003342</text:p>
              </table:table-cell>
              <table:table-cell office:value-type="float" office:value="0.078126">
                <text:p>0.0781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332">
                <text:p>0.00332</text:p>
              </table:table-cell>
              <table:table-cell office:value-type="float" office:value="0.078517">
                <text:p>0.0785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3282">
                <text:p>0.003282</text:p>
              </table:table-cell>
              <table:table-cell office:value-type="float" office:value="0.078228">
                <text:p>0.0782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3284">
                <text:p>0.003284</text:p>
              </table:table-cell>
              <table:table-cell office:value-type="float" office:value="0.078975">
                <text:p>0.0789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3271">
                <text:p>0.003271</text:p>
              </table:table-cell>
              <table:table-cell office:value-type="float" office:value="0.079801">
                <text:p>0.0798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3316">
                <text:p>0.003316</text:p>
              </table:table-cell>
              <table:table-cell office:value-type="float" office:value="0.080373">
                <text:p>0.0803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3346">
                <text:p>0.003346</text:p>
              </table:table-cell>
              <table:table-cell office:value-type="float" office:value="0.081209">
                <text:p>0.0812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3335">
                <text:p>0.003335</text:p>
              </table:table-cell>
              <table:table-cell office:value-type="float" office:value="0.081557">
                <text:p>0.0815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3348">
                <text:p>0.003348</text:p>
              </table:table-cell>
              <table:table-cell office:value-type="float" office:value="0.082384">
                <text:p>0.0823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3349">
                <text:p>0.003349</text:p>
              </table:table-cell>
              <table:table-cell office:value-type="float" office:value="0.083027">
                <text:p>0.0830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3346">
                <text:p>0.003346</text:p>
              </table:table-cell>
              <table:table-cell office:value-type="float" office:value="0.083231">
                <text:p>0.0832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3355">
                <text:p>0.003355</text:p>
              </table:table-cell>
              <table:table-cell office:value-type="float" office:value="0.083636">
                <text:p>0.0836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3404">
                <text:p>0.003404</text:p>
              </table:table-cell>
              <table:table-cell office:value-type="float" office:value="0.084931">
                <text:p>0.0849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3416">
                <text:p>0.003416</text:p>
              </table:table-cell>
              <table:table-cell office:value-type="float" office:value="0.084887">
                <text:p>0.0848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3427">
                <text:p>0.003427</text:p>
              </table:table-cell>
              <table:table-cell office:value-type="float" office:value="0.085743">
                <text:p>0.0857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3606">
                <text:p>0.003606</text:p>
              </table:table-cell>
              <table:table-cell office:value-type="float" office:value="0.086724">
                <text:p>0.0867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463">
                <text:p>0.003463</text:p>
              </table:table-cell>
              <table:table-cell office:value-type="float" office:value="0.086671">
                <text:p>0.0866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3475">
                <text:p>0.003475</text:p>
              </table:table-cell>
              <table:table-cell office:value-type="float" office:value="0.087839">
                <text:p>0.0878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3503">
                <text:p>0.003503</text:p>
              </table:table-cell>
              <table:table-cell office:value-type="float" office:value="0.088514">
                <text:p>0.0885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3501">
                <text:p>0.003501</text:p>
              </table:table-cell>
              <table:table-cell office:value-type="float" office:value="0.089046">
                <text:p>0.0890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3506">
                <text:p>0.003506</text:p>
              </table:table-cell>
              <table:table-cell office:value-type="float" office:value="0.089534">
                <text:p>0.0895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5">
                <text:p>0.0035</text:p>
              </table:table-cell>
              <table:table-cell office:value-type="float" office:value="0.091333">
                <text:p>0.091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351">
                <text:p>0.00351</text:p>
              </table:table-cell>
              <table:table-cell office:value-type="float" office:value="0.090742">
                <text:p>0.0907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3545">
                <text:p>0.003545</text:p>
              </table:table-cell>
              <table:table-cell office:value-type="float" office:value="0.09171">
                <text:p>0.091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3554">
                <text:p>0.003554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3538">
                <text:p>0.003538</text:p>
              </table:table-cell>
              <table:table-cell office:value-type="float" office:value="0.092892">
                <text:p>0.0928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3542">
                <text:p>0.003542</text:p>
              </table:table-cell>
              <table:table-cell office:value-type="float" office:value="0.093666">
                <text:p>0.0936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3583">
                <text:p>0.003583</text:p>
              </table:table-cell>
              <table:table-cell office:value-type="float" office:value="0.094452">
                <text:p>0.0944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3558">
                <text:p>0.003558</text:p>
              </table:table-cell>
              <table:table-cell office:value-type="float" office:value="0.095311">
                <text:p>0.0953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3601">
                <text:p>0.003601</text:p>
              </table:table-cell>
              <table:table-cell office:value-type="float" office:value="0.095538">
                <text:p>0.0955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3612">
                <text:p>0.003612</text:p>
              </table:table-cell>
              <table:table-cell office:value-type="float" office:value="0.096111">
                <text:p>0.0961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3644">
                <text:p>0.003644</text:p>
              </table:table-cell>
              <table:table-cell office:value-type="float" office:value="0.09637">
                <text:p>0.096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3647">
                <text:p>0.003647</text:p>
              </table:table-cell>
              <table:table-cell office:value-type="float" office:value="0.097177">
                <text:p>0.0971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3664">
                <text:p>0.003664</text:p>
              </table:table-cell>
              <table:table-cell office:value-type="float" office:value="0.098745">
                <text:p>0.0987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3657">
                <text:p>0.003657</text:p>
              </table:table-cell>
              <table:table-cell office:value-type="float" office:value="0.098723">
                <text:p>0.0987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37">
                <text:p>0.0037</text:p>
              </table:table-cell>
              <table:table-cell office:value-type="float" office:value="0.098807">
                <text:p>0.0988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3715">
                <text:p>0.003715</text:p>
              </table:table-cell>
              <table:table-cell office:value-type="float" office:value="0.100285">
                <text:p>0.1002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3727">
                <text:p>0.003727</text:p>
              </table:table-cell>
              <table:table-cell office:value-type="float" office:value="0.100641">
                <text:p>0.1006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3789">
                <text:p>0.003789</text:p>
              </table:table-cell>
              <table:table-cell office:value-type="float" office:value="0.101943">
                <text:p>0.1019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3764">
                <text:p>0.003764</text:p>
              </table:table-cell>
              <table:table-cell office:value-type="float" office:value="0.102496">
                <text:p>0.1024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3801">
                <text:p>0.003801</text:p>
              </table:table-cell>
              <table:table-cell office:value-type="float" office:value="0.102407">
                <text:p>0.1024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3871">
                <text:p>0.003871</text:p>
              </table:table-cell>
              <table:table-cell office:value-type="float" office:value="0.103809">
                <text:p>0.1038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3815">
                <text:p>0.003815</text:p>
              </table:table-cell>
              <table:table-cell office:value-type="float" office:value="0.10384">
                <text:p>0.103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3822">
                <text:p>0.003822</text:p>
              </table:table-cell>
              <table:table-cell office:value-type="float" office:value="0.105405">
                <text:p>0.1054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3853">
                <text:p>0.003853</text:p>
              </table:table-cell>
              <table:table-cell office:value-type="float" office:value="0.104989">
                <text:p>0.1049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3854">
                <text:p>0.003854</text:p>
              </table:table-cell>
              <table:table-cell office:value-type="float" office:value="0.106823">
                <text:p>0.1068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3909">
                <text:p>0.003909</text:p>
              </table:table-cell>
              <table:table-cell office:value-type="float" office:value="0.107278">
                <text:p>0.1072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3872">
                <text:p>0.003872</text:p>
              </table:table-cell>
              <table:table-cell office:value-type="float" office:value="0.108858">
                <text:p>0.1088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386">
                <text:p>0.00386</text:p>
              </table:table-cell>
              <table:table-cell office:value-type="float" office:value="0.10858">
                <text:p>0.108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3869">
                <text:p>0.003869</text:p>
              </table:table-cell>
              <table:table-cell office:value-type="float" office:value="0.109956">
                <text:p>0.1099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3919">
                <text:p>0.003919</text:p>
              </table:table-cell>
              <table:table-cell office:value-type="float" office:value="0.109961">
                <text:p>0.1099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395">
                <text:p>0.00395</text:p>
              </table:table-cell>
              <table:table-cell office:value-type="float" office:value="0.111464">
                <text:p>0.1114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4024">
                <text:p>0.004024</text:p>
              </table:table-cell>
              <table:table-cell office:value-type="float" office:value="0.113726">
                <text:p>0.1137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403">
                <text:p>0.00403</text:p>
              </table:table-cell>
              <table:table-cell office:value-type="float" office:value="0.114564">
                <text:p>0.1145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3965">
                <text:p>0.003965</text:p>
              </table:table-cell>
              <table:table-cell office:value-type="float" office:value="0.112688">
                <text:p>0.1126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3985">
                <text:p>0.003985</text:p>
              </table:table-cell>
              <table:table-cell office:value-type="float" office:value="0.113025">
                <text:p>0.1130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3958">
                <text:p>0.003958</text:p>
              </table:table-cell>
              <table:table-cell office:value-type="float" office:value="0.113196">
                <text:p>0.1131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3996">
                <text:p>0.003996</text:p>
              </table:table-cell>
              <table:table-cell office:value-type="float" office:value="0.11468">
                <text:p>0.114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3983">
                <text:p>0.003983</text:p>
              </table:table-cell>
              <table:table-cell office:value-type="float" office:value="0.11577">
                <text:p>0.115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4014">
                <text:p>0.004014</text:p>
              </table:table-cell>
              <table:table-cell office:value-type="float" office:value="0.116464">
                <text:p>0.1164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4002">
                <text:p>0.004002</text:p>
              </table:table-cell>
              <table:table-cell office:value-type="float" office:value="0.117238">
                <text:p>0.1172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4011">
                <text:p>0.004011</text:p>
              </table:table-cell>
              <table:table-cell office:value-type="float" office:value="0.11658">
                <text:p>0.116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4058">
                <text:p>0.004058</text:p>
              </table:table-cell>
              <table:table-cell office:value-type="float" office:value="0.117968">
                <text:p>0.1179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4032">
                <text:p>0.004032</text:p>
              </table:table-cell>
              <table:table-cell office:value-type="float" office:value="0.118885">
                <text:p>0.1188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407">
                <text:p>0.00407</text:p>
              </table:table-cell>
              <table:table-cell office:value-type="float" office:value="0.120098">
                <text:p>0.1200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4081">
                <text:p>0.004081</text:p>
              </table:table-cell>
              <table:table-cell office:value-type="float" office:value="0.12092">
                <text:p>0.120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422">
                <text:p>0.00422</text:p>
              </table:table-cell>
              <table:table-cell office:value-type="float" office:value="0.12161">
                <text:p>0.121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4106">
                <text:p>0.004106</text:p>
              </table:table-cell>
              <table:table-cell office:value-type="float" office:value="0.122159">
                <text:p>0.1221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4109">
                <text:p>0.004109</text:p>
              </table:table-cell>
              <table:table-cell office:value-type="float" office:value="0.122549">
                <text:p>0.1225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4104">
                <text:p>0.004104</text:p>
              </table:table-cell>
              <table:table-cell office:value-type="float" office:value="0.123792">
                <text:p>0.1237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4119">
                <text:p>0.004119</text:p>
              </table:table-cell>
              <table:table-cell office:value-type="float" office:value="0.12462">
                <text:p>0.124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4128">
                <text:p>0.004128</text:p>
              </table:table-cell>
              <table:table-cell office:value-type="float" office:value="0.124595">
                <text:p>0.1245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4166">
                <text:p>0.004166</text:p>
              </table:table-cell>
              <table:table-cell office:value-type="float" office:value="0.125225">
                <text:p>0.1252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4145">
                <text:p>0.004145</text:p>
              </table:table-cell>
              <table:table-cell office:value-type="float" office:value="0.126703">
                <text:p>0.1267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4183">
                <text:p>0.004183</text:p>
              </table:table-cell>
              <table:table-cell office:value-type="float" office:value="0.126976">
                <text:p>0.1269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4193">
                <text:p>0.004193</text:p>
              </table:table-cell>
              <table:table-cell office:value-type="float" office:value="0.128356">
                <text:p>0.1283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4282">
                <text:p>0.004282</text:p>
              </table:table-cell>
              <table:table-cell office:value-type="float" office:value="0.128368">
                <text:p>0.1283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4254">
                <text:p>0.004254</text:p>
              </table:table-cell>
              <table:table-cell office:value-type="float" office:value="0.128661">
                <text:p>0.1286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4259">
                <text:p>0.004259</text:p>
              </table:table-cell>
              <table:table-cell office:value-type="float" office:value="0.129827">
                <text:p>0.1298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4246">
                <text:p>0.004246</text:p>
              </table:table-cell>
              <table:table-cell office:value-type="float" office:value="0.13175">
                <text:p>0.131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4377">
                <text:p>0.004377</text:p>
              </table:table-cell>
              <table:table-cell office:value-type="float" office:value="0.13153">
                <text:p>0.131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431">
                <text:p>0.00431</text:p>
              </table:table-cell>
              <table:table-cell office:value-type="float" office:value="0.132596">
                <text:p>0.1325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4333">
                <text:p>0.004333</text:p>
              </table:table-cell>
              <table:table-cell office:value-type="float" office:value="0.13292">
                <text:p>0.132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434">
                <text:p>0.00434</text:p>
              </table:table-cell>
              <table:table-cell office:value-type="float" office:value="0.134066">
                <text:p>0.1340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437">
                <text:p>0.00437</text:p>
              </table:table-cell>
              <table:table-cell office:value-type="float" office:value="0.13466">
                <text:p>0.134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435">
                <text:p>0.00435</text:p>
              </table:table-cell>
              <table:table-cell office:value-type="float" office:value="0.135726">
                <text:p>0.1357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4365">
                <text:p>0.004365</text:p>
              </table:table-cell>
              <table:table-cell office:value-type="float" office:value="0.138292">
                <text:p>0.1382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4445">
                <text:p>0.004445</text:p>
              </table:table-cell>
              <table:table-cell office:value-type="float" office:value="0.13971">
                <text:p>0.139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4574">
                <text:p>0.004574</text:p>
              </table:table-cell>
              <table:table-cell office:value-type="float" office:value="0.138829">
                <text:p>0.1388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4453">
                <text:p>0.004453</text:p>
              </table:table-cell>
              <table:table-cell office:value-type="float" office:value="0.138604">
                <text:p>0.1386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4438">
                <text:p>0.004438</text:p>
              </table:table-cell>
              <table:table-cell office:value-type="float" office:value="0.141311">
                <text:p>0.1413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4527">
                <text:p>0.004527</text:p>
              </table:table-cell>
              <table:table-cell office:value-type="float" office:value="0.141231">
                <text:p>0.1412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4493">
                <text:p>0.004493</text:p>
              </table:table-cell>
              <table:table-cell office:value-type="float" office:value="0.142185">
                <text:p>0.1421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4496">
                <text:p>0.004496</text:p>
              </table:table-cell>
              <table:table-cell office:value-type="float" office:value="0.143183">
                <text:p>0.1431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4513">
                <text:p>0.004513</text:p>
              </table:table-cell>
              <table:table-cell office:value-type="float" office:value="0.142955">
                <text:p>0.1429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4511">
                <text:p>0.004511</text:p>
              </table:table-cell>
              <table:table-cell office:value-type="float" office:value="0.144093">
                <text:p>0.1440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4512">
                <text:p>0.004512</text:p>
              </table:table-cell>
              <table:table-cell office:value-type="float" office:value="0.144434">
                <text:p>0.1444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456">
                <text:p>0.00456</text:p>
              </table:table-cell>
              <table:table-cell office:value-type="float" office:value="0.145701">
                <text:p>0.1457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4587">
                <text:p>0.004587</text:p>
              </table:table-cell>
              <table:table-cell office:value-type="float" office:value="0.145915">
                <text:p>0.1459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4575">
                <text:p>0.004575</text:p>
              </table:table-cell>
              <table:table-cell office:value-type="float" office:value="0.146506">
                <text:p>0.1465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4609">
                <text:p>0.004609</text:p>
              </table:table-cell>
              <table:table-cell office:value-type="float" office:value="0.148137">
                <text:p>0.1481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4581">
                <text:p>0.004581</text:p>
              </table:table-cell>
              <table:table-cell office:value-type="float" office:value="0.148109">
                <text:p>0.1481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4626">
                <text:p>0.004626</text:p>
              </table:table-cell>
              <table:table-cell office:value-type="float" office:value="0.149162">
                <text:p>0.1491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4678">
                <text:p>0.004678</text:p>
              </table:table-cell>
              <table:table-cell office:value-type="float" office:value="0.150158">
                <text:p>0.150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4626">
                <text:p>0.004626</text:p>
              </table:table-cell>
              <table:table-cell office:value-type="float" office:value="0.152267">
                <text:p>0.1522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4631">
                <text:p>0.004631</text:p>
              </table:table-cell>
              <table:table-cell office:value-type="float" office:value="0.151469">
                <text:p>0.1514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4687">
                <text:p>0.004687</text:p>
              </table:table-cell>
              <table:table-cell office:value-type="float" office:value="0.15252">
                <text:p>0.152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465">
                <text:p>0.00465</text:p>
              </table:table-cell>
              <table:table-cell office:value-type="float" office:value="0.15329">
                <text:p>0.153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4693">
                <text:p>0.004693</text:p>
              </table:table-cell>
              <table:table-cell office:value-type="float" office:value="0.155319">
                <text:p>0.1553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4661">
                <text:p>0.004661</text:p>
              </table:table-cell>
              <table:table-cell office:value-type="float" office:value="0.154613">
                <text:p>0.1546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47">
                <text:p>0.0047</text:p>
              </table:table-cell>
              <table:table-cell office:value-type="float" office:value="0.155789">
                <text:p>0.1557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4698">
                <text:p>0.004698</text:p>
              </table:table-cell>
              <table:table-cell office:value-type="float" office:value="0.15702">
                <text:p>0.157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4676">
                <text:p>0.004676</text:p>
              </table:table-cell>
              <table:table-cell office:value-type="float" office:value="0.157767">
                <text:p>0.1577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4777">
                <text:p>0.004777</text:p>
              </table:table-cell>
              <table:table-cell office:value-type="float" office:value="0.158765">
                <text:p>0.1587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4745">
                <text:p>0.004745</text:p>
              </table:table-cell>
              <table:table-cell office:value-type="float" office:value="0.159476">
                <text:p>0.1594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4775">
                <text:p>0.004775</text:p>
              </table:table-cell>
              <table:table-cell office:value-type="float" office:value="0.16113">
                <text:p>0.161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4821">
                <text:p>0.004821</text:p>
              </table:table-cell>
              <table:table-cell office:value-type="float" office:value="0.161589">
                <text:p>0.1615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4798">
                <text:p>0.004798</text:p>
              </table:table-cell>
              <table:table-cell office:value-type="float" office:value="0.161149">
                <text:p>0.1611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4808">
                <text:p>0.004808</text:p>
              </table:table-cell>
              <table:table-cell office:value-type="float" office:value="0.163366">
                <text:p>0.1633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4868">
                <text:p>0.004868</text:p>
              </table:table-cell>
              <table:table-cell office:value-type="float" office:value="0.166272">
                <text:p>0.1662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4856">
                <text:p>0.004856</text:p>
              </table:table-cell>
              <table:table-cell office:value-type="float" office:value="0.165629">
                <text:p>0.1656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4848">
                <text:p>0.004848</text:p>
              </table:table-cell>
              <table:table-cell office:value-type="float" office:value="0.166985">
                <text:p>0.1669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4862">
                <text:p>0.004862</text:p>
              </table:table-cell>
              <table:table-cell office:value-type="float" office:value="0.165821">
                <text:p>0.1658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4859">
                <text:p>0.004859</text:p>
              </table:table-cell>
              <table:table-cell office:value-type="float" office:value="0.167823">
                <text:p>0.1678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4933">
                <text:p>0.004933</text:p>
              </table:table-cell>
              <table:table-cell office:value-type="float" office:value="0.167849">
                <text:p>0.1678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4946">
                <text:p>0.004946</text:p>
              </table:table-cell>
              <table:table-cell office:value-type="float" office:value="0.167903">
                <text:p>0.1679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4932">
                <text:p>0.004932</text:p>
              </table:table-cell>
              <table:table-cell office:value-type="float" office:value="0.16975">
                <text:p>0.169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5055">
                <text:p>0.005055</text:p>
              </table:table-cell>
              <table:table-cell office:value-type="float" office:value="0.170123">
                <text:p>0.1701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5078">
                <text:p>0.005078</text:p>
              </table:table-cell>
              <table:table-cell office:value-type="float" office:value="0.171496">
                <text:p>0.1714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4974">
                <text:p>0.004974</text:p>
              </table:table-cell>
              <table:table-cell office:value-type="float" office:value="0.172047">
                <text:p>0.1720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4984">
                <text:p>0.004984</text:p>
              </table:table-cell>
              <table:table-cell office:value-type="float" office:value="0.174127">
                <text:p>0.1741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503">
                <text:p>0.00503</text:p>
              </table:table-cell>
              <table:table-cell office:value-type="float" office:value="0.173851">
                <text:p>0.1738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5001">
                <text:p>0.005001</text:p>
              </table:table-cell>
              <table:table-cell office:value-type="float" office:value="0.175195">
                <text:p>0.1751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5047">
                <text:p>0.005047</text:p>
              </table:table-cell>
              <table:table-cell office:value-type="float" office:value="0.176992">
                <text:p>0.1769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5043">
                <text:p>0.005043</text:p>
              </table:table-cell>
              <table:table-cell office:value-type="float" office:value="0.176561">
                <text:p>0.1765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5055">
                <text:p>0.005055</text:p>
              </table:table-cell>
              <table:table-cell office:value-type="float" office:value="0.177898">
                <text:p>0.1778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5063">
                <text:p>0.005063</text:p>
              </table:table-cell>
              <table:table-cell office:value-type="float" office:value="0.178306">
                <text:p>0.1783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5073">
                <text:p>0.005073</text:p>
              </table:table-cell>
              <table:table-cell office:value-type="float" office:value="0.179005">
                <text:p>0.1790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5058">
                <text:p>0.005058</text:p>
              </table:table-cell>
              <table:table-cell office:value-type="float" office:value="0.179778">
                <text:p>0.1797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51">
                <text:p>0.0051</text:p>
              </table:table-cell>
              <table:table-cell office:value-type="float" office:value="0.182217">
                <text:p>0.1822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5117">
                <text:p>0.005117</text:p>
              </table:table-cell>
              <table:table-cell office:value-type="float" office:value="0.18357">
                <text:p>0.183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5098">
                <text:p>0.005098</text:p>
              </table:table-cell>
              <table:table-cell office:value-type="float" office:value="0.183542">
                <text:p>0.1835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5113">
                <text:p>0.005113</text:p>
              </table:table-cell>
              <table:table-cell office:value-type="float" office:value="0.183986">
                <text:p>0.1839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522">
                <text:p>0.00522</text:p>
              </table:table-cell>
              <table:table-cell office:value-type="float" office:value="0.185784">
                <text:p>0.1857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516">
                <text:p>0.00516</text:p>
              </table:table-cell>
              <table:table-cell office:value-type="float" office:value="0.185697">
                <text:p>0.1856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5169">
                <text:p>0.005169</text:p>
              </table:table-cell>
              <table:table-cell office:value-type="float" office:value="0.188761">
                <text:p>0.1887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5202">
                <text:p>0.005202</text:p>
              </table:table-cell>
              <table:table-cell office:value-type="float" office:value="0.188645">
                <text:p>0.1886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515">
                <text:p>0.00515</text:p>
              </table:table-cell>
              <table:table-cell office:value-type="float" office:value="0.188524">
                <text:p>0.1885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5221">
                <text:p>0.005221</text:p>
              </table:table-cell>
              <table:table-cell office:value-type="float" office:value="0.190721">
                <text:p>0.1907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5211">
                <text:p>0.005211</text:p>
              </table:table-cell>
              <table:table-cell office:value-type="float" office:value="0.190981">
                <text:p>0.1909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5201">
                <text:p>0.005201</text:p>
              </table:table-cell>
              <table:table-cell office:value-type="float" office:value="0.191649">
                <text:p>0.1916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5354">
                <text:p>0.005354</text:p>
              </table:table-cell>
              <table:table-cell office:value-type="float" office:value="0.193529">
                <text:p>0.1935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5182">
                <text:p>0.005182</text:p>
              </table:table-cell>
              <table:table-cell office:value-type="float" office:value="0.193736">
                <text:p>0.1937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5197">
                <text:p>0.005197</text:p>
              </table:table-cell>
              <table:table-cell office:value-type="float" office:value="0.194105">
                <text:p>0.1941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5245">
                <text:p>0.005245</text:p>
              </table:table-cell>
              <table:table-cell office:value-type="float" office:value="0.196119">
                <text:p>0.1961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5241">
                <text:p>0.005241</text:p>
              </table:table-cell>
              <table:table-cell office:value-type="float" office:value="0.197206">
                <text:p>0.1972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5294">
                <text:p>0.005294</text:p>
              </table:table-cell>
              <table:table-cell office:value-type="float" office:value="0.198758">
                <text:p>0.1987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528">
                <text:p>0.00528</text:p>
              </table:table-cell>
              <table:table-cell office:value-type="float" office:value="0.197764">
                <text:p>0.1977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5294">
                <text:p>0.005294</text:p>
              </table:table-cell>
              <table:table-cell office:value-type="float" office:value="0.1996">
                <text:p>0.19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5319">
                <text:p>0.005319</text:p>
              </table:table-cell>
              <table:table-cell office:value-type="float" office:value="0.1999">
                <text:p>0.19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5339">
                <text:p>0.005339</text:p>
              </table:table-cell>
              <table:table-cell office:value-type="float" office:value="0.200477">
                <text:p>0.2004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5353">
                <text:p>0.005353</text:p>
              </table:table-cell>
              <table:table-cell office:value-type="float" office:value="0.202284">
                <text:p>0.2022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5424">
                <text:p>0.005424</text:p>
              </table:table-cell>
              <table:table-cell office:value-type="float" office:value="0.202917">
                <text:p>0.2029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5517">
                <text:p>0.005517</text:p>
              </table:table-cell>
              <table:table-cell office:value-type="float" office:value="0.20328">
                <text:p>0.203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5403">
                <text:p>0.005403</text:p>
              </table:table-cell>
              <table:table-cell office:value-type="float" office:value="0.205014">
                <text:p>0.2050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5477">
                <text:p>0.005477</text:p>
              </table:table-cell>
              <table:table-cell office:value-type="float" office:value="0.205315">
                <text:p>0.2053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5486">
                <text:p>0.005486</text:p>
              </table:table-cell>
              <table:table-cell office:value-type="float" office:value="0.206729">
                <text:p>0.2067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5447">
                <text:p>0.005447</text:p>
              </table:table-cell>
              <table:table-cell office:value-type="float" office:value="0.207852">
                <text:p>0.2078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5491">
                <text:p>0.005491</text:p>
              </table:table-cell>
              <table:table-cell office:value-type="float" office:value="0.208161">
                <text:p>0.2081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5483">
                <text:p>0.005483</text:p>
              </table:table-cell>
              <table:table-cell office:value-type="float" office:value="0.20955">
                <text:p>0.209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5628">
                <text:p>0.005628</text:p>
              </table:table-cell>
              <table:table-cell office:value-type="float" office:value="0.210686">
                <text:p>0.2106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5579">
                <text:p>0.005579</text:p>
              </table:table-cell>
              <table:table-cell office:value-type="float" office:value="0.211583">
                <text:p>0.2115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5525">
                <text:p>0.005525</text:p>
              </table:table-cell>
              <table:table-cell office:value-type="float" office:value="0.214084">
                <text:p>0.2140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5667">
                <text:p>0.005667</text:p>
              </table:table-cell>
              <table:table-cell office:value-type="float" office:value="0.218704">
                <text:p>0.2187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5679">
                <text:p>0.005679</text:p>
              </table:table-cell>
              <table:table-cell office:value-type="float" office:value="0.216158">
                <text:p>0.2161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5573">
                <text:p>0.005573</text:p>
              </table:table-cell>
              <table:table-cell office:value-type="float" office:value="0.217551">
                <text:p>0.2175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5586">
                <text:p>0.005586</text:p>
              </table:table-cell>
              <table:table-cell office:value-type="float" office:value="0.21793">
                <text:p>0.217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5626">
                <text:p>0.005626</text:p>
              </table:table-cell>
              <table:table-cell office:value-type="float" office:value="0.221113">
                <text:p>0.2211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5804">
                <text:p>0.005804</text:p>
              </table:table-cell>
              <table:table-cell office:value-type="float" office:value="0.221573">
                <text:p>0.2215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5656">
                <text:p>0.005656</text:p>
              </table:table-cell>
              <table:table-cell office:value-type="float" office:value="0.220919">
                <text:p>0.2209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567">
                <text:p>0.00567</text:p>
              </table:table-cell>
              <table:table-cell office:value-type="float" office:value="0.220106">
                <text:p>0.2201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5695">
                <text:p>0.005695</text:p>
              </table:table-cell>
              <table:table-cell office:value-type="float" office:value="0.221594">
                <text:p>0.2215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5707">
                <text:p>0.005707</text:p>
              </table:table-cell>
              <table:table-cell office:value-type="float" office:value="0.222371">
                <text:p>0.2223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5701">
                <text:p>0.005701</text:p>
              </table:table-cell>
              <table:table-cell office:value-type="float" office:value="0.224154">
                <text:p>0.2241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5818">
                <text:p>0.005818</text:p>
              </table:table-cell>
              <table:table-cell office:value-type="float" office:value="0.225002">
                <text:p>0.2250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578">
                <text:p>0.00578</text:p>
              </table:table-cell>
              <table:table-cell office:value-type="float" office:value="0.224989">
                <text:p>0.2249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5735">
                <text:p>0.005735</text:p>
              </table:table-cell>
              <table:table-cell office:value-type="float" office:value="0.227589">
                <text:p>0.2275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5763">
                <text:p>0.005763</text:p>
              </table:table-cell>
              <table:table-cell office:value-type="float" office:value="0.227292">
                <text:p>0.2272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5748">
                <text:p>0.005748</text:p>
              </table:table-cell>
              <table:table-cell office:value-type="float" office:value="0.227831">
                <text:p>0.2278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5814">
                <text:p>0.005814</text:p>
              </table:table-cell>
              <table:table-cell office:value-type="float" office:value="0.230398">
                <text:p>0.2303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5846">
                <text:p>0.005846</text:p>
              </table:table-cell>
              <table:table-cell office:value-type="float" office:value="0.23124">
                <text:p>0.231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5832">
                <text:p>0.005832</text:p>
              </table:table-cell>
              <table:table-cell office:value-type="float" office:value="0.231524">
                <text:p>0.2315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5801">
                <text:p>0.005801</text:p>
              </table:table-cell>
              <table:table-cell office:value-type="float" office:value="0.232632">
                <text:p>0.2326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5853">
                <text:p>0.005853</text:p>
              </table:table-cell>
              <table:table-cell office:value-type="float" office:value="0.233655">
                <text:p>0.2336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582">
                <text:p>0.00582</text:p>
              </table:table-cell>
              <table:table-cell office:value-type="float" office:value="0.234693">
                <text:p>0.2346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5866">
                <text:p>0.005866</text:p>
              </table:table-cell>
              <table:table-cell office:value-type="float" office:value="0.236767">
                <text:p>0.2367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5856">
                <text:p>0.005856</text:p>
              </table:table-cell>
              <table:table-cell office:value-type="float" office:value="0.237684">
                <text:p>0.2376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5889">
                <text:p>0.005889</text:p>
              </table:table-cell>
              <table:table-cell office:value-type="float" office:value="0.238222">
                <text:p>0.2382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5869">
                <text:p>0.005869</text:p>
              </table:table-cell>
              <table:table-cell office:value-type="float" office:value="0.2382">
                <text:p>0.23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5883">
                <text:p>0.005883</text:p>
              </table:table-cell>
              <table:table-cell office:value-type="float" office:value="0.239695">
                <text:p>0.2396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5943">
                <text:p>0.005943</text:p>
              </table:table-cell>
              <table:table-cell office:value-type="float" office:value="0.242235">
                <text:p>0.2422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5929">
                <text:p>0.005929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602">
                <text:p>0.00602</text:p>
              </table:table-cell>
              <table:table-cell office:value-type="float" office:value="0.247923">
                <text:p>0.2479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6465">
                <text:p>0.006465</text:p>
              </table:table-cell>
              <table:table-cell office:value-type="float" office:value="0.251254">
                <text:p>0.2512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6197">
                <text:p>0.006197</text:p>
              </table:table-cell>
              <table:table-cell office:value-type="float" office:value="0.254882">
                <text:p>0.2548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6224">
                <text:p>0.006224</text:p>
              </table:table-cell>
              <table:table-cell office:value-type="float" office:value="0.249837">
                <text:p>0.2498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6063">
                <text:p>0.006063</text:p>
              </table:table-cell>
              <table:table-cell office:value-type="float" office:value="0.250611">
                <text:p>0.2506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6006">
                <text:p>0.006006</text:p>
              </table:table-cell>
              <table:table-cell office:value-type="float" office:value="0.247131">
                <text:p>0.2471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6035">
                <text:p>0.006035</text:p>
              </table:table-cell>
              <table:table-cell office:value-type="float" office:value="0.250233">
                <text:p>0.2502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6059">
                <text:p>0.006059</text:p>
              </table:table-cell>
              <table:table-cell office:value-type="float" office:value="0.250871">
                <text:p>0.25087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6041">
                <text:p>0.006041</text:p>
              </table:table-cell>
              <table:table-cell office:value-type="float" office:value="0.251727">
                <text:p>0.2517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6116">
                <text:p>0.006116</text:p>
              </table:table-cell>
              <table:table-cell office:value-type="float" office:value="0.252323">
                <text:p>0.2523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6086">
                <text:p>0.006086</text:p>
              </table:table-cell>
              <table:table-cell office:value-type="float" office:value="0.253624">
                <text:p>0.2536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6074">
                <text:p>0.006074</text:p>
              </table:table-cell>
              <table:table-cell office:value-type="float" office:value="0.256081">
                <text:p>0.2560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6087">
                <text:p>0.006087</text:p>
              </table:table-cell>
              <table:table-cell office:value-type="float" office:value="0.255058">
                <text:p>0.2550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6231">
                <text:p>0.006231</text:p>
              </table:table-cell>
              <table:table-cell office:value-type="float" office:value="0.257274">
                <text:p>0.2572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6122">
                <text:p>0.006122</text:p>
              </table:table-cell>
              <table:table-cell office:value-type="float" office:value="0.257298">
                <text:p>0.2572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612">
                <text:p>0.00612</text:p>
              </table:table-cell>
              <table:table-cell office:value-type="float" office:value="0.259428">
                <text:p>0.2594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6153">
                <text:p>0.006153</text:p>
              </table:table-cell>
              <table:table-cell office:value-type="float" office:value="0.259818">
                <text:p>0.2598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6145">
                <text:p>0.006145</text:p>
              </table:table-cell>
              <table:table-cell office:value-type="float" office:value="0.260476">
                <text:p>0.2604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6183">
                <text:p>0.006183</text:p>
              </table:table-cell>
              <table:table-cell office:value-type="float" office:value="0.261461">
                <text:p>0.2614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6158">
                <text:p>0.006158</text:p>
              </table:table-cell>
              <table:table-cell office:value-type="float" office:value="0.263632">
                <text:p>0.2636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621">
                <text:p>0.00621</text:p>
              </table:table-cell>
              <table:table-cell office:value-type="float" office:value="0.267959">
                <text:p>0.2679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6361">
                <text:p>0.006361</text:p>
              </table:table-cell>
              <table:table-cell office:value-type="float" office:value="0.273803">
                <text:p>0.2738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6482">
                <text:p>0.006482</text:p>
              </table:table-cell>
              <table:table-cell office:value-type="float" office:value="0.272158">
                <text:p>0.2721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6472">
                <text:p>0.006472</text:p>
              </table:table-cell>
              <table:table-cell office:value-type="float" office:value="0.269073">
                <text:p>0.2690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6361">
                <text:p>0.006361</text:p>
              </table:table-cell>
              <table:table-cell office:value-type="float" office:value="0.283648">
                <text:p>0.2836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6514">
                <text:p>0.006514</text:p>
              </table:table-cell>
              <table:table-cell office:value-type="float" office:value="0.282174">
                <text:p>0.2821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6493">
                <text:p>0.006493</text:p>
              </table:table-cell>
              <table:table-cell office:value-type="float" office:value="0.27825">
                <text:p>0.278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655">
                <text:p>0.00655</text:p>
              </table:table-cell>
              <table:table-cell office:value-type="float" office:value="0.275944">
                <text:p>0.2759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6521">
                <text:p>0.006521</text:p>
              </table:table-cell>
              <table:table-cell office:value-type="float" office:value="0.288523">
                <text:p>0.2885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6872">
                <text:p>0.006872</text:p>
              </table:table-cell>
              <table:table-cell office:value-type="float" office:value="0.290044">
                <text:p>0.2900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6329">
                <text:p>0.006329</text:p>
              </table:table-cell>
              <table:table-cell office:value-type="float" office:value="0.28192">
                <text:p>0.281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6463">
                <text:p>0.006463</text:p>
              </table:table-cell>
              <table:table-cell office:value-type="float" office:value="0.281289">
                <text:p>0.2812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6429">
                <text:p>0.006429</text:p>
              </table:table-cell>
              <table:table-cell office:value-type="float" office:value="0.282628">
                <text:p>0.2826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666">
                <text:p>0.00666</text:p>
              </table:table-cell>
              <table:table-cell office:value-type="float" office:value="0.280135">
                <text:p>0.2801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6314">
                <text:p>0.006314</text:p>
              </table:table-cell>
              <table:table-cell office:value-type="float" office:value="0.281803">
                <text:p>0.2818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6425">
                <text:p>0.006425</text:p>
              </table:table-cell>
              <table:table-cell office:value-type="float" office:value="0.280892">
                <text:p>0.2808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6376">
                <text:p>0.006376</text:p>
              </table:table-cell>
              <table:table-cell office:value-type="float" office:value="0.283318">
                <text:p>0.2833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6443">
                <text:p>0.006443</text:p>
              </table:table-cell>
              <table:table-cell office:value-type="float" office:value="0.284458">
                <text:p>0.2844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6431">
                <text:p>0.006431</text:p>
              </table:table-cell>
              <table:table-cell office:value-type="float" office:value="0.284951">
                <text:p>0.2849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6837">
                <text:p>0.006837</text:p>
              </table:table-cell>
              <table:table-cell office:value-type="float" office:value="0.286079">
                <text:p>0.2860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6479">
                <text:p>0.006479</text:p>
              </table:table-cell>
              <table:table-cell office:value-type="float" office:value="0.287261">
                <text:p>0.2872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6573">
                <text:p>0.006573</text:p>
              </table:table-cell>
              <table:table-cell office:value-type="float" office:value="0.287364">
                <text:p>0.28736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651">
                <text:p>0.00651</text:p>
              </table:table-cell>
              <table:table-cell office:value-type="float" office:value="0.289874">
                <text:p>0.2898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6576">
                <text:p>0.006576</text:p>
              </table:table-cell>
              <table:table-cell office:value-type="float" office:value="0.289946">
                <text:p>0.2899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6557">
                <text:p>0.006557</text:p>
              </table:table-cell>
              <table:table-cell office:value-type="float" office:value="0.292314">
                <text:p>0.2923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6594">
                <text:p>0.006594</text:p>
              </table:table-cell>
              <table:table-cell office:value-type="float" office:value="0.292122">
                <text:p>0.2921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655">
                <text:p>0.00655</text:p>
              </table:table-cell>
              <table:table-cell office:value-type="float" office:value="0.293968">
                <text:p>0.2939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6622">
                <text:p>0.006622</text:p>
              </table:table-cell>
              <table:table-cell office:value-type="float" office:value="0.29547">
                <text:p>0.295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6749">
                <text:p>0.006749</text:p>
              </table:table-cell>
              <table:table-cell office:value-type="float" office:value="0.296525">
                <text:p>0.2965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6664">
                <text:p>0.006664</text:p>
              </table:table-cell>
              <table:table-cell office:value-type="float" office:value="0.297748">
                <text:p>0.2977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6668">
                <text:p>0.006668</text:p>
              </table:table-cell>
              <table:table-cell office:value-type="float" office:value="0.299861">
                <text:p>0.2998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6734">
                <text:p>0.006734</text:p>
              </table:table-cell>
              <table:table-cell office:value-type="float" office:value="0.299906">
                <text:p>0.2999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666">
                <text:p>0.00666</text:p>
              </table:table-cell>
              <table:table-cell office:value-type="float" office:value="0.303816">
                <text:p>0.3038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6804">
                <text:p>0.006804</text:p>
              </table:table-cell>
              <table:table-cell office:value-type="float" office:value="0.301754">
                <text:p>0.3017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6755">
                <text:p>0.006755</text:p>
              </table:table-cell>
              <table:table-cell office:value-type="float" office:value="0.302893">
                <text:p>0.3028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6694">
                <text:p>0.006694</text:p>
              </table:table-cell>
              <table:table-cell office:value-type="float" office:value="0.303909">
                <text:p>0.3039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6726">
                <text:p>0.006726</text:p>
              </table:table-cell>
              <table:table-cell office:value-type="float" office:value="0.30582">
                <text:p>0.305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6764">
                <text:p>0.006764</text:p>
              </table:table-cell>
              <table:table-cell office:value-type="float" office:value="0.306247">
                <text:p>0.3062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6886">
                <text:p>0.006886</text:p>
              </table:table-cell>
              <table:table-cell office:value-type="float" office:value="0.315208">
                <text:p>0.3152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6898">
                <text:p>0.006898</text:p>
              </table:table-cell>
              <table:table-cell office:value-type="float" office:value="0.309277">
                <text:p>0.3092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6753">
                <text:p>0.006753</text:p>
              </table:table-cell>
              <table:table-cell office:value-type="float" office:value="0.310008">
                <text:p>0.3100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6794">
                <text:p>0.006794</text:p>
              </table:table-cell>
              <table:table-cell office:value-type="float" office:value="0.312268">
                <text:p>0.3122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6813">
                <text:p>0.006813</text:p>
              </table:table-cell>
              <table:table-cell office:value-type="float" office:value="0.31319">
                <text:p>0.313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6793">
                <text:p>0.006793</text:p>
              </table:table-cell>
              <table:table-cell office:value-type="float" office:value="0.313004">
                <text:p>0.3130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6971">
                <text:p>0.006971</text:p>
              </table:table-cell>
              <table:table-cell office:value-type="float" office:value="0.314483">
                <text:p>0.3144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6832">
                <text:p>0.006832</text:p>
              </table:table-cell>
              <table:table-cell office:value-type="float" office:value="0.316078">
                <text:p>0.3160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6845">
                <text:p>0.006845</text:p>
              </table:table-cell>
              <table:table-cell office:value-type="float" office:value="0.317763">
                <text:p>0.3177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6913">
                <text:p>0.006913</text:p>
              </table:table-cell>
              <table:table-cell office:value-type="float" office:value="0.317911">
                <text:p>0.3179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6868">
                <text:p>0.006868</text:p>
              </table:table-cell>
              <table:table-cell office:value-type="float" office:value="0.322216">
                <text:p>0.3222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6956">
                <text:p>0.006956</text:p>
              </table:table-cell>
              <table:table-cell office:value-type="float" office:value="0.321837">
                <text:p>0.3218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7056">
                <text:p>0.007056</text:p>
              </table:table-cell>
              <table:table-cell office:value-type="float" office:value="0.322635">
                <text:p>0.3226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6902">
                <text:p>0.006902</text:p>
              </table:table-cell>
              <table:table-cell office:value-type="float" office:value="0.322916">
                <text:p>0.3229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6899">
                <text:p>0.006899</text:p>
              </table:table-cell>
              <table:table-cell office:value-type="float" office:value="0.324688">
                <text:p>0.32468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6926">
                <text:p>0.006926</text:p>
              </table:table-cell>
              <table:table-cell office:value-type="float" office:value="0.325223">
                <text:p>0.3252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6909">
                <text:p>0.006909</text:p>
              </table:table-cell>
              <table:table-cell office:value-type="float" office:value="0.328015">
                <text:p>0.3280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6945">
                <text:p>0.006945</text:p>
              </table:table-cell>
              <table:table-cell office:value-type="float" office:value="0.328657">
                <text:p>0.3286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6986">
                <text:p>0.006986</text:p>
              </table:table-cell>
              <table:table-cell office:value-type="float" office:value="0.32937">
                <text:p>0.329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6968">
                <text:p>0.006968</text:p>
              </table:table-cell>
              <table:table-cell office:value-type="float" office:value="0.330895">
                <text:p>0.3308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7014">
                <text:p>0.007014</text:p>
              </table:table-cell>
              <table:table-cell office:value-type="float" office:value="0.333904">
                <text:p>0.3339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7046">
                <text:p>0.007046</text:p>
              </table:table-cell>
              <table:table-cell office:value-type="float" office:value="0.334154">
                <text:p>0.33415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7058">
                <text:p>0.007058</text:p>
              </table:table-cell>
              <table:table-cell office:value-type="float" office:value="0.333683">
                <text:p>0.3336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7095">
                <text:p>0.007095</text:p>
              </table:table-cell>
              <table:table-cell office:value-type="float" office:value="0.336176">
                <text:p>0.3361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7095">
                <text:p>0.007095</text:p>
              </table:table-cell>
              <table:table-cell office:value-type="float" office:value="0.337015">
                <text:p>0.3370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7274">
                <text:p>0.007274</text:p>
              </table:table-cell>
              <table:table-cell office:value-type="float" office:value="0.338247">
                <text:p>0.33824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7232">
                <text:p>0.007232</text:p>
              </table:table-cell>
              <table:table-cell office:value-type="float" office:value="0.33965">
                <text:p>0.339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7107">
                <text:p>0.007107</text:p>
              </table:table-cell>
              <table:table-cell office:value-type="float" office:value="0.34048">
                <text:p>0.340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7142">
                <text:p>0.007142</text:p>
              </table:table-cell>
              <table:table-cell office:value-type="float" office:value="0.342905">
                <text:p>0.3429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713">
                <text:p>0.00713</text:p>
              </table:table-cell>
              <table:table-cell office:value-type="float" office:value="0.342711">
                <text:p>0.3427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7139">
                <text:p>0.007139</text:p>
              </table:table-cell>
              <table:table-cell office:value-type="float" office:value="0.345083">
                <text:p>0.34508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7217">
                <text:p>0.007217</text:p>
              </table:table-cell>
              <table:table-cell office:value-type="float" office:value="0.345992">
                <text:p>0.3459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718">
                <text:p>0.00718</text:p>
              </table:table-cell>
              <table:table-cell office:value-type="float" office:value="0.346328">
                <text:p>0.3463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7263">
                <text:p>0.007263</text:p>
              </table:table-cell>
              <table:table-cell office:value-type="float" office:value="0.348297">
                <text:p>0.3482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7206">
                <text:p>0.007206</text:p>
              </table:table-cell>
              <table:table-cell office:value-type="float" office:value="0.348794">
                <text:p>0.3487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7284">
                <text:p>0.007284</text:p>
              </table:table-cell>
              <table:table-cell office:value-type="float" office:value="0.351476">
                <text:p>0.3514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7257">
                <text:p>0.007257</text:p>
              </table:table-cell>
              <table:table-cell office:value-type="float" office:value="0.351947">
                <text:p>0.35194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7291">
                <text:p>0.007291</text:p>
              </table:table-cell>
              <table:table-cell office:value-type="float" office:value="0.353295">
                <text:p>0.3532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7353">
                <text:p>0.007353</text:p>
              </table:table-cell>
              <table:table-cell office:value-type="float" office:value="0.35415">
                <text:p>0.354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725">
                <text:p>0.00725</text:p>
              </table:table-cell>
              <table:table-cell office:value-type="float" office:value="0.355704">
                <text:p>0.3557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7289">
                <text:p>0.007289</text:p>
              </table:table-cell>
              <table:table-cell office:value-type="float" office:value="0.357712">
                <text:p>0.3577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7309">
                <text:p>0.007309</text:p>
              </table:table-cell>
              <table:table-cell office:value-type="float" office:value="0.358214">
                <text:p>0.3582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7321">
                <text:p>0.007321</text:p>
              </table:table-cell>
              <table:table-cell office:value-type="float" office:value="0.360165">
                <text:p>0.3601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7333">
                <text:p>0.007333</text:p>
              </table:table-cell>
              <table:table-cell office:value-type="float" office:value="0.360177">
                <text:p>0.3601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7356">
                <text:p>0.007356</text:p>
              </table:table-cell>
              <table:table-cell office:value-type="float" office:value="0.361287">
                <text:p>0.3612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7333">
                <text:p>0.007333</text:p>
              </table:table-cell>
              <table:table-cell office:value-type="float" office:value="0.363538">
                <text:p>0.3635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7346">
                <text:p>0.007346</text:p>
              </table:table-cell>
              <table:table-cell office:value-type="float" office:value="0.365073">
                <text:p>0.36507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7342">
                <text:p>0.007342</text:p>
              </table:table-cell>
              <table:table-cell office:value-type="float" office:value="0.365744">
                <text:p>0.3657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7371">
                <text:p>0.007371</text:p>
              </table:table-cell>
              <table:table-cell office:value-type="float" office:value="0.368348">
                <text:p>0.36834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7436">
                <text:p>0.007436</text:p>
              </table:table-cell>
              <table:table-cell office:value-type="float" office:value="0.368586">
                <text:p>0.3685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7462">
                <text:p>0.007462</text:p>
              </table:table-cell>
              <table:table-cell office:value-type="float" office:value="0.370752">
                <text:p>0.3707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7367">
                <text:p>0.007367</text:p>
              </table:table-cell>
              <table:table-cell office:value-type="float" office:value="0.371675">
                <text:p>0.3716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7384">
                <text:p>0.007384</text:p>
              </table:table-cell>
              <table:table-cell office:value-type="float" office:value="0.372195">
                <text:p>0.3721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7387">
                <text:p>0.007387</text:p>
              </table:table-cell>
              <table:table-cell office:value-type="float" office:value="0.375043">
                <text:p>0.37504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7419">
                <text:p>0.007419</text:p>
              </table:table-cell>
              <table:table-cell office:value-type="float" office:value="0.375533">
                <text:p>0.3755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7404">
                <text:p>0.007404</text:p>
              </table:table-cell>
              <table:table-cell office:value-type="float" office:value="0.376488">
                <text:p>0.37648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7397">
                <text:p>0.007397</text:p>
              </table:table-cell>
              <table:table-cell office:value-type="float" office:value="0.37761">
                <text:p>0.377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741">
                <text:p>0.00741</text:p>
              </table:table-cell>
              <table:table-cell office:value-type="float" office:value="0.378514">
                <text:p>0.3785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7469">
                <text:p>0.007469</text:p>
              </table:table-cell>
              <table:table-cell office:value-type="float" office:value="0.379914">
                <text:p>0.3799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751">
                <text:p>0.00751</text:p>
              </table:table-cell>
              <table:table-cell office:value-type="float" office:value="0.382184">
                <text:p>0.38218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7502">
                <text:p>0.007502</text:p>
              </table:table-cell>
              <table:table-cell office:value-type="float" office:value="0.383285">
                <text:p>0.3832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7682">
                <text:p>0.007682</text:p>
              </table:table-cell>
              <table:table-cell office:value-type="float" office:value="0.387979">
                <text:p>0.3879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7908">
                <text:p>0.007908</text:p>
              </table:table-cell>
              <table:table-cell office:value-type="float" office:value="0.390332">
                <text:p>0.3903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7573">
                <text:p>0.007573</text:p>
              </table:table-cell>
              <table:table-cell office:value-type="float" office:value="0.387233">
                <text:p>0.3872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7544">
                <text:p>0.007544</text:p>
              </table:table-cell>
              <table:table-cell office:value-type="float" office:value="0.388577">
                <text:p>0.38857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7567">
                <text:p>0.007567</text:p>
              </table:table-cell>
              <table:table-cell office:value-type="float" office:value="0.389268">
                <text:p>0.3892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7606">
                <text:p>0.007606</text:p>
              </table:table-cell>
              <table:table-cell office:value-type="float" office:value="0.3907">
                <text:p>0.39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7786">
                <text:p>0.007786</text:p>
              </table:table-cell>
              <table:table-cell office:value-type="float" office:value="0.393668">
                <text:p>0.3936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774">
                <text:p>0.00774</text:p>
              </table:table-cell>
              <table:table-cell office:value-type="float" office:value="0.397576">
                <text:p>0.3975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7784">
                <text:p>0.007784</text:p>
              </table:table-cell>
              <table:table-cell office:value-type="float" office:value="0.400964">
                <text:p>0.4009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7683">
                <text:p>0.007683</text:p>
              </table:table-cell>
              <table:table-cell office:value-type="float" office:value="0.40091">
                <text:p>0.400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7972">
                <text:p>0.007972</text:p>
              </table:table-cell>
              <table:table-cell office:value-type="float" office:value="0.404309">
                <text:p>0.4043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7865">
                <text:p>0.007865</text:p>
              </table:table-cell>
              <table:table-cell office:value-type="float" office:value="0.405321">
                <text:p>0.4053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7743">
                <text:p>0.007743</text:p>
              </table:table-cell>
              <table:table-cell office:value-type="float" office:value="0.401951">
                <text:p>0.4019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7783">
                <text:p>0.007783</text:p>
              </table:table-cell>
              <table:table-cell office:value-type="float" office:value="0.403653">
                <text:p>0.4036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7767">
                <text:p>0.007767</text:p>
              </table:table-cell>
              <table:table-cell office:value-type="float" office:value="0.403362">
                <text:p>0.4033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778">
                <text:p>0.00778</text:p>
              </table:table-cell>
              <table:table-cell office:value-type="float" office:value="0.404687">
                <text:p>0.40468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7789">
                <text:p>0.007789</text:p>
              </table:table-cell>
              <table:table-cell office:value-type="float" office:value="0.404785">
                <text:p>0.40478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7788">
                <text:p>0.007788</text:p>
              </table:table-cell>
              <table:table-cell office:value-type="float" office:value="0.408298">
                <text:p>0.4082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7843">
                <text:p>0.007843</text:p>
              </table:table-cell>
              <table:table-cell office:value-type="float" office:value="0.40963">
                <text:p>0.409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7839">
                <text:p>0.007839</text:p>
              </table:table-cell>
              <table:table-cell office:value-type="float" office:value="0.409453">
                <text:p>0.4094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7852">
                <text:p>0.007852</text:p>
              </table:table-cell>
              <table:table-cell office:value-type="float" office:value="0.411276">
                <text:p>0.4112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79">
                <text:p>0.0079</text:p>
              </table:table-cell>
              <table:table-cell office:value-type="float" office:value="0.413188">
                <text:p>0.41318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7936">
                <text:p>0.007936</text:p>
              </table:table-cell>
              <table:table-cell office:value-type="float" office:value="0.419098">
                <text:p>0.4190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8144">
                <text:p>0.008144</text:p>
              </table:table-cell>
              <table:table-cell office:value-type="float" office:value="0.416126">
                <text:p>0.4161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7925">
                <text:p>0.007925</text:p>
              </table:table-cell>
              <table:table-cell office:value-type="float" office:value="0.416843">
                <text:p>0.41684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7936">
                <text:p>0.007936</text:p>
              </table:table-cell>
              <table:table-cell office:value-type="float" office:value="0.41802">
                <text:p>0.418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7969">
                <text:p>0.007969</text:p>
              </table:table-cell>
              <table:table-cell office:value-type="float" office:value="0.418939">
                <text:p>0.4189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7931">
                <text:p>0.007931</text:p>
              </table:table-cell>
              <table:table-cell office:value-type="float" office:value="0.422739">
                <text:p>0.4227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8001">
                <text:p>0.008001</text:p>
              </table:table-cell>
              <table:table-cell office:value-type="float" office:value="0.422959">
                <text:p>0.42295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8032">
                <text:p>0.008032</text:p>
              </table:table-cell>
              <table:table-cell office:value-type="float" office:value="0.424272">
                <text:p>0.4242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8076">
                <text:p>0.008076</text:p>
              </table:table-cell>
              <table:table-cell office:value-type="float" office:value="0.424478">
                <text:p>0.42447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8021">
                <text:p>0.008021</text:p>
              </table:table-cell>
              <table:table-cell office:value-type="float" office:value="0.426495">
                <text:p>0.4264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8004">
                <text:p>0.008004</text:p>
              </table:table-cell>
              <table:table-cell office:value-type="float" office:value="0.427585">
                <text:p>0.42758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804">
                <text:p>0.00804</text:p>
              </table:table-cell>
              <table:table-cell office:value-type="float" office:value="0.428264">
                <text:p>0.4282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8054">
                <text:p>0.008054</text:p>
              </table:table-cell>
              <table:table-cell office:value-type="float" office:value="0.431587">
                <text:p>0.43158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806">
                <text:p>0.00806</text:p>
              </table:table-cell>
              <table:table-cell office:value-type="float" office:value="0.433425">
                <text:p>0.4334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8073">
                <text:p>0.008073</text:p>
              </table:table-cell>
              <table:table-cell office:value-type="float" office:value="0.436194">
                <text:p>0.4361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808">
                <text:p>0.00808</text:p>
              </table:table-cell>
              <table:table-cell office:value-type="float" office:value="0.436512">
                <text:p>0.4365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823">
                <text:p>0.00823</text:p>
              </table:table-cell>
              <table:table-cell office:value-type="float" office:value="0.443711">
                <text:p>0.4437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8202">
                <text:p>0.008202</text:p>
              </table:table-cell>
              <table:table-cell office:value-type="float" office:value="0.438816">
                <text:p>0.4388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813">
                <text:p>0.00813</text:p>
              </table:table-cell>
              <table:table-cell office:value-type="float" office:value="0.438524">
                <text:p>0.4385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8183">
                <text:p>0.008183</text:p>
              </table:table-cell>
              <table:table-cell office:value-type="float" office:value="0.440103">
                <text:p>0.4401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8145">
                <text:p>0.008145</text:p>
              </table:table-cell>
              <table:table-cell office:value-type="float" office:value="0.441695">
                <text:p>0.44169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8169">
                <text:p>0.008169</text:p>
              </table:table-cell>
              <table:table-cell office:value-type="float" office:value="0.442741">
                <text:p>0.44274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8151">
                <text:p>0.008151</text:p>
              </table:table-cell>
              <table:table-cell office:value-type="float" office:value="0.444164">
                <text:p>0.4441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8221">
                <text:p>0.008221</text:p>
              </table:table-cell>
              <table:table-cell office:value-type="float" office:value="0.445876">
                <text:p>0.4458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8213">
                <text:p>0.008213</text:p>
              </table:table-cell>
              <table:table-cell office:value-type="float" office:value="0.448575">
                <text:p>0.4485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82">
                <text:p>0.0082</text:p>
              </table:table-cell>
              <table:table-cell office:value-type="float" office:value="0.44988">
                <text:p>0.449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8247">
                <text:p>0.008247</text:p>
              </table:table-cell>
              <table:table-cell office:value-type="float" office:value="0.449405">
                <text:p>0.4494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8233">
                <text:p>0.008233</text:p>
              </table:table-cell>
              <table:table-cell office:value-type="float" office:value="0.452942">
                <text:p>0.4529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8253">
                <text:p>0.008253</text:p>
              </table:table-cell>
              <table:table-cell office:value-type="float" office:value="0.454138">
                <text:p>0.4541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8253">
                <text:p>0.008253</text:p>
              </table:table-cell>
              <table:table-cell office:value-type="float" office:value="0.454723">
                <text:p>0.4547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8301">
                <text:p>0.008301</text:p>
              </table:table-cell>
              <table:table-cell office:value-type="float" office:value="0.456562">
                <text:p>0.4565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833">
                <text:p>0.00833</text:p>
              </table:table-cell>
              <table:table-cell office:value-type="float" office:value="0.458317">
                <text:p>0.4583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8271">
                <text:p>0.008271</text:p>
              </table:table-cell>
              <table:table-cell office:value-type="float" office:value="0.45931">
                <text:p>0.459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8366">
                <text:p>0.008366</text:p>
              </table:table-cell>
              <table:table-cell office:value-type="float" office:value="0.46053">
                <text:p>0.460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8355">
                <text:p>0.008355</text:p>
              </table:table-cell>
              <table:table-cell office:value-type="float" office:value="0.463305">
                <text:p>0.4633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8306">
                <text:p>0.008306</text:p>
              </table:table-cell>
              <table:table-cell office:value-type="float" office:value="0.462577">
                <text:p>0.4625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8326">
                <text:p>0.008326</text:p>
              </table:table-cell>
              <table:table-cell office:value-type="float" office:value="0.46561">
                <text:p>0.4656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8354">
                <text:p>0.008354</text:p>
              </table:table-cell>
              <table:table-cell office:value-type="float" office:value="0.466244">
                <text:p>0.46624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8352">
                <text:p>0.008352</text:p>
              </table:table-cell>
              <table:table-cell office:value-type="float" office:value="0.467979">
                <text:p>0.4679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8413">
                <text:p>0.008413</text:p>
              </table:table-cell>
              <table:table-cell office:value-type="float" office:value="0.46869">
                <text:p>0.4686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8362">
                <text:p>0.008362</text:p>
              </table:table-cell>
              <table:table-cell office:value-type="float" office:value="0.472331">
                <text:p>0.4723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8373">
                <text:p>0.008373</text:p>
              </table:table-cell>
              <table:table-cell office:value-type="float" office:value="0.472565">
                <text:p>0.4725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8404">
                <text:p>0.008404</text:p>
              </table:table-cell>
              <table:table-cell office:value-type="float" office:value="0.473888">
                <text:p>0.4738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8468">
                <text:p>0.008468</text:p>
              </table:table-cell>
              <table:table-cell office:value-type="float" office:value="0.475496">
                <text:p>0.4754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8405">
                <text:p>0.008405</text:p>
              </table:table-cell>
              <table:table-cell office:value-type="float" office:value="0.47598">
                <text:p>0.475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8435">
                <text:p>0.008435</text:p>
              </table:table-cell>
              <table:table-cell office:value-type="float" office:value="0.477379">
                <text:p>0.47737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8456">
                <text:p>0.008456</text:p>
              </table:table-cell>
              <table:table-cell office:value-type="float" office:value="0.484403">
                <text:p>0.48440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8505">
                <text:p>0.008505</text:p>
              </table:table-cell>
              <table:table-cell office:value-type="float" office:value="0.481238">
                <text:p>0.4812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8554">
                <text:p>0.008554</text:p>
              </table:table-cell>
              <table:table-cell office:value-type="float" office:value="0.48285">
                <text:p>0.482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8461">
                <text:p>0.008461</text:p>
              </table:table-cell>
              <table:table-cell office:value-type="float" office:value="0.483587">
                <text:p>0.4835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8743">
                <text:p>0.008743</text:p>
              </table:table-cell>
              <table:table-cell office:value-type="float" office:value="0.485044">
                <text:p>0.48504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85">
                <text:p>0.0085</text:p>
              </table:table-cell>
              <table:table-cell office:value-type="float" office:value="0.487013">
                <text:p>0.4870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8518">
                <text:p>0.008518</text:p>
              </table:table-cell>
              <table:table-cell office:value-type="float" office:value="0.489128">
                <text:p>0.4891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8541">
                <text:p>0.008541</text:p>
              </table:table-cell>
              <table:table-cell office:value-type="float" office:value="0.489571">
                <text:p>0.4895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8487">
                <text:p>0.008487</text:p>
              </table:table-cell>
              <table:table-cell office:value-type="float" office:value="0.491646">
                <text:p>0.4916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8532">
                <text:p>0.008532</text:p>
              </table:table-cell>
              <table:table-cell office:value-type="float" office:value="0.492453">
                <text:p>0.49245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8723">
                <text:p>0.008723</text:p>
              </table:table-cell>
              <table:table-cell office:value-type="float" office:value="0.494501">
                <text:p>0.49450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8755">
                <text:p>0.008755</text:p>
              </table:table-cell>
              <table:table-cell office:value-type="float" office:value="0.495713">
                <text:p>0.4957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8627">
                <text:p>0.008627</text:p>
              </table:table-cell>
              <table:table-cell office:value-type="float" office:value="0.497385">
                <text:p>0.49738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8702">
                <text:p>0.008702</text:p>
              </table:table-cell>
              <table:table-cell office:value-type="float" office:value="0.499265">
                <text:p>0.4992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8642">
                <text:p>0.008642</text:p>
              </table:table-cell>
              <table:table-cell office:value-type="float" office:value="0.500919">
                <text:p>0.5009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8625">
                <text:p>0.008625</text:p>
              </table:table-cell>
              <table:table-cell office:value-type="float" office:value="0.50267">
                <text:p>0.502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8654">
                <text:p>0.008654</text:p>
              </table:table-cell>
              <table:table-cell office:value-type="float" office:value="0.503908">
                <text:p>0.50390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8722">
                <text:p>0.008722</text:p>
              </table:table-cell>
              <table:table-cell office:value-type="float" office:value="0.505442">
                <text:p>0.5054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8692">
                <text:p>0.008692</text:p>
              </table:table-cell>
              <table:table-cell office:value-type="float" office:value="0.506284">
                <text:p>0.5062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8697">
                <text:p>0.008697</text:p>
              </table:table-cell>
              <table:table-cell office:value-type="float" office:value="0.509428">
                <text:p>0.5094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8762">
                <text:p>0.008762</text:p>
              </table:table-cell>
              <table:table-cell office:value-type="float" office:value="0.511866">
                <text:p>0.5118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8735">
                <text:p>0.008735</text:p>
              </table:table-cell>
              <table:table-cell office:value-type="float" office:value="0.511948">
                <text:p>0.5119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8762">
                <text:p>0.008762</text:p>
              </table:table-cell>
              <table:table-cell office:value-type="float" office:value="0.514134">
                <text:p>0.5141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8801">
                <text:p>0.008801</text:p>
              </table:table-cell>
              <table:table-cell office:value-type="float" office:value="0.51452">
                <text:p>0.514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9062">
                <text:p>0.009062</text:p>
              </table:table-cell>
              <table:table-cell office:value-type="float" office:value="0.517955">
                <text:p>0.5179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8818">
                <text:p>0.008818</text:p>
              </table:table-cell>
              <table:table-cell office:value-type="float" office:value="0.516343">
                <text:p>0.51634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8919">
                <text:p>0.008919</text:p>
              </table:table-cell>
              <table:table-cell office:value-type="float" office:value="0.518309">
                <text:p>0.5183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8975">
                <text:p>0.008975</text:p>
              </table:table-cell>
              <table:table-cell office:value-type="float" office:value="0.520501">
                <text:p>0.52050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8847">
                <text:p>0.008847</text:p>
              </table:table-cell>
              <table:table-cell office:value-type="float" office:value="0.528064">
                <text:p>0.5280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8895">
                <text:p>0.008895</text:p>
              </table:table-cell>
              <table:table-cell office:value-type="float" office:value="0.534406">
                <text:p>0.5344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9403">
                <text:p>0.009403</text:p>
              </table:table-cell>
              <table:table-cell office:value-type="float" office:value="0.531616">
                <text:p>0.5316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9045">
                <text:p>0.009045</text:p>
              </table:table-cell>
              <table:table-cell office:value-type="float" office:value="0.542034">
                <text:p>0.54203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9042">
                <text:p>0.009042</text:p>
              </table:table-cell>
              <table:table-cell office:value-type="float" office:value="0.549638">
                <text:p>0.54963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925">
                <text:p>0.00925</text:p>
              </table:table-cell>
              <table:table-cell office:value-type="float" office:value="0.536597">
                <text:p>0.5365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9003">
                <text:p>0.009003</text:p>
              </table:table-cell>
              <table:table-cell office:value-type="float" office:value="0.531321">
                <text:p>0.5313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9073">
                <text:p>0.009073</text:p>
              </table:table-cell>
              <table:table-cell office:value-type="float" office:value="0.544533">
                <text:p>0.54453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9606">
                <text:p>0.009606</text:p>
              </table:table-cell>
              <table:table-cell office:value-type="float" office:value="0.55407">
                <text:p>0.554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9041">
                <text:p>0.009041</text:p>
              </table:table-cell>
              <table:table-cell office:value-type="float" office:value="0.538142">
                <text:p>0.5381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9182">
                <text:p>0.009182</text:p>
              </table:table-cell>
              <table:table-cell office:value-type="float" office:value="0.539938">
                <text:p>0.5399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9089">
                <text:p>0.009089</text:p>
              </table:table-cell>
              <table:table-cell office:value-type="float" office:value="0.53889">
                <text:p>0.538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9066">
                <text:p>0.009066</text:p>
              </table:table-cell>
              <table:table-cell office:value-type="float" office:value="0.540119">
                <text:p>0.5401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936">
                <text:p>0.00936</text:p>
              </table:table-cell>
              <table:table-cell office:value-type="float" office:value="0.555847">
                <text:p>0.55584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9613">
                <text:p>0.009613</text:p>
              </table:table-cell>
              <table:table-cell office:value-type="float" office:value="0.555336">
                <text:p>0.55533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9296">
                <text:p>0.009296</text:p>
              </table:table-cell>
              <table:table-cell office:value-type="float" office:value="0.550148">
                <text:p>0.5501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9226">
                <text:p>0.009226</text:p>
              </table:table-cell>
              <table:table-cell office:value-type="float" office:value="0.549392">
                <text:p>0.5493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9188">
                <text:p>0.009188</text:p>
              </table:table-cell>
              <table:table-cell office:value-type="float" office:value="0.547193">
                <text:p>0.54719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9192">
                <text:p>0.009192</text:p>
              </table:table-cell>
              <table:table-cell office:value-type="float" office:value="0.568331">
                <text:p>0.56833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9564">
                <text:p>0.009564</text:p>
              </table:table-cell>
              <table:table-cell office:value-type="float" office:value="0.56091">
                <text:p>0.560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9333">
                <text:p>0.009333</text:p>
              </table:table-cell>
              <table:table-cell office:value-type="float" office:value="0.56599">
                <text:p>0.5659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9239">
                <text:p>0.009239</text:p>
              </table:table-cell>
              <table:table-cell office:value-type="float" office:value="0.556893">
                <text:p>0.5568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9619">
                <text:p>0.009619</text:p>
              </table:table-cell>
              <table:table-cell office:value-type="float" office:value="0.569465">
                <text:p>0.5694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96">
                <text:p>0.0096</text:p>
              </table:table-cell>
              <table:table-cell office:value-type="float" office:value="0.569914">
                <text:p>0.5699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9625">
                <text:p>0.009625</text:p>
              </table:table-cell>
              <table:table-cell office:value-type="float" office:value="0.566068">
                <text:p>0.5660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9424">
                <text:p>0.009424</text:p>
              </table:table-cell>
              <table:table-cell office:value-type="float" office:value="0.563469">
                <text:p>0.56346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9248">
                <text:p>0.009248</text:p>
              </table:table-cell>
              <table:table-cell office:value-type="float" office:value="0.5629">
                <text:p>0.56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9277">
                <text:p>0.009277</text:p>
              </table:table-cell>
              <table:table-cell office:value-type="float" office:value="0.563021">
                <text:p>0.56302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9341">
                <text:p>0.009341</text:p>
              </table:table-cell>
              <table:table-cell office:value-type="float" office:value="0.570185">
                <text:p>0.57018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9329">
                <text:p>0.009329</text:p>
              </table:table-cell>
              <table:table-cell office:value-type="float" office:value="0.569044">
                <text:p>0.56904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9368">
                <text:p>0.009368</text:p>
              </table:table-cell>
              <table:table-cell office:value-type="float" office:value="0.568486">
                <text:p>0.5684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9379">
                <text:p>0.009379</text:p>
              </table:table-cell>
              <table:table-cell office:value-type="float" office:value="0.569781">
                <text:p>0.56978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9407">
                <text:p>0.009407</text:p>
              </table:table-cell>
              <table:table-cell office:value-type="float" office:value="0.572597">
                <text:p>0.5725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9381">
                <text:p>0.009381</text:p>
              </table:table-cell>
              <table:table-cell office:value-type="float" office:value="0.573212">
                <text:p>0.5732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9446">
                <text:p>0.009446</text:p>
              </table:table-cell>
              <table:table-cell office:value-type="float" office:value="0.574959">
                <text:p>0.5749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9418">
                <text:p>0.009418</text:p>
              </table:table-cell>
              <table:table-cell office:value-type="float" office:value="0.577225">
                <text:p>0.5772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9441">
                <text:p>0.009441</text:p>
              </table:table-cell>
              <table:table-cell office:value-type="float" office:value="0.578848">
                <text:p>0.57884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9433">
                <text:p>0.009433</text:p>
              </table:table-cell>
              <table:table-cell office:value-type="float" office:value="0.58254">
                <text:p>0.5825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9515">
                <text:p>0.009515</text:p>
              </table:table-cell>
              <table:table-cell office:value-type="float" office:value="0.579694">
                <text:p>0.5796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9515">
                <text:p>0.009515</text:p>
              </table:table-cell>
              <table:table-cell office:value-type="float" office:value="0.586427">
                <text:p>0.58642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9741">
                <text:p>0.009741</text:p>
              </table:table-cell>
              <table:table-cell office:value-type="float" office:value="0.608065">
                <text:p>0.60806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007">
                <text:p>0.01007</text:p>
              </table:table-cell>
              <table:table-cell office:value-type="float" office:value="0.60292">
                <text:p>0.602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9728">
                <text:p>0.009728</text:p>
              </table:table-cell>
              <table:table-cell office:value-type="float" office:value="0.591127">
                <text:p>0.59112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9582">
                <text:p>0.009582</text:p>
              </table:table-cell>
              <table:table-cell office:value-type="float" office:value="0.591348">
                <text:p>0.59134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9661">
                <text:p>0.009661</text:p>
              </table:table-cell>
              <table:table-cell office:value-type="float" office:value="0.592257">
                <text:p>0.5922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9589">
                <text:p>0.009589</text:p>
              </table:table-cell>
              <table:table-cell office:value-type="float" office:value="0.595346">
                <text:p>0.59534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9579">
                <text:p>0.009579</text:p>
              </table:table-cell>
              <table:table-cell office:value-type="float" office:value="0.597915">
                <text:p>0.5979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9591">
                <text:p>0.009591</text:p>
              </table:table-cell>
              <table:table-cell office:value-type="float" office:value="0.597172">
                <text:p>0.59717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9671">
                <text:p>0.009671</text:p>
              </table:table-cell>
              <table:table-cell office:value-type="float" office:value="0.600484">
                <text:p>0.6004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9638">
                <text:p>0.009638</text:p>
              </table:table-cell>
              <table:table-cell office:value-type="float" office:value="0.603133">
                <text:p>0.6031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9613">
                <text:p>0.009613</text:p>
              </table:table-cell>
              <table:table-cell office:value-type="float" office:value="0.603747">
                <text:p>0.6037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9645">
                <text:p>0.009645</text:p>
              </table:table-cell>
              <table:table-cell office:value-type="float" office:value="0.604895">
                <text:p>0.60489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9713">
                <text:p>0.009713</text:p>
              </table:table-cell>
              <table:table-cell office:value-type="float" office:value="0.605382">
                <text:p>0.60538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9668">
                <text:p>0.009668</text:p>
              </table:table-cell>
              <table:table-cell office:value-type="float" office:value="0.60913">
                <text:p>0.609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9737">
                <text:p>0.009737</text:p>
              </table:table-cell>
              <table:table-cell office:value-type="float" office:value="0.610422">
                <text:p>0.6104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979">
                <text:p>0.00979</text:p>
              </table:table-cell>
              <table:table-cell office:value-type="float" office:value="0.610027">
                <text:p>0.61002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9761">
                <text:p>0.009761</text:p>
              </table:table-cell>
              <table:table-cell office:value-type="float" office:value="0.611515">
                <text:p>0.6115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10106">
                <text:p>0.010106</text:p>
              </table:table-cell>
              <table:table-cell office:value-type="float" office:value="0.619351">
                <text:p>0.6193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9997">
                <text:p>0.009997</text:p>
              </table:table-cell>
              <table:table-cell office:value-type="float" office:value="0.638802">
                <text:p>0.63880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9894">
                <text:p>0.009894</text:p>
              </table:table-cell>
              <table:table-cell office:value-type="float" office:value="0.617181">
                <text:p>0.61718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9746">
                <text:p>0.009746</text:p>
              </table:table-cell>
              <table:table-cell office:value-type="float" office:value="0.618269">
                <text:p>0.61826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98">
                <text:p>0.0098</text:p>
              </table:table-cell>
              <table:table-cell office:value-type="float" office:value="0.620825">
                <text:p>0.6208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9724">
                <text:p>0.009724</text:p>
              </table:table-cell>
              <table:table-cell office:value-type="float" office:value="0.620725">
                <text:p>0.6207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9741">
                <text:p>0.009741</text:p>
              </table:table-cell>
              <table:table-cell office:value-type="float" office:value="0.622421">
                <text:p>0.6224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9739">
                <text:p>0.009739</text:p>
              </table:table-cell>
              <table:table-cell office:value-type="float" office:value="0.623616">
                <text:p>0.6236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976">
                <text:p>0.00976</text:p>
              </table:table-cell>
              <table:table-cell office:value-type="float" office:value="0.625633">
                <text:p>0.6256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9777">
                <text:p>0.009777</text:p>
              </table:table-cell>
              <table:table-cell office:value-type="float" office:value="0.628649">
                <text:p>0.62864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9834">
                <text:p>0.009834</text:p>
              </table:table-cell>
              <table:table-cell office:value-type="float" office:value="0.62919">
                <text:p>0.629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9933">
                <text:p>0.009933</text:p>
              </table:table-cell>
              <table:table-cell office:value-type="float" office:value="0.630776">
                <text:p>0.63077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9873">
                <text:p>0.009873</text:p>
              </table:table-cell>
              <table:table-cell office:value-type="float" office:value="0.632901">
                <text:p>0.63290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993">
                <text:p>0.00993</text:p>
              </table:table-cell>
              <table:table-cell office:value-type="float" office:value="0.638266">
                <text:p>0.6382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10118">
                <text:p>0.010118</text:p>
              </table:table-cell>
              <table:table-cell office:value-type="float" office:value="0.638572">
                <text:p>0.63857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10001">
                <text:p>0.010001</text:p>
              </table:table-cell>
              <table:table-cell office:value-type="float" office:value="0.639353">
                <text:p>0.6393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9946">
                <text:p>0.009946</text:p>
              </table:table-cell>
              <table:table-cell office:value-type="float" office:value="0.639589">
                <text:p>0.6395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10004">
                <text:p>0.010004</text:p>
              </table:table-cell>
              <table:table-cell office:value-type="float" office:value="0.643209">
                <text:p>0.64320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9971">
                <text:p>0.009971</text:p>
              </table:table-cell>
              <table:table-cell office:value-type="float" office:value="0.643088">
                <text:p>0.64308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10042">
                <text:p>0.010042</text:p>
              </table:table-cell>
              <table:table-cell office:value-type="float" office:value="0.646251">
                <text:p>0.6462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10065">
                <text:p>0.010065</text:p>
              </table:table-cell>
              <table:table-cell office:value-type="float" office:value="0.649817">
                <text:p>0.6498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10047">
                <text:p>0.010047</text:p>
              </table:table-cell>
              <table:table-cell office:value-type="float" office:value="0.648291">
                <text:p>0.64829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0396">
                <text:p>0.010396</text:p>
              </table:table-cell>
              <table:table-cell office:value-type="float" office:value="0.649616">
                <text:p>0.6496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10047">
                <text:p>0.010047</text:p>
              </table:table-cell>
              <table:table-cell office:value-type="float" office:value="0.651868">
                <text:p>0.6518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10051">
                <text:p>0.010051</text:p>
              </table:table-cell>
              <table:table-cell office:value-type="float" office:value="0.652281">
                <text:p>0.65228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10067">
                <text:p>0.010067</text:p>
              </table:table-cell>
              <table:table-cell office:value-type="float" office:value="0.653375">
                <text:p>0.6533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10102">
                <text:p>0.010102</text:p>
              </table:table-cell>
              <table:table-cell office:value-type="float" office:value="0.65736">
                <text:p>0.657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10151">
                <text:p>0.010151</text:p>
              </table:table-cell>
              <table:table-cell office:value-type="float" office:value="0.659171">
                <text:p>0.65917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10195">
                <text:p>0.010195</text:p>
              </table:table-cell>
              <table:table-cell office:value-type="float" office:value="0.660925">
                <text:p>0.6609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10259">
                <text:p>0.010259</text:p>
              </table:table-cell>
              <table:table-cell office:value-type="float" office:value="0.662184">
                <text:p>0.66218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10325">
                <text:p>0.010325</text:p>
              </table:table-cell>
              <table:table-cell office:value-type="float" office:value="0.663647">
                <text:p>0.6636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10178">
                <text:p>0.010178</text:p>
              </table:table-cell>
              <table:table-cell office:value-type="float" office:value="0.664265">
                <text:p>0.66426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10404">
                <text:p>0.010404</text:p>
              </table:table-cell>
              <table:table-cell office:value-type="float" office:value="0.666939">
                <text:p>0.6669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10257">
                <text:p>0.010257</text:p>
              </table:table-cell>
              <table:table-cell office:value-type="float" office:value="0.667696">
                <text:p>0.6676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10222">
                <text:p>0.010222</text:p>
              </table:table-cell>
              <table:table-cell office:value-type="float" office:value="0.668764">
                <text:p>0.6687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10508">
                <text:p>0.010508</text:p>
              </table:table-cell>
              <table:table-cell office:value-type="float" office:value="0.671359">
                <text:p>0.6713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10274">
                <text:p>0.010274</text:p>
              </table:table-cell>
              <table:table-cell office:value-type="float" office:value="0.672788">
                <text:p>0.67278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10294">
                <text:p>0.010294</text:p>
              </table:table-cell>
              <table:table-cell office:value-type="float" office:value="0.676071">
                <text:p>0.67607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10342">
                <text:p>0.010342</text:p>
              </table:table-cell>
              <table:table-cell office:value-type="float" office:value="0.679063">
                <text:p>0.6790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10326">
                <text:p>0.010326</text:p>
              </table:table-cell>
              <table:table-cell office:value-type="float" office:value="0.677204">
                <text:p>0.6772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1033">
                <text:p>0.01033</text:p>
              </table:table-cell>
              <table:table-cell office:value-type="float" office:value="0.679664">
                <text:p>0.6796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10336">
                <text:p>0.010336</text:p>
              </table:table-cell>
              <table:table-cell office:value-type="float" office:value="0.681689">
                <text:p>0.68168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10339">
                <text:p>0.010339</text:p>
              </table:table-cell>
              <table:table-cell office:value-type="float" office:value="0.687932">
                <text:p>0.6879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10393">
                <text:p>0.010393</text:p>
              </table:table-cell>
              <table:table-cell office:value-type="float" office:value="0.68664">
                <text:p>0.6866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10489">
                <text:p>0.010489</text:p>
              </table:table-cell>
              <table:table-cell office:value-type="float" office:value="0.687555">
                <text:p>0.6875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10393">
                <text:p>0.010393</text:p>
              </table:table-cell>
              <table:table-cell office:value-type="float" office:value="0.690499">
                <text:p>0.6904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10473">
                <text:p>0.010473</text:p>
              </table:table-cell>
              <table:table-cell office:value-type="float" office:value="0.689952">
                <text:p>0.68995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10416">
                <text:p>0.010416</text:p>
              </table:table-cell>
              <table:table-cell office:value-type="float" office:value="0.692847">
                <text:p>0.6928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1045">
                <text:p>0.01045</text:p>
              </table:table-cell>
              <table:table-cell office:value-type="float" office:value="0.693727">
                <text:p>0.6937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10487">
                <text:p>0.010487</text:p>
              </table:table-cell>
              <table:table-cell office:value-type="float" office:value="0.702822">
                <text:p>0.7028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10538">
                <text:p>0.010538</text:p>
              </table:table-cell>
              <table:table-cell office:value-type="float" office:value="0.700358">
                <text:p>0.70035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10644">
                <text:p>0.010644</text:p>
              </table:table-cell>
              <table:table-cell office:value-type="float" office:value="0.712174">
                <text:p>0.71217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10732">
                <text:p>0.010732</text:p>
              </table:table-cell>
              <table:table-cell office:value-type="float" office:value="0.715429">
                <text:p>0.7154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10621">
                <text:p>0.010621</text:p>
              </table:table-cell>
              <table:table-cell office:value-type="float" office:value="0.704337">
                <text:p>0.7043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10598">
                <text:p>0.010598</text:p>
              </table:table-cell>
              <table:table-cell office:value-type="float" office:value="0.708319">
                <text:p>0.7083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10823">
                <text:p>0.010823</text:p>
              </table:table-cell>
              <table:table-cell office:value-type="float" office:value="0.707462">
                <text:p>0.7074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10809">
                <text:p>0.010809</text:p>
              </table:table-cell>
              <table:table-cell office:value-type="float" office:value="0.710165">
                <text:p>0.7101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10658">
                <text:p>0.010658</text:p>
              </table:table-cell>
              <table:table-cell office:value-type="float" office:value="0.710534">
                <text:p>0.7105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10622">
                <text:p>0.010622</text:p>
              </table:table-cell>
              <table:table-cell office:value-type="float" office:value="0.711253">
                <text:p>0.71125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10657">
                <text:p>0.010657</text:p>
              </table:table-cell>
              <table:table-cell office:value-type="float" office:value="0.727395">
                <text:p>0.72739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10613">
                <text:p>0.010613</text:p>
              </table:table-cell>
              <table:table-cell office:value-type="float" office:value="0.727182">
                <text:p>0.72718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107">
                <text:p>0.0107</text:p>
              </table:table-cell>
              <table:table-cell office:value-type="float" office:value="0.741669">
                <text:p>0.74166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11198">
                <text:p>0.011198</text:p>
              </table:table-cell>
              <table:table-cell office:value-type="float" office:value="0.720858">
                <text:p>0.72085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10936">
                <text:p>0.010936</text:p>
              </table:table-cell>
              <table:table-cell office:value-type="float" office:value="0.725715">
                <text:p>0.7257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10924">
                <text:p>0.010924</text:p>
              </table:table-cell>
              <table:table-cell office:value-type="float" office:value="0.723007">
                <text:p>0.7230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10734">
                <text:p>0.010734</text:p>
              </table:table-cell>
              <table:table-cell office:value-type="float" office:value="0.723518">
                <text:p>0.7235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10711">
                <text:p>0.010711</text:p>
              </table:table-cell>
              <table:table-cell office:value-type="float" office:value="0.727018">
                <text:p>0.7270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10786">
                <text:p>0.010786</text:p>
              </table:table-cell>
              <table:table-cell office:value-type="float" office:value="0.72754">
                <text:p>0.7275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10847">
                <text:p>0.010847</text:p>
              </table:table-cell>
              <table:table-cell office:value-type="float" office:value="0.731876">
                <text:p>0.73187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0831">
                <text:p>0.010831</text:p>
              </table:table-cell>
              <table:table-cell office:value-type="float" office:value="0.73197">
                <text:p>0.731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1077">
                <text:p>0.01077</text:p>
              </table:table-cell>
              <table:table-cell office:value-type="float" office:value="0.737565">
                <text:p>0.73756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11239">
                <text:p>0.011239</text:p>
              </table:table-cell>
              <table:table-cell office:value-type="float" office:value="0.735982">
                <text:p>0.73598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0795">
                <text:p>0.010795</text:p>
              </table:table-cell>
              <table:table-cell office:value-type="float" office:value="0.73669">
                <text:p>0.736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10792">
                <text:p>0.010792</text:p>
              </table:table-cell>
              <table:table-cell office:value-type="float" office:value="0.74001">
                <text:p>0.740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1086">
                <text:p>0.01086</text:p>
              </table:table-cell>
              <table:table-cell office:value-type="float" office:value="0.743963">
                <text:p>0.74396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10797">
                <text:p>0.010797</text:p>
              </table:table-cell>
              <table:table-cell office:value-type="float" office:value="0.744534">
                <text:p>0.7445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10819">
                <text:p>0.010819</text:p>
              </table:table-cell>
              <table:table-cell office:value-type="float" office:value="0.745202">
                <text:p>0.7452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10827">
                <text:p>0.010827</text:p>
              </table:table-cell>
              <table:table-cell office:value-type="float" office:value="0.746145">
                <text:p>0.74614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10907">
                <text:p>0.010907</text:p>
              </table:table-cell>
              <table:table-cell office:value-type="float" office:value="0.747807">
                <text:p>0.74780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1087">
                <text:p>0.01087</text:p>
              </table:table-cell>
              <table:table-cell office:value-type="float" office:value="0.750817">
                <text:p>0.7508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10902">
                <text:p>0.010902</text:p>
              </table:table-cell>
              <table:table-cell office:value-type="float" office:value="0.751646">
                <text:p>0.7516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1089">
                <text:p>0.01089</text:p>
              </table:table-cell>
              <table:table-cell office:value-type="float" office:value="0.757488">
                <text:p>0.7574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10876">
                <text:p>0.010876</text:p>
              </table:table-cell>
              <table:table-cell office:value-type="float" office:value="0.755279">
                <text:p>0.75527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10886">
                <text:p>0.010886</text:p>
              </table:table-cell>
              <table:table-cell office:value-type="float" office:value="0.761462">
                <text:p>0.7614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10905">
                <text:p>0.010905</text:p>
              </table:table-cell>
              <table:table-cell office:value-type="float" office:value="0.760028">
                <text:p>0.7600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10909">
                <text:p>0.010909</text:p>
              </table:table-cell>
              <table:table-cell office:value-type="float" office:value="0.762293">
                <text:p>0.76229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10922">
                <text:p>0.010922</text:p>
              </table:table-cell>
              <table:table-cell office:value-type="float" office:value="0.76345">
                <text:p>0.7634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1097">
                <text:p>0.01097</text:p>
              </table:table-cell>
              <table:table-cell office:value-type="float" office:value="0.765336">
                <text:p>0.7653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1089">
                <text:p>0.01089</text:p>
              </table:table-cell>
              <table:table-cell office:value-type="float" office:value="0.766495">
                <text:p>0.7664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10982">
                <text:p>0.010982</text:p>
              </table:table-cell>
              <table:table-cell office:value-type="float" office:value="0.771285">
                <text:p>0.7712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10969">
                <text:p>0.010969</text:p>
              </table:table-cell>
              <table:table-cell office:value-type="float" office:value="0.769806">
                <text:p>0.76980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11093">
                <text:p>0.011093</text:p>
              </table:table-cell>
              <table:table-cell office:value-type="float" office:value="0.771644">
                <text:p>0.7716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10988">
                <text:p>0.010988</text:p>
              </table:table-cell>
              <table:table-cell office:value-type="float" office:value="0.783801">
                <text:p>0.78380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11102">
                <text:p>0.011102</text:p>
              </table:table-cell>
              <table:table-cell office:value-type="float" office:value="0.785309">
                <text:p>0.7853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11057">
                <text:p>0.011057</text:p>
              </table:table-cell>
              <table:table-cell office:value-type="float" office:value="0.811426">
                <text:p>0.81142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11247">
                <text:p>0.011247</text:p>
              </table:table-cell>
              <table:table-cell office:value-type="float" office:value="0.789417">
                <text:p>0.7894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11098">
                <text:p>0.011098</text:p>
              </table:table-cell>
              <table:table-cell office:value-type="float" office:value="0.791013">
                <text:p>0.7910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11125">
                <text:p>0.011125</text:p>
              </table:table-cell>
              <table:table-cell office:value-type="float" office:value="0.784416">
                <text:p>0.7844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11557">
                <text:p>0.011557</text:p>
              </table:table-cell>
              <table:table-cell office:value-type="float" office:value="0.790002">
                <text:p>0.7900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11266">
                <text:p>0.011266</text:p>
              </table:table-cell>
              <table:table-cell office:value-type="float" office:value="0.79194">
                <text:p>0.791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11156">
                <text:p>0.011156</text:p>
              </table:table-cell>
              <table:table-cell office:value-type="float" office:value="0.789229">
                <text:p>0.78922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11276">
                <text:p>0.011276</text:p>
              </table:table-cell>
              <table:table-cell office:value-type="float" office:value="0.795115">
                <text:p>0.7951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11477">
                <text:p>0.011477</text:p>
              </table:table-cell>
              <table:table-cell office:value-type="float" office:value="0.817634">
                <text:p>0.81763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11862">
                <text:p>0.011862</text:p>
              </table:table-cell>
              <table:table-cell office:value-type="float" office:value="0.797254">
                <text:p>0.79725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11556">
                <text:p>0.011556</text:p>
              </table:table-cell>
              <table:table-cell office:value-type="float" office:value="0.797604">
                <text:p>0.7976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11212">
                <text:p>0.011212</text:p>
              </table:table-cell>
              <table:table-cell office:value-type="float" office:value="0.802591">
                <text:p>0.8025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11407">
                <text:p>0.011407</text:p>
              </table:table-cell>
              <table:table-cell office:value-type="float" office:value="0.829713">
                <text:p>0.8297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11502">
                <text:p>0.011502</text:p>
              </table:table-cell>
              <table:table-cell office:value-type="float" office:value="0.818328">
                <text:p>0.8183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11283">
                <text:p>0.011283</text:p>
              </table:table-cell>
              <table:table-cell office:value-type="float" office:value="0.806055">
                <text:p>0.8060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11561">
                <text:p>0.011561</text:p>
              </table:table-cell>
              <table:table-cell office:value-type="float" office:value="0.808305">
                <text:p>0.8083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11458">
                <text:p>0.011458</text:p>
              </table:table-cell>
              <table:table-cell office:value-type="float" office:value="0.841807">
                <text:p>0.84180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11878">
                <text:p>0.011878</text:p>
              </table:table-cell>
              <table:table-cell office:value-type="float" office:value="0.82514">
                <text:p>0.825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11644">
                <text:p>0.011644</text:p>
              </table:table-cell>
              <table:table-cell office:value-type="float" office:value="0.827664">
                <text:p>0.8276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11394">
                <text:p>0.011394</text:p>
              </table:table-cell>
              <table:table-cell office:value-type="float" office:value="0.82197">
                <text:p>0.821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11648">
                <text:p>0.011648</text:p>
              </table:table-cell>
              <table:table-cell office:value-type="float" office:value="0.828998">
                <text:p>0.82899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11655">
                <text:p>0.011655</text:p>
              </table:table-cell>
              <table:table-cell office:value-type="float" office:value="0.842224">
                <text:p>0.8422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11843">
                <text:p>0.011843</text:p>
              </table:table-cell>
              <table:table-cell office:value-type="float" office:value="0.84884">
                <text:p>0.8488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12269">
                <text:p>0.012269</text:p>
              </table:table-cell>
              <table:table-cell office:value-type="float" office:value="0.846661">
                <text:p>0.84666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11607">
                <text:p>0.011607</text:p>
              </table:table-cell>
              <table:table-cell office:value-type="float" office:value="0.843103">
                <text:p>0.8431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1201">
                <text:p>0.01201</text:p>
              </table:table-cell>
              <table:table-cell office:value-type="float" office:value="0.835211">
                <text:p>0.8352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11514">
                <text:p>0.011514</text:p>
              </table:table-cell>
              <table:table-cell office:value-type="float" office:value="0.830183">
                <text:p>0.8301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1189">
                <text:p>0.01189</text:p>
              </table:table-cell>
              <table:table-cell office:value-type="float" office:value="0.836802">
                <text:p>0.8368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12139">
                <text:p>0.012139</text:p>
              </table:table-cell>
              <table:table-cell office:value-type="float" office:value="0.838891">
                <text:p>0.8388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11532">
                <text:p>0.011532</text:p>
              </table:table-cell>
              <table:table-cell office:value-type="float" office:value="0.835246">
                <text:p>0.83524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11613">
                <text:p>0.011613</text:p>
              </table:table-cell>
              <table:table-cell office:value-type="float" office:value="0.838525">
                <text:p>0.8385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11641">
                <text:p>0.011641</text:p>
              </table:table-cell>
              <table:table-cell office:value-type="float" office:value="0.839904">
                <text:p>0.8399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11645">
                <text:p>0.011645</text:p>
              </table:table-cell>
              <table:table-cell office:value-type="float" office:value="0.841247">
                <text:p>0.8412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11639">
                <text:p>0.011639</text:p>
              </table:table-cell>
              <table:table-cell office:value-type="float" office:value="0.8667">
                <text:p>0.866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12077">
                <text:p>0.012077</text:p>
              </table:table-cell>
              <table:table-cell office:value-type="float" office:value="0.875549">
                <text:p>0.87554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12186">
                <text:p>0.012186</text:p>
              </table:table-cell>
              <table:table-cell office:value-type="float" office:value="0.879654">
                <text:p>0.87965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12016">
                <text:p>0.012016</text:p>
              </table:table-cell>
              <table:table-cell office:value-type="float" office:value="0.859695">
                <text:p>0.85969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11653">
                <text:p>0.011653</text:p>
              </table:table-cell>
              <table:table-cell office:value-type="float" office:value="0.861354">
                <text:p>0.86135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1251">
                <text:p>0.01251</text:p>
              </table:table-cell>
              <table:table-cell office:value-type="float" office:value="0.890169">
                <text:p>0.89016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12017">
                <text:p>0.012017</text:p>
              </table:table-cell>
              <table:table-cell office:value-type="float" office:value="0.874076">
                <text:p>0.8740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12278">
                <text:p>0.012278</text:p>
              </table:table-cell>
              <table:table-cell office:value-type="float" office:value="0.870507">
                <text:p>0.87050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11806">
                <text:p>0.011806</text:p>
              </table:table-cell>
              <table:table-cell office:value-type="float" office:value="0.894822">
                <text:p>0.89482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11835">
                <text:p>0.011835</text:p>
              </table:table-cell>
              <table:table-cell office:value-type="float" office:value="0.870016">
                <text:p>0.8700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11806">
                <text:p>0.011806</text:p>
              </table:table-cell>
              <table:table-cell office:value-type="float" office:value="0.874789">
                <text:p>0.87478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12038">
                <text:p>0.012038</text:p>
              </table:table-cell>
              <table:table-cell office:value-type="float" office:value="0.86561">
                <text:p>0.8656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11908">
                <text:p>0.011908</text:p>
              </table:table-cell>
              <table:table-cell office:value-type="float" office:value="0.866641">
                <text:p>0.86664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11819">
                <text:p>0.011819</text:p>
              </table:table-cell>
              <table:table-cell office:value-type="float" office:value="0.865638">
                <text:p>0.86563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12035">
                <text:p>0.012035</text:p>
              </table:table-cell>
              <table:table-cell office:value-type="float" office:value="0.869914">
                <text:p>0.8699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12284">
                <text:p>0.012284</text:p>
              </table:table-cell>
              <table:table-cell office:value-type="float" office:value="0.872931">
                <text:p>0.87293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1198">
                <text:p>0.01198</text:p>
              </table:table-cell>
              <table:table-cell office:value-type="float" office:value="0.881848">
                <text:p>0.8818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12424">
                <text:p>0.012424</text:p>
              </table:table-cell>
              <table:table-cell office:value-type="float" office:value="0.906995">
                <text:p>0.90699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12358">
                <text:p>0.012358</text:p>
              </table:table-cell>
              <table:table-cell office:value-type="float" office:value="0.896428">
                <text:p>0.8964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11949">
                <text:p>0.011949</text:p>
              </table:table-cell>
              <table:table-cell office:value-type="float" office:value="0.892708">
                <text:p>0.8927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12167">
                <text:p>0.012167</text:p>
              </table:table-cell>
              <table:table-cell office:value-type="float" office:value="0.905733">
                <text:p>0.90573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12337">
                <text:p>0.012337</text:p>
              </table:table-cell>
              <table:table-cell office:value-type="float" office:value="0.902356">
                <text:p>0.90235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13081">
                <text:p>0.013081</text:p>
              </table:table-cell>
              <table:table-cell office:value-type="float" office:value="0.920199">
                <text:p>0.92019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12545">
                <text:p>0.012545</text:p>
              </table:table-cell>
              <table:table-cell office:value-type="float" office:value="0.908645">
                <text:p>0.9086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12445">
                <text:p>0.012445</text:p>
              </table:table-cell>
              <table:table-cell office:value-type="float" office:value="0.901319">
                <text:p>0.90131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12277">
                <text:p>0.012277</text:p>
              </table:table-cell>
              <table:table-cell office:value-type="float" office:value="0.917203">
                <text:p>0.91720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12363">
                <text:p>0.012363</text:p>
              </table:table-cell>
              <table:table-cell office:value-type="float" office:value="0.921173">
                <text:p>0.92117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12357">
                <text:p>0.012357</text:p>
              </table:table-cell>
              <table:table-cell office:value-type="float" office:value="0.918996">
                <text:p>0.9189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12476">
                <text:p>0.012476</text:p>
              </table:table-cell>
              <table:table-cell office:value-type="float" office:value="0.923425">
                <text:p>0.9234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12135">
                <text:p>0.012135</text:p>
              </table:table-cell>
              <table:table-cell office:value-type="float" office:value="0.921195">
                <text:p>0.92119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12055">
                <text:p>0.012055</text:p>
              </table:table-cell>
              <table:table-cell office:value-type="float" office:value="0.917875">
                <text:p>0.9178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1217">
                <text:p>0.01217</text:p>
              </table:table-cell>
              <table:table-cell office:value-type="float" office:value="0.907521">
                <text:p>0.9075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12485">
                <text:p>0.012485</text:p>
              </table:table-cell>
              <table:table-cell office:value-type="float" office:value="0.917909">
                <text:p>0.91790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12372">
                <text:p>0.012372</text:p>
              </table:table-cell>
              <table:table-cell office:value-type="float" office:value="0.926627">
                <text:p>0.92662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12597">
                <text:p>0.012597</text:p>
              </table:table-cell>
              <table:table-cell office:value-type="float" office:value="0.932151">
                <text:p>0.93215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1213">
                <text:p>0.01213</text:p>
              </table:table-cell>
              <table:table-cell office:value-type="float" office:value="0.925317">
                <text:p>0.92531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12495">
                <text:p>0.012495</text:p>
              </table:table-cell>
              <table:table-cell office:value-type="float" office:value="0.927847">
                <text:p>0.92784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12859">
                <text:p>0.012859</text:p>
              </table:table-cell>
              <table:table-cell office:value-type="float" office:value="0.954256">
                <text:p>0.9542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12643">
                <text:p>0.012643</text:p>
              </table:table-cell>
              <table:table-cell office:value-type="float" office:value="0.931921">
                <text:p>0.93192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12349">
                <text:p>0.012349</text:p>
              </table:table-cell>
              <table:table-cell office:value-type="float" office:value="0.954247">
                <text:p>0.95424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12377">
                <text:p>0.012377</text:p>
              </table:table-cell>
              <table:table-cell office:value-type="float" office:value="0.937282">
                <text:p>0.93728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12463">
                <text:p>0.012463</text:p>
              </table:table-cell>
              <table:table-cell office:value-type="float" office:value="0.934773">
                <text:p>0.9347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12407">
                <text:p>0.012407</text:p>
              </table:table-cell>
              <table:table-cell office:value-type="float" office:value="0.943944">
                <text:p>0.94394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12362">
                <text:p>0.012362</text:p>
              </table:table-cell>
              <table:table-cell office:value-type="float" office:value="0.931593">
                <text:p>0.93159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12715">
                <text:p>0.012715</text:p>
              </table:table-cell>
              <table:table-cell office:value-type="float" office:value="0.956823">
                <text:p>0.95682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1267">
                <text:p>0.01267</text:p>
              </table:table-cell>
              <table:table-cell office:value-type="float" office:value="0.952126">
                <text:p>0.95212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12934">
                <text:p>0.012934</text:p>
              </table:table-cell>
              <table:table-cell office:value-type="float" office:value="0.964403">
                <text:p>0.96440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12646">
                <text:p>0.012646</text:p>
              </table:table-cell>
              <table:table-cell office:value-type="float" office:value="0.965948">
                <text:p>0.96594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12453">
                <text:p>0.012453</text:p>
              </table:table-cell>
              <table:table-cell office:value-type="float" office:value="0.958563">
                <text:p>0.95856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13128">
                <text:p>0.013128</text:p>
              </table:table-cell>
              <table:table-cell office:value-type="float" office:value="0.953936">
                <text:p>0.9539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12463">
                <text:p>0.012463</text:p>
              </table:table-cell>
              <table:table-cell office:value-type="float" office:value="0.948712">
                <text:p>0.9487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12539">
                <text:p>0.012539</text:p>
              </table:table-cell>
              <table:table-cell office:value-type="float" office:value="0.941072">
                <text:p>0.94107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12554">
                <text:p>0.012554</text:p>
              </table:table-cell>
              <table:table-cell office:value-type="float" office:value="0.943535">
                <text:p>0.94353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12653">
                <text:p>0.012653</text:p>
              </table:table-cell>
              <table:table-cell office:value-type="float" office:value="0.945191">
                <text:p>0.94519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12423">
                <text:p>0.012423</text:p>
              </table:table-cell>
              <table:table-cell office:value-type="float" office:value="0.94903">
                <text:p>0.9490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12487">
                <text:p>0.012487</text:p>
              </table:table-cell>
              <table:table-cell office:value-type="float" office:value="0.978799">
                <text:p>0.97879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13193">
                <text:p>0.013193</text:p>
              </table:table-cell>
              <table:table-cell office:value-type="float" office:value="0.967843">
                <text:p>0.96784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13129">
                <text:p>0.013129</text:p>
              </table:table-cell>
              <table:table-cell office:value-type="float" office:value="0.986942">
                <text:p>0.98694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1295">
                <text:p>0.01295</text:p>
              </table:table-cell>
              <table:table-cell office:value-type="float" office:value="0.959167">
                <text:p>0.95916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12608">
                <text:p>0.012608</text:p>
              </table:table-cell>
              <table:table-cell office:value-type="float" office:value="0.959553">
                <text:p>0.95955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12729">
                <text:p>0.012729</text:p>
              </table:table-cell>
              <table:table-cell office:value-type="float" office:value="0.986219">
                <text:p>0.9862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12463">
                <text:p>0.012463</text:p>
              </table:table-cell>
              <table:table-cell office:value-type="float" office:value="0.964385">
                <text:p>0.96438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12602">
                <text:p>0.012602</text:p>
              </table:table-cell>
              <table:table-cell office:value-type="float" office:value="0.965824">
                <text:p>0.96582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12772">
                <text:p>0.012772</text:p>
              </table:table-cell>
              <table:table-cell office:value-type="float" office:value="0.969754">
                <text:p>0.96975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12538">
                <text:p>0.012538</text:p>
              </table:table-cell>
              <table:table-cell office:value-type="float" office:value="0.97069">
                <text:p>0.9706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12829">
                <text:p>0.012829</text:p>
              </table:table-cell>
              <table:table-cell office:value-type="float" office:value="0.97162">
                <text:p>0.971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12737">
                <text:p>0.012737</text:p>
              </table:table-cell>
              <table:table-cell office:value-type="float" office:value="0.972739">
                <text:p>0.97273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1262">
                <text:p>0.01262</text:p>
              </table:table-cell>
              <table:table-cell office:value-type="float" office:value="0.974023">
                <text:p>0.97402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12585">
                <text:p>0.012585</text:p>
              </table:table-cell>
              <table:table-cell office:value-type="float" office:value="0.981084">
                <text:p>0.9810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12601">
                <text:p>0.012601</text:p>
              </table:table-cell>
              <table:table-cell office:value-type="float" office:value="0.979969">
                <text:p>0.97996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12796">
                <text:p>0.012796</text:p>
              </table:table-cell>
              <table:table-cell office:value-type="float" office:value="1.017618">
                <text:p>1.0176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13551">
                <text:p>0.013551</text:p>
              </table:table-cell>
              <table:table-cell office:value-type="float" office:value="1.026051">
                <text:p>1.0260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13498">
                <text:p>0.013498</text:p>
              </table:table-cell>
              <table:table-cell office:value-type="float" office:value="0.993391">
                <text:p>0.9933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12801">
                <text:p>0.012801</text:p>
              </table:table-cell>
              <table:table-cell office:value-type="float" office:value="1.008956">
                <text:p>1.00895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13049">
                <text:p>0.013049</text:p>
              </table:table-cell>
              <table:table-cell office:value-type="float" office:value="1.010112">
                <text:p>1.01011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12767">
                <text:p>0.012767</text:p>
              </table:table-cell>
              <table:table-cell office:value-type="float" office:value="0.993186">
                <text:p>0.99318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12912">
                <text:p>0.012912</text:p>
              </table:table-cell>
              <table:table-cell office:value-type="float" office:value="0.994693">
                <text:p>0.99469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13032">
                <text:p>0.013032</text:p>
              </table:table-cell>
              <table:table-cell office:value-type="float" office:value="1.014555">
                <text:p>1.0145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13619">
                <text:p>0.013619</text:p>
              </table:table-cell>
              <table:table-cell office:value-type="float" office:value="1.0457">
                <text:p>1.045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1376">
                <text:p>0.01376</text:p>
              </table:table-cell>
              <table:table-cell office:value-type="float" office:value="1.038703">
                <text:p>1.03870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12947">
                <text:p>0.012947</text:p>
              </table:table-cell>
              <table:table-cell office:value-type="float" office:value="1.011632">
                <text:p>1.01163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12971">
                <text:p>0.012971</text:p>
              </table:table-cell>
              <table:table-cell office:value-type="float" office:value="1.041755">
                <text:p>1.04175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14454">
                <text:p>0.014454</text:p>
              </table:table-cell>
              <table:table-cell office:value-type="float" office:value="1.030086">
                <text:p>1.03008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13063">
                <text:p>0.013063</text:p>
              </table:table-cell>
              <table:table-cell office:value-type="float" office:value="1.021599">
                <text:p>1.02159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12974">
                <text:p>0.012974</text:p>
              </table:table-cell>
              <table:table-cell office:value-type="float" office:value="1.014702">
                <text:p>1.01470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12995">
                <text:p>0.012995</text:p>
              </table:table-cell>
              <table:table-cell office:value-type="float" office:value="1.013153">
                <text:p>1.01315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12985">
                <text:p>0.012985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13082">
                <text:p>0.013082</text:p>
              </table:table-cell>
              <table:table-cell office:value-type="float" office:value="1.019713">
                <text:p>1.0197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12953">
                <text:p>0.012953</text:p>
              </table:table-cell>
              <table:table-cell office:value-type="float" office:value="1.023136">
                <text:p>1.02313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12921">
                <text:p>0.012921</text:p>
              </table:table-cell>
              <table:table-cell office:value-type="float" office:value="1.026638">
                <text:p>1.02663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12916">
                <text:p>0.012916</text:p>
              </table:table-cell>
              <table:table-cell office:value-type="float" office:value="1.029334">
                <text:p>1.0293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12957">
                <text:p>0.012957</text:p>
              </table:table-cell>
              <table:table-cell office:value-type="float" office:value="1.032397">
                <text:p>1.0323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12992">
                <text:p>0.012992</text:p>
              </table:table-cell>
              <table:table-cell office:value-type="float" office:value="1.036721">
                <text:p>1.03672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1295">
                <text:p>0.01295</text:p>
              </table:table-cell>
              <table:table-cell office:value-type="float" office:value="1.038367">
                <text:p>1.03836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13157">
                <text:p>0.013157</text:p>
              </table:table-cell>
              <table:table-cell office:value-type="float" office:value="1.046642">
                <text:p>1.04664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13196">
                <text:p>0.013196</text:p>
              </table:table-cell>
              <table:table-cell office:value-type="float" office:value="1.052626">
                <text:p>1.0526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13065">
                <text:p>0.013065</text:p>
              </table:table-cell>
              <table:table-cell office:value-type="float" office:value="1.038614">
                <text:p>1.0386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12967">
                <text:p>0.012967</text:p>
              </table:table-cell>
              <table:table-cell office:value-type="float" office:value="1.036304">
                <text:p>1.03630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13221">
                <text:p>0.013221</text:p>
              </table:table-cell>
              <table:table-cell office:value-type="float" office:value="1.040453">
                <text:p>1.04045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13185">
                <text:p>0.013185</text:p>
              </table:table-cell>
              <table:table-cell office:value-type="float" office:value="1.041034">
                <text:p>1.0410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12978">
                <text:p>0.012978</text:p>
              </table:table-cell>
              <table:table-cell office:value-type="float" office:value="1.04344">
                <text:p>1.0434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13001">
                <text:p>0.013001</text:p>
              </table:table-cell>
              <table:table-cell office:value-type="float" office:value="1.043288">
                <text:p>1.04328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13412">
                <text:p>0.013412</text:p>
              </table:table-cell>
              <table:table-cell office:value-type="float" office:value="1.05383">
                <text:p>1.0538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13125">
                <text:p>0.013125</text:p>
              </table:table-cell>
              <table:table-cell office:value-type="float" office:value="1.050745">
                <text:p>1.05074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13054">
                <text:p>0.013054</text:p>
              </table:table-cell>
              <table:table-cell office:value-type="float" office:value="1.054602">
                <text:p>1.05460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13251">
                <text:p>0.013251</text:p>
              </table:table-cell>
              <table:table-cell office:value-type="float" office:value="1.056878">
                <text:p>1.05687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3077">
                <text:p>0.013077</text:p>
              </table:table-cell>
              <table:table-cell office:value-type="float" office:value="1.056072">
                <text:p>1.05607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13093">
                <text:p>0.013093</text:p>
              </table:table-cell>
              <table:table-cell office:value-type="float" office:value="1.059402">
                <text:p>1.05940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13159">
                <text:p>0.013159</text:p>
              </table:table-cell>
              <table:table-cell office:value-type="float" office:value="1.062232">
                <text:p>1.06223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13193">
                <text:p>0.013193</text:p>
              </table:table-cell>
              <table:table-cell office:value-type="float" office:value="1.069369">
                <text:p>1.06936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137">
                <text:p>0.0137</text:p>
              </table:table-cell>
              <table:table-cell office:value-type="float" office:value="1.068897">
                <text:p>1.06889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13303">
                <text:p>0.013303</text:p>
              </table:table-cell>
              <table:table-cell office:value-type="float" office:value="1.067133">
                <text:p>1.06713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13265">
                <text:p>0.013265</text:p>
              </table:table-cell>
              <table:table-cell office:value-type="float" office:value="1.067072">
                <text:p>1.06707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13287">
                <text:p>0.013287</text:p>
              </table:table-cell>
              <table:table-cell office:value-type="float" office:value="1.073548">
                <text:p>1.07354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13431">
                <text:p>0.013431</text:p>
              </table:table-cell>
              <table:table-cell office:value-type="float" office:value="1.071302">
                <text:p>1.07130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3877">
                <text:p>0.013877</text:p>
              </table:table-cell>
              <table:table-cell office:value-type="float" office:value="1.075315">
                <text:p>1.0753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13356">
                <text:p>0.013356</text:p>
              </table:table-cell>
              <table:table-cell office:value-type="float" office:value="1.080324">
                <text:p>1.08032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13298">
                <text:p>0.013298</text:p>
              </table:table-cell>
              <table:table-cell office:value-type="float" office:value="1.079535">
                <text:p>1.0795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13197">
                <text:p>0.013197</text:p>
              </table:table-cell>
              <table:table-cell office:value-type="float" office:value="1.092866">
                <text:p>1.09286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13332">
                <text:p>0.013332</text:p>
              </table:table-cell>
              <table:table-cell office:value-type="float" office:value="1.094041">
                <text:p>1.0940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1321">
                <text:p>0.01321</text:p>
              </table:table-cell>
              <table:table-cell office:value-type="float" office:value="1.085321">
                <text:p>1.0853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13328">
                <text:p>0.013328</text:p>
              </table:table-cell>
              <table:table-cell office:value-type="float" office:value="1.08712">
                <text:p>1.087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13514">
                <text:p>0.013514</text:p>
              </table:table-cell>
              <table:table-cell office:value-type="float" office:value="1.090975">
                <text:p>1.0909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13382">
                <text:p>0.013382</text:p>
              </table:table-cell>
              <table:table-cell office:value-type="float" office:value="1.090431">
                <text:p>1.09043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13399">
                <text:p>0.013399</text:p>
              </table:table-cell>
              <table:table-cell office:value-type="float" office:value="1.097388">
                <text:p>1.09738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1346">
                <text:p>0.01346</text:p>
              </table:table-cell>
              <table:table-cell office:value-type="float" office:value="1.109939">
                <text:p>1.10993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13363">
                <text:p>0.013363</text:p>
              </table:table-cell>
              <table:table-cell office:value-type="float" office:value="1.113801">
                <text:p>1.11380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13621">
                <text:p>0.013621</text:p>
              </table:table-cell>
              <table:table-cell office:value-type="float" office:value="1.145948">
                <text:p>1.1459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13857">
                <text:p>0.013857</text:p>
              </table:table-cell>
              <table:table-cell office:value-type="float" office:value="1.10234">
                <text:p>1.102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13597">
                <text:p>0.013597</text:p>
              </table:table-cell>
              <table:table-cell office:value-type="float" office:value="1.109935">
                <text:p>1.10993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1352">
                <text:p>0.01352</text:p>
              </table:table-cell>
              <table:table-cell office:value-type="float" office:value="1.132781">
                <text:p>1.13278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13928">
                <text:p>0.013928</text:p>
              </table:table-cell>
              <table:table-cell office:value-type="float" office:value="1.127387">
                <text:p>1.12738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13421">
                <text:p>0.013421</text:p>
              </table:table-cell>
              <table:table-cell office:value-type="float" office:value="1.113445">
                <text:p>1.1134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13877">
                <text:p>0.013877</text:p>
              </table:table-cell>
              <table:table-cell office:value-type="float" office:value="1.13079">
                <text:p>1.1307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1388">
                <text:p>0.01388</text:p>
              </table:table-cell>
              <table:table-cell office:value-type="float" office:value="1.113475">
                <text:p>1.1134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13604">
                <text:p>0.013604</text:p>
              </table:table-cell>
              <table:table-cell office:value-type="float" office:value="1.129132">
                <text:p>1.1291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13591">
                <text:p>0.013591</text:p>
              </table:table-cell>
              <table:table-cell office:value-type="float" office:value="1.142815">
                <text:p>1.1428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1411">
                <text:p>0.01411</text:p>
              </table:table-cell>
              <table:table-cell office:value-type="float" office:value="1.167973">
                <text:p>1.16797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14719">
                <text:p>0.014719</text:p>
              </table:table-cell>
              <table:table-cell office:value-type="float" office:value="1.144395">
                <text:p>1.14439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13569">
                <text:p>0.013569</text:p>
              </table:table-cell>
              <table:table-cell office:value-type="float" office:value="1.125548">
                <text:p>1.12554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13777">
                <text:p>0.013777</text:p>
              </table:table-cell>
              <table:table-cell office:value-type="float" office:value="1.12788">
                <text:p>1.1278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13707">
                <text:p>0.013707</text:p>
              </table:table-cell>
              <table:table-cell office:value-type="float" office:value="1.128605">
                <text:p>1.12860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4002">
                <text:p>0.014002</text:p>
              </table:table-cell>
              <table:table-cell office:value-type="float" office:value="1.133469">
                <text:p>1.133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